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Object 26/content.xml"/>
  <manifest:file-entry manifest:media-type="text/xml" manifest:full-path="Object 26/styles.xml"/>
  <manifest:file-entry manifest:media-type="text/xml" manifest:full-path="Object 26/meta.xml"/>
  <manifest:file-entry manifest:media-type="application/vnd.oasis.opendocument.chart" manifest:full-path="Object 26/"/>
  <manifest:file-entry manifest:media-type="text/xml" manifest:full-path="Object 27/content.xml"/>
  <manifest:file-entry manifest:media-type="text/xml" manifest:full-path="Object 27/styles.xml"/>
  <manifest:file-entry manifest:media-type="text/xml" manifest:full-path="Object 27/meta.xml"/>
  <manifest:file-entry manifest:media-type="application/vnd.oasis.opendocument.chart" manifest:full-path="Object 27/"/>
  <manifest:file-entry manifest:media-type="text/xml" manifest:full-path="Object 28/content.xml"/>
  <manifest:file-entry manifest:media-type="text/xml" manifest:full-path="Object 28/styles.xml"/>
  <manifest:file-entry manifest:media-type="text/xml" manifest:full-path="Object 28/meta.xml"/>
  <manifest:file-entry manifest:media-type="application/vnd.oasis.opendocument.chart" manifest:full-path="Object 28/"/>
  <manifest:file-entry manifest:media-type="text/xml" manifest:full-path="Object 29/content.xml"/>
  <manifest:file-entry manifest:media-type="text/xml" manifest:full-path="Object 29/styles.xml"/>
  <manifest:file-entry manifest:media-type="text/xml" manifest:full-path="Object 29/meta.xml"/>
  <manifest:file-entry manifest:media-type="application/vnd.oasis.opendocument.chart" manifest:full-path="Object 29/"/>
  <manifest:file-entry manifest:media-type="text/xml" manifest:full-path="styles.xml"/>
  <manifest:file-entry manifest:media-type="text/xml" manifest:full-path="content.xml"/>
  <manifest:file-entry manifest:media-type="text/xml" manifest:full-path="meta.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application/rdf+xml" manifest:full-path="manifest.rdf"/>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Object 19/content.xml"/>
  <manifest:file-entry manifest:media-type="text/xml" manifest:full-path="Object 19/styles.xml"/>
  <manifest:file-entry manifest:media-type="text/xml" manifest:full-path="Object 19/meta.xml"/>
  <manifest:file-entry manifest:media-type="application/vnd.oasis.opendocument.chart" manifest:full-path="Object 19/"/>
  <manifest:file-entry manifest:media-type="text/xml" manifest:full-path="Object 30/content.xml"/>
  <manifest:file-entry manifest:media-type="text/xml" manifest:full-path="Object 30/styles.xml"/>
  <manifest:file-entry manifest:media-type="text/xml" manifest:full-path="Object 30/meta.xml"/>
  <manifest:file-entry manifest:media-type="application/vnd.oasis.opendocument.chart"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31/content.xml"/>
  <manifest:file-entry manifest:media-type="text/xml" manifest:full-path="Object 31/styles.xml"/>
  <manifest:file-entry manifest:media-type="text/xml" manifest:full-path="Object 31/meta.xml"/>
  <manifest:file-entry manifest:media-type="application/vnd.oasis.opendocument.chart" manifest:full-path="Object 3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2/content.xml"/>
  <manifest:file-entry manifest:media-type="text/xml" manifest:full-path="Object 32/styles.xml"/>
  <manifest:file-entry manifest:media-type="text/xml" manifest:full-path="Object 32/meta.xml"/>
  <manifest:file-entry manifest:media-type="application/vnd.oasis.opendocument.chart" manifest:full-path="Object 32/"/>
  <manifest:file-entry manifest:media-type="text/xml" manifest:full-path="Object 33/content.xml"/>
  <manifest:file-entry manifest:media-type="text/xml" manifest:full-path="Object 33/styles.xml"/>
  <manifest:file-entry manifest:media-type="text/xml" manifest:full-path="Object 33/meta.xml"/>
  <manifest:file-entry manifest:media-type="application/vnd.oasis.opendocument.chart" manifest:full-path="Object 33/"/>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34/content.xml"/>
  <manifest:file-entry manifest:media-type="text/xml" manifest:full-path="Object 34/styles.xml"/>
  <manifest:file-entry manifest:media-type="text/xml" manifest:full-path="Object 34/meta.xml"/>
  <manifest:file-entry manifest:media-type="application/vnd.oasis.opendocument.chart" manifest:full-path="Object 34/"/>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35/content.xml"/>
  <manifest:file-entry manifest:media-type="text/xml" manifest:full-path="Object 35/styles.xml"/>
  <manifest:file-entry manifest:media-type="text/xml" manifest:full-path="Object 35/meta.xml"/>
  <manifest:file-entry manifest:media-type="application/vnd.oasis.opendocument.chart" manifest:full-path="Object 35/"/>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36/content.xml"/>
  <manifest:file-entry manifest:media-type="text/xml" manifest:full-path="Object 36/styles.xml"/>
  <manifest:file-entry manifest:media-type="text/xml" manifest:full-path="Object 36/meta.xml"/>
  <manifest:file-entry manifest:media-type="application/vnd.oasis.opendocument.chart" manifest:full-path="Object 36/"/>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37/content.xml"/>
  <manifest:file-entry manifest:media-type="text/xml" manifest:full-path="Object 37/styles.xml"/>
  <manifest:file-entry manifest:media-type="text/xml" manifest:full-path="Object 37/meta.xml"/>
  <manifest:file-entry manifest:media-type="application/vnd.oasis.opendocument.chart" manifest:full-path="Object 37/"/>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settings.xml"/>
  <manifest:file-entry manifest:media-type="image/png" manifest:full-path="Thumbnails/thumbnail.png"/>
  <manifest:file-entry manifest:media-type="text/xml" manifest:full-path="Object 20/content.xml"/>
  <manifest:file-entry manifest:media-type="text/xml" manifest:full-path="Object 20/styles.xml"/>
  <manifest:file-entry manifest:media-type="text/xml" manifest:full-path="Object 20/meta.xml"/>
  <manifest:file-entry manifest:media-type="application/vnd.oasis.opendocument.chart" manifest:full-path="Object 20/"/>
  <manifest:file-entry manifest:media-type="text/xml" manifest:full-path="Object 21/content.xml"/>
  <manifest:file-entry manifest:media-type="text/xml" manifest:full-path="Object 21/styles.xml"/>
  <manifest:file-entry manifest:media-type="text/xml" manifest:full-path="Object 21/meta.xml"/>
  <manifest:file-entry manifest:media-type="application/vnd.oasis.opendocument.chart" manifest:full-path="Object 21/"/>
  <manifest:file-entry manifest:media-type="text/xml" manifest:full-path="Object 22/content.xml"/>
  <manifest:file-entry manifest:media-type="text/xml" manifest:full-path="Object 22/styles.xml"/>
  <manifest:file-entry manifest:media-type="text/xml" manifest:full-path="Object 22/meta.xml"/>
  <manifest:file-entry manifest:media-type="application/vnd.oasis.opendocument.chart" manifest:full-path="Object 22/"/>
  <manifest:file-entry manifest:media-type="text/xml" manifest:full-path="Object 23/content.xml"/>
  <manifest:file-entry manifest:media-type="text/xml" manifest:full-path="Object 23/styles.xml"/>
  <manifest:file-entry manifest:media-type="text/xml" manifest:full-path="Object 23/meta.xml"/>
  <manifest:file-entry manifest:media-type="application/vnd.oasis.opendocument.chart" manifest:full-path="Object 23/"/>
  <manifest:file-entry manifest:media-type="text/xml" manifest:full-path="Object 24/content.xml"/>
  <manifest:file-entry manifest:media-type="text/xml" manifest:full-path="Object 24/styles.xml"/>
  <manifest:file-entry manifest:media-type="text/xml" manifest:full-path="Object 24/meta.xml"/>
  <manifest:file-entry manifest:media-type="application/vnd.oasis.opendocument.chart" manifest:full-path="Object 24/"/>
  <manifest:file-entry manifest:media-type="text/xml" manifest:full-path="Object 25/content.xml"/>
  <manifest:file-entry manifest:media-type="text/xml" manifest:full-path="Object 25/styles.xml"/>
  <manifest:file-entry manifest:media-type="text/xml" manifest:full-path="Object 25/meta.xml"/>
  <manifest:file-entry manifest:media-type="application/vnd.oasis.opendocument.chart"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mily-generic="swis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1" svg:font-family="Bahnschrift" style:font-family-generic="swiss" style:font-pitch="variable"/>
    <style:font-face style:name="Bahnschrift" svg:font-family="Bahnschrift" style:font-adornments="Regular" style:font-family-generic="swiss" style:font-pitch="variable"/>
    <style:font-face style:name="Bahnschrift SemiBold" svg:font-family="'Bahnschrift SemiBold'"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9cm"/>
    </style:style>
    <style:style style:name="co3" style:family="table-column">
      <style:table-column-properties fo:break-before="auto" style:column-width="3.575cm"/>
    </style:style>
    <style:style style:name="co4" style:family="table-column">
      <style:table-column-properties fo:break-before="auto" style:column-width="2.524cm"/>
    </style:style>
    <style:style style:name="co5" style:family="table-column">
      <style:table-column-properties fo:break-before="auto" style:column-width="2.635cm"/>
    </style:style>
    <style:style style:name="co6" style:family="table-column">
      <style:table-column-properties fo:break-before="auto" style:column-width="2.947cm"/>
    </style:style>
    <style:style style:name="co7" style:family="table-column">
      <style:table-column-properties fo:break-before="auto" style:column-width="2.663cm"/>
    </style:style>
    <style:style style:name="co8" style:family="table-column">
      <style:table-column-properties fo:break-before="auto" style:column-width="2.801cm"/>
    </style:style>
    <style:style style:name="co9" style:family="table-column">
      <style:table-column-properties fo:break-before="auto" style:column-width="2.886cm"/>
    </style:style>
    <style:style style:name="co10" style:family="table-column">
      <style:table-column-properties fo:break-before="auto" style:column-width="2.858cm"/>
    </style:style>
    <style:style style:name="co11" style:family="table-column">
      <style:table-column-properties fo:break-before="auto" style:column-width="2.969cm"/>
    </style:style>
    <style:style style:name="co12" style:family="table-column">
      <style:table-column-properties fo:break-before="auto" style:column-width="3.052cm"/>
    </style:style>
    <style:style style:name="co13" style:family="table-column">
      <style:table-column-properties fo:break-before="auto" style:column-width="2.552cm"/>
    </style:style>
    <style:style style:name="co14" style:family="table-column">
      <style:table-column-properties fo:break-before="auto" style:column-width="2.912cm"/>
    </style:style>
    <style:style style:name="co15" style:family="table-column">
      <style:table-column-properties fo:break-before="auto" style:column-width="7.699cm"/>
    </style:style>
    <style:style style:name="co16" style:family="table-column">
      <style:table-column-properties fo:break-before="auto" style:column-width="10.351cm"/>
    </style:style>
    <style:style style:name="co17" style:family="table-column">
      <style:table-column-properties fo:break-before="auto" style:column-width="3.801cm"/>
    </style:style>
    <style:style style:name="co18" style:family="table-column">
      <style:table-column-properties fo:break-before="auto" style:column-width="2.219cm"/>
    </style:style>
    <style:style style:name="ro1" style:family="table-row">
      <style:table-row-properties style:row-height="1.31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74cm" fo:break-before="auto" style:use-optimal-row-height="true"/>
    </style:style>
    <style:style style:name="ro8" style:family="table-row">
      <style:table-row-properties style:row-height="0.538cm" fo:break-before="auto" style:use-optimal-row-height="true"/>
    </style:style>
    <style:style style:name="ro9" style:family="table-row">
      <style:table-row-properties style:row-height="0.559cm" fo:break-before="auto" style:use-optimal-row-height="false"/>
    </style:style>
    <style:style style:name="ro10" style:family="table-row">
      <style:table-row-properties style:row-height="1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1.353cm" fo:break-before="auto" style:use-optimal-row-height="true"/>
    </style:style>
    <style:style style:name="ro13" style:family="table-row">
      <style:table-row-properties style:row-height="0.496cm" fo:break-before="auto" style:use-optimal-row-height="true"/>
    </style:style>
    <style:style style:name="ro14" style:family="table-row">
      <style:table-row-properties style:row-height="1.217cm" fo:break-before="auto" style:use-optimal-row-height="true"/>
    </style:style>
    <style:style style:name="ro15" style:family="table-row">
      <style:table-row-properties style:row-height="0.894cm" fo:break-before="auto" style:use-optimal-row-height="true"/>
    </style:style>
    <style:style style:name="ro16" style:family="table-row">
      <style:table-row-properties style:row-height="0.658cm" fo:break-before="auto" style:use-optimal-row-height="true"/>
    </style:style>
    <style:style style:name="ro17" style:family="table-row">
      <style:table-row-properties style:row-height="1.236cm" fo:break-before="auto" style:use-optimal-row-height="true"/>
    </style:style>
    <style:style style:name="ro18" style:family="table-row">
      <style:table-row-properties style:row-height="2.027cm" fo:break-before="auto" style:use-optimal-row-height="true"/>
    </style:style>
    <style:style style:name="ro19" style:family="table-row">
      <style:table-row-properties style:row-height="0.437cm" fo:break-before="auto" style:use-optimal-row-height="false"/>
    </style:style>
    <style:style style:name="ro20" style:family="table-row">
      <style:table-row-properties style:row-height="1.63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ackground-color="transparent" fo:wrap-option="wrap" fo:border="0.002cm solid #000000"/>
      <style:paragraph-properties fo:text-align="start" fo:margin-left="0cm"/>
      <style:text-properties style:use-window-font-color="true" style:text-outline="false" style:text-line-through-style="none" style:font-name="Times New Roman" fo:font-size="10.5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ccff" style:text-align-source="fix" style:repeat-content="false" fo:wrap-option="wrap" fo:border="0.002cm solid #000000"/>
      <style:paragraph-properties fo:text-align="start" fo:margin-left="0cm"/>
      <style:text-properties style:use-window-font-color="true" style:text-outline="false" style:text-line-through-style="none" style:font-name="Times New Roman" fo:font-size="10.5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6">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37">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37"/>
    <style:style style:name="ce11" style:family="table-cell" style:parent-style-name="Default" style:data-style-name="N36"/>
    <style:style style:name="ce12" style:family="table-cell" style:parent-style-name="Default" style:data-style-name="N36">
      <style:table-cell-properties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ff"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_Started&quot;" style:apply-style-name="Untitled21" style:base-cell-address="Sheet1.E23"/>
      <style:map style:condition="cell-content()=&quot;Ongoing&quot;" style:apply-style-name="Untitled22" style:base-cell-address="Sheet1.E23"/>
      <style:map style:condition="cell-content()=&quot;Completed&quot;" style:apply-style-name="Untitled23" style:base-cell-address="Sheet1.E23"/>
    </style:style>
    <style:style style:name="ce14" style:family="table-cell" style:parent-style-name="Default">
      <style:table-cell-properties fo:background-color="#ffffff"/>
      <style:map style:condition="cell-content()=&quot;Not_Started&quot;" style:apply-style-name="Untitled21" style:base-cell-address="Sheet1.E23"/>
      <style:map style:condition="cell-content()=&quot;Ongoing&quot;" style:apply-style-name="Untitled22" style:base-cell-address="Sheet1.E23"/>
      <style:map style:condition="cell-content()=&quot;Completed&quot;" style:apply-style-name="Untitled23" style:base-cell-address="Sheet1.E23"/>
    </style:style>
    <style:style style:name="ce15" style:family="table-cell" style:parent-style-name="Default">
      <style:map style:condition="cell-content()=&quot;a&quot;" style:apply-style-name="Untitled18" style:base-cell-address="Sheet1.F31"/>
      <style:map style:condition="cell-content()=&quot;b&quot;" style:apply-style-name="Untitled19" style:base-cell-address="Sheet1.F31"/>
      <style:map style:condition="cell-content()=&quot;c&quot;" style:apply-style-name="Untitled20" style:base-cell-address="Sheet1.F31"/>
    </style:style>
    <style:style style:name="ce16" style:family="table-cell" style:parent-style-name="Default">
      <style:table-cell-properties fo:background-color="#00ccff" style:text-align-source="fix" style:repeat-content="false" fo:wrap-option="wrap" fo:border="0.002cm solid #000000"/>
      <style:paragraph-properties fo:text-align="start" fo:margin-left="0cm"/>
      <style:text-properties fo:font-size="10.5pt" fo:font-weight="bold" style:font-size-asian="10.5pt" style:font-weight-asian="bold" style:font-size-complex="10.5pt" style:font-weight-complex="bold"/>
    </style:style>
    <style:style style:name="ce17" style:family="table-cell" style:parent-style-name="Default" style:data-style-name="N11">
      <style:table-cell-properties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0.002cm solid #000000"/>
    </style:style>
    <style:style style:name="ce19" style:family="table-cell" style:parent-style-name="Default">
      <style:table-cell-properties fo:wrap-option="wrap"/>
      <style:text-properties style:use-window-font-color="true" style:text-outline="false" style:text-line-through-style="none" style:font-name="Cumberland"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0.002cm solid #000000"/>
      <style:text-properties fo:font-weight="bold" style:font-weight-asian="bold" style:font-weight-complex="bold"/>
    </style:style>
    <style:style style:name="ce21"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map style:condition="cell-content-is-between(0,49)" style:apply-style-name="Default" style:base-cell-address="Sheet1.J41"/>
      <style:map style:condition="cell-content-is-between(50,74)" style:apply-style-name="Untitled24" style:base-cell-address="Sheet1.J41"/>
      <style:map style:condition="cell-content-is-between(75,100)" style:apply-style-name="Untitled25" style:base-cell-address="Sheet1.J41"/>
    </style:style>
    <style:style style:name="ce23" style:family="table-cell" style:parent-style-name="Default" style:data-style-name="N11">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fo:background-color="#ccffff" style:text-align-source="fix" style:repeat-content="false" fo:border="0.002cm solid #000000"/>
      <style:paragraph-properties fo:text-align="center" fo:margin-left="0cm"/>
    </style:style>
    <style:style style:name="ce25" style:family="table-cell" style:parent-style-name="Default" style:data-style-name="N37">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map style:condition="cell-content()=1" style:apply-style-name="Untitled2" style:base-cell-address="Sheet1.D10"/>
      <style:map style:condition="cell-content()=2" style:apply-style-name="Untitled1" style:base-cell-address="Sheet1.D10"/>
    </style:style>
    <style:style style:name="ce27" style:family="table-cell" style:parent-style-name="Default">
      <style:table-cell-properties fo:background-color="#00cc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data-style-name="N37">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map style:condition="is-true-formula(AND([.D$1] &gt;= [.$B2], [.D$1] &lt;= [.$C2]))" style:apply-style-name="Untitled48" style:base-cell-address="Sheet1.H4"/>
    </style:style>
    <style:style style:name="ce30"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31" style:family="table-cell" style:parent-style-name="Default">
      <style:table-cell-properties fo:background-color="#ffffff" style:text-align-source="fix" style:repeat-content="false" fo:wrap-option="wrap" fo:border="0.002cm solid #000000"/>
      <style:paragraph-properties fo:text-align="start" fo:margin-left="0cm"/>
      <style:text-properties style:use-window-font-color="true" style:text-outline="false" style:text-line-through-style="none" style:font-name="Times New Roman" fo:font-size="10.5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background-color="#ff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34"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6" style:base-cell-address="Sheet2.H18"/>
      <style:map style:condition="cell-content-is-between(0.5,0.99)" style:apply-style-name="Untitled37" style:base-cell-address="Sheet2.H18"/>
      <style:map style:condition="cell-content()=1" style:apply-style-name="Untitled38" style:base-cell-address="Sheet2.H18"/>
    </style:style>
    <style:style style:name="ce35" style:family="table-cell" style:parent-style-name="Default">
      <style:table-cell-properties fo:background-color="#ccffff" style:text-align-source="fix" style:repeat-content="false" fo:border="0.002cm solid #000000"/>
      <style:paragraph-properties fo:text-align="center" fo:margin-left="0cm"/>
      <style:map style:condition="cell-content-is-between(0,49)" style:apply-style-name="Default" style:base-cell-address="Sheet2.I18"/>
      <style:map style:condition="cell-content-is-between(50,99)" style:apply-style-name="Untitled30" style:base-cell-address="Sheet2.I18"/>
    </style:style>
    <style:style style:name="ce36"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37"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38" style:family="table-cell" style:parent-style-name="Default">
      <style:text-properties fo:color="#3399ff"/>
    </style:style>
    <style:style style:name="ce39" style:family="table-cell" style:parent-style-name="Default">
      <style:table-cell-properties fo:background-color="#00ccff" style:text-align-source="value-type" style:repeat-content="false" fo:wrap-option="wrap" fo:border="0.002cm solid #000000"/>
      <style:paragraph-properties fo:margin-left="0cm"/>
      <style:text-properties fo:font-size="10.5pt" fo:font-weight="bold" style:font-size-asian="10.5pt" style:font-weight-asian="bold" style:font-size-complex="10.5pt" style:font-weight-complex="bold"/>
    </style:style>
    <style:style style:name="ce40" style:family="table-cell" style:parent-style-name="Default">
      <style:table-cell-properties style:text-align-source="fix" style:repeat-content="false"/>
      <style:paragraph-properties fo:text-align="center" fo:margin-left="0cm"/>
      <style:text-properties style:font-name="Times New Roman"/>
    </style:style>
    <style:style style:name="ce41" style:family="table-cell" style:parent-style-name="Default">
      <style:map style:condition="is-true-formula([.A2]&lt;=[$Sheet1.$A$2])" style:apply-style-name="Untitled52" style:base-cell-address="Sheet2.M36"/>
    </style:style>
    <style:style style:name="ce42" style:family="table-cell" style:parent-style-name="Default">
      <style:table-cell-properties fo:wrap-option="wrap"/>
      <style:text-properties fo:font-size="10.5pt" style:font-size-asian="10.5pt" style:font-size-complex="10.5pt"/>
    </style:style>
    <style:style style:name="ce43" style:family="table-cell" style:parent-style-name="Default">
      <style:text-properties fo:font-size="10.5pt" fo:font-weight="bold" style:font-size-asian="10.5pt" style:font-weight-asian="bold" style:font-size-complex="10.5pt" style:font-weight-complex="bold"/>
    </style:style>
    <style:style style:name="ce44" style:family="table-cell" style:parent-style-name="Default">
      <style:map style:condition="is-true-formula([.A2]&lt;=[$Sheet1.$A$2])" style:apply-style-name="Untitled52" style:base-cell-address="Sheet2.M36"/>
    </style:style>
    <style:style style:name="ce45" style:family="table-cell" style:parent-style-name="Default" style:data-style-name="N36">
      <style:table-cell-properties fo:background-color="#ccffff" style:text-align-source="fix" style:repeat-content="false" fo:border="0.002cm solid #000000"/>
      <style:paragraph-properties fo:text-align="center" fo:margin-left="0cm"/>
    </style:style>
    <style:style style:name="ce46" style:family="table-cell" style:parent-style-name="Default" style:data-style-name="N36">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02cm solid #000000"/>
      <style:text-properties fo:font-weight="bold" style:font-weight-asian="bold" style:font-weight-complex="bold"/>
      <style:map style:condition="is-true-formula([.A2]&lt;=[$Sheet1.$A$2])" style:apply-style-name="Untitled52" style:base-cell-address="Sheet2.M36"/>
    </style:style>
    <style:style style:name="ce48" style:family="table-cell" style:parent-style-name="Default">
      <style:text-properties fo:font-weight="bold" style:font-weight-asian="bold" style:font-weight-complex="bold"/>
      <style:map style:condition="is-true-formula([.A2]&lt;=[$Sheet1.$A$2])" style:apply-style-name="Untitled52" style:base-cell-address="Sheet2.M36"/>
    </style:style>
    <style:style style:name="ce49" style:family="table-cell" style:parent-style-name="Default">
      <style:table-cell-properties fo:border="0.002cm solid #000000"/>
      <style:map style:condition="is-true-formula([.A2]&lt;=[$Sheet1.$A$2])" style:apply-style-name="Untitled52" style:base-cell-address="Sheet2.M36"/>
    </style:style>
    <style:style style:name="ce50" style:family="table-cell" style:parent-style-name="Default">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A2]&lt;=[$Sheet1.$A$2])" style:apply-style-name="Untitled52" style:base-cell-address="Sheet2.M36"/>
    </style:style>
    <style:style style:name="ce51"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ackground-color="#00ccff" fo:border="0.002cm solid #000000"/>
      <style:text-properties fo:font-weight="bold" style:font-weight-asian="bold" style:font-weight-complex="bold"/>
      <style:map style:condition="is-true-formula([.A2]&lt;=[$Sheet1.$A$2])" style:apply-style-name="Untitled52" style:base-cell-address="Sheet2.M36"/>
    </style:style>
    <style:style style:name="ce54" style:family="table-cell" style:parent-style-name="Default">
      <style:table-cell-properties fo:background-color="#ccffff" style:text-align-source="fix" style:repeat-content="false" fo:border="0.002cm solid #000000"/>
      <style:paragraph-properties fo:text-align="center" fo:margin-left="0cm"/>
      <style:map style:condition="is-true-formula([.A2]&lt;=[$Sheet1.$A$2])" style:apply-style-name="Untitled52" style:base-cell-address="Sheet2.M36"/>
    </style:style>
    <style:style style:name="ce55"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6" style:base-cell-address="Sheet2.H18"/>
      <style:map style:condition="cell-content-is-between(0.5,0.99)" style:apply-style-name="Untitled37" style:base-cell-address="Sheet2.H18"/>
      <style:map style:condition="cell-content()=1" style:apply-style-name="Untitled38" style:base-cell-address="Sheet2.H18"/>
    </style:style>
    <style:style style:name="ce56"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9" style:base-cell-address="Sheet2.H27"/>
      <style:map style:condition="cell-content-is-between(0.5,0.99)" style:apply-style-name="Untitled40" style:base-cell-address="Sheet2.H27"/>
      <style:map style:condition="cell-content()=1" style:apply-style-name="Untitled41" style:base-cell-address="Sheet2.H27"/>
    </style:style>
    <style:style style:name="ce57" style:family="table-cell" style:parent-style-name="Default">
      <style:table-cell-properties fo:background-color="#ccffff" style:text-align-source="fix" style:repeat-content="false" fo:border="0.002cm solid #000000"/>
      <style:paragraph-properties fo:text-align="center" fo:margin-left="0cm"/>
      <style:map style:condition="is-true-formula([.A2]&lt;=[$Sheet1.$A$2])" style:apply-style-name="Untitled52" style:base-cell-address="Sheet2.M36"/>
    </style:style>
    <style:style style:name="ce58" style:family="table-cell" style:parent-style-name="Default">
      <style:table-cell-properties fo:background-color="#ccffff" style:text-align-source="fix" style:repeat-content="false" fo:border="0.002cm solid #000000"/>
      <style:paragraph-properties fo:text-align="center" fo:margin-left="0cm"/>
      <style:map style:condition="cell-content-is-between(0,49)" style:apply-style-name="Default" style:base-cell-address="Sheet2.I18"/>
      <style:map style:condition="cell-content-is-between(50,99)" style:apply-style-name="Untitled30" style:base-cell-address="Sheet2.I18"/>
    </style:style>
    <style:style style:name="ce59" style:family="table-cell" style:parent-style-name="Default">
      <style:map style:condition="cell-content-is-between(0,49)" style:apply-style-name="Default" style:base-cell-address="Sheet2.I18"/>
      <style:map style:condition="cell-content-is-between(50,99)" style:apply-style-name="Untitled30" style:base-cell-address="Sheet2.I18"/>
    </style:style>
    <style:style style:name="ce60" style:family="table-cell" style:parent-style-name="Default" style:data-style-name="N36">
      <style:map style:condition="is-true-formula([.A2]&lt;=[$Sheet1.$A$2])" style:apply-style-name="Untitled52" style:base-cell-address="Sheet2.M36"/>
    </style:style>
    <style:style style:name="ce61" style:family="table-cell" style:parent-style-name="Default" style:data-style-name="N36">
      <style:table-cell-properties fo:background-color="#ccffff" style:text-align-source="fix" style:repeat-content="false" fo:border="0.002cm solid #000000"/>
      <style:paragraph-properties fo:text-align="center" fo:margin-left="0cm"/>
      <style:map style:condition="is-true-formula([.A2]&lt;=[$Sheet1.$A$2])" style:apply-style-name="Untitled52" style:base-cell-address="Sheet2.M36"/>
    </style:style>
    <style:style style:name="ce62"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63" style:family="table-cell" style:parent-style-name="Default">
      <style:table-cell-properties style:text-align-source="fix" style:repeat-content="false" fo:border="0.002cm solid #000000"/>
      <style:paragraph-properties fo:text-align="center" fo:margin-left="0cm"/>
      <style:map style:condition="is-true-formula([.A2]&lt;=[$Sheet1.$A$2])" style:apply-style-name="Untitled52" style:base-cell-address="Sheet2.M36"/>
    </style:style>
    <style:style style:name="ce64" style:family="table-cell" style:parent-style-name="Default">
      <style:table-cell-properties fo:border="0.002cm solid #000000"/>
      <style:text-properties style:font-name="Times New Roman"/>
      <style:map style:condition="is-true-formula([.A2]&lt;=[$Sheet1.$A$2])" style:apply-style-name="Untitled52" style:base-cell-address="Sheet2.M36"/>
    </style:style>
    <style:style style:name="ce65"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66" style:family="table-cell" style:parent-style-name="Default">
      <style:table-cell-properties fo:border="0.002cm solid #000000"/>
      <style:text-properties style:font-name="Times New Roman"/>
    </style:style>
    <style:style style:name="ce67" style:family="table-cell" style:parent-style-name="Default" style:data-style-name="N36">
      <style:table-cell-properties style:text-align-source="fix" style:repeat-content="false" fo:border="0.002cm solid #000000"/>
      <style:paragraph-properties fo:text-align="center" fo:margin-left="0cm"/>
      <style:map style:condition="is-true-formula([.A2]&lt;=[$Sheet1.$A$2])" style:apply-style-name="Untitled52" style:base-cell-address="Sheet2.M36"/>
    </style:style>
    <style:style style:name="ce68" style:family="table-cell" style:parent-style-name="Default">
      <style:table-cell-properties style:text-align-source="fix" style:repeat-content="false" fo:border="0.002cm solid #000000"/>
      <style:paragraph-properties fo:text-align="center" fo:margin-left="0cm"/>
      <style:map style:condition="is-true-formula([.A2]&lt;=[$Sheet1.$A$2])" style:apply-style-name="Untitled52" style:base-cell-address="Sheet2.M36"/>
    </style:style>
    <style:style style:name="ce69" style:family="table-cell" style:parent-style-name="Default">
      <style:table-cell-properties style:text-align-source="fix" style:repeat-content="false" fo:border="0.002cm solid #000000"/>
      <style:paragraph-properties fo:text-align="center" fo:margin-left="0cm"/>
    </style:style>
    <style:style style:name="ce70" style:family="table-cell" style:parent-style-name="Default">
      <style:table-cell-properties fo:background-color="#ffffff" style:text-align-source="fix" style:repeat-content="false" fo:wrap-option="wrap" fo:border="none"/>
      <style:paragraph-properties fo:text-align="start" fo:margin-left="0cm"/>
      <style:text-properties style:use-window-font-color="true" style:text-outline="false" style:text-line-through-style="none" style:font-name="Times New Roman" fo:font-size="10.5pt" fo:language="en" fo:country="IN"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map style:condition="is-true-formula(AND([.C$1]&gt;=[.$B2], [.C$1]&lt;=[.$D2]))" style:apply-style-name="Untitled42" style:base-cell-address="Sheet2.R56"/>
      <style:map style:condition="is-true-formula(AND([.C$1]&gt;=[.$B2], [.C$1]&lt;=[.$D2], [.$E2]=1))" style:apply-style-name="Untitled43" style:base-cell-address="Sheet2.R56"/>
    </style:style>
    <style:style style:name="ce71" style:family="table-cell" style:parent-style-name="Default">
      <style:table-cell-properties fo:background-color="#ffffff" style:text-align-source="fix" style:repeat-content="false" fo:wrap-option="wrap" fo:border="none"/>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AND([.C$1]&gt;=[.$B2], [.C$1]&lt;=[.$D2]))" style:apply-style-name="Untitled42" style:base-cell-address="Sheet2.R56"/>
      <style:map style:condition="is-true-formula(AND([.C$1]&gt;=[.$B2], [.C$1]&lt;=[.$D2], [.$E2]=1))" style:apply-style-name="Untitled43" style:base-cell-address="Sheet2.R56"/>
    </style:style>
    <style:style style:name="ce72" style:family="table-cell" style:parent-style-name="Default">
      <style:table-cell-properties fo:background-color="#ffffff"/>
    </style:style>
    <style:style style:name="ce73" style:family="table-cell" style:parent-style-name="Default" style:data-style-name="N36">
      <style:table-cell-properties fo:background-color="#ffffff" style:text-align-source="fix" style:repeat-content="false" fo:border="none"/>
      <style:paragraph-properties fo:text-align="center" fo:margin-left="0cm"/>
      <style:map style:condition="is-true-formula(AND([.C$1]&gt;=[.$B2], [.C$1]&lt;=[.$D2]))" style:apply-style-name="Untitled42" style:base-cell-address="Sheet2.R56"/>
      <style:map style:condition="is-true-formula(AND([.C$1]&gt;=[.$B2], [.C$1]&lt;=[.$D2], [.$E2]=1))" style:apply-style-name="Untitled43" style:base-cell-address="Sheet2.R56"/>
    </style:style>
    <style:style style:name="ce74" style:family="table-cell" style:parent-style-name="Default" style:data-style-name="N36">
      <style:table-cell-properties fo:background-color="#ffffff" style:text-align-source="fix" style:repeat-content="false" fo:wrap-option="wrap" fo:border="none"/>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AND([.C$1]&gt;=[.$B2], [.C$1]&lt;=[.$D2]))" style:apply-style-name="Untitled42" style:base-cell-address="Sheet2.R56"/>
      <style:map style:condition="is-true-formula(AND([.C$1]&gt;=[.$B2], [.C$1]&lt;=[.$D2], [.$E2]=1))" style:apply-style-name="Untitled43" style:base-cell-address="Sheet2.R56"/>
    </style:style>
    <style:style style:name="ce75" style:family="table-cell" style:parent-style-name="Default" style:data-style-name="N36">
      <style:table-cell-properties fo:background-color="#ffffff" style:text-align-source="fix" style:repeat-content="false" fo:wrap-option="wrap" fo:border="none"/>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font-name="Times New Roman"/>
    </style:style>
    <style:style style:name="ce77" style:family="table-cell" style:parent-style-name="Default">
      <style:table-cell-properties fo:background-color="#ffffff" style:text-align-source="fix" style:repeat-content="false" fo:wrap-option="wrap" fo:border="none"/>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79" style:family="table-cell" style:parent-style-name="Default">
      <style:text-properties fo:color="#1c1c1c"/>
    </style:style>
    <style:style style:name="ce80" style:family="table-cell" style:parent-style-name="Default">
      <style:table-cell-properties fo:background-color="#00ccff" fo:border="0.002cm solid #000000"/>
      <style:text-properties fo:font-weight="bold" style:font-weight-asian="bold" style:font-weight-complex="bold"/>
    </style:style>
    <style:style style:name="ce81" style:family="table-cell" style:parent-style-name="Default">
      <style:table-cell-properties fo:background-color="#ccffff" fo:border="0.002cm solid #000000"/>
    </style:style>
    <style:style style:name="ce82" style:family="table-cell" style:parent-style-name="Default">
      <style:table-cell-properties fo:background-color="#ffffff" style:text-align-source="value-type" style:repeat-content="false" fo:wrap-option="wrap" fo:border="none"/>
      <style:paragraph-properties fo:margin-left="0cm"/>
      <style:text-properties fo:font-size="10.5pt" fo:font-weight="bold" style:font-size-asian="10.5pt" style:font-weight-asian="bold" style:font-size-complex="10.5pt" style:font-weight-complex="bold"/>
    </style:style>
    <style:style style:name="ce83" style:family="table-cell" style:parent-style-name="Default">
      <style:table-cell-properties fo:background-color="#ffffff"/>
      <style:text-properties style:font-name="Times New Roman"/>
    </style:style>
    <style:style style:name="ce84" style:family="table-cell" style:parent-style-name="Default">
      <style:text-properties fo:font-size="12pt" fo:language="en" fo:country="US" fo:font-weight="bold" style:font-name-asian="Lucida Sans Unicode" style:font-size-asian="6.80000019073486pt" style:language-asian="en" style:country-asian="US" style:font-weight-asian="bold" style:font-name-complex="Tahoma" style:font-size-complex="6.80000019073486pt" style:language-complex="en" style:country-complex="US" style:font-weight-complex="bold"/>
    </style:style>
    <style:style style:name="ce85" style:family="table-cell" style:parent-style-name="Default">
      <style:table-cell-properties fo:border="none"/>
      <style:text-properties fo:font-weight="bold" style:font-weight-asian="bold" style:font-weight-complex="bold"/>
    </style:style>
    <style:style style:name="ce86" style:family="table-cell" style:parent-style-name="Default">
      <style:table-cell-properties style:text-align-source="fix" style:repeat-content="false" fo:border="none"/>
      <style:paragraph-properties fo:text-align="center" fo:margin-left="0cm"/>
    </style:style>
    <style:style style:name="ce87" style:family="table-cell" style:parent-style-name="Default">
      <style:table-cell-properties fo:background-color="#ccffff" style:text-align-source="fix" style:repeat-content="false" fo:border="0.002cm solid #000000"/>
      <style:paragraph-properties fo:text-align="center" fo:margin-left="0cm"/>
    </style:style>
    <style:style style:name="ce88"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89"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90"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9" style:base-cell-address="Sheet2.H27"/>
      <style:map style:condition="cell-content-is-between(0.5,0.99)" style:apply-style-name="Untitled40" style:base-cell-address="Sheet2.H27"/>
      <style:map style:condition="cell-content()=1" style:apply-style-name="Untitled41" style:base-cell-address="Sheet2.H27"/>
    </style:style>
    <style:style style:name="ce91" style:family="table-cell" style:parent-style-name="Default">
      <style:map style:condition="cell-content-is-between(0,49)" style:apply-style-name="Default" style:base-cell-address="Sheet2.I18"/>
      <style:map style:condition="cell-content-is-between(50,99)" style:apply-style-name="Untitled30" style:base-cell-address="Sheet2.I18"/>
    </style:style>
    <style:style style:name="ce92" style:family="table-cell" style:parent-style-name="Default">
      <style:table-cell-properties fo:background-color="#ffffff" fo:border="0.002cm solid #000000"/>
      <style:text-properties fo:font-weight="normal" style:font-weight-asian="normal" style:font-weight-complex="normal"/>
    </style:style>
    <style:style style:name="ce93" style:family="table-cell" style:parent-style-name="Default">
      <style:table-cell-properties fo:background-color="#ccffff" style:text-align-source="fix" style:repeat-content="false" fo:border="0.002cm solid #000000"/>
      <style:paragraph-properties fo:text-align="center" fo:margin-left="0cm"/>
      <style:map style:condition="cell-content-is-between(0,49)" style:apply-style-name="Default" style:base-cell-address="Sheet2.I18"/>
      <style:map style:condition="cell-content-is-between(50,99)" style:apply-style-name="Untitled30" style:base-cell-address="Sheet2.I18"/>
    </style:style>
    <style:style style:name="ce94" style:family="table-cell" style:parent-style-name="Default" style:data-style-name="N11">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0.49)" style:apply-style-name="Untitled36" style:base-cell-address="Sheet2.H18"/>
      <style:map style:condition="cell-content-is-between(0.5,0.99)" style:apply-style-name="Untitled37" style:base-cell-address="Sheet2.H18"/>
      <style:map style:condition="cell-content()=1" style:apply-style-name="Untitled38" style:base-cell-address="Sheet2.H18"/>
    </style:style>
    <style:style style:name="ce95"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96"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97" style:family="table-cell" style:parent-style-name="Default">
      <style:text-properties fo:color="#33ff99"/>
    </style:style>
    <style:style style:name="ce98" style:family="table-cell" style:parent-style-name="Default">
      <style:table-cell-properties fo:background-color="#ccffff"/>
    </style:style>
    <style:style style:name="ce99" style:family="table-cell" style:parent-style-name="Default">
      <style:table-cell-properties fo:background-color="#00ccff" style:text-align-source="fix" style:repeat-content="false" fo:wrap-option="wrap" fo:border="0.002cm solid #000000"/>
      <style:paragraph-properties fo:text-align="start" fo:margin-left="0cm"/>
      <style:text-properties fo:font-size="10pt" fo:font-weight="bold" style:font-size-asian="10pt" style:font-weight-asian="bold" style:font-size-complex="10pt" style:font-weight-complex="bold"/>
    </style:style>
    <style:style style:name="ce100" style:family="table-cell" style:parent-style-name="Default">
      <style:table-cell-properties fo:background-color="#ffffff"/>
      <style:text-properties style:use-window-font-color="true" style:text-outline="false"/>
    </style:style>
    <style:style style:name="ce101" style:family="table-cell" style:parent-style-name="Default">
      <style:table-cell-properties fo:background-color="#ffffff"/>
      <style:text-properties fo:color="#66ff99" style:text-outline="false"/>
    </style:style>
    <style:style style:name="ce102" style:family="table-cell" style:parent-style-name="Default">
      <style:table-cell-properties fo:background-color="#83caff"/>
      <style:text-properties fo:color="#000000" style:font-name="Arial Black" fo:font-size="10.5pt" fo:font-weight="bold" style:font-size-asian="10.5pt" style:font-weight-asian="bold" style:font-size-complex="10.5pt" style:font-weight-complex="bold"/>
    </style:style>
    <style:style style:name="ce103" style:family="table-cell" style:parent-style-name="Default">
      <style:table-cell-properties fo:background-color="#83caff" fo:wrap-option="wrap"/>
      <style:text-properties style:font-name="Arial Black" fo:font-size="11pt" fo:font-weight="normal" style:font-size-asian="11pt" style:font-weight-asian="normal" style:font-size-complex="11pt" style:font-weight-complex="normal"/>
    </style:style>
    <style:style style:name="ce104" style:family="table-cell" style:parent-style-name="Default">
      <style:table-cell-properties fo:background-color="#83caff" style:text-align-source="value-type" style:repeat-content="false"/>
      <style:paragraph-properties fo:margin-left="0cm"/>
      <style:text-properties style:font-name="Arial Black" fo:font-size="11pt" style:font-size-asian="11pt" style:font-size-complex="11pt"/>
    </style:style>
    <style:style style:name="ce105" style:family="table-cell" style:parent-style-name="Default">
      <style:table-cell-properties fo:background-color="#83caff" style:text-align-source="fix" style:repeat-content="false"/>
      <style:paragraph-properties fo:text-align="center" fo:margin-left="0cm"/>
      <style:text-properties fo:color="#000000" fo:font-size="11pt" fo:font-weight="bold" style:font-size-asian="11pt" style:font-weight-asian="bold" style:font-size-complex="11pt" style:font-weight-complex="bold"/>
    </style:style>
    <style:style style:name="ce106" style:family="table-cell" style:parent-style-name="Default">
      <style:table-cell-properties fo:background-color="#83caff" fo:border="0.002cm solid #000000"/>
      <style:text-properties fo:color="#000000" style:font-name="Bahnschrift SemiBold" fo:font-weight="bold" style:font-weight-asian="bold" style:font-weight-complex="bold"/>
    </style:style>
    <style:style style:name="ce107" style:family="table-cell" style:parent-style-name="Default">
      <style:table-cell-properties fo:background-color="#83caff"/>
      <style:text-properties style:font-name="Arial Black" fo:font-size="11pt" style:font-size-asian="11pt" style:font-size-complex="11pt"/>
    </style:style>
    <style:style style:name="ce108" style:family="table-cell" style:parent-style-name="Default">
      <style:table-cell-properties fo:background-color="#83caff" fo:wrap-option="wrap"/>
      <style:text-properties style:font-name="Arial Black" fo:font-size="11pt" style:font-size-asian="11pt" style:font-size-complex="11pt"/>
    </style:style>
    <style:style style:name="ce109" style:family="table-cell" style:parent-style-name="Default">
      <style:table-cell-properties fo:background-color="#83caff"/>
      <style:text-properties fo:color="#000000" style:font-name="Arial Black"/>
    </style:style>
    <style:style style:name="ce110" style:family="table-cell" style:parent-style-name="Default">
      <style:table-cell-properties fo:background-color="#83caff" fo:wrap-option="wrap"/>
      <style:text-properties fo:color="#000000" fo:font-size="11pt" fo:font-weight="bold" style:font-size-asian="11pt" style:font-weight-asian="bold" style:font-size-complex="11pt" style:font-weight-complex="bold"/>
    </style:style>
    <style:style style:name="ce111" style:family="table-cell" style:parent-style-name="Default">
      <style:table-cell-properties fo:background-color="#ccffff" fo:border="0.002cm solid #000000"/>
      <style:text-properties fo:font-weight="bold" style:font-weight-asian="bold" style:font-weight-complex="bold"/>
    </style:style>
    <style:style style:name="ce112" style:family="table-cell" style:parent-style-name="Default">
      <style:table-cell-properties fo:background-color="#83caff"/>
      <style:text-properties fo:color="#000000" fo:font-weight="bold" style:font-weight-asian="bold" style:font-weight-complex="bold"/>
    </style:style>
    <style:style style:name="ce113" style:family="table-cell" style:parent-style-name="Default">
      <style:table-cell-properties fo:background-color="#00ccff" fo:wrap-option="wrap" fo:border="0.002cm solid #000000"/>
      <style:text-properties fo:font-weight="bold" style:font-weight-asian="bold" style:font-weight-complex="bold"/>
    </style:style>
    <style:style style:name="ce114" style:family="table-cell" style:parent-style-name="Default">
      <style:table-cell-properties fo:background-color="#00cc33"/>
      <style:text-properties fo:font-size="11pt" style:font-size-asian="11pt" style:font-size-complex="11pt"/>
    </style:style>
    <style:style style:name="ce115" style:family="table-cell" style:parent-style-name="Default">
      <style:table-cell-properties fo:background-color="#ccffff" fo:border="0.002cm solid #000000"/>
      <style:text-properties style:font-name="Times New Roman"/>
    </style:style>
    <style:style style:name="ce116" style:family="table-cell" style:parent-style-name="Default">
      <style:table-cell-properties fo:background-color="#83caff" fo:border="0.088cm solid #000000"/>
      <style:text-properties fo:font-weight="normal" style:font-weight-asian="normal" style:font-weight-complex="normal"/>
    </style:style>
    <style:style style:name="ce117" style:family="table-cell" style:parent-style-name="Default">
      <style:table-cell-properties fo:background-color="#83caff"/>
      <style:text-properties fo:color="#000000"/>
    </style:style>
    <style:style style:name="ce118" style:family="table-cell" style:parent-style-name="Default">
      <style:table-cell-properties fo:background-color="#83caff" fo:border="0.088cm solid #000000"/>
      <style:text-properties style:font-name="Arial" fo:font-size="11pt" fo:font-weight="normal" style:font-size-asian="11pt" style:font-weight-asian="normal" style:font-size-complex="11pt" style:font-weight-complex="normal"/>
    </style:style>
    <style:style style:name="ce119" style:family="table-cell" style:parent-style-name="Default">
      <style:table-cell-properties style:text-align-source="fix" style:repeat-content="false"/>
      <style:paragraph-properties fo:text-align="center" fo:margin-left="0cm"/>
    </style:style>
    <style:style style:name="ce120" style:family="table-cell" style:parent-style-name="Default">
      <style:table-cell-properties fo:background-color="#99ccff" style:text-align-source="fix" style:repeat-content="false" fo:border="0.088cm solid #000000"/>
      <style:paragraph-properties fo:text-align="center" fo:margin-left="0cm"/>
      <style:text-properties fo:color="#000000" style:font-name="Cambria Math" fo:font-size="13pt" fo:font-weight="bold" style:font-size-asian="13pt" style:font-weight-asian="bold" style:font-size-complex="13pt" style:font-weight-complex="bold"/>
    </style:style>
    <style:style style:name="ce121" style:family="table-cell" style:parent-style-name="Default">
      <style:table-cell-properties fo:background-color="#83caff"/>
      <style:text-properties fo:color="#000000" fo:font-size="11pt" fo:font-weight="bold" style:font-size-asian="11pt" style:font-weight-asian="bold" style:font-size-complex="11pt" style:font-weight-complex="bold"/>
    </style:style>
    <style:style style:name="ce122" style:family="table-cell" style:parent-style-name="Default">
      <style:table-cell-properties fo:background-color="#83caff" fo:wrap-option="no-wrap" fo:border="0.088cm solid #000000"/>
      <style:text-properties fo:font-size="11pt" style:font-size-asian="11pt" style:font-size-complex="11pt"/>
    </style:style>
    <style:style style:name="ce123"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124" style:family="table-cell" style:parent-style-name="Default">
      <style:table-cell-properties style:text-align-source="fix" style:repeat-content="false"/>
      <style:paragraph-properties fo:text-align="center" fo:margin-left="0cm"/>
      <style:text-properties style:font-name="Cambria Math" fo:font-size="11pt" fo:font-weight="bold" style:font-size-asian="11pt" style:font-weight-asian="bold" style:font-size-complex="11pt" style:font-weight-complex="bold"/>
    </style:style>
    <style:style style:name="ce125" style:family="table-cell" style:parent-style-name="Default">
      <style:table-cell-properties fo:background-color="#83caff" style:text-align-source="fix" style:repeat-content="false" fo:border="0.002cm solid #000000"/>
      <style:paragraph-properties fo:text-align="center" fo:margin-left="0cm"/>
      <style:text-properties fo:color="#000000"/>
    </style:style>
    <style:style style:name="ce126" style:family="table-cell" style:parent-style-name="Default">
      <style:table-cell-properties fo:background-color="#99ffcc" fo:border="0.002cm solid #000000"/>
    </style:style>
    <style:style style:name="ce127"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128" style:family="table-cell" style:parent-style-name="Default">
      <style:text-properties fo:color="#000000"/>
    </style:style>
    <style:style style:name="ce129" style:family="table-cell" style:parent-style-name="Default" style:data-style-name="N0">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49)" style:apply-style-name="Untitled36" style:base-cell-address="Sheet5.J37"/>
      <style:map style:condition="cell-content-is-between(5,99)" style:apply-style-name="Untitled37" style:base-cell-address="Sheet5.J37"/>
      <style:map style:condition="cell-content()=100" style:apply-style-name="Untitled38" style:base-cell-address="Sheet5.J37"/>
    </style:style>
    <style:style style:name="ce130" style:family="table-cell" style:parent-style-name="Default">
      <style:table-cell-properties fo:background-color="#83caff" fo:border="0.002cm solid #000000"/>
      <style:text-properties style:font-name="Arial"/>
    </style:style>
    <style:style style:name="ce131"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132"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133" style:family="table-cell" style:parent-style-name="Default">
      <style:table-cell-properties fo:background-color="#99ffcc" fo:border="0.002cm solid #000000"/>
      <style:text-properties fo:font-weight="bold" style:font-weight-asian="bold" style:font-weight-complex="bold"/>
    </style:style>
    <style:style style:name="ce134" style:family="table-cell" style:parent-style-name="Default">
      <style:table-cell-properties fo:background-color="#99ffcc"/>
      <style:text-properties fo:font-weight="bold" style:font-weight-asian="bold" style:font-weight-complex="bold"/>
    </style:style>
    <style:style style:name="ce135" style:family="table-cell" style:parent-style-name="Default">
      <style:table-cell-properties fo:background-color="#99ffcc"/>
    </style:style>
    <style:style style:name="ce136" style:family="table-cell" style:parent-style-name="Default">
      <style:table-cell-properties fo:background-color="#99ffcc" fo:border="0.002cm solid #000000"/>
      <style:text-properties style:font-name="Times New Roman"/>
    </style:style>
    <style:style style:name="ce137"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Critical&quot;" style:apply-style-name="Untitled49" style:base-cell-address="Sheet2.T83"/>
      <style:map style:condition="cell-content()=&quot;Urgent&quot;" style:apply-style-name="Untitled50" style:base-cell-address="Sheet2.T83"/>
      <style:map style:condition="cell-content()=&quot;Important&quot;" style:apply-style-name="Untitled51" style:base-cell-address="Sheet2.T83"/>
    </style:style>
    <style:style style:name="ce138" style:family="table-cell" style:parent-style-name="Default">
      <style:table-cell-properties fo:background-color="#99ffcc" style:text-align-source="fix" style:repeat-content="false" fo:border="0.002cm solid #000000"/>
      <style:paragraph-properties fo:text-align="center" fo:margin-left="0cm"/>
    </style:style>
    <style:style style:name="ce139" style:family="table-cell" style:parent-style-name="Default">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Not Started&quot;" style:apply-style-name="Untitled26" style:base-cell-address="Sheet2.G4"/>
      <style:map style:condition="cell-content()=&quot;Ongoing&quot;" style:apply-style-name="Untitled27" style:base-cell-address="Sheet2.G4"/>
      <style:map style:condition="cell-content()=&quot;Completed&quot;" style:apply-style-name="Untitled28" style:base-cell-address="Sheet2.G4"/>
    </style:style>
    <style:style style:name="ce140" style:family="table-cell" style:parent-style-name="Default" style:data-style-name="N0">
      <style:table-cell-properties fo:background-color="#ccffff" style:text-align-source="fix" style:repeat-content="false" fo:wrap-option="wrap" fo:border="0.002cm solid #000000"/>
      <style:paragraph-properties fo:text-align="center" fo:margin-left="0cm"/>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is-between(0,49)" style:apply-style-name="Untitled36" style:base-cell-address="Sheet5.J37"/>
      <style:map style:condition="cell-content-is-between(5,99)" style:apply-style-name="Untitled37" style:base-cell-address="Sheet5.J37"/>
      <style:map style:condition="cell-content()=100" style:apply-style-name="Untitled38" style:base-cell-address="Sheet5.J37"/>
    </style:style>
    <style:style style:name="ce141" style:family="table-cell" style:parent-style-name="Default">
      <style:table-cell-properties fo:background-color="#336666" style:text-align-source="fix" style:repeat-content="false"/>
      <style:paragraph-properties fo:text-align="center" fo:margin-left="0cm"/>
      <style:text-properties fo:font-size="11pt" fo:font-weight="bold" style:font-size-asian="11pt" style:font-weight-asian="bold" style:font-size-complex="11pt" style:font-weight-complex="bold"/>
    </style:style>
    <style:style style:name="ce142" style:family="table-cell" style:parent-style-name="Default">
      <style:table-cell-properties fo:background-color="#336666" fo:border="0.002cm solid #000000"/>
      <style:text-properties fo:color="#ffffff" style:font-name="Bahnschrift SemiBold" fo:font-weight="bold" style:font-weight-asian="bold" style:font-weight-complex="bold"/>
    </style:style>
    <style:style style:name="ce143" style:family="table-cell" style:parent-style-name="Default">
      <style:table-cell-properties fo:background-color="#99cccc" fo:border="0.002cm solid #000000"/>
    </style:style>
    <style:style style:name="ce144" style:family="table-cell" style:parent-style-name="Default">
      <style:table-cell-properties fo:background-color="#ccffff" style:text-align-source="fix" style:repeat-content="false" fo:border="0.002cm solid #000000"/>
      <style:paragraph-properties fo:text-align="center" fo:margin-left="0cm"/>
      <style:map style:condition="cell-content()=&quot;Ontrack&quot;" style:apply-style-name="Untitled31" style:base-cell-address="Sheet2.J4"/>
      <style:map style:condition="cell-content()=&quot;Overdue&quot;" style:apply-style-name="Untitled32" style:base-cell-address="Sheet2.J4"/>
    </style:style>
    <style:style style:name="ce145" style:family="table-cell" style:parent-style-name="Default">
      <style:table-cell-properties fo:background-color="#ccffff" style:text-align-source="fix" style:repeat-content="false" fo:border="0.002cm solid #000000"/>
      <style:paragraph-properties fo:text-align="center" fo:margin-left="0cm"/>
      <style:map style:condition="cell-content()=&quot;Risk&quot;" style:apply-style-name="Untitled33" style:base-cell-address="Sheet2.K4"/>
      <style:map style:condition="cell-content()=&quot;Issue&quot;" style:apply-style-name="Untitled34" style:base-cell-address="Sheet2.K4"/>
      <style:map style:condition="cell-content()=&quot;Depandency&quot;" style:apply-style-name="Untitled35" style:base-cell-address="Sheet2.K4"/>
    </style:style>
    <style:style style:name="ce146" style:family="table-cell" style:parent-style-name="Default">
      <style:table-cell-properties fo:background-color="#666699" style:text-align-source="fix" style:repeat-content="false" fo:wrap-option="wrap"/>
      <style:paragraph-properties fo:text-align="center" fo:margin-left="0cm"/>
      <style:text-properties fo:color="#ffffff" style:text-outline="false" style:text-line-through-style="none" style:font-name="Arial Black" fo:font-size="12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7" style:family="table-cell" style:parent-style-name="Default">
      <style:table-cell-properties fo:border-bottom="none" fo:background-color="#e6e6ff" fo:wrap-option="wrap" fo:border-left="0.002cm solid #000000" fo:border-right="0.002cm solid #000000" fo:border-top="0.002cm solid #000000"/>
      <style:text-properties style:use-window-font-color="true" style:text-outline="false" style:text-line-through-style="none" style:font-name="Arial Black"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8" style:family="table-cell" style:parent-style-name="Default">
      <style:table-cell-properties fo:border-bottom="none" fo:background-color="#e6e6ff" fo:wrap-option="wrap" fo:border-left="0.002cm solid #000000" fo:border-right="0.002cm solid #000000" fo:border-top="none"/>
      <style:text-properties style:use-window-font-color="true" style:text-outline="false" style:text-line-through-style="none" style:font-name="Arial Black"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9" style:family="table-cell" style:parent-style-name="Default">
      <style:table-cell-properties fo:border-bottom="0.002cm solid #000000" fo:background-color="#e6e6ff" fo:wrap-option="wrap" fo:border-left="0.002cm solid #000000" fo:border-right="0.002cm solid #000000" fo:border-top="none"/>
      <style:text-properties style:use-window-font-color="true" style:text-outline="false" style:text-line-through-style="none" style:font-name="Arial Black"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0" style:family="table-cell" style:parent-style-name="Default">
      <style:table-cell-properties fo:background-color="#666699" style:text-align-source="fix" style:repeat-content="false"/>
      <style:paragraph-properties fo:text-align="center" fo:margin-left="0cm"/>
      <style:text-properties fo:color="#ffffff" style:font-name="Arial Black" fo:font-size="11pt" fo:font-weight="bold" style:font-size-asian="11pt" style:font-weight-asian="bold" style:font-size-complex="11pt" style:font-weight-complex="bold"/>
    </style:style>
    <style:style style:name="ce151" style:family="table-cell" style:parent-style-name="Default">
      <style:table-cell-properties fo:border-bottom="none" fo:background-color="#e6e6ff" style:text-align-source="fix" style:repeat-content="false" fo:border-left="0.002cm solid #000000" fo:border-right="none" fo:border-top="0.002cm solid #000000"/>
      <style:paragraph-properties fo:text-align="center" fo:margin-left="0cm"/>
      <style:text-properties style:font-name="Arial Black" fo:font-size="11pt" fo:font-weight="bold" style:font-size-asian="11pt" style:font-weight-asian="bold" style:font-size-complex="11pt" style:font-weight-complex="bold"/>
    </style:style>
    <style:style style:name="ce152" style:family="table-cell" style:parent-style-name="Default">
      <style:table-cell-properties fo:border-bottom="none" fo:background-color="#e6e6ff" fo:border-left="0.002cm solid #000000" fo:border-right="none" fo:border-top="none"/>
    </style:style>
    <style:style style:name="ce153" style:family="table-cell" style:parent-style-name="Default">
      <style:table-cell-properties fo:border-bottom="none" fo:background-color="#666699" fo:border-left="0.002cm solid #000000" fo:border-right="none" fo:border-top="none"/>
    </style:style>
    <style:style style:name="ce154" style:family="table-cell" style:parent-style-name="Default">
      <style:table-cell-properties fo:border-bottom="none" fo:background-color="#e6e6ff" style:text-align-source="fix" style:repeat-content="false" fo:border-left="0.002cm solid #000000" fo:border-right="none" fo:border-top="none"/>
      <style:paragraph-properties fo:text-align="center" fo:margin-left="0cm"/>
      <style:text-properties style:font-name="Arial Black" fo:font-size="11pt" fo:font-weight="bold" style:font-size-asian="11pt" style:font-weight-asian="bold" style:font-size-complex="11pt" style:font-weight-complex="bold"/>
    </style:style>
    <style:style style:name="ce155" style:family="table-cell" style:parent-style-name="Default">
      <style:table-cell-properties fo:border-bottom="none" fo:background-color="#666699" fo:border-left="0.002cm solid #000000" fo:border-right="none" fo:border-top="none"/>
      <style:text-properties style:font-name="Arial Black" fo:font-size="11pt" fo:font-weight="bold" style:font-size-asian="11pt" style:font-weight-asian="bold" style:font-size-complex="11pt" style:font-weight-complex="bold"/>
    </style:style>
    <style:style style:name="ce156" style:family="table-cell" style:parent-style-name="Default">
      <style:table-cell-properties fo:border-bottom="none" fo:background-color="#e6e6ff" style:text-align-source="fix" style:repeat-content="false" fo:wrap-option="wrap" fo:border-left="0.002cm solid #000000" fo:border-right="none" fo:border-top="none"/>
      <style:paragraph-properties fo:text-align="center" fo:margin-left="0cm"/>
      <style:text-properties style:use-window-font-color="true" style:text-outline="false" style:text-line-through-style="none" style:font-name="Arial Black" fo:font-size="11pt" fo:language="en" fo:country="IN"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7" style:family="table-cell" style:parent-style-name="Default">
      <style:table-cell-properties fo:border-bottom="none" fo:border-left="0.002cm solid #000000" fo:border-right="none" fo:border-top="none"/>
    </style:style>
    <style:style style:name="ce158" style:family="table-cell" style:parent-style-name="Default">
      <style:table-cell-properties fo:border-bottom="0.002cm solid #000000" fo:background-color="#e6e6ff" style:text-align-source="fix" style:repeat-content="false" fo:wrap-option="wrap" fo:border-left="0.002cm solid #000000" fo:border-right="none" fo:border-top="none"/>
      <style:paragraph-properties fo:text-align="center" fo:margin-left="0cm"/>
      <style:text-properties style:use-window-font-color="true" style:text-outline="false" style:text-line-through-style="none" style:font-name="Arial Black" fo:font-size="11pt" fo:language="en" fo:country="IN"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9" style:family="table-cell" style:parent-style-name="Default">
      <style:table-cell-properties fo:wrap-option="wrap"/>
    </style:style>
    <style:style style:name="ce160" style:family="table-cell" style:parent-style-name="Default">
      <style:table-cell-properties fo:border-bottom="none" fo:background-color="#e6e6ff" fo:wrap-option="wrap" fo:border-left="0.002cm solid #000000" fo:border-right="0.002cm solid #000000" fo:border-top="0.002cm solid #000000"/>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order-bottom="none" fo:background-color="#e6e6ff" fo:wrap-option="wrap" fo:border-left="0.002cm solid #000000" fo:border-right="0.002cm solid #000000" fo:border-top="none"/>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order-bottom="none" fo:background-color="#e6e6ff" fo:wrap-option="wrap" fo:border-left="0.002cm solid #000000" fo:border-right="0.002cm solid #000000" fo:border-top="none"/>
      <style:text-properties style:font-name="Calibri"/>
    </style:style>
    <style:style style:name="ce163" style:family="table-cell" style:parent-style-name="Default">
      <style:table-cell-properties fo:border-bottom="0.002cm solid #000000" fo:background-color="#e6e6ff" fo:wrap-option="wrap" fo:border-left="0.002cm solid #000000" fo:border-right="0.002cm solid #000000" fo:border-top="none"/>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order-bottom="none" fo:background-color="#e6e6ff" fo:wrap-option="wrap" fo:border-left="none" fo:border-right="none" fo:border-top="0.002cm solid #000000"/>
      <style:text-properties style:font-name="Calibri" fo:font-size="10pt" style:font-size-asian="10pt" style:font-size-complex="10pt"/>
    </style:style>
    <style:style style:name="ce165" style:family="table-cell" style:parent-style-name="Default">
      <style:table-cell-properties fo:background-color="#e6e6ff" fo:wrap-option="wrap"/>
      <style:text-properties style:use-window-font-color="true" style:text-outline="false" style:text-line-through-style="none" style:font-name="Calibri" fo:font-size="10pt" fo:language="en"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e6e6ff" fo:wrap-option="wrap"/>
      <style:text-properties style:use-window-font-color="true" style:text-outline="false" style:text-line-through-style="none" style:font-name="Arial" fo:font-size="10pt" fo:language="en"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background-color="#666699" fo:wrap-option="wrap"/>
      <style:text-properties style:use-window-font-color="true" style:text-outline="false" style:text-line-through-style="none" style:font-name="Arial" fo:font-size="10pt" fo:language="en"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e6e6ff" style:text-align-source="fix" style:repeat-content="false" fo:wrap-option="wrap"/>
      <style:paragraph-properties fo:text-align="start" fo:margin-left="0cm"/>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e6e6ff" fo:wrap-option="wrap"/>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e6e6ff" fo:wrap-option="wrap"/>
      <style:text-properties style:font-name="Calibri" fo:font-size="10pt" style:font-size-asian="10pt" style:font-size-complex="10pt"/>
    </style:style>
    <style:style style:name="ce171" style:family="table-cell" style:parent-style-name="Default">
      <style:table-cell-properties fo:background-color="#e6e6ff" fo:wrap-option="wrap"/>
      <style:text-properties style:use-window-font-color="true" style:text-outline="false" style:text-line-through-style="none" style:font-name="Calibri" fo:font-size="10pt" fo:language="en" fo:country="none"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72" style:family="table-cell" style:parent-style-name="Default">
      <style:table-cell-properties fo:border-bottom="0.002cm solid #000000" fo:background-color="#e6e6ff" fo:wrap-option="wrap" fo:border-left="none" fo:border-right="none" fo:border-top="none"/>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9999cc" fo:wrap-option="wrap" fo:border="0.002cm solid #000000"/>
      <style:text-properties fo:color="#ffffff" fo:font-weight="bold" style:font-weight-asian="bold" style:font-weight-complex="bold"/>
    </style:style>
    <style:style style:name="ce174" style:family="table-cell" style:parent-style-name="Default">
      <style:table-cell-properties fo:background-color="#ccccff" fo:border="0.002cm solid #000000"/>
    </style:style>
    <style:style style:name="ce175" style:family="table-cell" style:parent-style-name="Default">
      <style:table-cell-properties fo:background-color="#666699"/>
    </style:style>
    <style:style style:name="ce176" style:family="table-cell" style:parent-style-name="Default">
      <style:table-cell-properties fo:background-color="#9999cc" fo:wrap-option="wrap" fo:border="0.002cm solid #000000"/>
      <style:text-properties fo:color="#ffffff"/>
    </style:style>
    <style:style style:name="ce177" style:family="table-cell" style:parent-style-name="Default">
      <style:table-cell-properties fo:background-color="#ccccff"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background-color="#ccccff" fo:wrap-option="wrap" fo:border="0.002cm solid #000000"/>
      <style:text-properties style:use-window-font-color="true" style:text-outline="false" style:text-line-through-style="none" style:font-name="Times New Roman"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ackground-color="#666699" fo:border-left="none" fo:border-right="0.002cm solid #000000" fo:border-top="none"/>
    </style:style>
    <style:style style:name="ce180" style:family="table-cell" style:parent-style-name="Default">
      <style:table-cell-properties fo:border-bottom="none" fo:border-left="none" fo:border-right="0.002cm solid #000000" fo:border-top="none"/>
    </style:style>
    <style:style style:name="ce181" style:family="table-cell" style:parent-style-name="Default">
      <style:table-cell-properties fo:background-color="#ffffff" fo:wrap-option="wrap"/>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visible-area-left="0cm" draw:visible-area-top="0cm" draw:visible-area-width="5cm" draw:visible-area-height="5cm" draw:ole-draw-aspect="1"/>
    </style:style>
    <style:style style:name="gr3"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Calibri1" fo:font-size="11pt" fo:language="en" fo:country="none" fo:font-weight="normal" style:font-name-asian="Calibri1" style:font-size-asian="11pt" style:font-weight-asian="normal" style:font-name-complex="Calibri1" style:font-size-complex="6.30000019073486pt" style:font-weight-complex="normal"/>
    </style:style>
    <style:style style:name="T4" style:family="text">
      <style:text-properties fo:font-weight="normal" style:font-weight-asian="normal" style:font-weight-complex="normal"/>
    </style:style>
  </office:automatic-styles>
  <office:body>
    <office:spreadsheet>
      <table:content-validations>
        <table:content-validation table:name="val1" table:condition="of:cell-content-is-in-list(&quot;Not_Started&quot;;&quot;Ongoing&quot;;&quot;Completed&quot;;&quot;&quot;)" table:allow-empty-cell="true" table:display-list="sorted-ascending" table:base-cell-address="Sheet1.E23">
          <table:error-message table:message-type="stop" table:display="true"/>
        </table:content-validation>
        <table:content-validation table:name="val2" table:condition="of:cell-content-is-in-list(&quot;a&quot;;&quot;b&quot;;&quot;c&quot;)" table:allow-empty-cell="true" table:display-list="unsorted" table:base-cell-address="Sheet1.F27"/>
        <table:content-validation table:name="val3" table:condition="of:cell-content-is-in-list(&quot;Not Started&quot;;&quot;Ongoing&quot;;&quot;Completed&quot;;&quot;&quot;)" table:allow-empty-cell="true" table:display-list="unsorted" table:base-cell-address="Sheet2.G4"/>
        <table:content-validation table:name="val4" table:condition="of:cell-content-is-in-list(&quot;Action&quot;;&quot;Issue&quot;;&quot;Depandency&quot;;&quot;Decision&quot;;&quot;Risk&quot;;&quot; - - &quot;)" table:allow-empty-cell="true" table:display-list="unsorted" table:base-cell-address="Sheet2.K4"/>
        <table:content-validation table:name="val5" table:condition="of:cell-content-is-in-list(&quot;Team 1&quot;;&quot;Team 2&quot;;&quot;Team 3&quot;;&quot;Not Assigined&quot;)" table:allow-empty-cell="true" table:display-list="unsorted" table:base-cell-address="Sheet2.C13"/>
        <table:content-validation table:name="val6" table:condition="of:cell-content-is-in-list([$Sheet4.$A$2:.$A$25])" table:allow-empty-cell="true" table:display-list="unsorted" table:base-cell-address="Sheet5.B1"/>
      </table:content-validations>
      <table:table table:name="Sheet1" table:style-name="ta1" table:print="false">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12" table:default-cell-style-name="Default"/>
        <table:table-row table:style-name="ro1">
          <table:table-cell table:style-name="ce1" office:value-type="float" office:value="0">
            <text:p>0</text:p>
          </table:table-cell>
          <table:table-cell table:style-name="ce4" office:value-type="string">
            <text:p>Start Date</text:p>
          </table:table-cell>
          <table:table-cell table:style-name="ce4" office:value-type="string">
            <text:p>End Date</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table-cell>
            <draw:frame table:end-cell-address="Sheet1.N3" table:end-x="0.279cm" table:end-y="0.227cm" draw:z-index="3" draw:style-name="gr1" draw:text-style-name="P1" svg:width="0.446cm" svg:height="1.881cm" svg:x="2.091cm" svg:y="0.108cm">
              <draw:object draw:notify-on-update-of-ranges="Sheet1.A1:Sheet1.A1 Sheet1.A2:Sheet1.A6 Sheet1.D1:Sheet1.D1 Sheet1.D2:Sheet1.D6 Sheet1.F1:Sheet1.F1 Sheet1.F2:Sheet1.F6" xlink:href="./Object 12" xlink:type="simple" xlink:show="embed" xlink:actuate="onLoad">
                <text:p/>
              </draw:object>
              <draw:image xlink:href="./ObjectReplacements/Object 12" xlink:type="simple" xlink:show="embed" xlink:actuate="onLoad"/>
            </draw:frame>
          </table:table-cell>
          <table:table-cell table:number-columns-repeated="11"/>
        </table:table-row>
        <table:table-row table:style-name="ro2">
          <table:table-cell table:style-name="ce2" office:value-type="float" office:value="10">
            <text:p>10</text:p>
          </table:table-cell>
          <table:table-cell table:style-name="ce2" office:value-type="string">
            <text:p>Trule 1</text:p>
          </table:table-cell>
          <table:table-cell table:style-name="ce2" office:value-type="string">
            <text:p>change</text:p>
          </table:table-cell>
          <table:table-cell table:style-name="ce9" office:value-type="date" office:date-value="2024-02-01">
            <text:p>01/02/24</text:p>
          </table:table-cell>
          <table:table-cell table:style-name="ce9" office:value-type="date" office:date-value="2024-02-10">
            <text:p>10/02/24</text:p>
          </table:table-cell>
          <table:table-cell table:style-name="ce2" office:value-type="string">
            <text:p>completed</text:p>
          </table:table-cell>
          <table:table-cell office:value-type="float" office:value="10">
            <text:p>10</text:p>
          </table:table-cell>
          <table:table-cell office:value-type="float" office:value="59">
            <text:p>59</text:p>
          </table:table-cell>
          <table:table-cell table:number-columns-repeated="3"/>
          <table:table-cell table:number-columns-repeated="13"/>
        </table:table-row>
        <table:table-row table:style-name="ro2">
          <table:table-cell table:number-columns-repeated="3"/>
          <table:table-cell table:style-name="ce10"/>
          <table:table-cell table:number-columns-repeated="20"/>
        </table:table-row>
        <table:table-row table:style-name="ro2">
          <table:table-cell table:number-columns-repeated="24"/>
        </table:table-row>
        <table:table-row table:style-name="ro2">
          <table:table-cell table:number-columns-repeated="11"/>
          <table:table-cell table:style-name="ce3" table:number-columns-repeated="3"/>
          <table:table-cell table:style-name="ce28" table:number-columns-repeated="5"/>
          <table:table-cell table:number-columns-repeated="5"/>
        </table:table-row>
        <table:table-row table:style-name="ro2" table:number-rows-repeated="2">
          <table:table-cell table:number-columns-repeated="11"/>
          <table:table-cell table:style-name="ce2"/>
          <table:table-cell table:style-name="ce9" table:number-columns-repeated="2"/>
          <table:table-cell table:style-name="ce29" table:number-columns-repeated="5"/>
          <table:table-cell table:number-columns-repeated="5"/>
        </table:table-row>
        <table:table-row table:style-name="ro2">
          <table:table-cell table:number-columns-repeated="8"/>
          <table:table-cell office:value-type="float" office:value="55">
            <text:p>55</text:p>
          </table:table-cell>
          <table:table-cell table:number-columns-repeated="2"/>
          <table:table-cell table:style-name="ce2"/>
          <table:table-cell table:style-name="ce9" table:number-columns-repeated="2"/>
          <table:table-cell table:style-name="ce29" table:number-columns-repeated="5"/>
          <table:table-cell table:number-columns-repeated="5"/>
        </table:table-row>
        <table:table-row table:style-name="ro2">
          <table:table-cell table:style-name="ce3" office:value-type="string">
            <text:p>Task ID</text:p>
          </table:table-cell>
          <table:table-cell table:style-name="ce3" office:value-type="string">
            <text:p>Task Name</text:p>
          </table:table-cell>
          <table:table-cell table:style-name="ce3" office:value-type="string">
            <text:p>Start Date</text:p>
          </table:table-cell>
          <table:table-cell table:style-name="ce3" office:value-type="string">
            <text:p>End Date</text:p>
          </table:table-cell>
          <table:table-cell table:style-name="ce3" office:value-type="string">
            <text:p>Assigned To</text:p>
          </table:table-cell>
          <table:table-cell table:style-name="ce3" office:value-type="string">
            <text:p>Progress (%)</text:p>
          </table:table-cell>
          <table:table-cell table:style-name="ce3" office:value-type="string">
            <text:p>Status</text:p>
          </table:table-cell>
          <table:table-cell office:value-type="string">
            <text:p>Days</text:p>
          </table:table-cell>
          <table:table-cell table:number-columns-repeated="2"/>
          <table:table-cell office:value-type="float" office:value="2">
            <text:p>2</text:p>
          </table:table-cell>
          <table:table-cell table:number-columns-repeated="13"/>
        </table:table-row>
        <table:table-row table:style-name="ro2">
          <table:table-cell table:style-name="ce2" office:value-type="float" office:value="1">
            <text:p>1</text:p>
          </table:table-cell>
          <table:table-cell table:style-name="ce2" office:value-type="string">
            <text:p>Task 1</text:p>
          </table:table-cell>
          <table:table-cell table:style-name="ce6" office:value-type="date" office:date-value="2025-02-01">
            <text:p>01/02/2025</text:p>
          </table:table-cell>
          <table:table-cell table:style-name="ce6" office:value-type="date" office:date-value="2025-02-05">
            <text:p>05/02/2025</text:p>
          </table:table-cell>
          <table:table-cell table:style-name="ce2" office:value-type="string">
            <text:p>Alice</text:p>
          </table:table-cell>
          <table:table-cell table:style-name="ce2" office:value-type="float" office:value="100">
            <text:p>100</text:p>
          </table:table-cell>
          <table:table-cell table:style-name="ce2" office:value-type="string">
            <text:p>Complete</text:p>
          </table:table-cell>
          <table:table-cell table:formula="of:=DAYS([.D10], TODAY())" office:value-type="string" office:string-value="Err:508">
            <text:p>Err:508</text:p>
          </table:table-cell>
          <table:table-cell table:number-columns-repeated="2"/>
          <table:table-cell office:value-type="float" office:value="4">
            <text:p>4</text:p>
          </table:table-cell>
          <table:table-cell table:number-columns-repeated="13"/>
        </table:table-row>
        <table:table-row table:style-name="ro3">
          <table:table-cell table:style-name="ce2" office:value-type="float" office:value="2">
            <text:p>2</text:p>
          </table:table-cell>
          <table:table-cell table:style-name="ce2" office:value-type="string">
            <text:p>Task 2</text:p>
          </table:table-cell>
          <table:table-cell table:style-name="ce6" office:value-type="date" office:date-value="2025-02-06">
            <text:p>06/02/2025</text:p>
          </table:table-cell>
          <table:table-cell table:style-name="ce6" office:value-type="date" office:date-value="2025-02-10">
            <text:p>10/02/2025</text:p>
          </table:table-cell>
          <table:table-cell table:style-name="ce2" office:value-type="string">
            <text:p>Bob</text:p>
          </table:table-cell>
          <table:table-cell table:style-name="ce2" office:value-type="float" office:value="75">
            <text:p>75</text:p>
          </table:table-cell>
          <table:table-cell table:style-name="ce2" office:value-type="string">
            <text:p>In Progress</text:p>
          </table:table-cell>
          <table:table-cell table:formula="of:=DAYS([.D11], TODAY())" office:value-type="string" office:string-value="Err:508">
            <text:p>Err:508</text:p>
          </table:table-cell>
          <table:table-cell>
            <draw:frame table:end-cell-address="Sheet1.P29" table:end-x="2.246cm" table:end-y="0.053cm" draw:z-index="4" draw:style-name="gr1" draw:text-style-name="P1" svg:width="17.6cm" svg:height="8.614cm" svg:x="2.078cm" svg:y="2.116cm">
              <draw:object draw:notify-on-update-of-ranges="Sheet1.A1:Sheet1.A1 Sheet1.A2:Sheet1.A6 Sheet1.E1:Sheet1.E1 Sheet1.E2:Sheet1.E6 Sheet1.F1:Sheet1.F1 Sheet1.F2:Sheet1.F6 Sheet1.G1:Sheet1.G1 Sheet1.G2:Sheet1.G6" xlink:href="./Object 13" xlink:type="simple" xlink:show="embed" xlink:actuate="onLoad">
                <text:p/>
              </draw:object>
              <draw:image xlink:href="./ObjectReplacements/Object 13" xlink:type="simple" xlink:show="embed" xlink:actuate="onLoad"/>
            </draw:frame>
          </table:table-cell>
          <table:table-cell table:style-name="ce2" table:formula="of:=IF(AVERAGE([.I8:.I10]) &gt;85; &quot;Congratulations! You are ready to advance to the next module&quot;; &quot;Failed. Please review the material again. If necessary, contact your instructor for help&quot;)" office:value-type="string" office:string-value="Failed. Please review the material again. If necessary, contact your instructor for help">
            <text:p>Failed. Please review the material again. If necessary, contact your instructor for help</text:p>
          </table:table-cell>
          <table:table-cell table:formula="of:=[.K9]+[.K10]" office:value-type="float" office:value="6">
            <text:p>6</text:p>
          </table:table-cell>
          <table:table-cell table:number-columns-repeated="13"/>
        </table:table-row>
        <table:table-row table:style-name="ro2">
          <table:table-cell table:style-name="ce2" office:value-type="float" office:value="3">
            <text:p>3</text:p>
          </table:table-cell>
          <table:table-cell table:style-name="ce2" office:value-type="string">
            <text:p>Task 3</text:p>
          </table:table-cell>
          <table:table-cell table:style-name="ce6" office:value-type="date" office:date-value="2025-02-11">
            <text:p>11/02/2025</text:p>
          </table:table-cell>
          <table:table-cell table:style-name="ce6" office:value-type="date" office:date-value="2025-02-20">
            <text:p>20/02/2025</text:p>
          </table:table-cell>
          <table:table-cell table:style-name="ce2" office:value-type="string">
            <text:p>Charlie</text:p>
          </table:table-cell>
          <table:table-cell table:style-name="ce2" office:value-type="float" office:value="50">
            <text:p>50</text:p>
          </table:table-cell>
          <table:table-cell table:style-name="ce2" office:value-type="string">
            <text:p>In Progress</text:p>
          </table:table-cell>
          <table:table-cell table:formula="of:=DAYS([.D12], TODAY())" office:value-type="string" office:string-value="Err:508">
            <text:p>Err:508</text:p>
          </table:table-cell>
          <table:table-cell table:number-columns-repeated="16"/>
        </table:table-row>
        <table:table-row table:style-name="ro2">
          <table:table-cell table:style-name="ce2" office:value-type="float" office:value="4">
            <text:p>4</text:p>
          </table:table-cell>
          <table:table-cell table:style-name="ce2" office:value-type="string">
            <text:p>Task 4</text:p>
          </table:table-cell>
          <table:table-cell table:style-name="ce6" office:value-type="date" office:date-value="2025-02-21">
            <text:p>21/02/2025</text:p>
          </table:table-cell>
          <table:table-cell table:style-name="ce6" office:value-type="date" office:date-value="2025-02-25">
            <text:p>25/02/2025</text:p>
          </table:table-cell>
          <table:table-cell table:style-name="ce2" office:value-type="string">
            <text:p>Alice</text:p>
          </table:table-cell>
          <table:table-cell table:style-name="ce2" office:value-type="float" office:value="25">
            <text:p>25</text:p>
          </table:table-cell>
          <table:table-cell table:style-name="ce2" office:value-type="string">
            <text:p>Not Started</text:p>
          </table:table-cell>
          <table:table-cell table:formula="of:=DAYS([.D13], TODAY())" office:value-type="string" office:string-value="Err:508">
            <text:p>Err:508</text:p>
          </table:table-cell>
          <table:table-cell table:number-columns-repeated="3"/>
          <table:table-cell office:value-type="string">
            <text:p>Status</text:p>
          </table:table-cell>
          <table:table-cell table:number-columns-repeated="12"/>
        </table:table-row>
        <table:table-row table:style-name="ro4">
          <table:table-cell table:style-name="ce2" office:value-type="float" office:value="5">
            <text:p>5</text:p>
          </table:table-cell>
          <table:table-cell table:style-name="ce2" office:value-type="string">
            <text:p>Task 5</text:p>
          </table:table-cell>
          <table:table-cell table:style-name="ce6" office:value-type="date" office:date-value="2025-02-26">
            <text:p>26/02/2025</text:p>
          </table:table-cell>
          <table:table-cell table:style-name="ce6" office:value-type="date" office:date-value="2025-02-28">
            <text:p>28/02/2025</text:p>
          </table:table-cell>
          <table:table-cell table:style-name="ce2" office:value-type="string">
            <text:p>Bob</text:p>
          </table:table-cell>
          <table:table-cell table:style-name="ce2" office:value-type="float" office:value="0">
            <text:p>0</text:p>
          </table:table-cell>
          <table:table-cell table:style-name="ce2" office:value-type="string">
            <text:p>Not Started</text:p>
          </table:table-cell>
          <table:table-cell table:formula="of:=DAYS([.D14], TODAY())" office:value-type="string" office:string-value="Err:508">
            <text:p>Err:508</text:p>
          </table:table-cell>
          <table:table-cell table:number-columns-repeated="3"/>
          <table:table-cell table:style-name="ce26" office:value-type="float" office:value="1">
            <text:p>1</text:p>
          </table:table-cell>
          <table:table-cell table:number-columns-repeated="12"/>
        </table:table-row>
        <table:table-row table:style-name="ro4">
          <table:table-cell/>
          <table:table-cell table:style-name="ce5"/>
          <table:table-cell table:style-name="ce2" office:value-type="string">
            <text:p>Task</text:p>
          </table:table-cell>
          <table:table-cell table:style-name="ce2" office:value-type="string">
            <text:p>Responsible</text:p>
          </table:table-cell>
          <table:table-cell table:style-name="ce2" office:value-type="string">
            <text:p>Status</text:p>
          </table:table-cell>
          <table:table-cell table:style-name="ce2" office:value-type="string">
            <text:p>Comments</text:p>
          </table:table-cell>
          <table:table-cell table:formula="of:=SUM([.F10:.F14])" office:value-type="float" office:value="250">
            <text:p>250</text:p>
          </table:table-cell>
          <table:table-cell table:number-columns-repeated="4"/>
          <table:table-cell table:style-name="ce26" office:value-type="float" office:value="2">
            <text:p>2</text:p>
          </table:table-cell>
          <table:table-cell table:number-columns-repeated="12"/>
        </table:table-row>
        <table:table-row table:style-name="ro4">
          <table:table-cell/>
          <table:table-cell table:style-name="ce5"/>
          <table:table-cell table:style-name="ce2" office:value-type="string">
            <text:p>a</text:p>
          </table:table-cell>
          <table:table-cell table:style-name="ce2" office:value-type="string">
            <text:p>z1</text:p>
          </table:table-cell>
          <table:table-cell table:style-name="ce13" table:content-validation-name="val1" office:value-type="string">
            <text:p>Ongoing</text:p>
          </table:table-cell>
          <table:table-cell table:style-name="ce5"/>
          <table:table-cell table:number-columns-repeated="5"/>
          <table:table-cell table:style-name="ce26" office:value-type="float" office:value="3">
            <text:p>3</text:p>
          </table:table-cell>
          <table:table-cell table:number-columns-repeated="12"/>
        </table:table-row>
        <table:table-row table:style-name="ro4">
          <table:table-cell/>
          <table:table-cell table:style-name="ce5"/>
          <table:table-cell table:style-name="ce2" office:value-type="string">
            <text:p>b</text:p>
          </table:table-cell>
          <table:table-cell table:style-name="ce2" office:value-type="string">
            <text:p>z2</text:p>
          </table:table-cell>
          <table:table-cell table:style-name="ce13" table:content-validation-name="val1" office:value-type="string">
            <text:p>Ongoing</text:p>
          </table:table-cell>
          <table:table-cell table:style-name="ce5"/>
          <table:table-cell table:number-columns-repeated="5"/>
          <table:table-cell table:style-name="ce26" office:value-type="float" office:value="2">
            <text:p>2</text:p>
          </table:table-cell>
          <table:table-cell table:number-columns-repeated="12"/>
        </table:table-row>
        <table:table-row table:style-name="ro2">
          <table:table-cell/>
          <table:table-cell table:style-name="ce5"/>
          <table:table-cell table:style-name="ce2" office:value-type="string">
            <text:p>c</text:p>
          </table:table-cell>
          <table:table-cell table:style-name="ce2" office:value-type="string">
            <text:p>z3</text:p>
          </table:table-cell>
          <table:table-cell table:style-name="ce13" table:content-validation-name="val1" office:value-type="string">
            <text:p>Completed</text:p>
          </table:table-cell>
          <table:table-cell table:style-name="ce5"/>
          <table:table-cell table:number-columns-repeated="5"/>
          <table:table-cell office:value-type="float" office:value="1">
            <text:p>1</text:p>
          </table:table-cell>
          <table:table-cell table:number-columns-repeated="12"/>
        </table:table-row>
        <table:table-row table:style-name="ro2">
          <table:table-cell/>
          <table:table-cell table:style-name="ce5"/>
          <table:table-cell table:style-name="ce2" office:value-type="string">
            <text:p>d</text:p>
          </table:table-cell>
          <table:table-cell table:style-name="ce2" office:value-type="string">
            <text:p>z4</text:p>
          </table:table-cell>
          <table:table-cell table:style-name="ce13" table:content-validation-name="val1" office:value-type="string">
            <text:p>Not_Started</text:p>
          </table:table-cell>
          <table:table-cell table:style-name="ce5"/>
          <table:table-cell table:number-columns-repeated="18"/>
        </table:table-row>
        <table:table-row table:style-name="ro4">
          <table:table-cell table:number-columns-repeated="4"/>
          <table:table-cell table:style-name="ce14" table:content-validation-name="val1" office:value-type="string">
            <text:p>Ongoing</text:p>
          </table:table-cell>
          <table:table-cell table:number-columns-repeated="11"/>
          <table:table-cell>
            <draw:frame table:end-cell-address="Sheet1.R21" table:end-x="0.697cm" table:end-y="0.362cm" draw:z-index="2" draw:style-name="gr1" draw:text-style-name="P1" svg:width="0.864cm" svg:height="0.833cm" svg:x="2.091cm" svg:y="0cm">
              <draw:object draw:notify-on-update-of-ranges="Sheet1.D37:Sheet1.D41 Sheet1.E36:Sheet1.E36 Sheet1.E37:Sheet1.E41 Sheet1.G36:Sheet1.G36 Sheet1.G37:Sheet1.G41" xlink:href="./Object 9" xlink:type="simple" xlink:show="embed" xlink:actuate="onLoad">
                <text:p/>
              </draw:object>
              <draw:image xlink:href="./ObjectReplacements/Object 9" xlink:type="simple" xlink:show="embed" xlink:actuate="onLoad"/>
            </draw:frame>
          </table:table-cell>
          <table:table-cell table:number-columns-repeated="7"/>
        </table:table-row>
        <table:table-row table:style-name="ro4">
          <table:table-cell table:number-columns-repeated="4"/>
          <table:table-cell table:style-name="ce14" table:content-validation-name="val1" office:value-type="string">
            <text:p>Not_Started</text:p>
          </table:table-cell>
          <table:table-cell table:number-columns-repeated="19"/>
        </table:table-row>
        <table:table-row table:style-name="ro4">
          <table:table-cell table:number-columns-repeated="4"/>
          <table:table-cell table:style-name="ce14" table:content-validation-name="val1" office:value-type="string">
            <text:p>Ongoing</text:p>
          </table:table-cell>
          <table:table-cell table:number-columns-repeated="19"/>
        </table:table-row>
        <table:table-row table:style-name="ro4">
          <table:table-cell table:number-columns-repeated="4"/>
          <table:table-cell table:style-name="ce14" table:content-validation-name="val1" office:value-type="string">
            <text:p>Completed</text:p>
          </table:table-cell>
          <table:table-cell table:number-columns-repeated="19"/>
        </table:table-row>
        <table:table-row table:style-name="ro2" table:number-rows-repeated="3">
          <table:table-cell table:number-columns-repeated="24"/>
        </table:table-row>
        <table:table-row table:style-name="ro4">
          <table:table-cell table:number-columns-repeated="5"/>
          <table:table-cell table:style-name="ce15" table:content-validation-name="val2" office:value-type="string">
            <text:p>c</text:p>
          </table:table-cell>
          <table:table-cell table:number-columns-repeated="18"/>
        </table:table-row>
        <table:table-row table:style-name="ro4">
          <table:table-cell table:number-columns-repeated="5"/>
          <table:table-cell table:style-name="ce15" table:content-validation-name="val2" office:value-type="string">
            <text:p>a</text:p>
          </table:table-cell>
          <table:table-cell table:number-columns-repeated="18"/>
        </table:table-row>
        <table:table-row table:style-name="ro4">
          <table:table-cell table:number-columns-repeated="5"/>
          <table:table-cell table:style-name="ce15" table:content-validation-name="val2" office:value-type="string">
            <text:p>a</text:p>
          </table:table-cell>
          <table:table-cell table:number-columns-repeated="18"/>
        </table:table-row>
        <table:table-row table:style-name="ro4">
          <table:table-cell table:number-columns-repeated="5"/>
          <table:table-cell table:style-name="ce15" table:content-validation-name="val2" office:value-type="string">
            <text:p>c</text:p>
          </table:table-cell>
          <table:table-cell table:number-columns-repeated="18"/>
        </table:table-row>
        <table:table-row table:style-name="ro4">
          <table:table-cell table:number-columns-repeated="5"/>
          <table:table-cell table:style-name="ce15" table:content-validation-name="val2" office:value-type="string">
            <text:p>b</text:p>
          </table:table-cell>
          <table:table-cell table:number-columns-repeated="18"/>
        </table:table-row>
        <table:table-row table:style-name="ro2">
          <table:table-cell table:number-columns-repeated="8"/>
          <table:table-cell table:formula="of:=TODAY()" office:value-type="date" office:date-value="2025-01-30">
            <text:p>30/01/25</text:p>
          </table:table-cell>
          <table:table-cell table:number-columns-repeated="15"/>
        </table:table-row>
        <table:table-row table:style-name="ro2">
          <table:table-cell table:number-columns-repeated="24"/>
        </table:table-row>
        <table:table-row table:style-name="ro2">
          <table:table-cell table:number-columns-repeated="8"/>
          <table:table-cell table:style-name="ce19"/>
          <table:table-cell table:number-columns-repeated="15"/>
        </table:table-row>
        <table:table-row table:style-name="ro2">
          <table:table-cell/>
          <table:table-cell table:style-name="ce5" table:number-columns-repeated="6"/>
          <table:table-cell/>
          <table:table-cell table:style-name="ce19"/>
          <table:table-cell table:number-columns-repeated="15"/>
        </table:table-row>
        <table:table-row table:style-name="ro2">
          <table:table-cell/>
          <table:table-cell table:style-name="ce5"/>
          <table:table-cell table:style-name="ce7" office:value-type="string">
            <text:p>Task Name</text:p>
          </table:table-cell>
          <table:table-cell table:style-name="ce7" office:value-type="string">
            <text:p>Start Date</text:p>
          </table:table-cell>
          <table:table-cell table:style-name="ce7" office:value-type="string">
            <text:p>End Date</text:p>
          </table:table-cell>
          <table:table-cell table:style-name="ce7" office:value-type="string">
            <text:p>Priority</text:p>
          </table:table-cell>
          <table:table-cell table:style-name="ce7" office:value-type="string">
            <text:p>Duration</text:p>
          </table:table-cell>
          <table:table-cell table:style-name="ce7" office:value-type="string">
            <text:p>% Complete</text:p>
          </table:table-cell>
          <table:table-cell table:style-name="ce20" office:value-type="string">
            <text:p>Overdue/Ontrack</text:p>
          </table:table-cell>
          <table:table-cell office:value-type="string">
            <text:p>Completeion %</text:p>
          </table:table-cell>
          <table:table-cell table:number-columns-repeated="14"/>
        </table:table-row>
        <table:table-row table:style-name="ro4">
          <table:table-cell/>
          <table:table-cell table:style-name="ce5"/>
          <table:table-cell table:style-name="ce8" office:value-type="string">
            <text:p>Task 1</text:p>
          </table:table-cell>
          <table:table-cell table:style-name="ce11" office:value-type="date" office:date-value="2025-01-20">
            <text:p>20/01/2025</text:p>
          </table:table-cell>
          <table:table-cell table:style-name="ce12" office:value-type="date" office:date-value="2025-01-25">
            <text:p>25/01/2025</text:p>
          </table:table-cell>
          <table:table-cell table:style-name="ce8" office:value-type="string">
            <text:p>High</text:p>
          </table:table-cell>
          <table:table-cell table:style-name="ce8" table:formula="of:=[.E37]-[.D37]" office:value-type="float" office:value="5">
            <text:p>5</text:p>
          </table:table-cell>
          <table:table-cell table:style-name="ce17" table:formula="of:=MIN(100;[.J32] (TODAY() - [.E37]) / ([.F37] - [.E37]) * 100)" office:value-type="string" office:string-value="Err:509">
            <text:p>Err:509</text:p>
          </table:table-cell>
          <table:table-cell table:style-name="ce18" table:formula="of:=IF([.E37]&lt;TODAY(); &quot;Overdue&quot;; &quot;Ontrack&quot;)" office:value-type="string" office:string-value="Overdue">
            <text:p>Overdue</text:p>
          </table:table-cell>
          <table:table-cell table:style-name="ce22" table:formula="of:=MIN(100;(TODAY()-[.D37])/([.G37])*100)" office:value-type="float" office:value="100">
            <text:p>100</text:p>
          </table:table-cell>
          <table:table-cell table:number-columns-repeated="14"/>
        </table:table-row>
        <table:table-row table:style-name="ro4">
          <table:table-cell/>
          <table:table-cell table:style-name="ce5"/>
          <table:table-cell table:style-name="ce8" office:value-type="string">
            <text:p>Task 2</text:p>
          </table:table-cell>
          <table:table-cell table:style-name="ce12" office:value-type="date" office:date-value="2025-01-21">
            <text:p>21/01/2025</text:p>
          </table:table-cell>
          <table:table-cell table:style-name="ce12" office:value-type="date" office:date-value="2025-01-23">
            <text:p>23/01/2025</text:p>
          </table:table-cell>
          <table:table-cell table:style-name="ce8" office:value-type="string">
            <text:p>Medium</text:p>
          </table:table-cell>
          <table:table-cell table:style-name="ce8" table:formula="of:=[.E38]-[.D38]" office:value-type="float" office:value="2">
            <text:p>2</text:p>
          </table:table-cell>
          <table:table-cell table:style-name="ce17" office:value-type="percentage" office:value="1">
            <text:p>100.00%</text:p>
          </table:table-cell>
          <table:table-cell table:style-name="ce18" table:formula="of:=IF([.E38]&lt;TODAY(); &quot;Overdue&quot;; &quot;Ontrack&quot;)" office:value-type="string" office:string-value="Overdue">
            <text:p>Overdue</text:p>
          </table:table-cell>
          <table:table-cell table:style-name="ce22" table:formula="of:=MIN(100;(TODAY()-[.D38])/([.G38])*100)" office:value-type="float" office:value="100">
            <text:p>100</text:p>
          </table:table-cell>
          <table:table-cell table:number-columns-repeated="14"/>
        </table:table-row>
        <table:table-row table:style-name="ro4">
          <table:table-cell/>
          <table:table-cell table:style-name="ce5"/>
          <table:table-cell table:style-name="ce8" office:value-type="string">
            <text:p>Task 3</text:p>
          </table:table-cell>
          <table:table-cell table:style-name="ce12" office:value-type="date" office:date-value="2025-01-22">
            <text:p>22/01/2025</text:p>
          </table:table-cell>
          <table:table-cell table:style-name="ce12" office:value-type="date" office:date-value="2025-01-26">
            <text:p>26/01/2025</text:p>
          </table:table-cell>
          <table:table-cell table:style-name="ce8" office:value-type="string">
            <text:p>Low</text:p>
          </table:table-cell>
          <table:table-cell table:style-name="ce8" table:formula="of:=[.E39]-[.D39]" office:value-type="float" office:value="4">
            <text:p>4</text:p>
          </table:table-cell>
          <table:table-cell table:style-name="ce17" office:value-type="percentage" office:value="1">
            <text:p>100.00%</text:p>
          </table:table-cell>
          <table:table-cell table:style-name="ce18" table:formula="of:=IF([.E39]&lt;TODAY(); &quot;Overdue&quot;; &quot;Ontrack&quot;)" office:value-type="string" office:string-value="Overdue">
            <text:p>Overdue</text:p>
          </table:table-cell>
          <table:table-cell table:style-name="ce22" table:formula="of:=MIN(100;(TODAY()-[.D39])/([.G39])*100)" office:value-type="float" office:value="100">
            <text:p>100</text:p>
          </table:table-cell>
          <table:table-cell table:number-columns-repeated="14"/>
        </table:table-row>
        <table:table-row table:style-name="ro4">
          <table:table-cell/>
          <table:table-cell table:style-name="ce5"/>
          <table:table-cell table:style-name="ce8" office:value-type="string">
            <text:p>Task 4</text:p>
          </table:table-cell>
          <table:table-cell table:style-name="ce12" office:value-type="date" office:date-value="2025-01-23">
            <text:p>23/01/2025</text:p>
          </table:table-cell>
          <table:table-cell table:style-name="ce12" office:value-type="date" office:date-value="2025-01-29">
            <text:p>29/01/2025</text:p>
          </table:table-cell>
          <table:table-cell table:style-name="ce8" office:value-type="string">
            <text:p>High</text:p>
          </table:table-cell>
          <table:table-cell table:style-name="ce8" table:formula="of:=[.E40]-[.D40]" office:value-type="float" office:value="6">
            <text:p>6</text:p>
          </table:table-cell>
          <table:table-cell table:style-name="ce17" office:value-type="percentage" office:value="0.3">
            <text:p>30.00%</text:p>
          </table:table-cell>
          <table:table-cell table:style-name="ce18" table:formula="of:=IF([.E40]&lt;TODAY(); &quot;Overdue&quot;; &quot;Ontrack&quot;)" office:value-type="string" office:string-value="Overdue">
            <text:p>Overdue</text:p>
          </table:table-cell>
          <table:table-cell table:style-name="ce22" table:formula="of:=MIN(100;(TODAY()-[.D40])/([.G40])*100)" office:value-type="float" office:value="100">
            <text:p>100</text:p>
          </table:table-cell>
          <table:table-cell table:number-columns-repeated="14"/>
        </table:table-row>
        <table:table-row table:style-name="ro4">
          <table:table-cell/>
          <table:table-cell table:style-name="ce5"/>
          <table:table-cell table:style-name="ce8" office:value-type="string">
            <text:p>Task 5</text:p>
          </table:table-cell>
          <table:table-cell table:style-name="ce12" office:value-type="date" office:date-value="2025-01-24">
            <text:p>24/01/2025</text:p>
          </table:table-cell>
          <table:table-cell table:style-name="ce12" office:value-type="date" office:date-value="2025-01-30">
            <text:p>30/01/2025</text:p>
          </table:table-cell>
          <table:table-cell table:style-name="ce8" office:value-type="string">
            <text:p>Medium</text:p>
          </table:table-cell>
          <table:table-cell table:style-name="ce8" table:formula="of:=[.E41]-[.D41]" office:value-type="float" office:value="6">
            <text:p>6</text:p>
          </table:table-cell>
          <table:table-cell table:style-name="ce17" office:value-type="percentage" office:value="0.1">
            <text:p>10.00%</text:p>
          </table:table-cell>
          <table:table-cell table:style-name="ce18" table:formula="of:=IF([.E41]&lt;TODAY(); &quot;Overdue&quot;; &quot;Ontrack&quot;)" office:value-type="string" office:string-value="Ontrack">
            <text:p>Ontrack</text:p>
          </table:table-cell>
          <table:table-cell table:style-name="ce22" table:formula="of:=MIN(100;(TODAY()-[.D41])/([.G41])*100)" office:value-type="float" office:value="100">
            <text:p>100</text:p>
          </table:table-cell>
          <table:table-cell table:number-columns-repeated="14"/>
        </table:table-row>
        <table:table-row table:style-name="ro2">
          <table:table-cell table:number-columns-repeated="7"/>
          <table:table-cell table:style-name="ce18" table:formula="of:=IF([.E42]&lt;TODAY(); &quot;Overdue&quot;; &quot;Ontrack&quot;)" office:value-type="string" office:string-value="Overdue">
            <text:p>Overdue</text:p>
          </table:table-cell>
          <table:table-cell table:number-columns-repeated="16"/>
        </table:table-row>
        <table:table-row table:style-name="ro2">
          <table:table-cell table:number-columns-repeated="5"/>
          <table:table-cell table:formula="of:=COUNTIF([.F37:.F41]; &quot;High&quot;)[Sheet2.E11]" office:value-type="string" office:string-value="Err:509">
            <text:p>Err:509</text:p>
          </table:table-cell>
          <table:table-cell table:number-columns-repeated="18"/>
        </table:table-row>
        <table:table-row table:style-name="ro2" table:number-rows-repeated="3">
          <table:table-cell table:number-columns-repeated="24"/>
        </table:table-row>
        <table:table-row table:style-name="ro2">
          <table:table-cell table:number-columns-repeated="4"/>
          <table:table-cell table:style-name="ce5" table:number-columns-repeated="7"/>
          <table:table-cell table:number-columns-repeated="13"/>
        </table:table-row>
        <table:table-row table:style-name="ro2">
          <table:table-cell table:number-columns-repeated="4"/>
          <table:table-cell table:style-name="ce5"/>
          <table:table-cell table:style-name="ce2" office:value-type="string">
            <text:p>N</text:p>
          </table:table-cell>
          <table:table-cell table:style-name="ce2" office:value-type="string">
            <text:p>Task</text:p>
            <draw:frame table:end-cell-address="Sheet1.K58" table:end-x="0.363cm" table:end-y="0.304cm" draw:z-index="0" draw:style-name="gr1" draw:text-style-name="P1" svg:width="9.283cm" svg:height="4.38cm" svg:x="0.113cm" svg:y="0.44cm">
              <draw:object xlink:href="./Object 1" xlink:type="simple" xlink:show="embed" xlink:actuate="onLoad">
                <text:p/>
              </draw:object>
              <draw:image xlink:href="./ObjectReplacements/Object 1" xlink:type="simple" xlink:show="embed" xlink:actuate="onLoad"/>
            </draw:frame>
          </table:table-cell>
          <table:table-cell table:style-name="ce2" office:value-type="string">
            <text:p>Responsible</text:p>
          </table:table-cell>
          <table:table-cell table:style-name="ce2" office:value-type="string">
            <text:p>Status</text:p>
          </table:table-cell>
          <table:table-cell table:style-name="ce2" office:value-type="string">
            <text:p>Completion</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1">
            <text:p>1</text:p>
          </table:table-cell>
          <table:table-cell table:style-name="ce2" office:value-type="string">
            <text:p>Task 1</text:p>
          </table:table-cell>
          <table:table-cell table:style-name="ce2" office:value-type="string">
            <text:p>c1</text:p>
          </table:table-cell>
          <table:table-cell table:style-name="ce2" office:value-type="string">
            <text:p>Not Started</text:p>
          </table:table-cell>
          <table:table-cell table:style-name="ce23" office:value-type="percentage" office:value="0">
            <text:p>0.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2">
            <text:p>2</text:p>
          </table:table-cell>
          <table:table-cell table:style-name="ce2" office:value-type="string">
            <text:p>Task 2</text:p>
          </table:table-cell>
          <table:table-cell table:style-name="ce2" office:value-type="string">
            <text:p>c2</text:p>
          </table:table-cell>
          <table:table-cell table:style-name="ce2" office:value-type="string">
            <text:p>Ongoing</text:p>
          </table:table-cell>
          <table:table-cell table:style-name="ce23" office:value-type="percentage" office:value="0">
            <text:p>0.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3">
            <text:p>3</text:p>
          </table:table-cell>
          <table:table-cell table:style-name="ce2" office:value-type="string">
            <text:p>Task 3</text:p>
          </table:table-cell>
          <table:table-cell table:style-name="ce2" office:value-type="string">
            <text:p>c3</text:p>
          </table:table-cell>
          <table:table-cell table:style-name="ce2" office:value-type="string">
            <text:p>Completed</text:p>
          </table:table-cell>
          <table:table-cell table:style-name="ce23" office:value-type="percentage" office:value="0.33">
            <text:p>33.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4">
            <text:p>4</text:p>
          </table:table-cell>
          <table:table-cell table:style-name="ce2" office:value-type="string">
            <text:p>Task 4</text:p>
          </table:table-cell>
          <table:table-cell table:style-name="ce2" office:value-type="string">
            <text:p>c4</text:p>
          </table:table-cell>
          <table:table-cell table:style-name="ce2" office:value-type="string">
            <text:p>Ongoing</text:p>
          </table:table-cell>
          <table:table-cell table:style-name="ce23" office:value-type="percentage" office:value="1">
            <text:p>100.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5">
            <text:p>5</text:p>
          </table:table-cell>
          <table:table-cell table:style-name="ce2" office:value-type="string">
            <text:p>Task 5</text:p>
          </table:table-cell>
          <table:table-cell table:style-name="ce2" office:value-type="string">
            <text:p>c4</text:p>
          </table:table-cell>
          <table:table-cell table:style-name="ce2" office:value-type="string">
            <text:p>Ongoing</text:p>
          </table:table-cell>
          <table:table-cell table:style-name="ce23" office:value-type="percentage" office:value="0.44">
            <text:p>44.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6">
            <text:p>6</text:p>
          </table:table-cell>
          <table:table-cell table:style-name="ce2" office:value-type="string">
            <text:p>Task 6</text:p>
          </table:table-cell>
          <table:table-cell table:style-name="ce2" office:value-type="string">
            <text:p>c6</text:p>
          </table:table-cell>
          <table:table-cell table:style-name="ce2" office:value-type="string">
            <text:p>Completed</text:p>
          </table:table-cell>
          <table:table-cell table:style-name="ce23" office:value-type="percentage" office:value="0.22">
            <text:p>22.00%</text:p>
          </table:table-cell>
          <table:table-cell table:style-name="ce5"/>
          <table:table-cell/>
          <table:table-cell>
            <draw:frame table:end-cell-address="Sheet1.Q60" table:end-x="0.474cm" table:end-y="0.235cm" draw:z-index="1" draw:style-name="gr1" draw:text-style-name="P1" svg:width="8.67cm" svg:height="2.93cm" svg:x="0.836cm" svg:y="0.014cm">
              <draw:object xlink:href="./Object 2" xlink:type="simple" xlink:show="embed" xlink:actuate="onLoad">
                <text:p/>
              </draw:object>
              <draw:image xlink:href="./ObjectReplacements/Object 2" xlink:type="simple" xlink:show="embed" xlink:actuate="onLoad"/>
            </draw:frame>
          </table:table-cell>
          <table:table-cell table:number-columns-repeated="11"/>
        </table:table-row>
        <table:table-row table:style-name="ro2">
          <table:table-cell table:number-columns-repeated="4"/>
          <table:table-cell table:style-name="ce5"/>
          <table:table-cell table:style-name="ce2" office:value-type="float" office:value="7">
            <text:p>7</text:p>
          </table:table-cell>
          <table:table-cell table:style-name="ce2" office:value-type="string">
            <text:p>Task 7</text:p>
          </table:table-cell>
          <table:table-cell table:style-name="ce2" office:value-type="string">
            <text:p>c7</text:p>
          </table:table-cell>
          <table:table-cell table:style-name="ce2" office:value-type="string">
            <text:p>Not Started</text:p>
          </table:table-cell>
          <table:table-cell table:style-name="ce23" office:value-type="percentage" office:value="1">
            <text:p>100.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8">
            <text:p>8</text:p>
          </table:table-cell>
          <table:table-cell table:style-name="ce2" office:value-type="string">
            <text:p>Task 8</text:p>
          </table:table-cell>
          <table:table-cell table:style-name="ce2" office:value-type="string">
            <text:p>c8</text:p>
          </table:table-cell>
          <table:table-cell table:style-name="ce2" office:value-type="string">
            <text:p>Not Started</text:p>
          </table:table-cell>
          <table:table-cell table:style-name="ce23" office:value-type="percentage" office:value="0">
            <text:p>0.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9">
            <text:p>9</text:p>
          </table:table-cell>
          <table:table-cell table:style-name="ce2" office:value-type="string">
            <text:p>Task 9</text:p>
          </table:table-cell>
          <table:table-cell table:style-name="ce2" office:value-type="string">
            <text:p>c9</text:p>
          </table:table-cell>
          <table:table-cell table:style-name="ce2" office:value-type="string">
            <text:p>Completed</text:p>
          </table:table-cell>
          <table:table-cell table:style-name="ce23" office:value-type="percentage" office:value="0">
            <text:p>0.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10">
            <text:p>10</text:p>
          </table:table-cell>
          <table:table-cell table:style-name="ce2" office:value-type="string">
            <text:p>Task 10</text:p>
          </table:table-cell>
          <table:table-cell table:style-name="ce2" office:value-type="string">
            <text:p>c10</text:p>
          </table:table-cell>
          <table:table-cell table:style-name="ce2" office:value-type="string">
            <text:p>Ongoing</text:p>
          </table:table-cell>
          <table:table-cell table:style-name="ce23" office:value-type="percentage" office:value="0.11">
            <text:p>11.00%</text:p>
          </table:table-cell>
          <table:table-cell table:style-name="ce5"/>
          <table:table-cell table:number-columns-repeated="13"/>
        </table:table-row>
        <table:table-row table:style-name="ro2">
          <table:table-cell table:number-columns-repeated="4"/>
          <table:table-cell table:style-name="ce5"/>
          <table:table-cell table:style-name="ce2" office:value-type="float" office:value="11">
            <text:p>11</text:p>
          </table:table-cell>
          <table:table-cell table:style-name="ce2" office:value-type="string">
            <text:p>task 11</text:p>
          </table:table-cell>
          <table:table-cell table:style-name="ce2" office:value-type="string">
            <text:p>c11</text:p>
          </table:table-cell>
          <table:table-cell table:style-name="ce2" office:value-type="string">
            <text:p>Not Started</text:p>
          </table:table-cell>
          <table:table-cell table:style-name="ce23" office:value-type="percentage" office:value="0">
            <text:p>0.00%</text:p>
          </table:table-cell>
          <table:table-cell table:style-name="ce5"/>
          <table:table-cell table:number-columns-repeated="13"/>
        </table:table-row>
        <table:table-row table:style-name="ro2">
          <table:table-cell table:number-columns-repeated="4"/>
          <table:table-cell table:style-name="ce5" table:number-columns-repeated="7"/>
          <table:table-cell table:number-columns-repeated="13"/>
        </table:table-row>
        <table:table-row table:style-name="ro2">
          <table:table-cell table:number-columns-repeated="9"/>
          <table:table-cell table:style-name="ce2" table:formula="of:=AVERAGE([.J49:.J59])" office:value-type="percentage" office:value="0.281818181818182">
            <text:p>28.18%</text:p>
          </table:table-cell>
          <table:table-cell table:number-columns-repeated="14"/>
        </table:table-row>
        <table:table-row table:style-name="ro2" table:number-rows-repeated="4">
          <table:table-cell table:number-columns-repeated="24"/>
        </table:table-row>
        <table:table-row table:style-name="ro2">
          <table:table-cell table:number-columns-repeated="6"/>
          <table:table-cell office:value-type="string">
            <text:p>number</text:p>
          </table:table-cell>
          <table:table-cell office:value-type="string">
            <text:p>name</text:p>
          </table:table-cell>
          <table:table-cell office:value-type="string">
            <text:p>s1</text:p>
          </table:table-cell>
          <table:table-cell office:value-type="string">
            <text:p>s2</text:p>
          </table:table-cell>
          <table:table-cell office:value-type="string">
            <text:p>s3</text:p>
          </table:table-cell>
          <table:table-cell office:value-type="string">
            <text:p>s4</text:p>
          </table:table-cell>
          <table:table-cell table:number-columns-repeated="12"/>
        </table:table-row>
        <table:table-row table:style-name="ro2">
          <table:table-cell table:number-columns-repeated="6"/>
          <table:table-cell office:value-type="float" office:value="101">
            <text:p>101</text:p>
          </table:table-cell>
          <table:table-cell office:value-type="string">
            <text:p>a</text:p>
          </table:table-cell>
          <table:table-cell office:value-type="float" office:value="55">
            <text:p>55</text:p>
          </table:table-cell>
          <table:table-cell office:value-type="float" office:value="45">
            <text:p>45</text:p>
          </table:table-cell>
          <table:table-cell office:value-type="float" office:value="66">
            <text:p>66</text:p>
          </table:table-cell>
          <table:table-cell office:value-type="float" office:value="75">
            <text:p>75</text:p>
          </table:table-cell>
          <table:table-cell table:number-columns-repeated="12"/>
        </table:table-row>
        <table:table-row table:style-name="ro2">
          <table:table-cell table:number-columns-repeated="6"/>
          <table:table-cell office:value-type="float" office:value="102">
            <text:p>102</text:p>
          </table:table-cell>
          <table:table-cell office:value-type="string">
            <text:p>b</text:p>
          </table:table-cell>
          <table:table-cell office:value-type="float" office:value="33">
            <text:p>33</text:p>
          </table:table-cell>
          <table:table-cell office:value-type="float" office:value="66">
            <text:p>66</text:p>
          </table:table-cell>
          <table:table-cell office:value-type="float" office:value="33">
            <text:p>33</text:p>
          </table:table-cell>
          <table:table-cell office:value-type="float" office:value="66">
            <text:p>66</text:p>
          </table:table-cell>
          <table:table-cell table:number-columns-repeated="12"/>
        </table:table-row>
        <table:table-row table:style-name="ro2">
          <table:table-cell table:number-columns-repeated="6"/>
          <table:table-cell office:value-type="float" office:value="103">
            <text:p>103</text:p>
          </table:table-cell>
          <table:table-cell office:value-type="string">
            <text:p>c</text:p>
          </table:table-cell>
          <table:table-cell office:value-type="float" office:value="77">
            <text:p>77</text:p>
          </table:table-cell>
          <table:table-cell table:number-columns-repeated="2" office:value-type="float" office:value="11">
            <text:p>11</text:p>
          </table:table-cell>
          <table:table-cell office:value-type="float" office:value="22">
            <text:p>22</text:p>
          </table:table-cell>
          <table:table-cell table:number-columns-repeated="12"/>
        </table:table-row>
        <table:table-row table:style-name="ro2">
          <table:table-cell table:number-columns-repeated="6"/>
          <table:table-cell office:value-type="float" office:value="104">
            <text:p>104</text:p>
          </table:table-cell>
          <table:table-cell office:value-type="string">
            <text:p>d</text:p>
          </table:table-cell>
          <table:table-cell office:value-type="float" office:value="44">
            <text:p>44</text:p>
          </table:table-cell>
          <table:table-cell office:value-type="float" office:value="66">
            <text:p>66</text:p>
          </table:table-cell>
          <table:table-cell office:value-type="float" office:value="55">
            <text:p>55</text:p>
          </table:table-cell>
          <table:table-cell office:value-type="float" office:value="66">
            <text:p>66</text:p>
          </table:table-cell>
          <table:table-cell table:number-columns-repeated="12"/>
        </table:table-row>
        <table:table-row table:style-name="ro2">
          <table:table-cell table:number-columns-repeated="6"/>
          <table:table-cell office:value-type="float" office:value="105">
            <text:p>105</text:p>
          </table:table-cell>
          <table:table-cell office:value-type="string">
            <text:p>e</text:p>
          </table:table-cell>
          <table:table-cell office:value-type="float" office:value="11">
            <text:p>11</text:p>
          </table:table-cell>
          <table:table-cell office:value-type="float" office:value="44">
            <text:p>44</text:p>
          </table:table-cell>
          <table:table-cell office:value-type="float" office:value="32">
            <text:p>32</text:p>
          </table:table-cell>
          <table:table-cell office:value-type="float" office:value="44">
            <text:p>44</text:p>
          </table:table-cell>
          <table:table-cell table:number-columns-repeated="12"/>
        </table:table-row>
        <table:table-row table:style-name="ro2" table:number-rows-repeated="5">
          <table:table-cell table:number-columns-repeated="24"/>
        </table:table-row>
        <table:table-row table:style-name="ro2">
          <table:table-cell table:number-columns-repeated="12"/>
          <table:table-cell office:value-type="string">
            <text:p><text:s/></text:p>
          </table:table-cell>
          <table:table-cell table:number-columns-repeated="11"/>
        </table:table-row>
        <table:table-row table:style-name="ro2">
          <table:table-cell table:number-columns-repeated="24"/>
        </table:table-row>
        <table:table-row table:style-name="ro2">
          <table:table-cell table:number-columns-repeated="12"/>
          <table:table-cell office:value-type="string">
            <text:p><text:s/></text:p>
          </table:table-cell>
          <table:table-cell table:number-columns-repeated="11"/>
        </table:table-row>
        <table:table-row table:style-name="ro1">
          <table:table-cell table:number-columns-repeated="8"/>
          <table:table-cell table:style-name="ce4" office:value-type="string">
            <text:p>Task Name</text:p>
          </table:table-cell>
          <table:table-cell table:style-name="ce4" office:value-type="string">
            <text:p>Assigined</text:p>
          </table:table-cell>
          <table:table-cell table:style-name="ce4" office:value-type="string">
            <text:p>Start Date</text:p>
          </table:table-cell>
          <table:table-cell table:style-name="ce4" office:value-type="string">
            <text:p>End Date</text:p>
          </table:table-cell>
          <table:table-cell table:style-name="ce4" office:value-type="string">
            <text:p>Importance</text:p>
          </table:table-cell>
          <table:table-cell table:style-name="ce27" office:value-type="string">
            <text:p>Urgency </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style-name="ce16" office:value-type="string">
            <text:p>Progress</text:p>
          </table:table-cell>
          <table:table-cell table:style-name="ce39" office:value-type="string">
            <text:p>Remaining Days</text:p>
          </table:table-cell>
        </table:table-row>
        <table:table-row table:style-name="ro4">
          <table:table-cell table:number-columns-repeated="8"/>
          <table:table-cell table:style-name="ce21" office:value-type="string">
            <text:p>Task 1</text:p>
          </table:table-cell>
          <table:table-cell table:style-name="ce21" office:value-type="string">
            <text:p>a</text:p>
          </table:table-cell>
          <table:table-cell table:style-name="ce24" office:value-type="date" office:date-value="2025-01-20">
            <text:p>20/01/25</text:p>
          </table:table-cell>
          <table:table-cell table:style-name="ce25" office:value-type="date" office:date-value="2025-01-25">
            <text:p>25/01/25</text:p>
          </table:table-cell>
          <table:table-cell table:number-columns-repeated="2" table:style-name="ce21" office:value-type="string">
            <text:p>High</text:p>
          </table:table-cell>
          <table:table-cell table:style-name="ce30" table:formula="of:=IF(AND([.N81]=&quot;High&quot;; [.M81]=&quot;High&quot;); &quot;Critical&quot;;      IF(AND([.N81]=&quot;High&quot;; [.M81]=&quot;Medium&quot;); &quot;Urgent&quot;;      IF(AND([.N81]=&quot;Medium&quot;; [.M81]=&quot;High&quot;); &quot;Important&quot;;      &quot;Low &quot;)))" office:value-type="string" office:string-value="Critical">
            <text:p>Critical</text:p>
          </table:table-cell>
          <table:table-cell table:style-name="ce21" table:formula="of:=[.L81]-[.K81]" office:value-type="float" office:value="5">
            <text:p>5</text:p>
          </table:table-cell>
          <table:table-cell table:style-name="ce33" table:content-validation-name="val3" office:value-type="string">
            <text:p>Completed</text:p>
          </table:table-cell>
          <table:table-cell table:style-name="ce34" office:value-type="percentage" office:value="1">
            <text:p>100.00%</text:p>
          </table:table-cell>
          <table:table-cell table:style-name="ce35" table:formula="of:=MIN(100;(TODAY()-[.K81])/([.P81])*100)" office:value-type="float" office:value="100">
            <text:p>100</text:p>
          </table:table-cell>
          <table:table-cell table:style-name="ce36"/>
          <table:table-cell table:style-name="ce37" table:content-validation-name="val4" office:value-type="string">
            <text:p><text:s/>- - </text:p>
          </table:table-cell>
          <table:table-cell table:style-name="ce18"/>
          <table:table-cell table:style-name="ce38" table:formula="of:=REPT(&quot;█&quot;; [.R81]*10)" office:value-type="string" office:string-value="██████████">
            <text:p>██████████</text:p>
          </table:table-cell>
          <table:table-cell table:style-name="ce40" table:formula="of:=IF(DAYS([.L81];TODAY()) &gt; 0; DAYS([.L81];TODAY());&quot;Overdue&quot;)" office:value-type="string" office:string-value="Overdue">
            <text:p>Overdue</text:p>
          </table:table-cell>
        </table:table-row>
        <table:table-row table:style-name="ro4">
          <table:table-cell table:number-columns-repeated="8"/>
          <table:table-cell table:style-name="ce21" office:value-type="string">
            <text:p>Task 2</text:p>
          </table:table-cell>
          <table:table-cell table:style-name="ce21" office:value-type="string">
            <text:p>b</text:p>
          </table:table-cell>
          <table:table-cell table:style-name="ce25" office:value-type="date" office:date-value="2025-01-21">
            <text:p>21/01/25</text:p>
          </table:table-cell>
          <table:table-cell table:style-name="ce25" office:value-type="date" office:date-value="2025-01-23">
            <text:p>23/01/25</text:p>
          </table:table-cell>
          <table:table-cell table:number-columns-repeated="2" table:style-name="ce21" office:value-type="string">
            <text:p>Medium</text:p>
          </table:table-cell>
          <table:table-cell table:style-name="ce30" table:formula="of:=IF(AND([.N82]=&quot;High&quot;; [.M82]=&quot;High&quot;); &quot;Critical&quot;;      IF(AND([.N82]=&quot;High&quot;; [.M82]=&quot;Medium&quot;); &quot;Urgent&quot;;      IF(AND([.N82]=&quot;Medium&quot;; [.M82]=&quot;High&quot;); &quot;Important&quot;;      &quot;Low &quot;)))" office:value-type="string" office:string-value="Low ">
            <text:p>Low </text:p>
          </table:table-cell>
          <table:table-cell table:style-name="ce21" table:formula="of:=[.L82]-[.K82]" office:value-type="float" office:value="2">
            <text:p>2</text:p>
          </table:table-cell>
          <table:table-cell table:style-name="ce33" table:content-validation-name="val3" office:value-type="string">
            <text:p>Completed</text:p>
          </table:table-cell>
          <table:table-cell table:style-name="ce34" office:value-type="percentage" office:value="1">
            <text:p>100.00%</text:p>
          </table:table-cell>
          <table:table-cell table:style-name="ce35" table:formula="of:=MIN(100;(TODAY()-[.K82])/([.P82])*100)" office:value-type="float" office:value="100">
            <text:p>100</text:p>
          </table:table-cell>
          <table:table-cell table:style-name="ce36" table:formula="of:=IF([.R82]=1; &quot; -- &quot;; IF(AND([.L82]&lt;TODAY(); [.R82]&lt;&gt;100); &quot;Overdue&quot;; &quot;Ontrack&quot;))" office:value-type="string" office:string-value=" -- ">
            <text:p><text:s/>-- </text:p>
          </table:table-cell>
          <table:table-cell table:style-name="ce37" table:content-validation-name="val4" office:value-type="string">
            <text:p><text:s/>- - </text:p>
          </table:table-cell>
          <table:table-cell table:style-name="ce18"/>
          <table:table-cell table:style-name="ce38" table:formula="of:=REPT(&quot;█&quot;; [.R82]*10)" office:value-type="string" office:string-value="██████████">
            <text:p>██████████</text:p>
          </table:table-cell>
          <table:table-cell table:style-name="ce40" table:formula="of:=IF(DAYS([.L82];TODAY()) &gt; 0; DAYS([.L82];TODAY());&quot;Overdue&quot;)" office:value-type="string" office:string-value="Overdue">
            <text:p>Overdue</text:p>
          </table:table-cell>
        </table:table-row>
        <table:table-row table:style-name="ro4">
          <table:table-cell table:number-columns-repeated="8"/>
          <table:table-cell table:style-name="ce21" office:value-type="string">
            <text:p>Task 3</text:p>
          </table:table-cell>
          <table:table-cell table:style-name="ce21" office:value-type="string">
            <text:p>c</text:p>
          </table:table-cell>
          <table:table-cell table:style-name="ce25" office:value-type="date" office:date-value="2025-01-22">
            <text:p>22/01/25</text:p>
          </table:table-cell>
          <table:table-cell table:style-name="ce25" office:value-type="date" office:date-value="2025-01-26">
            <text:p>26/01/25</text:p>
          </table:table-cell>
          <table:table-cell table:style-name="ce21" office:value-type="string">
            <text:p>Low</text:p>
          </table:table-cell>
          <table:table-cell table:style-name="ce21" office:value-type="string">
            <text:p>High</text:p>
          </table:table-cell>
          <table:table-cell table:style-name="ce30" table:formula="of:=IF(AND([.N83]=&quot;High&quot;; [.M83]=&quot;High&quot;); &quot;Critical&quot;;      IF(AND([.N83]=&quot;High&quot;; [.M83]=&quot;Medium&quot;); &quot;Urgent&quot;;      IF(AND([.N83]=&quot;Medium&quot;; [.M83]=&quot;High&quot;); &quot;Important&quot;;      &quot;Low &quot;)))" office:value-type="string" office:string-value="Low ">
            <text:p>Low </text:p>
          </table:table-cell>
          <table:table-cell table:style-name="ce21" table:formula="of:=[.L83]-[.K83]" office:value-type="float" office:value="4">
            <text:p>4</text:p>
          </table:table-cell>
          <table:table-cell table:style-name="ce33" table:content-validation-name="val3" office:value-type="string">
            <text:p>Completed</text:p>
          </table:table-cell>
          <table:table-cell table:style-name="ce34" office:value-type="percentage" office:value="1">
            <text:p>100.00%</text:p>
          </table:table-cell>
          <table:table-cell table:style-name="ce35" table:formula="of:=MIN(100;(TODAY()-[.K83])/([.P83])*100)" office:value-type="float" office:value="100">
            <text:p>100</text:p>
          </table:table-cell>
          <table:table-cell table:style-name="ce36" table:formula="of:=IF([.R83]=1; &quot; -- &quot;; IF(AND([.L83]&lt;TODAY(); [.R83]&lt;&gt;100); &quot;Overdue&quot;; &quot;Ontrack&quot;))" office:value-type="string" office:string-value=" -- ">
            <text:p><text:s/>-- </text:p>
          </table:table-cell>
          <table:table-cell table:style-name="ce37" table:content-validation-name="val4" office:value-type="string">
            <text:p><text:s/>- - </text:p>
          </table:table-cell>
          <table:table-cell table:style-name="ce18"/>
          <table:table-cell table:style-name="ce38" table:formula="of:=REPT(&quot;█&quot;; [.R83]*10)" office:value-type="string" office:string-value="██████████">
            <text:p>██████████</text:p>
          </table:table-cell>
          <table:table-cell table:style-name="ce40" table:formula="of:=IF(DAYS([.L83];TODAY()) &gt; 0; DAYS([.L83];TODAY());&quot;Overdue&quot;)" office:value-type="string" office:string-value="Overdue">
            <text:p>Overdue</text:p>
          </table:table-cell>
        </table:table-row>
        <table:table-row table:style-name="ro4">
          <table:table-cell table:number-columns-repeated="8"/>
          <table:table-cell table:style-name="ce21" office:value-type="string">
            <text:p>Task 4</text:p>
          </table:table-cell>
          <table:table-cell table:style-name="ce21" office:value-type="string">
            <text:p>d</text:p>
          </table:table-cell>
          <table:table-cell table:style-name="ce25" office:value-type="date" office:date-value="2025-01-23">
            <text:p>23/01/25</text:p>
          </table:table-cell>
          <table:table-cell table:style-name="ce25" office:value-type="date" office:date-value="2025-01-29">
            <text:p>29/01/25</text:p>
          </table:table-cell>
          <table:table-cell table:style-name="ce21" office:value-type="string">
            <text:p>High</text:p>
          </table:table-cell>
          <table:table-cell table:style-name="ce21" office:value-type="string">
            <text:p>Low</text:p>
          </table:table-cell>
          <table:table-cell table:style-name="ce30" table:formula="of:=IF(AND([.N84]=&quot;High&quot;; [.M84]=&quot;High&quot;); &quot;Critical&quot;;      IF(AND([.N84]=&quot;High&quot;; [.M84]=&quot;Medium&quot;); &quot;Urgent&quot;;      IF(AND([.N84]=&quot;Medium&quot;; [.M84]=&quot;High&quot;); &quot;Important&quot;;      &quot;Low &quot;)))" office:value-type="string" office:string-value="Low ">
            <text:p>Low </text:p>
          </table:table-cell>
          <table:table-cell table:style-name="ce21" table:formula="of:=[.L84]-[.K84]" office:value-type="float" office:value="6">
            <text:p>6</text:p>
          </table:table-cell>
          <table:table-cell table:style-name="ce33" table:content-validation-name="val3" office:value-type="string">
            <text:p>Ongoing</text:p>
          </table:table-cell>
          <table:table-cell table:style-name="ce34" office:value-type="percentage" office:value="0.3">
            <text:p>30.00%</text:p>
          </table:table-cell>
          <table:table-cell table:style-name="ce35" table:formula="of:=MIN(100;(TODAY()-[.K84])/([.P84])*100)" office:value-type="float" office:value="100">
            <text:p>100</text:p>
          </table:table-cell>
          <table:table-cell table:style-name="ce36" table:formula="of:=IF([.R84]=1; &quot; -- &quot;; IF(AND([.L84]&lt;TODAY(); [.R84]&lt;&gt;100); &quot;Overdue&quot;; &quot;Ontrack&quot;))" office:value-type="string" office:string-value="Overdue">
            <text:p>Overdue</text:p>
          </table:table-cell>
          <table:table-cell table:style-name="ce37" table:content-validation-name="val4" office:value-type="string">
            <text:p>Issue</text:p>
          </table:table-cell>
          <table:table-cell table:style-name="ce18"/>
          <table:table-cell table:style-name="ce38" table:formula="of:=REPT(&quot;█&quot;; [.R84]*10)" office:value-type="string" office:string-value="███">
            <text:p>███</text:p>
          </table:table-cell>
          <table:table-cell table:style-name="ce40" table:formula="of:=IF(DAYS([.L84];TODAY()) &gt; 0; DAYS([.L84];TODAY());&quot;Overdue&quot;)" office:value-type="string" office:string-value="Overdue">
            <text:p>Overdue</text:p>
          </table:table-cell>
        </table:table-row>
        <table:table-row table:style-name="ro4">
          <table:table-cell table:number-columns-repeated="8"/>
          <table:table-cell table:style-name="ce21" office:value-type="string">
            <text:p>Task 5</text:p>
          </table:table-cell>
          <table:table-cell table:style-name="ce21" office:value-type="string">
            <text:p>b</text:p>
          </table:table-cell>
          <table:table-cell table:style-name="ce25" office:value-type="date" office:date-value="2025-01-24">
            <text:p>24/01/25</text:p>
          </table:table-cell>
          <table:table-cell table:style-name="ce25" office:value-type="date" office:date-value="2025-01-30">
            <text:p>30/01/25</text:p>
          </table:table-cell>
          <table:table-cell table:style-name="ce21" office:value-type="string">
            <text:p>High</text:p>
          </table:table-cell>
          <table:table-cell table:style-name="ce21" office:value-type="string">
            <text:p>Medium</text:p>
          </table:table-cell>
          <table:table-cell table:style-name="ce30" table:formula="of:=IF(AND([.N85]=&quot;High&quot;; [.M85]=&quot;High&quot;); &quot;Critical&quot;;      IF(AND([.N85]=&quot;High&quot;; [.M85]=&quot;Medium&quot;); &quot;Urgent&quot;;      IF(AND([.N85]=&quot;Medium&quot;; [.M85]=&quot;High&quot;); &quot;Important&quot;;      &quot;Low &quot;)))" office:value-type="string" office:string-value="Important">
            <text:p>Important</text:p>
          </table:table-cell>
          <table:table-cell table:style-name="ce21" table:formula="of:=[.L85]-[.K85]" office:value-type="float" office:value="6">
            <text:p>6</text:p>
          </table:table-cell>
          <table:table-cell table:style-name="ce33" table:content-validation-name="val3" office:value-type="string">
            <text:p>Ongoing</text:p>
          </table:table-cell>
          <table:table-cell table:style-name="ce34" office:value-type="percentage" office:value="0.3">
            <text:p>30.00%</text:p>
          </table:table-cell>
          <table:table-cell table:style-name="ce35" table:formula="of:=MIN(100;(TODAY()-[.K85])/([.P85])*100)" office:value-type="float" office:value="100">
            <text:p>100</text:p>
          </table:table-cell>
          <table:table-cell table:style-name="ce36" table:formula="of:=IF([.R85]=1; &quot; -- &quot;; IF(AND([.L85]&lt;TODAY(); [.R85]&lt;&gt;100); &quot;Overdue&quot;; &quot;Ontrack&quot;))" office:value-type="string" office:string-value="Ontrack">
            <text:p>Ontrack</text:p>
          </table:table-cell>
          <table:table-cell table:style-name="ce37" table:content-validation-name="val4" office:value-type="string">
            <text:p>Action</text:p>
          </table:table-cell>
          <table:table-cell table:style-name="ce18"/>
          <table:table-cell table:style-name="ce38" table:formula="of:=REPT(&quot;█&quot;; [.R85]*10)" office:value-type="string" office:string-value="███">
            <text:p>███</text:p>
          </table:table-cell>
          <table:table-cell table:style-name="ce40" table:formula="of:=IF(DAYS([.L85];TODAY()) &gt; 0; DAYS([.L85];TODAY());&quot;Overdue&quot;)" office:value-type="string" office:string-value="Overdue">
            <text:p>Overdue</text:p>
          </table:table-cell>
        </table:table-row>
        <table:table-row table:style-name="ro4">
          <table:table-cell table:number-columns-repeated="8"/>
          <table:table-cell table:style-name="ce21" office:value-type="string">
            <text:p>Task 6</text:p>
          </table:table-cell>
          <table:table-cell table:style-name="ce21" office:value-type="string">
            <text:p>d</text:p>
          </table:table-cell>
          <table:table-cell table:style-name="ce25" office:value-type="date" office:date-value="2025-01-24">
            <text:p>24/01/25</text:p>
          </table:table-cell>
          <table:table-cell table:style-name="ce25" office:value-type="date" office:date-value="2025-01-26">
            <text:p>26/01/25</text:p>
          </table:table-cell>
          <table:table-cell table:style-name="ce21" office:value-type="string">
            <text:p>Low</text:p>
          </table:table-cell>
          <table:table-cell table:style-name="ce21" office:value-type="string">
            <text:p>High</text:p>
          </table:table-cell>
          <table:table-cell table:style-name="ce30" table:formula="of:=IF(AND([.N86]=&quot;High&quot;; [.M86]=&quot;High&quot;); &quot;Critical&quot;;      IF(AND([.N86]=&quot;High&quot;; [.M86]=&quot;Medium&quot;); &quot;Urgent&quot;;      IF(AND([.N86]=&quot;Medium&quot;; [.M86]=&quot;High&quot;); &quot;Important&quot;;      &quot;Low &quot;)))" office:value-type="string" office:string-value="Low ">
            <text:p>Low </text:p>
          </table:table-cell>
          <table:table-cell table:style-name="ce21" table:formula="of:=[.L86]-[.K86]" office:value-type="float" office:value="2">
            <text:p>2</text:p>
          </table:table-cell>
          <table:table-cell table:style-name="ce33" table:content-validation-name="val3" office:value-type="string">
            <text:p>Ongoing</text:p>
          </table:table-cell>
          <table:table-cell table:style-name="ce34" office:value-type="percentage" office:value="0.1">
            <text:p>10.00%</text:p>
          </table:table-cell>
          <table:table-cell table:style-name="ce35" table:formula="of:=MIN(100;(TODAY()-[.K86])/([.P86])*100)" office:value-type="float" office:value="100">
            <text:p>100</text:p>
          </table:table-cell>
          <table:table-cell table:style-name="ce36" table:formula="of:=IF([.R86]=1; &quot; -- &quot;; IF(AND([.L86]&lt;TODAY(); [.R86]&lt;&gt;100); &quot;Overdue&quot;; &quot;Ontrack&quot;))" office:value-type="string" office:string-value="Overdue">
            <text:p>Overdue</text:p>
          </table:table-cell>
          <table:table-cell table:style-name="ce37" table:content-validation-name="val4" office:value-type="string">
            <text:p>Depandency</text:p>
          </table:table-cell>
          <table:table-cell table:style-name="ce18"/>
          <table:table-cell table:style-name="ce38" table:formula="of:=REPT(&quot;█&quot;; [.R86]*10)" office:value-type="string" office:string-value="█">
            <text:p>█</text:p>
          </table:table-cell>
          <table:table-cell table:style-name="ce40" table:formula="of:=IF(DAYS([.L86];TODAY()) &gt; 0; DAYS([.L86];TODAY());&quot;Overdue&quot;)" office:value-type="string" office:string-value="Overdue">
            <text:p>Overdue</text:p>
          </table:table-cell>
        </table:table-row>
        <table:table-row table:style-name="ro2" table:number-rows-repeated="2">
          <table:table-cell table:number-columns-repeated="24"/>
        </table:table-row>
        <table:table-row table:style-name="ro2">
          <table:table-cell table:number-columns-repeated="23"/>
          <table:table-cell>
            <draw:frame table:end-cell-address="Sheet1.AD104" table:end-x="0.835cm" table:end-y="0.303cm" draw:z-index="7" draw:style-name="gr1" draw:text-style-name="P1" svg:width="13.131cm" svg:height="6.838cm" svg:x="1.253cm" svg:y="0.285cm">
              <draw:object draw:notify-on-update-of-ranges="Sheet1.P92:Sheet1.P97 Sheet1.R91:Sheet1.R91 Sheet1.R92:Sheet1.R97 Sheet1.S91:Sheet1.S91 Sheet1.S92:Sheet1.S97 Sheet1.V91:Sheet1.V91 Sheet1.V92:Sheet1.V97" xlink:href="./Object 29" xlink:type="simple" xlink:show="embed" xlink:actuate="onLoad">
                <text:p/>
              </draw:object>
              <draw:image xlink:href="./ObjectReplacements/Object 29" xlink:type="simple" xlink:show="embed" xlink:actuate="onLoad"/>
            </draw:frame>
          </table:table-cell>
        </table:table-row>
        <table:table-row table:style-name="ro2">
          <table:table-cell table:number-columns-repeated="15"/>
          <table:table-cell table:style-name="ce18" table:number-columns-repeated="6"/>
          <table:table-cell table:number-columns-repeated="3"/>
        </table:table-row>
        <table:table-row table:style-name="ro5">
          <table:table-cell table:number-columns-repeated="14"/>
          <table:table-cell table:style-name="ce4" office:value-type="string">
            <text:p>Importance</text:p>
          </table:table-cell>
          <table:table-cell table:style-name="ce31" office:value-type="string">
            <text:p>Task Name</text:p>
          </table:table-cell>
          <table:table-cell table:style-name="ce31" office:value-type="string">
            <text:p>Duration</text:p>
          </table:table-cell>
          <table:table-cell table:style-name="ce18" office:value-type="string">
            <text:p>Actual</text:p>
          </table:table-cell>
          <table:table-cell table:style-name="ce18" office:value-type="string">
            <text:p>Expected</text:p>
          </table:table-cell>
          <table:table-cell table:style-name="ce18" office:value-type="string">
            <text:p>x2</text:p>
          </table:table-cell>
          <table:table-cell table:style-name="ce18" office:value-type="string">
            <text:p>xy</text:p>
          </table:table-cell>
          <table:table-cell office:value-type="string">
            <text:p>y=mx+c</text:p>
          </table:table-cell>
          <table:table-cell table:number-columns-repeated="2"/>
        </table:table-row>
        <table:table-row table:style-name="ro2">
          <table:table-cell table:number-columns-repeated="14"/>
          <table:table-cell table:style-name="ce21" office:value-type="string">
            <text:p>High</text:p>
          </table:table-cell>
          <table:table-cell table:style-name="ce32" office:value-type="string">
            <text:p>Task 1</text:p>
          </table:table-cell>
          <table:table-cell table:style-name="ce32" office:value-type="float" office:value="5">
            <text:p>5</text:p>
          </table:table-cell>
          <table:table-cell table:style-name="ce18" office:value-type="float" office:value="30">
            <text:p>30</text:p>
          </table:table-cell>
          <table:table-cell table:style-name="ce18" office:value-type="float" office:value="100">
            <text:p>100</text:p>
          </table:table-cell>
          <table:table-cell table:style-name="ce18" table:formula="of:=[.R92]*[.R92]" office:value-type="float" office:value="900">
            <text:p>900</text:p>
          </table:table-cell>
          <table:table-cell table:style-name="ce18" table:formula="of:=[.S92]*[.R92]" office:value-type="float" office:value="3000">
            <text:p>3000</text:p>
          </table:table-cell>
          <table:table-cell table:formula="of:=26.374*[.Q92]+69.52" office:value-type="float" office:value="201.39">
            <text:p>201.39</text:p>
          </table:table-cell>
          <table:table-cell table:number-columns-repeated="2"/>
        </table:table-row>
        <table:table-row table:style-name="ro2">
          <table:table-cell table:number-columns-repeated="14"/>
          <table:table-cell table:style-name="ce21" office:value-type="string">
            <text:p>Medium</text:p>
          </table:table-cell>
          <table:table-cell table:style-name="ce32" office:value-type="string">
            <text:p>Task 2</text:p>
          </table:table-cell>
          <table:table-cell table:style-name="ce32" office:value-type="float" office:value="4">
            <text:p>4</text:p>
          </table:table-cell>
          <table:table-cell table:style-name="ce18" office:value-type="float" office:value="80">
            <text:p>80</text:p>
          </table:table-cell>
          <table:table-cell table:style-name="ce18" office:value-type="float" office:value="100">
            <text:p>100</text:p>
          </table:table-cell>
          <table:table-cell table:style-name="ce18" table:formula="of:=[.R93]*[.R93]" office:value-type="float" office:value="6400">
            <text:p>6400</text:p>
          </table:table-cell>
          <table:table-cell table:style-name="ce18" table:formula="of:=[.S93]*[.R93]" office:value-type="float" office:value="8000">
            <text:p>8000</text:p>
          </table:table-cell>
          <table:table-cell table:formula="of:=26.374*[.Q93]+69.52" office:value-type="float" office:value="175.016">
            <text:p>175.016</text:p>
          </table:table-cell>
          <table:table-cell table:number-columns-repeated="2"/>
        </table:table-row>
        <table:table-row table:style-name="ro2">
          <table:table-cell table:number-columns-repeated="14"/>
          <table:table-cell table:style-name="ce21" office:value-type="string">
            <text:p>Low</text:p>
          </table:table-cell>
          <table:table-cell table:style-name="ce32" office:value-type="string">
            <text:p>Task 3</text:p>
          </table:table-cell>
          <table:table-cell table:style-name="ce32" office:value-type="float" office:value="3">
            <text:p>3</text:p>
          </table:table-cell>
          <table:table-cell table:number-columns-repeated="2" table:style-name="ce18" office:value-type="float" office:value="100">
            <text:p>100</text:p>
          </table:table-cell>
          <table:table-cell table:style-name="ce18" table:formula="of:=[.R94]*[.R94]" office:value-type="float" office:value="10000">
            <text:p>10000</text:p>
          </table:table-cell>
          <table:table-cell table:style-name="ce18" table:formula="of:=[.S94]*[.R94]" office:value-type="float" office:value="10000">
            <text:p>10000</text:p>
          </table:table-cell>
          <table:table-cell table:formula="of:=26.374*[.Q94]+69.52" office:value-type="float" office:value="148.642">
            <text:p>148.642</text:p>
          </table:table-cell>
          <table:table-cell table:number-columns-repeated="2"/>
        </table:table-row>
        <table:table-row table:style-name="ro2">
          <table:table-cell table:number-columns-repeated="6"/>
          <table:table-cell>
            <draw:frame table:end-cell-address="Sheet1.M111" table:end-x="1.65cm" table:end-y="0.377cm" draw:z-index="6" draw:style-name="gr1" draw:text-style-name="P1" svg:width="15.999cm" svg:height="7.447cm" svg:x="0.826cm" svg:y="0.156cm">
              <draw:object draw:notify-on-update-of-ranges="Sheet1.I81:Sheet1.I86 Sheet1.P80:Sheet1.P80 Sheet1.P81:Sheet1.P86" xlink:href="./Object 26" xlink:type="simple" xlink:show="embed" xlink:actuate="onLoad">
                <text:p/>
              </draw:object>
              <draw:image xlink:href="./ObjectReplacements/Object 26" xlink:type="simple" xlink:show="embed" xlink:actuate="onLoad"/>
            </draw:frame>
          </table:table-cell>
          <table:table-cell table:number-columns-repeated="7"/>
          <table:table-cell table:style-name="ce21" office:value-type="string">
            <text:p>High</text:p>
          </table:table-cell>
          <table:table-cell table:style-name="ce32" office:value-type="string">
            <text:p>Task 4</text:p>
          </table:table-cell>
          <table:table-cell table:style-name="ce32" office:value-type="float" office:value="7">
            <text:p>7</text:p>
          </table:table-cell>
          <table:table-cell table:style-name="ce18" office:value-type="float" office:value="66">
            <text:p>66</text:p>
          </table:table-cell>
          <table:table-cell table:style-name="ce18" office:value-type="float" office:value="30">
            <text:p>30</text:p>
          </table:table-cell>
          <table:table-cell table:style-name="ce18" table:formula="of:=[.R95]*[.R95]" office:value-type="float" office:value="4356">
            <text:p>4356</text:p>
          </table:table-cell>
          <table:table-cell table:style-name="ce18" table:formula="of:=[.S95]*[.R95]" office:value-type="float" office:value="1980">
            <text:p>1980</text:p>
          </table:table-cell>
          <table:table-cell table:formula="of:=26.374*[.Q95]+69.52" office:value-type="float" office:value="254.138">
            <text:p>254.138</text:p>
          </table:table-cell>
          <table:table-cell office:value-type="float" office:value="26.375">
            <text:p>26.375</text:p>
          </table:table-cell>
          <table:table-cell/>
        </table:table-row>
        <table:table-row table:style-name="ro2">
          <table:table-cell table:number-columns-repeated="14"/>
          <table:table-cell table:style-name="ce21" office:value-type="string">
            <text:p>High</text:p>
          </table:table-cell>
          <table:table-cell table:style-name="ce32" office:value-type="string">
            <text:p>Task 5</text:p>
          </table:table-cell>
          <table:table-cell table:style-name="ce32" office:value-type="float" office:value="5">
            <text:p>5</text:p>
          </table:table-cell>
          <table:table-cell table:style-name="ce18" office:value-type="float" office:value="78">
            <text:p>78</text:p>
          </table:table-cell>
          <table:table-cell table:style-name="ce18" office:value-type="float" office:value="10">
            <text:p>10</text:p>
          </table:table-cell>
          <table:table-cell table:style-name="ce18" table:formula="of:=[.R96]*[.R96]" office:value-type="float" office:value="6084">
            <text:p>6084</text:p>
          </table:table-cell>
          <table:table-cell table:style-name="ce18" table:formula="of:=[.S96]*[.R96]" office:value-type="float" office:value="780">
            <text:p>780</text:p>
          </table:table-cell>
          <table:table-cell table:formula="of:=26.374*[.Q96]+69.52" office:value-type="float" office:value="201.39">
            <text:p>201.39</text:p>
          </table:table-cell>
          <table:table-cell office:value-type="float" office:value="69.52">
            <text:p>69.52</text:p>
          </table:table-cell>
          <table:table-cell/>
        </table:table-row>
        <table:table-row table:style-name="ro2">
          <table:table-cell table:number-columns-repeated="14"/>
          <table:table-cell table:style-name="ce21" office:value-type="string">
            <text:p>Low</text:p>
          </table:table-cell>
          <table:table-cell table:style-name="ce32" office:value-type="string">
            <text:p>Task 6</text:p>
          </table:table-cell>
          <table:table-cell table:style-name="ce32" office:value-type="float" office:value="3">
            <text:p>3</text:p>
          </table:table-cell>
          <table:table-cell table:style-name="ce18" office:value-type="float" office:value="20">
            <text:p>20</text:p>
          </table:table-cell>
          <table:table-cell table:style-name="ce18" office:value-type="float" office:value="45">
            <text:p>45</text:p>
          </table:table-cell>
          <table:table-cell table:style-name="ce18" table:formula="of:=[.R97]*[.R97]" office:value-type="float" office:value="400">
            <text:p>400</text:p>
          </table:table-cell>
          <table:table-cell table:style-name="ce18" table:formula="of:=[.S97]*[.R97]" office:value-type="float" office:value="900">
            <text:p>900</text:p>
          </table:table-cell>
          <table:table-cell table:formula="of:=26.374*[.Q97]+69.52" office:value-type="float" office:value="148.642">
            <text:p>148.642</text:p>
          </table:table-cell>
          <table:table-cell table:number-columns-repeated="2"/>
        </table:table-row>
        <table:table-row table:style-name="ro2">
          <table:table-cell table:number-columns-repeated="15"/>
          <table:table-cell table:style-name="ce18" table:number-columns-repeated="2"/>
          <table:table-cell table:style-name="ce18" table:formula="of:=SUM([.R92:.R97])" office:value-type="float" office:value="374">
            <text:p>374</text:p>
          </table:table-cell>
          <table:table-cell table:style-name="ce18" table:formula="of:=SUM([.S92:.S97])" office:value-type="float" office:value="385">
            <text:p>385</text:p>
          </table:table-cell>
          <table:table-cell table:style-name="ce18" table:formula="of:=SUM([.T92:.T97])" office:value-type="float" office:value="28140">
            <text:p>28140</text:p>
          </table:table-cell>
          <table:table-cell table:style-name="ce18" table:formula="of:=SUM([.U92:.U97])" office:value-type="float" office:value="24660">
            <text:p>24660</text:p>
          </table:table-cell>
          <table:table-cell table:number-columns-repeated="3"/>
        </table:table-row>
        <table:table-row table:style-name="ro2">
          <table:table-cell table:number-columns-repeated="24"/>
        </table:table-row>
        <table:table-row table:style-name="ro2">
          <table:table-cell table:number-columns-repeated="18"/>
          <table:table-cell table:style-name="ce3"/>
          <table:table-cell table:number-columns-repeated="5"/>
        </table:table-row>
        <table:table-row table:style-name="ro2" table:number-rows-repeated="5">
          <table:table-cell table:number-columns-repeated="18"/>
          <table:table-cell table:style-name="ce2"/>
          <table:table-cell table:number-columns-repeated="5"/>
        </table:table-row>
        <table:table-row table:style-name="ro2">
          <table:table-cell table:number-columns-repeated="19"/>
          <table:table-cell/>
          <table:table-cell table:number-columns-repeated="4"/>
        </table:table-row>
        <table:table-row table:style-name="ro2" table:number-rows-repeated="3">
          <table:table-cell table:number-columns-repeated="24"/>
        </table:table-row>
        <table:table-row table:style-name="ro2">
          <table:table-cell table:number-columns-repeated="17"/>
          <table:table-cell table:style-name="ce18" table:formula="of:=SUM([.S92:.S97])" office:value-type="float" office:value="385">
            <text:p>385</text:p>
          </table:table-cell>
          <table:table-cell table:number-columns-repeated="6"/>
        </table:table-row>
        <table:table-row table:style-name="ro2" table:number-rows-repeated="6">
          <table:table-cell table:number-columns-repeated="24"/>
        </table:table-row>
        <table:table-row table:style-name="ro2">
          <table:table-cell>
            <draw:frame table:end-cell-address="Sheet1.H135" table:end-x="0.194cm" table:end-y="0.353cm" draw:z-index="5" draw:style-name="gr1" draw:text-style-name="P1" svg:width="15.999cm" svg:height="10.222cm" svg:x="0.001cm" svg:y="0.193cm">
              <draw:object draw:notify-on-update-of-ranges="Sheet1.T106:Sheet1.T106 Sheet1.T107:Sheet1.T112" xlink:href="./Object 21" xlink:type="simple" xlink:show="embed" xlink:actuate="onLoad">
                <text:p/>
              </draw:object>
              <draw:image xlink:href="./ObjectReplacements/Object 21" xlink:type="simple" xlink:show="embed" xlink:actuate="onLoad"/>
            </draw:frame>
          </table:table-cell>
          <table:table-cell table:number-columns-repeated="23"/>
        </table:table-row>
        <table:table-row table:style-name="ro2" table:number-rows-repeated="3">
          <table:table-cell table:number-columns-repeated="24"/>
        </table:table-row>
        <table:table-row table:style-name="ro6">
          <table:table-cell table:number-columns-repeated="16"/>
          <table:table-cell table:style-name="ce3" office:value-type="string">
            <text:p>Task ID</text:p>
          </table:table-cell>
          <table:table-cell table:style-name="ce3" office:value-type="string">
            <text:p>Task Name</text:p>
          </table:table-cell>
          <table:table-cell table:style-name="ce3" office:value-type="string">
            <text:p>Team Member</text:p>
          </table:table-cell>
          <table:table-cell table:style-name="ce2" office:value-type="string">
            <text:p>Low</text:p>
          </table:table-cell>
          <table:table-cell table:style-name="ce3" office:value-type="string">
            <text:p>Completion %</text:p>
          </table:table-cell>
          <table:table-cell table:style-name="ce3" office:value-type="string">
            <text:p>Deadline</text:p>
          </table:table-cell>
          <table:table-cell table:style-name="ce3" office:value-type="string">
            <text:p>Estimated Effort (hrs)</text:p>
          </table:table-cell>
          <table:table-cell/>
        </table:table-row>
        <table:table-row table:style-name="ro2">
          <table:table-cell table:number-columns-repeated="16"/>
          <table:table-cell table:style-name="ce2" office:value-type="string">
            <text:p>T1</text:p>
          </table:table-cell>
          <table:table-cell table:style-name="ce2" office:value-type="string">
            <text:p>UI Design</text:p>
          </table:table-cell>
          <table:table-cell table:style-name="ce2" office:value-type="string">
            <text:p>Alice</text:p>
          </table:table-cell>
          <table:table-cell/>
          <table:table-cell table:style-name="ce23" office:value-type="percentage" office:value="0.8">
            <text:p>80.00%</text:p>
          </table:table-cell>
          <table:table-cell table:style-name="ce9" office:value-type="date" office:date-value="2025-02-05">
            <text:p>05/02/25</text:p>
          </table:table-cell>
          <table:table-cell table:style-name="ce2" office:value-type="float" office:value="20">
            <text:p>20</text:p>
          </table:table-cell>
          <table:table-cell/>
        </table:table-row>
        <table:table-row table:style-name="ro6">
          <table:table-cell table:number-columns-repeated="16"/>
          <table:table-cell table:style-name="ce2" office:value-type="string">
            <text:p>T2</text:p>
          </table:table-cell>
          <table:table-cell table:style-name="ce2" office:value-type="string">
            <text:p>Backend Development</text:p>
          </table:table-cell>
          <table:table-cell table:style-name="ce2" office:value-type="string">
            <text:p>Bob</text:p>
          </table:table-cell>
          <table:table-cell/>
          <table:table-cell table:style-name="ce23" office:value-type="percentage" office:value="0.5">
            <text:p>50.00%</text:p>
          </table:table-cell>
          <table:table-cell table:style-name="ce9" office:value-type="date" office:date-value="2025-02-10">
            <text:p>10/02/25</text:p>
          </table:table-cell>
          <table:table-cell table:style-name="ce2" office:value-type="float" office:value="35">
            <text:p>35</text:p>
          </table:table-cell>
          <table:table-cell/>
        </table:table-row>
        <table:table-row table:style-name="ro6">
          <table:table-cell table:number-columns-repeated="16"/>
          <table:table-cell table:style-name="ce2" office:value-type="string">
            <text:p>T3</text:p>
          </table:table-cell>
          <table:table-cell table:style-name="ce2" office:value-type="string">
            <text:p>Database Setup</text:p>
          </table:table-cell>
          <table:table-cell table:style-name="ce2" office:value-type="string">
            <text:p>Charlie</text:p>
          </table:table-cell>
          <table:table-cell/>
          <table:table-cell table:style-name="ce23" office:value-type="percentage" office:value="0.7">
            <text:p>70.00%</text:p>
          </table:table-cell>
          <table:table-cell table:style-name="ce9" office:value-type="date" office:date-value="2025-02-07">
            <text:p>07/02/25</text:p>
          </table:table-cell>
          <table:table-cell table:style-name="ce2" office:value-type="float" office:value="25">
            <text:p>25</text:p>
          </table:table-cell>
          <table:table-cell/>
        </table:table-row>
        <table:table-row table:style-name="ro6">
          <table:table-cell table:number-columns-repeated="16"/>
          <table:table-cell table:style-name="ce2" office:value-type="string">
            <text:p>T4</text:p>
          </table:table-cell>
          <table:table-cell table:style-name="ce2" office:value-type="string">
            <text:p>API Integration</text:p>
          </table:table-cell>
          <table:table-cell table:style-name="ce2" office:value-type="string">
            <text:p>Alice</text:p>
          </table:table-cell>
          <table:table-cell/>
          <table:table-cell table:style-name="ce23" office:value-type="percentage" office:value="0.3">
            <text:p>30.00%</text:p>
          </table:table-cell>
          <table:table-cell table:style-name="ce9" office:value-type="date" office:date-value="2025-02-12">
            <text:p>12/02/25</text:p>
          </table:table-cell>
          <table:table-cell table:style-name="ce2" office:value-type="float" office:value="40">
            <text:p>40</text:p>
          </table:table-cell>
          <table:table-cell/>
        </table:table-row>
        <table:table-row table:style-name="ro2">
          <table:table-cell table:number-columns-repeated="16"/>
          <table:table-cell table:style-name="ce2" office:value-type="string">
            <text:p>T5</text:p>
          </table:table-cell>
          <table:table-cell table:style-name="ce2" office:value-type="string">
            <text:p>Testing</text:p>
          </table:table-cell>
          <table:table-cell table:style-name="ce2" office:value-type="string">
            <text:p>Bob</text:p>
          </table:table-cell>
          <table:table-cell/>
          <table:table-cell table:style-name="ce23" office:value-type="percentage" office:value="0.2">
            <text:p>20.00%</text:p>
          </table:table-cell>
          <table:table-cell table:style-name="ce9" office:value-type="date" office:date-value="2025-02-15">
            <text:p>15/02/25</text:p>
          </table:table-cell>
          <table:table-cell table:style-name="ce2" office:value-type="float" office:value="30">
            <text:p>30</text:p>
          </table:table-cell>
          <table:table-cell/>
        </table:table-row>
        <table:table-row table:style-name="ro6">
          <table:table-cell table:number-columns-repeated="16"/>
          <table:table-cell table:style-name="ce2" office:value-type="string">
            <text:p>T6</text:p>
          </table:table-cell>
          <table:table-cell table:style-name="ce2" office:value-type="string">
            <text:p>Documentation</text:p>
          </table:table-cell>
          <table:table-cell table:style-name="ce2" office:value-type="string">
            <text:p>Charlie</text:p>
          </table:table-cell>
          <table:table-cell/>
          <table:table-cell table:style-name="ce23" office:value-type="percentage" office:value="0.1">
            <text:p>10.00%</text:p>
          </table:table-cell>
          <table:table-cell table:style-name="ce9" office:value-type="date" office:date-value="2025-02-20">
            <text:p>20/02/25</text:p>
          </table:table-cell>
          <table:table-cell table:style-name="ce2" office:value-type="float" office:value="15">
            <text:p>15</text:p>
          </table:table-cell>
          <table:table-cell/>
        </table:table-row>
        <table:table-row table:style-name="ro2" table:number-rows-repeated="4">
          <table:table-cell table:number-columns-repeated="24"/>
        </table:table-row>
        <table:table-row table:style-name="ro2">
          <table:table-cell table:number-columns-repeated="19"/>
          <table:table-cell table:style-name="ce3" office:value-type="string">
            <text:p>Samsung</text:p>
          </table:table-cell>
          <table:table-cell table:number-columns-repeated="4"/>
        </table:table-row>
        <table:table-row table:style-name="ro2">
          <table:table-cell table:number-columns-repeated="19"/>
          <table:table-cell table:style-name="ce2" office:value-type="float" office:value="7">
            <text:p>7</text:p>
          </table:table-cell>
          <table:table-cell table:number-columns-repeated="4"/>
        </table:table-row>
        <table:table-row table:style-name="ro2">
          <table:table-cell table:number-columns-repeated="19"/>
          <table:table-cell table:style-name="ce2" office:value-type="float" office:value="32">
            <text:p>32</text:p>
          </table:table-cell>
          <table:table-cell table:number-columns-repeated="4"/>
        </table:table-row>
        <table:table-row table:style-name="ro2">
          <table:table-cell table:number-columns-repeated="19"/>
          <table:table-cell table:style-name="ce2" office:value-type="float" office:value="52">
            <text:p>52</text:p>
          </table:table-cell>
          <table:table-cell table:number-columns-repeated="4"/>
        </table:table-row>
        <table:table-row table:style-name="ro2" table:number-rows-repeated="2">
          <table:table-cell table:number-columns-repeated="24"/>
        </table:table-row>
        <table:table-row table:style-name="ro2">
          <table:table-cell table:number-columns-repeated="20"/>
          <table:table-cell table:style-name="ce3" office:value-type="string">
            <text:p>Apple</text:p>
          </table:table-cell>
          <table:table-cell table:style-name="ce3" office:value-type="string">
            <text:p>One Plus</text:p>
          </table:table-cell>
          <table:table-cell table:style-name="ce3" office:value-type="string">
            <text:p>Vivo</text:p>
          </table:table-cell>
          <table:table-cell/>
        </table:table-row>
        <table:table-row table:style-name="ro2">
          <table:table-cell table:number-columns-repeated="18"/>
          <table:table-cell table:style-name="ce3" office:value-type="string">
            <text:p>Quarter 1</text:p>
          </table:table-cell>
          <table:table-cell/>
          <table:table-cell table:style-name="ce2" office:value-type="float" office:value="12">
            <text:p>12</text:p>
          </table:table-cell>
          <table:table-cell table:style-name="ce2" office:value-type="float" office:value="9">
            <text:p>9</text:p>
          </table:table-cell>
          <table:table-cell table:style-name="ce2" office:value-type="float" office:value="17">
            <text:p>17</text:p>
          </table:table-cell>
          <table:table-cell/>
        </table:table-row>
        <table:table-row table:style-name="ro2">
          <table:table-cell table:number-columns-repeated="18"/>
          <table:table-cell table:style-name="ce3" office:value-type="string">
            <text:p>Quarter 2</text:p>
          </table:table-cell>
          <table:table-cell/>
          <table:table-cell table:style-name="ce2" office:value-type="float" office:value="21">
            <text:p>21</text:p>
          </table:table-cell>
          <table:table-cell table:style-name="ce2" office:value-type="float" office:value="20">
            <text:p>20</text:p>
          </table:table-cell>
          <table:table-cell table:style-name="ce2" office:value-type="float" office:value="25">
            <text:p>25</text:p>
          </table:table-cell>
          <table:table-cell/>
        </table:table-row>
        <table:table-row table:style-name="ro2">
          <table:table-cell table:number-columns-repeated="18"/>
          <table:table-cell table:style-name="ce3" office:value-type="string">
            <text:p>Quarter 3</text:p>
          </table:table-cell>
          <table:table-cell/>
          <table:table-cell table:style-name="ce2" office:value-type="float" office:value="60">
            <text:p>60</text:p>
          </table:table-cell>
          <table:table-cell table:style-name="ce2" office:value-type="float" office:value="65">
            <text:p>65</text:p>
          </table:table-cell>
          <table:table-cell table:style-name="ce2" office:value-type="float" office:value="70">
            <text:p>70</text:p>
          </table:table-cell>
          <table:table-cell/>
        </table:table-row>
      </table:table>
      <table:table table:name="Sheet2" table:style-name="ta1" table:print="false">
        <table:table-column table:style-name="co1" table:number-columns-repeated="6"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9"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1" table:number-columns-repeated="2" table:default-cell-style-name="Default"/>
        <table:table-column table:style-name="co4" table:default-cell-style-name="Default"/>
        <table:table-column table:style-name="co8" table:default-cell-style-name="Default"/>
        <table:table-column table:style-name="co1" table:number-columns-repeated="12" table:default-cell-style-name="Default"/>
        <table:table-column table:style-name="co9" table:default-cell-style-name="Default"/>
        <table:table-column table:style-name="co1" table:number-columns-repeated="5" table:default-cell-style-name="Default"/>
        <table:table-row table:style-name="ro2">
          <table:table-cell table:formula="of:=IF(ROW([.A1])-1&lt;[$Sheet1.$A$2]; ROW([.A1]); &quot;&quot;)" office:value-type="float" office:value="1">
            <text:p>1</text:p>
          </table:table-cell>
          <table:table-cell table:formula="of:=IF([.A2]&lt;=[$Sheet1.$A$2]; [$Sheet1.$B$2]; &quot;&quot;)" office:value-type="string" office:string-value="Trule 1">
            <text:p>Trule 1</text:p>
          </table:table-cell>
          <table:table-cell office:value-type="string">
            <text:p>fdg</text:p>
          </table:table-cell>
          <table:table-cell table:formula="of:=IF([.A2]&lt;=[$Sheet1.$A$2]; [$Sheet1.$D$2]; &quot;&quot;)" office:value-type="date" office:date-value="2024-02-01">
            <text:p>01/02/24</text:p>
          </table:table-cell>
          <table:table-cell table:formula="of:=IF([.A2]&lt;=[$Sheet1.$A$2]; [$Sheet1.$E$2]; &quot;&quot;)" office:value-type="date" office:date-value="2024-02-10">
            <text:p>10/02/24</text:p>
          </table:table-cell>
          <table:table-cell table:formula="of:=IF([.A2]&lt;=[$Sheet1.$A$2]; [$Sheet1.$F$2]; &quot;&quot;)" office:value-type="string" office:string-value="completed">
            <text:p>completed</text:p>
          </table:table-cell>
          <table:table-cell table:formula="of:=IF([.A2]&lt;=[$Sheet1.$A$2]; [$Sheet1.$G$2]; &quot;&quot;)" office:value-type="float" office:value="10">
            <text:p>10</text:p>
          </table:table-cell>
          <table:table-cell table:formula="of:=IF([.A2]&lt;=[$Sheet1.$A$2]; [$Sheet1.$G$2]; &quot;&quot;)" office:value-type="float" office:value="10">
            <text:p>10</text:p>
          </table:table-cell>
          <table:table-cell table:formula="of:=IF([.A2]&lt;=[$Sheet1.$A$2]; [$Sheet1.$I$2]; &quot;&quot;)" office:value-type="float" office:value="0">
            <text:p>0</text:p>
          </table:table-cell>
          <table:table-cell table:formula="of:=IF([.A2]&lt;=[$Sheet1.$A$2]; [$Sheet1.$J$2]; &quot;&quot;)" office:value-type="float" office:value="0">
            <text:p>0</text:p>
          </table:table-cell>
          <table:table-cell table:formula="of:=IF([.A2]&lt;=[$Sheet1.$A$2]; [$Sheet1.$K$2]; &quot;&quot;)" office:value-type="float" office:value="0">
            <text:p>0</text:p>
          </table:table-cell>
          <table:table-cell table:number-columns-repeated="43"/>
        </table:table-row>
        <table:table-row table:style-name="ro4">
          <table:table-cell table:style-name="ce41" table:formula="of:=IF(ROW([.A2])-1&lt;[$Sheet1.$A$2]; ROW([.A2]); &quot;&quot;)" office:value-type="float" office:value="2">
            <text:p>2</text:p>
          </table:table-cell>
          <table:table-cell table:style-name="ce41" office:value-type="string">
            <text:p>dfg</text:p>
          </table:table-cell>
          <table:table-cell table:style-name="ce41"/>
          <table:table-cell table:style-name="ce41" office:value-type="string">
            <text:p>fdg</text:p>
          </table:table-cell>
          <table:table-cell table:style-name="ce41" office:value-type="string">
            <text:p>dfgdfg</text:p>
          </table:table-cell>
          <table:table-cell table:style-name="ce41" table:number-columns-repeated="8"/>
          <table:table-cell table:number-columns-repeated="41"/>
        </table:table-row>
        <table:table-row table:style-name="ro4">
          <table:table-cell table:style-name="ce41" table:formula="of:=IF(ROW([.A3])-1&lt;[$Sheet1.$A$2]; ROW([.A3]); &quot;&quot;)" office:value-type="float" office:value="3">
            <text:p>3</text:p>
          </table:table-cell>
          <table:table-cell table:style-name="ce41" table:number-columns-repeated="12"/>
          <table:table-cell table:number-columns-repeated="41"/>
        </table:table-row>
        <table:table-row table:style-name="ro4">
          <table:table-cell table:style-name="ce41" table:formula="of:=IF(ROW([.A4])-1&lt;[$Sheet1.$A$2]; ROW([.A4]); &quot;&quot;)" office:value-type="float" office:value="4">
            <text:p>4</text:p>
          </table:table-cell>
          <table:table-cell table:style-name="ce41" table:number-columns-repeated="12"/>
          <table:table-cell table:number-columns-repeated="41"/>
        </table:table-row>
        <table:table-row table:style-name="ro4">
          <table:table-cell table:style-name="ce41" table:formula="of:=IF(ROW([.A5])-1&lt;[$Sheet1.$A$2]; ROW([.A5]); &quot;&quot;)" office:value-type="float" office:value="5">
            <text:p>5</text:p>
          </table:table-cell>
          <table:table-cell table:style-name="ce41" table:number-columns-repeated="12"/>
          <table:table-cell table:number-columns-repeated="41"/>
        </table:table-row>
        <table:table-row table:style-name="ro4">
          <table:table-cell table:style-name="ce41" table:formula="of:=IF(ROW([.A6])-1&lt;[$Sheet1.$A$2]; ROW([.A6]); &quot;&quot;)" office:value-type="float" office:value="6">
            <text:p>6</text:p>
          </table:table-cell>
          <table:table-cell table:style-name="ce41" table:number-columns-repeated="7"/>
          <table:table-cell table:style-name="ce41" office:value-type="string">
            <text:p>Today</text:p>
          </table:table-cell>
          <table:table-cell table:style-name="ce60" table:formula="of:=TODAY()" office:value-type="date" office:date-value="2025-01-30">
            <text:p>30/01/2025</text:p>
          </table:table-cell>
          <table:table-cell table:style-name="ce41" table:number-columns-repeated="3"/>
          <table:table-cell table:number-columns-repeated="41"/>
        </table:table-row>
        <table:table-row table:style-name="ro4">
          <table:table-cell table:style-name="ce41" table:formula="of:=IF(ROW([.A7])-1&lt;[$Sheet1.$A$2]; ROW([.A7]); &quot;&quot;)" office:value-type="float" office:value="7">
            <text:p>7</text:p>
          </table:table-cell>
          <table:table-cell table:style-name="ce41" table:number-columns-repeated="12"/>
          <table:table-cell table:number-columns-repeated="41"/>
        </table:table-row>
        <table:table-row table:style-name="ro4">
          <table:table-cell table:style-name="ce41" table:formula="of:=IF(ROW([.A8])-1&lt;[$Sheet1.$A$2]; ROW([.A8]); &quot;&quot;)" office:value-type="float" office:value="8">
            <text:p>8</text:p>
          </table:table-cell>
          <table:table-cell table:style-name="ce41" table:number-columns-repeated="2"/>
          <table:table-cell table:style-name="ce41" table:formula="of:=IF([.A2]&lt;=[$Sheet1.$A$2], [$Sheet1.$D$2], &quot;&quot;)" office:value-type="string" office:string-value="Err:508">
            <text:p>Err:508</text:p>
          </table:table-cell>
          <table:table-cell table:style-name="ce41" table:number-columns-repeated="9"/>
          <table:table-cell table:number-columns-repeated="41"/>
        </table:table-row>
        <table:table-row table:style-name="ro4">
          <table:table-cell table:style-name="ce41" table:formula="of:=IF(ROW([.A9])-1&lt;[$Sheet1.$A$2]; ROW([.A9]); &quot;&quot;)" office:value-type="float" office:value="9">
            <text:p>9</text:p>
          </table:table-cell>
          <table:table-cell table:style-name="ce41" table:number-columns-repeated="8"/>
          <table:table-cell table:style-name="ce48"/>
          <table:table-cell table:style-name="ce41" table:number-columns-repeated="3"/>
          <table:table-cell table:number-columns-repeated="41"/>
        </table:table-row>
        <table:table-row table:style-name="ro4">
          <table:table-cell table:style-name="ce41" table:number-columns-repeated="10"/>
          <table:table-cell table:style-name="ce47" office:value-type="string">
            <text:p>Assigined</text:p>
          </table:table-cell>
          <table:table-cell table:style-name="ce47" office:value-type="string">
            <text:p>TimeLine</text:p>
          </table:table-cell>
          <table:table-cell table:style-name="ce49"/>
          <table:table-cell table:style-name="ce20" office:value-type="string">
            <text:p>Completion %</text:p>
          </table:table-cell>
          <table:table-cell table:style-name="ce20" office:value-type="string">
            <text:p>Remaining Days</text:p>
          </table:table-cell>
          <table:table-cell table:style-name="ce52"/>
          <table:table-cell table:number-columns-repeated="38"/>
        </table:table-row>
        <table:table-row table:style-name="ro4">
          <table:table-cell table:style-name="ce41" table:number-columns-repeated="10"/>
          <table:table-cell table:style-name="ce63" table:content-validation-name="val5" office:value-type="string">
            <text:p>Team 1</text:p>
          </table:table-cell>
          <table:table-cell table:style-name="ce67" table:formula="of:=MIN([Sheet3.D42:Sheet3.D47])" office:value-type="date" office:date-value="2025-01-20">
            <text:p>20/01/2025</text:p>
          </table:table-cell>
          <table:table-cell table:style-name="ce67" table:formula="of:=MAX([Sheet3.E42:Sheet3.E47])" office:value-type="date" office:date-value="2025-01-30">
            <text:p>30/01/2025</text:p>
          </table:table-cell>
          <table:table-cell table:style-name="ce69" table:formula="of:=AVERAGE([Sheet3.K42:Sheet3.K47])" office:value-type="percentage" office:value="0.583333333333333">
            <text:p>58.33%</text:p>
          </table:table-cell>
          <table:table-cell table:style-name="ce69" table:formula="of:=IF(DAYS([.M11];TODAY()) &gt; 0; DAYS([.M11];TODAY());&quot;Overdue&quot;)" office:value-type="string" office:string-value="Overdue">
            <text:p>Overdue</text:p>
          </table:table-cell>
          <table:table-cell table:number-columns-repeated="39"/>
        </table:table-row>
        <table:table-row table:style-name="ro4">
          <table:table-cell table:style-name="ce41" table:number-columns-repeated="10"/>
          <table:table-cell table:style-name="ce63" table:content-validation-name="val5" office:value-type="string">
            <text:p>Team 2</text:p>
          </table:table-cell>
          <table:table-cell table:style-name="ce67" table:formula="of:=MIN([Sheet3.D60:Sheet3.D65])" office:value-type="date" office:date-value="2025-01-15">
            <text:p>15/01/2025</text:p>
          </table:table-cell>
          <table:table-cell table:style-name="ce67" table:formula="of:=MAX([Sheet3.E60:Sheet3.E65])" office:value-type="date" office:date-value="2025-01-30">
            <text:p>30/01/2025</text:p>
          </table:table-cell>
          <table:table-cell table:style-name="ce69" table:formula="of:=AVERAGE([Sheet3.I60:Sheet3.I65])" office:value-type="percentage" office:value="0.525">
            <text:p>52.50%</text:p>
          </table:table-cell>
          <table:table-cell table:style-name="ce69" table:formula="of:=IF(DAYS([.M12];TODAY()) &gt; 0; DAYS([.M12];TODAY());&quot;Overdue&quot;)" office:value-type="string" office:string-value="Overdue">
            <text:p>Overdue</text:p>
          </table:table-cell>
          <table:table-cell table:number-columns-repeated="39"/>
        </table:table-row>
        <table:table-row table:style-name="ro4">
          <table:table-cell table:style-name="ce41" table:number-columns-repeated="2"/>
          <table:table-cell table:style-name="ce44" table:content-validation-name="val5"/>
          <table:table-cell table:style-name="ce41" table:number-columns-repeated="7"/>
          <table:table-cell table:style-name="ce63" table:content-validation-name="val5" office:value-type="string">
            <text:p>Not Assigined</text:p>
          </table:table-cell>
          <table:table-cell table:number-columns-repeated="2" table:style-name="ce68" office:value-type="string">
            <text:p>--</text:p>
          </table:table-cell>
          <table:table-cell table:style-name="ce69" office:value-type="string">
            <text:p>--</text:p>
          </table:table-cell>
          <table:table-cell table:style-name="ce69" office:value-type="string">
            <text:p>"--”</text:p>
          </table:table-cell>
          <table:table-cell table:number-columns-repeated="39"/>
        </table:table-row>
        <table:table-row table:style-name="ro2">
          <table:table-cell table:style-name="ce41" table:number-columns-repeated="5"/>
          <table:table-cell table:style-name="ce50" office:value-type="float" office:value="100">
            <text:p>100</text:p>
          </table:table-cell>
          <table:table-cell table:style-name="ce41" table:number-columns-repeated="4"/>
          <table:table-cell table:style-name="ce44" table:content-validation-name="val5"/>
          <table:table-cell table:style-name="ce41" table:number-columns-repeated="2"/>
          <table:table-cell table:number-columns-repeated="41"/>
        </table:table-row>
        <table:table-row table:style-name="ro2">
          <table:table-cell table:style-name="ce41" table:number-columns-repeated="5"/>
          <table:table-cell table:style-name="ce50" office:value-type="float" office:value="33">
            <text:p>33</text:p>
          </table:table-cell>
          <table:table-cell table:style-name="ce41" table:number-columns-repeated="7"/>
          <table:table-cell table:number-columns-repeated="41"/>
        </table:table-row>
        <table:table-row table:style-name="ro2">
          <table:table-cell table:style-name="ce41" table:number-columns-repeated="5"/>
          <table:table-cell table:style-name="ce50" office:value-type="float" office:value="55">
            <text:p>55</text:p>
          </table:table-cell>
          <table:table-cell table:style-name="ce41" table:number-columns-repeated="7"/>
          <table:table-cell table:number-columns-repeated="41"/>
        </table:table-row>
        <table:table-row table:style-name="ro4">
          <table:table-cell table:style-name="ce41" table:number-columns-repeated="5"/>
          <table:table-cell table:style-name="ce50" office:value-type="float" office:value="25">
            <text:p>25</text:p>
          </table:table-cell>
          <table:table-cell table:style-name="ce41"/>
          <table:table-cell table:style-name="ce53" office:value-type="string">
            <text:p>Projects</text:p>
          </table:table-cell>
          <table:table-cell table:style-name="ce53" office:value-type="string">
            <text:p>Assigined</text:p>
          </table:table-cell>
          <table:table-cell table:style-name="ce53" office:value-type="string">
            <text:p>Start Date</text:p>
          </table:table-cell>
          <table:table-cell table:style-name="ce53" office:value-type="string">
            <text:p>End Date</text:p>
          </table:table-cell>
          <table:table-cell table:style-name="ce53" office:value-type="string">
            <text:p>Completion %</text:p>
          </table:table-cell>
          <table:table-cell table:style-name="ce53" office:value-type="string">
            <text:p>Remaining Days</text:p>
          </table:table-cell>
          <table:table-cell table:number-columns-repeated="41"/>
        </table:table-row>
        <table:table-row table:style-name="ro4">
          <table:table-cell table:style-name="ce41" table:number-columns-repeated="5"/>
          <table:table-cell table:style-name="ce50" office:value-type="float" office:value="95">
            <text:p>95</text:p>
          </table:table-cell>
          <table:table-cell table:style-name="ce41"/>
          <table:table-cell table:style-name="ce54" office:value-type="float" office:value="1">
            <text:p>1</text:p>
          </table:table-cell>
          <table:table-cell table:style-name="ce57" table:content-validation-name="val5" office:value-type="string">
            <text:p>Team 1</text:p>
          </table:table-cell>
          <table:table-cell table:style-name="ce61" table:formula="of:=MIN([.C42:.C47])" office:value-type="date" office:date-value="2025-01-20">
            <text:p>20/01/2025</text:p>
          </table:table-cell>
          <table:table-cell table:style-name="ce61" table:formula="of:=MAX([.D42:.D47])" office:value-type="date" office:date-value="2025-01-30">
            <text:p>30/01/2025</text:p>
          </table:table-cell>
          <table:table-cell table:style-name="ce54" table:formula="of:=AVERAGE([.H42:.H47])" office:value-type="percentage" office:value="0.583333333333333">
            <text:p>58.33%</text:p>
          </table:table-cell>
          <table:table-cell table:style-name="ce54" table:formula="of:=IF(DAYS([.K18];TODAY()) &gt; 0; DAYS([.K18];TODAY());&quot;Overdue&quot;)" office:value-type="string" office:string-value="Overdue">
            <text:p>Overdue</text:p>
          </table:table-cell>
          <table:table-cell table:number-columns-repeated="41"/>
        </table:table-row>
        <table:table-row table:style-name="ro4">
          <table:table-cell table:style-name="ce41" table:number-columns-repeated="7"/>
          <table:table-cell table:style-name="ce54" office:value-type="float" office:value="2">
            <text:p>2</text:p>
          </table:table-cell>
          <table:table-cell table:style-name="ce57" table:content-validation-name="val5" office:value-type="string">
            <text:p>Team 2</text:p>
          </table:table-cell>
          <table:table-cell table:style-name="ce61" table:formula="of:=MIN([.C62:.C67])" office:value-type="date" office:date-value="2025-01-15">
            <text:p>15/01/2025</text:p>
          </table:table-cell>
          <table:table-cell table:style-name="ce61" table:formula="of:=MAX([.D62:.D67])" office:value-type="date" office:date-value="2025-01-30">
            <text:p>30/01/2025</text:p>
          </table:table-cell>
          <table:table-cell table:style-name="ce54" table:formula="of:=AVERAGE([.H62:.H67])" office:value-type="percentage" office:value="0.525">
            <text:p>52.50%</text:p>
          </table:table-cell>
          <table:table-cell table:style-name="ce54" table:formula="of:=IF(DAYS([.K18];TODAY()) &gt; 0; DAYS([.K18];TODAY());&quot;Overdue&quot;)" office:value-type="string" office:string-value="Overdue">
            <text:p>Overdue</text:p>
          </table:table-cell>
          <table:table-cell table:number-columns-repeated="41"/>
        </table:table-row>
        <table:table-row table:style-name="ro4">
          <table:table-cell table:style-name="ce41" table:number-columns-repeated="7"/>
          <table:table-cell table:style-name="ce54" office:value-type="float" office:value="3">
            <text:p>3</text:p>
          </table:table-cell>
          <table:table-cell table:style-name="ce57" table:content-validation-name="val5" office:value-type="string">
            <text:p>Not Assigined</text:p>
          </table:table-cell>
          <table:table-cell table:number-columns-repeated="3" table:style-name="ce54" office:value-type="string">
            <text:p>--</text:p>
          </table:table-cell>
          <table:table-cell table:style-name="ce54" office:value-type="string">
            <text:p>-</text:p>
          </table:table-cell>
          <table:table-cell table:number-columns-repeated="41"/>
        </table:table-row>
        <table:table-row table:style-name="ro2">
          <table:table-cell table:style-name="ce41" table:number-columns-repeated="8"/>
          <table:table-cell table:style-name="ce44" table:content-validation-name="val5"/>
          <table:table-cell table:style-name="ce41" table:number-columns-repeated="4"/>
          <table:table-cell table:number-columns-repeated="41"/>
        </table:table-row>
        <table:table-row table:style-name="ro2" table:number-rows-repeated="9">
          <table:table-cell table:style-name="ce41" table:number-columns-repeated="13"/>
          <table:table-cell table:number-columns-repeated="41"/>
        </table:table-row>
        <table:table-row table:style-name="ro4">
          <table:table-cell table:style-name="ce41" table:number-columns-repeated="6"/>
          <table:table-cell table:style-name="ce41" office:value-type="string">
            <text:p><text:s/><text:span text:style-name="T2">Priority</text:span></text:p>
          </table:table-cell>
          <table:table-cell table:style-name="ce41" table:number-columns-repeated="2"/>
          <table:table-cell table:style-name="ce48" office:value-type="string">
            <text:p>Total project completion %</text:p>
          </table:table-cell>
          <table:table-cell table:style-name="ce41" table:number-columns-repeated="3"/>
          <table:table-cell table:number-columns-repeated="41"/>
        </table:table-row>
        <table:table-row table:style-name="ro4">
          <table:table-cell table:style-name="ce41" table:number-columns-repeated="3"/>
          <table:table-cell table:style-name="ce47" office:value-type="string">
            <text:p>Completed</text:p>
          </table:table-cell>
          <table:table-cell table:style-name="ce49" table:formula="of:=COUNTIF([.G42:.G47]; &quot;Completed&quot;)" office:value-type="float" office:value="3">
            <text:p>3</text:p>
          </table:table-cell>
          <table:table-cell table:style-name="ce41"/>
          <table:table-cell table:style-name="ce47" office:value-type="string">
            <text:p>High</text:p>
          </table:table-cell>
          <table:table-cell table:style-name="ce49" table:formula="of:=COUNTIF([.E42:.E47]; &quot;High&quot;)" office:value-type="float" office:value="2">
            <text:p>2</text:p>
          </table:table-cell>
          <table:table-cell table:style-name="ce41"/>
          <table:table-cell table:style-name="ce47" office:value-type="string">
            <text:p>Current</text:p>
          </table:table-cell>
          <table:table-cell table:style-name="ce64" table:formula="of:=AVERAGE([.H42:.H47])" office:value-type="percentage" office:value="0.583333333333333">
            <text:p>58.33%</text:p>
          </table:table-cell>
          <table:table-cell table:style-name="ce41" table:number-columns-repeated="2"/>
          <table:table-cell table:number-columns-repeated="41"/>
        </table:table-row>
        <table:table-row table:style-name="ro4">
          <table:table-cell table:style-name="ce41" table:number-columns-repeated="3"/>
          <table:table-cell table:style-name="ce47" office:value-type="string">
            <text:p>Ongoing</text:p>
          </table:table-cell>
          <table:table-cell table:style-name="ce49" table:formula="of:=COUNTIF([.G42:.G47]; &quot;Ongoing&quot;)" office:value-type="float" office:value="3">
            <text:p>3</text:p>
          </table:table-cell>
          <table:table-cell table:style-name="ce41"/>
          <table:table-cell table:style-name="ce47" office:value-type="string">
            <text:p>Medium</text:p>
          </table:table-cell>
          <table:table-cell table:style-name="ce49" table:formula="of:=COUNTIF([.E42:.E47]; &quot;Medium&quot;)" office:value-type="float" office:value="2">
            <text:p>2</text:p>
          </table:table-cell>
          <table:table-cell table:style-name="ce41"/>
          <table:table-cell table:style-name="ce47" office:value-type="string">
            <text:p>Expected</text:p>
          </table:table-cell>
          <table:table-cell table:style-name="ce49" table:formula="of:=AVERAGE([.I42:.I47])" office:value-type="float" office:value="100">
            <text:p>100</text:p>
          </table:table-cell>
          <table:table-cell table:style-name="ce41" table:number-columns-repeated="2"/>
          <table:table-cell table:number-columns-repeated="41"/>
        </table:table-row>
        <table:table-row table:style-name="ro4">
          <table:table-cell table:style-name="ce41" table:number-columns-repeated="3"/>
          <table:table-cell table:style-name="ce47" office:value-type="string">
            <text:p>Not Started</text:p>
          </table:table-cell>
          <table:table-cell table:style-name="ce49" table:formula="of:=COUNTIF([.G42:.G47]; &quot;Not Started&quot;)" office:value-type="float" office:value="0">
            <text:p>0</text:p>
          </table:table-cell>
          <table:table-cell table:style-name="ce41"/>
          <table:table-cell table:style-name="ce47" office:value-type="string">
            <text:p>Low </text:p>
          </table:table-cell>
          <table:table-cell table:style-name="ce49" table:formula="of:=COUNTIF([.E42:.E47]; &quot;Low&quot;)" office:value-type="float" office:value="2">
            <text:p>2</text:p>
          </table:table-cell>
          <table:table-cell table:style-name="ce41"/>
          <table:table-cell table:style-name="ce48"/>
          <table:table-cell table:style-name="ce41" table:number-columns-repeated="3"/>
          <table:table-cell table:number-columns-repeated="41"/>
        </table:table-row>
        <table:table-row table:style-name="ro2">
          <table:table-cell table:style-name="ce41" table:number-columns-repeated="3"/>
          <table:table-cell table:style-name="ce48"/>
          <table:table-cell table:style-name="ce41" table:number-columns-repeated="2"/>
          <table:table-cell table:style-name="ce48"/>
          <table:table-cell table:style-name="ce41" table:number-columns-repeated="6"/>
          <table:table-cell table:number-columns-repeated="41"/>
        </table:table-row>
        <table:table-row table:style-name="ro2">
          <table:table-cell table:style-name="ce41" table:number-columns-repeated="13"/>
          <table:table-cell table:number-columns-repeated="41"/>
        </table:table-row>
        <table:table-row table:style-name="ro2">
          <table:table-cell table:number-columns-repeated="54"/>
        </table:table-row>
        <table:table-row table:style-name="ro7">
          <table:table-cell/>
          <table:table-cell table:style-name="ce43" office:value-type="string">
            <text:p>TimeLine</text:p>
          </table:table-cell>
          <table:table-cell table:formula="of:=MIN([.C42:.C47])" office:value-type="date" office:date-value="2025-01-20">
            <text:p>20/01/25</text:p>
          </table:table-cell>
          <table:table-cell table:formula="of:=MAX([.D42:.D47])" office:value-type="date" office:date-value="2025-01-30">
            <text:p>30/01/25</text:p>
          </table:table-cell>
          <table:table-cell table:number-columns-repeated="50"/>
        </table:table-row>
        <table:table-row table:style-name="ro2" table:number-rows-repeated="2">
          <table:table-cell table:number-columns-repeated="54"/>
        </table:table-row>
        <table:table-row table:style-name="ro1">
          <table:table-cell/>
          <table:table-cell table:style-name="ce4" office:value-type="string">
            <text:p>Task Name</text:p>
          </table:table-cell>
          <table:table-cell table:style-name="ce4" office:value-type="string">
            <text:p>Start Date</text:p>
          </table:table-cell>
          <table:table-cell table:style-name="ce4" office:value-type="string">
            <text:p>End Date</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number-columns-repeated="15"/>
          <table:table-cell>
            <draw:frame table:end-cell-address="Sheet2.AC47" table:end-x="1.564cm" table:end-y="0.383cm" draw:z-index="2" draw:style-name="gr1" draw:text-style-name="P1" svg:width="1.645cm" svg:height="3.621cm" svg:x="2.177cm" svg:y="0.428cm">
              <draw:object draw:notify-on-update-of-ranges="Sheet2.B42:Sheet2.B47 Sheet2.C41:Sheet2.C41 Sheet2.C42:Sheet2.C47 Sheet2.D41:Sheet2.D41 Sheet2.D42:Sheet2.D47 Sheet2.E41:Sheet2.E41 Sheet2.E42:Sheet2.E47 Sheet2.F41:Sheet2.F41 Sheet2.F42:Sheet2.F47 Sheet2.G41:Sheet2.G41 Sheet2.G42:Sheet2.G47 Sheet2.H41:Sheet2.H41 Sheet2.H42:Sheet2.H47 Sheet2.I41:Sheet2.I41 Sheet2.I42:Sheet2.I47 Sheet2.J41:Sheet2.J41 Sheet2.J42:Sheet2.J47 Sheet2.K41:Sheet2.K41 Sheet2.K42:Sheet2.K47" xlink:href="./Object 5" xlink:type="simple" xlink:show="embed" xlink:actuate="onLoad">
                <text:p/>
              </draw:object>
              <draw:image xlink:href="./ObjectReplacements/Object 5" xlink:type="simple" xlink:show="embed" xlink:actuate="onLoad"/>
            </draw:frame>
          </table:table-cell>
          <table:table-cell table:number-columns-repeated="26"/>
        </table:table-row>
        <table:table-row table:style-name="ro4">
          <table:table-cell/>
          <table:table-cell table:style-name="ce21" office:value-type="string">
            <text:p>Task 1</text:p>
          </table:table-cell>
          <table:table-cell table:style-name="ce45" office:value-type="date" office:date-value="2025-01-20">
            <text:p>20/01/2025</text:p>
          </table:table-cell>
          <table:table-cell table:style-name="ce46" office:value-type="date" office:date-value="2025-01-25">
            <text:p>25/01/2025</text:p>
          </table:table-cell>
          <table:table-cell table:style-name="ce21" office:value-type="string">
            <text:p>High</text:p>
          </table:table-cell>
          <table:table-cell table:style-name="ce21" table:formula="of:=[.D42]-[.C42]" office:value-type="float" office:value="5">
            <text:p>5</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C42])/([.F42])*100)" office:value-type="float" office:value="100">
            <text:p>100</text:p>
          </table:table-cell>
          <table:table-cell table:style-name="ce62" table:formula="of:=IF([.H42]=1; &quot; -- &quot;; IF(AND([.D42]&lt;TODAY(); [.H42]&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number-columns-repeated="42"/>
        </table:table-row>
        <table:table-row table:style-name="ro4">
          <table:table-cell/>
          <table:table-cell table:style-name="ce21" office:value-type="string">
            <text:p>Task 2</text:p>
          </table:table-cell>
          <table:table-cell table:style-name="ce46" office:value-type="date" office:date-value="2025-01-21">
            <text:p>21/01/2025</text:p>
          </table:table-cell>
          <table:table-cell table:style-name="ce46" office:value-type="date" office:date-value="2025-01-23">
            <text:p>23/01/2025</text:p>
          </table:table-cell>
          <table:table-cell table:style-name="ce21" office:value-type="string">
            <text:p>Medium</text:p>
          </table:table-cell>
          <table:table-cell table:style-name="ce21" table:formula="of:=[.D43]-[.C43]" office:value-type="float" office:value="2">
            <text:p>2</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C43])/([.F43])*100)" office:value-type="float" office:value="100">
            <text:p>100</text:p>
          </table:table-cell>
          <table:table-cell table:style-name="ce62" table:formula="of:=IF([.H43]=1; &quot; -- &quot;; IF(AND([.D43]&lt;TODAY(); [.H43]&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number-columns-repeated="42"/>
        </table:table-row>
        <table:table-row table:style-name="ro4">
          <table:table-cell/>
          <table:table-cell table:style-name="ce21" office:value-type="string">
            <text:p>Task 3</text:p>
          </table:table-cell>
          <table:table-cell table:style-name="ce46" office:value-type="date" office:date-value="2025-01-22">
            <text:p>22/01/2025</text:p>
          </table:table-cell>
          <table:table-cell table:style-name="ce46" office:value-type="date" office:date-value="2025-01-26">
            <text:p>26/01/2025</text:p>
          </table:table-cell>
          <table:table-cell table:style-name="ce21" office:value-type="string">
            <text:p>Low</text:p>
          </table:table-cell>
          <table:table-cell table:style-name="ce21" table:formula="of:=[.D44]-[.C44]" office:value-type="float" office:value="4">
            <text:p>4</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C44])/([.F44])*100)" office:value-type="float" office:value="100">
            <text:p>100</text:p>
          </table:table-cell>
          <table:table-cell table:style-name="ce62" table:formula="of:=IF([.H44]=1; &quot; -- &quot;; IF(AND([.D44]&lt;TODAY(); [.H44]&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number-columns-repeated="42"/>
        </table:table-row>
        <table:table-row table:style-name="ro4">
          <table:table-cell/>
          <table:table-cell table:style-name="ce21" office:value-type="string">
            <text:p>Task 4</text:p>
          </table:table-cell>
          <table:table-cell table:style-name="ce46" office:value-type="date" office:date-value="2025-01-23">
            <text:p>23/01/2025</text:p>
          </table:table-cell>
          <table:table-cell table:style-name="ce46" office:value-type="date" office:date-value="2025-01-29">
            <text:p>29/01/2025</text:p>
          </table:table-cell>
          <table:table-cell table:style-name="ce21" office:value-type="string">
            <text:p>High</text:p>
          </table:table-cell>
          <table:table-cell table:style-name="ce21" table:formula="of:=[.D45]-[.C45]"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C45])/([.F45])*100)" office:value-type="float" office:value="100">
            <text:p>100</text:p>
          </table:table-cell>
          <table:table-cell table:style-name="ce62" table:formula="of:=IF([.H45]=1; &quot; -- &quot;; IF(AND([.D45]&lt;TODAY(); [.H45]&lt;&gt;100); &quot;Overdue&quot;; &quot;Ontrack&quot;))" office:value-type="string" office:string-value="Overdue">
            <text:p>Overdue</text:p>
          </table:table-cell>
          <table:table-cell table:style-name="ce65" table:content-validation-name="val4" office:value-type="string">
            <text:p>Issue</text:p>
          </table:table-cell>
          <table:table-cell table:style-name="ce18"/>
          <table:table-cell table:number-columns-repeated="42"/>
        </table:table-row>
        <table:table-row table:style-name="ro4">
          <table:table-cell/>
          <table:table-cell table:style-name="ce21" office:value-type="string">
            <text:p>Task 5</text:p>
          </table:table-cell>
          <table:table-cell table:style-name="ce46" office:value-type="date" office:date-value="2025-01-24">
            <text:p>24/01/2025</text:p>
          </table:table-cell>
          <table:table-cell table:style-name="ce46" office:value-type="date" office:date-value="2025-01-30">
            <text:p>30/01/2025</text:p>
          </table:table-cell>
          <table:table-cell table:style-name="ce21" office:value-type="string">
            <text:p>Medium</text:p>
          </table:table-cell>
          <table:table-cell table:style-name="ce21" table:formula="of:=[.D46]-[.C46]" office:value-type="float" office:value="6">
            <text:p>6</text:p>
          </table:table-cell>
          <table:table-cell table:style-name="ce51" table:content-validation-name="val3" office:value-type="string">
            <text:p>Ongoing</text:p>
          </table:table-cell>
          <table:table-cell table:style-name="ce55" office:value-type="percentage" office:value="0.1">
            <text:p>10.00%</text:p>
          </table:table-cell>
          <table:table-cell table:style-name="ce58" table:formula="of:=MIN(100;(TODAY()-[.C46])/([.F46])*100)" office:value-type="float" office:value="100">
            <text:p>100</text:p>
          </table:table-cell>
          <table:table-cell table:style-name="ce62" table:formula="of:=IF([.H46]=1; &quot; -- &quot;; IF(AND([.D46]&lt;TODAY(); [.H46]&lt;&gt;100); &quot;Overdue&quot;; &quot;Ontrack&quot;))" office:value-type="string" office:string-value="Ontrack">
            <text:p>Ontrack</text:p>
          </table:table-cell>
          <table:table-cell table:style-name="ce65" table:content-validation-name="val4" office:value-type="string">
            <text:p>Action</text:p>
          </table:table-cell>
          <table:table-cell table:style-name="ce18"/>
          <table:table-cell table:number-columns-repeated="42"/>
        </table:table-row>
        <table:table-row table:style-name="ro7">
          <table:table-cell table:style-name="ce42"/>
          <table:table-cell table:style-name="ce21" office:value-type="string">
            <text:p>Task 6</text:p>
          </table:table-cell>
          <table:table-cell table:style-name="ce46" office:value-type="date" office:date-value="2025-01-24">
            <text:p>24/01/2025</text:p>
          </table:table-cell>
          <table:table-cell table:style-name="ce46" office:value-type="date" office:date-value="2025-01-26">
            <text:p>26/01/2025</text:p>
          </table:table-cell>
          <table:table-cell table:style-name="ce21" office:value-type="string">
            <text:p>Low</text:p>
          </table:table-cell>
          <table:table-cell table:style-name="ce21" table:formula="of:=[.D47]-[.C47]" office:value-type="float" office:value="2">
            <text:p>2</text:p>
          </table:table-cell>
          <table:table-cell table:style-name="ce51" table:content-validation-name="val3" office:value-type="string">
            <text:p>Ongoing</text:p>
          </table:table-cell>
          <table:table-cell table:style-name="ce55" office:value-type="percentage" office:value="0.1">
            <text:p>10.00%</text:p>
          </table:table-cell>
          <table:table-cell table:style-name="ce58" table:formula="of:=MIN(100;(TODAY()-[.C47])/([.F47])*100)" office:value-type="float" office:value="100">
            <text:p>100</text:p>
          </table:table-cell>
          <table:table-cell table:style-name="ce62" table:formula="of:=IF([.H47]=1; &quot; -- &quot;; IF(AND([.D47]&lt;TODAY(); [.H47]&lt;&gt;100); &quot;Overdue&quot;; &quot;Ontrack&quot;))" office:value-type="string" office:string-value="Overdue">
            <text:p>Overdue</text:p>
          </table:table-cell>
          <table:table-cell table:style-name="ce65" table:content-validation-name="val4" office:value-type="string">
            <text:p>Depandency</text:p>
          </table:table-cell>
          <table:table-cell table:style-name="ce18"/>
          <table:table-cell table:number-columns-repeated="42"/>
        </table:table-row>
        <table:table-row table:style-name="ro2">
          <table:table-cell table:number-columns-repeated="25"/>
          <table:table-cell>
            <draw:frame table:end-cell-address="Sheet2.Z52" table:end-x="1.67cm" table:end-y="0.054cm" draw:z-index="5" draw:style-name="gr1" draw:text-style-name="P1" svg:width="1.083cm" svg:height="1.554cm" svg:x="0.587cm" svg:y="0.327cm">
              <draw:object draw:notify-on-update-of-ranges="Sheet2.B65:Sheet2.B65 Sheet2.E65:Sheet2.E65 Sheet2.G65:Sheet2.G65" xlink:href="./Object 14" xlink:type="simple" xlink:show="embed" xlink:actuate="onLoad">
                <text:p/>
              </draw:object>
              <draw:image xlink:href="./ObjectReplacements/Object 14" xlink:type="simple" xlink:show="embed" xlink:actuate="onLoad"/>
            </draw:frame>
          </table:table-cell>
          <table:table-cell table:number-columns-repeated="28"/>
        </table:table-row>
        <table:table-row table:style-name="ro2">
          <table:table-cell table:number-columns-repeated="54"/>
        </table:table-row>
        <table:table-row table:style-name="ro7">
          <table:table-cell table:number-columns-repeated="14"/>
          <table:table-cell table:style-name="ce70" table:number-columns-repeated="4"/>
          <table:table-cell table:number-columns-repeated="36"/>
        </table:table-row>
        <table:table-row table:style-name="ro2">
          <table:table-cell table:number-columns-repeated="6"/>
          <table:table-cell table:style-name="ce52" office:value-type="string">
            <text:p>Priority</text:p>
          </table:table-cell>
          <table:table-cell table:number-columns-repeated="2"/>
          <table:table-cell table:style-name="ce52" office:value-type="string">
            <text:p>Total project completion %</text:p>
          </table:table-cell>
          <table:table-cell table:number-columns-repeated="4"/>
          <table:table-cell table:style-name="ce71"/>
          <table:table-cell table:style-name="ce73"/>
          <table:table-cell table:style-name="ce71"/>
          <table:table-cell table:style-name="ce74"/>
          <table:table-cell table:number-columns-repeated="6"/>
          <table:table-cell>
            <draw:frame table:end-cell-address="Sheet2.Y52" table:end-x="2.037cm" table:end-y="0.287cm" draw:z-index="4" draw:style-name="gr1" draw:text-style-name="P1" svg:width="0.334cm" svg:height="0.355cm" svg:x="1.703cm" svg:y="0.383cm">
              <draw:object draw:notify-on-update-of-ranges="Sheet2.H59:Sheet2.H59 Sheet2.H60:Sheet2.H65 Sheet2.J59:Sheet2.J59 Sheet2.J60:Sheet2.J65" xlink:href="./Object 11" xlink:type="simple" xlink:show="embed" xlink:actuate="onLoad">
                <text:p/>
              </draw:object>
              <draw:image xlink:href="./ObjectReplacements/Object 11" xlink:type="simple" xlink:show="embed" xlink:actuate="onLoad"/>
            </draw:frame>
          </table:table-cell>
          <table:table-cell table:number-columns-repeated="29"/>
        </table:table-row>
        <table:table-row table:style-name="ro2">
          <table:table-cell table:number-columns-repeated="3"/>
          <table:table-cell table:style-name="ce20" office:value-type="string">
            <text:p>Completed</text:p>
          </table:table-cell>
          <table:table-cell table:style-name="ce18" table:formula="of:=COUNTIF([.G63:.G67]; &quot;Completed&quot;)" office:value-type="float" office:value="2">
            <text:p>2</text:p>
          </table:table-cell>
          <table:table-cell/>
          <table:table-cell table:style-name="ce20" office:value-type="string">
            <text:p>High </text:p>
          </table:table-cell>
          <table:table-cell table:style-name="ce18" table:formula="of:=COUNTIF([.E62:.E67]; &quot;High&quot;)" office:value-type="float" office:value="3">
            <text:p>3</text:p>
          </table:table-cell>
          <table:table-cell/>
          <table:table-cell table:style-name="ce20" office:value-type="string">
            <text:p>Current</text:p>
          </table:table-cell>
          <table:table-cell table:style-name="ce66" table:formula="of:=AVERAGE([.H62:.H67])" office:value-type="percentage" office:value="0.525">
            <text:p>52.50%</text:p>
          </table:table-cell>
          <table:table-cell table:number-columns-repeated="3"/>
          <table:table-cell table:style-name="ce71"/>
          <table:table-cell table:style-name="ce74"/>
          <table:table-cell table:style-name="ce71"/>
          <table:table-cell table:style-name="ce74"/>
          <table:table-cell table:number-columns-repeated="36"/>
        </table:table-row>
        <table:table-row table:style-name="ro2">
          <table:table-cell table:number-columns-repeated="3"/>
          <table:table-cell table:style-name="ce20" office:value-type="string">
            <text:p>Ongoing</text:p>
          </table:table-cell>
          <table:table-cell table:style-name="ce18" table:formula="of:=COUNTIF([.G62:.G67]; &quot;Ongoing&quot;)" office:value-type="float" office:value="3">
            <text:p>3</text:p>
          </table:table-cell>
          <table:table-cell/>
          <table:table-cell table:style-name="ce20" office:value-type="string">
            <text:p>Medium </text:p>
          </table:table-cell>
          <table:table-cell table:style-name="ce18" table:formula="of:=COUNTIF([.E62:.E67]; &quot;Medium&quot;)" office:value-type="float" office:value="1">
            <text:p>1</text:p>
          </table:table-cell>
          <table:table-cell/>
          <table:table-cell table:style-name="ce20" office:value-type="string">
            <text:p>Expected</text:p>
          </table:table-cell>
          <table:table-cell table:style-name="ce18" table:formula="of:=AVERAGE([.I62:.I67])" office:value-type="float" office:value="100">
            <text:p>100</text:p>
          </table:table-cell>
          <table:table-cell table:number-columns-repeated="3"/>
          <table:table-cell table:style-name="ce71"/>
          <table:table-cell table:style-name="ce74"/>
          <table:table-cell table:style-name="ce71"/>
          <table:table-cell table:style-name="ce74"/>
          <table:table-cell table:number-columns-repeated="36"/>
        </table:table-row>
        <table:table-row table:style-name="ro2">
          <table:table-cell table:number-columns-repeated="3"/>
          <table:table-cell table:style-name="ce20" office:value-type="string">
            <text:p>Not Started</text:p>
          </table:table-cell>
          <table:table-cell table:style-name="ce18" table:formula="of:=COUNTIF([.G62:.G67]; &quot;Not Started&quot;)" office:value-type="float" office:value="1">
            <text:p>1</text:p>
          </table:table-cell>
          <table:table-cell/>
          <table:table-cell table:style-name="ce20" office:value-type="string">
            <text:p>Low </text:p>
          </table:table-cell>
          <table:table-cell table:style-name="ce18" table:formula="of:=COUNTIF([.E62:.E67]; &quot;Low&quot;)" office:value-type="float" office:value="2">
            <text:p>2</text:p>
          </table:table-cell>
          <table:table-cell/>
          <table:table-cell table:style-name="ce52"/>
          <table:table-cell table:number-columns-repeated="4"/>
          <table:table-cell table:style-name="ce71"/>
          <table:table-cell table:style-name="ce74"/>
          <table:table-cell table:style-name="ce71"/>
          <table:table-cell table:style-name="ce74"/>
          <table:table-cell table:number-columns-repeated="36"/>
        </table:table-row>
        <table:table-row table:style-name="ro2">
          <table:table-cell table:number-columns-repeated="14"/>
          <table:table-cell table:style-name="ce71"/>
          <table:table-cell table:style-name="ce74"/>
          <table:table-cell table:style-name="ce71"/>
          <table:table-cell table:style-name="ce74"/>
          <table:table-cell table:number-columns-repeated="36"/>
        </table:table-row>
        <table:table-row table:style-name="ro7">
          <table:table-cell/>
          <table:table-cell table:style-name="ce43" office:value-type="string">
            <text:p>TimeLine</text:p>
          </table:table-cell>
          <table:table-cell table:formula="of:=MIN([.C62:.C67])" office:value-type="date" office:date-value="2025-01-15">
            <text:p>15/01/25</text:p>
          </table:table-cell>
          <table:table-cell table:formula="of:=MAX([.D62:.D67])" office:value-type="date" office:date-value="2025-01-30">
            <text:p>30/01/25</text:p>
          </table:table-cell>
          <table:table-cell table:number-columns-repeated="10"/>
          <table:table-cell table:style-name="ce71"/>
          <table:table-cell table:style-name="ce74"/>
          <table:table-cell table:style-name="ce71"/>
          <table:table-cell table:style-name="ce74"/>
          <table:table-cell table:number-columns-repeated="3"/>
          <table:table-cell>
            <draw:frame table:end-cell-address="Sheet2.V56" table:end-x="1.368cm" table:end-y="0.255cm" draw:z-index="1" draw:style-name="gr1" draw:text-style-name="P1" svg:width="0.001cm" svg:height="0.253cm" svg:x="1.367cm" svg:y="0.002cm">
              <draw:object draw:notify-on-update-of-ranges="Sheet2.E42:Sheet2.E46 Sheet2.E47:Sheet2.E47 Sheet2.G42:Sheet2.G46 Sheet2.G47:Sheet2.G47" xlink:href="./Object 4" xlink:type="simple" xlink:show="embed" xlink:actuate="onLoad">
                <text:p/>
              </draw:object>
              <draw:image xlink:href="./ObjectReplacements/Object 4" xlink:type="simple" xlink:show="embed" xlink:actuate="onLoad"/>
            </draw:frame>
          </table:table-cell>
          <table:table-cell table:number-columns-repeated="12"/>
          <table:table-cell>
            <draw:frame table:end-cell-address="Sheet2.AI56" table:end-x="0.869cm" table:end-y="0.087cm" draw:z-index="3" draw:style-name="gr1" draw:text-style-name="P1" svg:width="0.055cm" svg:height="0.027cm" svg:x="0.814cm" svg:y="0.06cm">
              <draw:object draw:notify-on-update-of-ranges="Sheet2.B42:Sheet2.B47 Sheet2.D41:Sheet2.D41 Sheet2.D42:Sheet2.D47 Sheet2.H41:Sheet2.H41 Sheet2.H42:Sheet2.H47" xlink:href="./Object 10" xlink:type="simple" xlink:show="embed" xlink:actuate="onLoad">
                <text:p/>
              </draw:object>
              <draw:image xlink:href="./ObjectReplacements/Object 10" xlink:type="simple" xlink:show="embed" xlink:actuate="onLoad"/>
            </draw:frame>
          </table:table-cell>
          <table:table-cell table:number-columns-repeated="19"/>
        </table:table-row>
        <table:table-row table:style-name="ro2">
          <table:table-cell table:number-columns-repeated="14"/>
          <table:table-cell table:style-name="ce72"/>
          <table:table-cell table:style-name="ce75"/>
          <table:table-cell table:style-name="ce72" table:number-columns-repeated="2"/>
          <table:table-cell table:number-columns-repeated="36"/>
        </table:table-row>
        <table:table-row table:style-name="ro2">
          <table:table-cell table:number-columns-repeated="54"/>
        </table:table-row>
        <table:table-row table:style-name="ro2">
          <table:table-cell table:number-columns-repeated="7"/>
          <table:table-cell/>
          <table:table-cell/>
          <table:table-cell/>
          <table:table-cell table:number-columns-repeated="44"/>
        </table:table-row>
        <table:table-row table:style-name="ro2">
          <table:table-cell table:number-columns-repeated="54"/>
        </table:table-row>
        <table:table-row table:style-name="ro1">
          <table:table-cell/>
          <table:table-cell table:style-name="ce4" office:value-type="string">
            <text:p>Task Name</text:p>
          </table:table-cell>
          <table:table-cell table:style-name="ce4" office:value-type="string">
            <text:p>Start Date</text:p>
          </table:table-cell>
          <table:table-cell table:style-name="ce4" office:value-type="string">
            <text:p>End Date</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number-columns-repeated="42"/>
        </table:table-row>
        <table:table-row table:style-name="ro4">
          <table:table-cell/>
          <table:table-cell table:style-name="ce21" office:value-type="string">
            <text:p>Task 1</text:p>
          </table:table-cell>
          <table:table-cell table:style-name="ce46" office:value-type="date" office:date-value="2025-01-15">
            <text:p>15/01/2025</text:p>
          </table:table-cell>
          <table:table-cell table:style-name="ce46" office:value-type="date" office:date-value="2025-01-20">
            <text:p>20/01/2025</text:p>
          </table:table-cell>
          <table:table-cell table:style-name="ce21" office:value-type="string">
            <text:p>High</text:p>
          </table:table-cell>
          <table:table-cell table:style-name="ce21" table:formula="of:=[.D62]-[.C62]" office:value-type="float" office:value="5">
            <text:p>5</text:p>
          </table:table-cell>
          <table:table-cell table:style-name="ce51" table:content-validation-name="val3" office:value-type="string">
            <text:p>Ongoing</text:p>
          </table:table-cell>
          <table:table-cell table:style-name="ce56" office:value-type="percentage" office:value="0.75">
            <text:p>75.00%</text:p>
          </table:table-cell>
          <table:table-cell table:style-name="ce58" table:formula="of:=MIN(100;(TODAY()-[.C62])/([.F62])*100)" office:value-type="float" office:value="100">
            <text:p>100</text:p>
          </table:table-cell>
          <table:table-cell table:style-name="ce62" table:formula="of:=IF([.H62]=1; &quot; -- &quot;; IF(AND([.D62]&lt;TODAY(); [.H62]&lt;&gt;100); &quot;Overdue&quot;; &quot;Ontrack&quot;))" office:value-type="string" office:string-value="Overdue">
            <text:p>Overdue</text:p>
          </table:table-cell>
          <table:table-cell table:style-name="ce65" table:content-validation-name="val4" office:value-type="string">
            <text:p>Action</text:p>
          </table:table-cell>
          <table:table-cell table:style-name="ce18"/>
          <table:table-cell table:number-columns-repeated="42"/>
        </table:table-row>
        <table:table-row table:style-name="ro4">
          <table:table-cell/>
          <table:table-cell table:style-name="ce21" office:value-type="string">
            <text:p>Task 2</text:p>
          </table:table-cell>
          <table:table-cell table:style-name="ce46" office:value-type="date" office:date-value="2025-01-18">
            <text:p>18/01/2025</text:p>
          </table:table-cell>
          <table:table-cell table:style-name="ce46" office:value-type="date" office:date-value="2025-01-22">
            <text:p>22/01/2025</text:p>
          </table:table-cell>
          <table:table-cell table:style-name="ce21" office:value-type="string">
            <text:p>Low</text:p>
          </table:table-cell>
          <table:table-cell table:style-name="ce21" table:formula="of:=[.D63]-[.C63]" office:value-type="float" office:value="4">
            <text:p>4</text:p>
          </table:table-cell>
          <table:table-cell table:style-name="ce51" table:content-validation-name="val3" office:value-type="string">
            <text:p>Completed</text:p>
          </table:table-cell>
          <table:table-cell table:style-name="ce56" office:value-type="percentage" office:value="1">
            <text:p>100.00%</text:p>
          </table:table-cell>
          <table:table-cell table:style-name="ce58" table:formula="of:=MIN(100;(TODAY()-[.C63])/([.F63])*100)" office:value-type="float" office:value="100">
            <text:p>100</text:p>
          </table:table-cell>
          <table:table-cell table:style-name="ce62" table:formula="of:=IF([.H63]=1; &quot; -- &quot;; IF(AND([.D63]&lt;TODAY(); [.H63]&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number-columns-repeated="42"/>
        </table:table-row>
        <table:table-row table:style-name="ro4">
          <table:table-cell/>
          <table:table-cell table:style-name="ce21" office:value-type="string">
            <text:p>Task 3</text:p>
          </table:table-cell>
          <table:table-cell table:style-name="ce46" office:value-type="date" office:date-value="2025-01-19">
            <text:p>19/01/2025</text:p>
          </table:table-cell>
          <table:table-cell table:style-name="ce46" office:value-type="date" office:date-value="2025-01-25">
            <text:p>25/01/2025</text:p>
          </table:table-cell>
          <table:table-cell table:style-name="ce21" office:value-type="string">
            <text:p>Low</text:p>
          </table:table-cell>
          <table:table-cell table:style-name="ce21" table:formula="of:=[.D64]-[.C64]" office:value-type="float" office:value="6">
            <text:p>6</text:p>
          </table:table-cell>
          <table:table-cell table:style-name="ce51" table:content-validation-name="val3" office:value-type="string">
            <text:p>Not Started</text:p>
          </table:table-cell>
          <table:table-cell table:style-name="ce56" office:value-type="percentage" office:value="0">
            <text:p>0.00%</text:p>
          </table:table-cell>
          <table:table-cell table:style-name="ce58" table:formula="of:=MIN(100;(TODAY()-[.C64])/([.F64])*100)" office:value-type="float" office:value="100">
            <text:p>100</text:p>
          </table:table-cell>
          <table:table-cell table:style-name="ce62" table:formula="of:=IF([.H64]=1; &quot; -- &quot;; IF(AND([.D64]&lt;TODAY(); [.H64]&lt;&gt;100); &quot;Overdue&quot;; &quot;Ontrack&quot;))" office:value-type="string" office:string-value="Overdue">
            <text:p>Overdue</text:p>
          </table:table-cell>
          <table:table-cell table:style-name="ce65" table:content-validation-name="val4" office:value-type="string">
            <text:p>Risk</text:p>
          </table:table-cell>
          <table:table-cell table:style-name="ce18"/>
          <table:table-cell table:number-columns-repeated="42"/>
        </table:table-row>
        <table:table-row table:style-name="ro4">
          <table:table-cell/>
          <table:table-cell table:style-name="ce21" office:value-type="string">
            <text:p>Task 4</text:p>
          </table:table-cell>
          <table:table-cell table:style-name="ce46" office:value-type="date" office:date-value="2025-01-21">
            <text:p>21/01/2025</text:p>
          </table:table-cell>
          <table:table-cell table:style-name="ce46" office:value-type="date" office:date-value="2025-01-28">
            <text:p>28/01/2025</text:p>
          </table:table-cell>
          <table:table-cell table:style-name="ce21" office:value-type="string">
            <text:p>High</text:p>
          </table:table-cell>
          <table:table-cell table:style-name="ce21" table:formula="of:=[.D65]-[.C65]" office:value-type="float" office:value="7">
            <text:p>7</text:p>
          </table:table-cell>
          <table:table-cell table:style-name="ce51" table:content-validation-name="val3" office:value-type="string">
            <text:p>Ongoing</text:p>
          </table:table-cell>
          <table:table-cell table:style-name="ce56" office:value-type="percentage" office:value="0.3">
            <text:p>30.00%</text:p>
          </table:table-cell>
          <table:table-cell table:style-name="ce58" table:formula="of:=MIN(100;(TODAY()-[.C65])/([.F65])*100)" office:value-type="float" office:value="100">
            <text:p>100</text:p>
          </table:table-cell>
          <table:table-cell table:style-name="ce62" table:formula="of:=IF([.H65]=1; &quot; -- &quot;; IF(AND([.D65]&lt;TODAY(); [.H65]&lt;&gt;100); &quot;Overdue&quot;; &quot;Ontrack&quot;))" office:value-type="string" office:string-value="Overdue">
            <text:p>Overdue</text:p>
          </table:table-cell>
          <table:table-cell table:style-name="ce65" table:content-validation-name="val4" office:value-type="string">
            <text:p>Issue</text:p>
          </table:table-cell>
          <table:table-cell table:style-name="ce18"/>
          <table:table-cell table:number-columns-repeated="42"/>
        </table:table-row>
        <table:table-row table:style-name="ro4">
          <table:table-cell/>
          <table:table-cell table:style-name="ce21" office:value-type="string">
            <text:p>Task 5</text:p>
          </table:table-cell>
          <table:table-cell table:style-name="ce46" office:value-type="date" office:date-value="2025-01-22">
            <text:p>22/01/2025</text:p>
          </table:table-cell>
          <table:table-cell table:style-name="ce46" office:value-type="date" office:date-value="2025-01-30">
            <text:p>30/01/2025</text:p>
          </table:table-cell>
          <table:table-cell table:style-name="ce21" office:value-type="string">
            <text:p>Medium</text:p>
          </table:table-cell>
          <table:table-cell table:style-name="ce21" table:formula="of:=[.D66]-[.C66]" office:value-type="float" office:value="8">
            <text:p>8</text:p>
          </table:table-cell>
          <table:table-cell table:style-name="ce51" table:content-validation-name="val3" office:value-type="string">
            <text:p>Completed</text:p>
          </table:table-cell>
          <table:table-cell table:style-name="ce56" office:value-type="percentage" office:value="1">
            <text:p>100.00%</text:p>
          </table:table-cell>
          <table:table-cell table:style-name="ce58" table:formula="of:=MIN(100;(TODAY()-[.C66])/([.F66])*100)" office:value-type="float" office:value="100">
            <text:p>100</text:p>
          </table:table-cell>
          <table:table-cell table:style-name="ce62" table:formula="of:=IF([.H66]=1; &quot; -- &quot;; IF(AND([.D66]&lt;TODAY(); [.H66]&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number-columns-repeated="3"/>
          <table:table-cell>
            <draw:frame table:end-cell-address="Sheet2.P66" table:end-x="2.091cm" table:end-y="0.311cm" draw:z-index="0" draw:style-name="gr1" draw:text-style-name="P1" svg:width="0.641cm" svg:height="0.026cm" svg:x="1.45cm" svg:y="0.285cm">
              <draw:object draw:notify-on-update-of-ranges="Sheet2.E47:Sheet2.E47 Sheet2.G47:Sheet2.G47" xlink:href="./Object 3" xlink:type="simple" xlink:show="embed" xlink:actuate="onLoad">
                <text:p/>
              </draw:object>
              <draw:image xlink:href="./ObjectReplacements/Object 3" xlink:type="simple" xlink:show="embed" xlink:actuate="onLoad"/>
            </draw:frame>
          </table:table-cell>
          <table:table-cell table:number-columns-repeated="38"/>
        </table:table-row>
        <table:table-row table:style-name="ro4">
          <table:table-cell/>
          <table:table-cell table:style-name="ce21" office:value-type="string">
            <text:p>Task 6</text:p>
          </table:table-cell>
          <table:table-cell table:style-name="ce46" office:value-type="date" office:date-value="2025-01-23">
            <text:p>23/01/2025</text:p>
          </table:table-cell>
          <table:table-cell table:style-name="ce46" office:value-type="date" office:date-value="2025-01-27">
            <text:p>27/01/2025</text:p>
          </table:table-cell>
          <table:table-cell table:style-name="ce21" office:value-type="string">
            <text:p>High</text:p>
          </table:table-cell>
          <table:table-cell table:style-name="ce21" table:formula="of:=[.D67]-[.C67]" office:value-type="float" office:value="4">
            <text:p>4</text:p>
          </table:table-cell>
          <table:table-cell table:style-name="ce51" table:content-validation-name="val3" office:value-type="string">
            <text:p>Ongoing</text:p>
          </table:table-cell>
          <table:table-cell table:style-name="ce56" office:value-type="percentage" office:value="0.1">
            <text:p>10.00%</text:p>
          </table:table-cell>
          <table:table-cell table:style-name="ce58" table:formula="of:=MIN(100;(TODAY()-[.C67])/([.F67])*100)" office:value-type="float" office:value="100">
            <text:p>100</text:p>
          </table:table-cell>
          <table:table-cell table:style-name="ce62" table:formula="of:=IF([.H67]=1; &quot; -- &quot;; IF(AND([.D67]&lt;TODAY(); [.H67]&lt;&gt;100); &quot;Overdue&quot;; &quot;Ontrack&quot;))" office:value-type="string" office:string-value="Overdue">
            <text:p>Overdue</text:p>
          </table:table-cell>
          <table:table-cell table:style-name="ce65" table:content-validation-name="val4" office:value-type="string">
            <text:p>Depandency</text:p>
          </table:table-cell>
          <table:table-cell table:style-name="ce18"/>
          <table:table-cell table:number-columns-repeated="42"/>
        </table:table-row>
        <table:table-row table:style-name="ro2">
          <table:table-cell table:number-columns-repeated="8"/>
          <table:table-cell table:style-name="ce59"/>
          <table:table-cell table:number-columns-repeated="45"/>
        </table:table-row>
        <table:table-row table:style-name="ro2" table:number-rows-repeated="7">
          <table:table-cell table:number-columns-repeated="54"/>
        </table:table-row>
        <table:table-row table:style-name="ro7">
          <table:table-cell table:number-columns-repeated="14"/>
          <table:table-cell table:style-name="ce43" office:value-type="string">
            <text:p>TimeLine</text:p>
          </table:table-cell>
          <table:table-cell table:formula="of:=MIN([.Q80:.Q85])" office:value-type="date" office:date-value="2025-01-20">
            <text:p>20/01/25</text:p>
          </table:table-cell>
          <table:table-cell table:formula="of:=MAX([.R80:.R85])" office:value-type="date" office:date-value="2025-01-30">
            <text:p>30/01/25</text:p>
          </table:table-cell>
          <table:table-cell table:number-columns-repeated="37"/>
        </table:table-row>
        <table:table-row table:style-name="ro2" table:number-rows-repeated="2">
          <table:table-cell table:number-columns-repeated="54"/>
        </table:table-row>
        <table:table-row table:style-name="ro1">
          <table:table-cell table:number-columns-repeated="14"/>
          <table:table-cell table:style-name="ce4" office:value-type="string">
            <text:p>Task Name</text:p>
          </table:table-cell>
          <table:table-cell table:style-name="ce4" office:value-type="string">
            <text:p>Assigined</text:p>
          </table:table-cell>
          <table:table-cell table:style-name="ce4" office:value-type="string">
            <text:p>Start Date</text:p>
          </table:table-cell>
          <table:table-cell table:style-name="ce4" office:value-type="string">
            <text:p>End Date</text:p>
          </table:table-cell>
          <table:table-cell table:style-name="ce4" office:value-type="string">
            <text:p>Importance</text:p>
          </table:table-cell>
          <table:table-cell table:style-name="ce27" office:value-type="string">
            <text:p>Urgency </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style-name="ce16" office:value-type="string">
            <text:p>Progress</text:p>
          </table:table-cell>
          <table:table-cell table:style-name="ce39" office:value-type="string">
            <text:p>Remaining Days</text:p>
          </table:table-cell>
          <table:table-cell table:number-columns-repeated="24"/>
        </table:table-row>
        <table:table-row table:style-name="ro4">
          <table:table-cell table:number-columns-repeated="14"/>
          <table:table-cell table:style-name="ce21" office:value-type="string">
            <text:p>Task 1</text:p>
          </table:table-cell>
          <table:table-cell table:style-name="ce21" office:value-type="string">
            <text:p>a</text:p>
          </table:table-cell>
          <table:table-cell table:style-name="ce24" office:value-type="date" office:date-value="2025-01-20">
            <text:p>20/01/25</text:p>
          </table:table-cell>
          <table:table-cell table:style-name="ce25" office:value-type="date" office:date-value="2025-01-25">
            <text:p>25/01/25</text:p>
          </table:table-cell>
          <table:table-cell table:number-columns-repeated="2" table:style-name="ce21" office:value-type="string">
            <text:p>High</text:p>
          </table:table-cell>
          <table:table-cell table:style-name="ce78" table:formula="of:=IF(AND([.T80]=&quot;High&quot;; [.S80]=&quot;High&quot;); &quot;Critical&quot;;      IF(AND([.T80]=&quot;High&quot;; [.S80]=&quot;Medium&quot;); &quot;Urgent&quot;;      IF(AND([.T80]=&quot;Medium&quot;; [.S80]=&quot;High&quot;); &quot;Important&quot;;      &quot;Low &quot;)))" office:value-type="string" office:string-value="Critical">
            <text:p>Critical</text:p>
          </table:table-cell>
          <table:table-cell table:style-name="ce21" table:formula="of:=[.R80]-[.Q80]" office:value-type="float" office:value="5">
            <text:p>5</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Q80])/([.V80])*100)" office:value-type="float" office:value="100">
            <text:p>100</text:p>
          </table:table-cell>
          <table:table-cell table:style-name="ce62"/>
          <table:table-cell table:style-name="ce65" table:content-validation-name="val4" office:value-type="string">
            <text:p><text:s/>- - </text:p>
          </table:table-cell>
          <table:table-cell table:style-name="ce18"/>
          <table:table-cell table:style-name="ce38" table:formula="of:=REPT(&quot;█&quot;; [.X80]*10)" office:value-type="string" office:string-value="██████████">
            <text:p>██████████</text:p>
          </table:table-cell>
          <table:table-cell table:style-name="ce40" table:formula="of:=IF(DAYS([.R80];TODAY()) &gt; 0; DAYS([.R80];TODAY());&quot;Overdue&quot;)" office:value-type="string" office:string-value="Overdue">
            <text:p>Overdue</text:p>
          </table:table-cell>
          <table:table-cell table:formula="of:=IF(OR([.W80]=&quot;Not Started&quot;;[.W80]=&quot;Ongoing&quot;); REPT(&quot;█&quot;; [.X80]*10) ; &quot; ------ &quot;)" office:value-type="string" office:string-value=" ------ ">
            <text:p><text:s/>------ </text:p>
          </table:table-cell>
          <table:table-cell table:number-columns-repeated="3"/>
          <table:table-cell table:style-name="ce80" office:value-type="string">
            <text:p>Profile</text:p>
          </table:table-cell>
          <table:table-cell table:style-name="ce80" office:value-type="string">
            <text:p>Task involved</text:p>
          </table:table-cell>
          <table:table-cell table:number-columns-repeated="18"/>
        </table:table-row>
        <table:table-row table:style-name="ro4">
          <table:table-cell table:number-columns-repeated="14"/>
          <table:table-cell table:style-name="ce21" office:value-type="string">
            <text:p>Task 2</text:p>
          </table:table-cell>
          <table:table-cell table:style-name="ce21" office:value-type="string">
            <text:p>b</text:p>
          </table:table-cell>
          <table:table-cell table:style-name="ce25" office:value-type="date" office:date-value="2025-01-21">
            <text:p>21/01/25</text:p>
          </table:table-cell>
          <table:table-cell table:style-name="ce25" office:value-type="date" office:date-value="2025-01-23">
            <text:p>23/01/25</text:p>
          </table:table-cell>
          <table:table-cell table:number-columns-repeated="2" table:style-name="ce21" office:value-type="string">
            <text:p>Medium</text:p>
          </table:table-cell>
          <table:table-cell table:style-name="ce78" table:formula="of:=IF(AND([.T81]=&quot;High&quot;; [.S81]=&quot;High&quot;); &quot;Critical&quot;;      IF(AND([.T81]=&quot;High&quot;; [.S81]=&quot;Medium&quot;); &quot;Urgent&quot;;      IF(AND([.T81]=&quot;Medium&quot;; [.S81]=&quot;High&quot;); &quot;Important&quot;;      &quot;Low &quot;)))" office:value-type="string" office:string-value="Low ">
            <text:p>Low </text:p>
          </table:table-cell>
          <table:table-cell table:style-name="ce21" table:formula="of:=[.R81]-[.Q81]" office:value-type="float" office:value="2">
            <text:p>2</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Q81])/([.V81])*100)" office:value-type="float" office:value="100">
            <text:p>100</text:p>
          </table:table-cell>
          <table:table-cell table:style-name="ce62" table:formula="of:=IF([.X81]=1; &quot; -- &quot;; IF(AND([.R81]&lt;TODAY(); [.X81]&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style-name="ce38" table:formula="of:=REPT(&quot;█&quot;; [.X81]*10)" office:value-type="string" office:string-value="██████████">
            <text:p>██████████</text:p>
          </table:table-cell>
          <table:table-cell table:style-name="ce40" table:formula="of:=IF(DAYS([.R81];TODAY()) &gt; 0; DAYS([.R81];TODAY());&quot;Overdue&quot;)" office:value-type="string" office:string-value="Overdue">
            <text:p>Overdue</text:p>
          </table:table-cell>
          <table:table-cell table:formula="of:=IF(OR([.W81]=&quot;Not Started&quot;;[.W81]=&quot;Ongoing&quot;); REPT(&quot;█&quot;; [.X81]*10) ; &quot; ------ &quot;)" office:value-type="string" office:string-value=" ------ ">
            <text:p><text:s/>------ </text:p>
          </table:table-cell>
          <table:table-cell table:number-columns-repeated="3"/>
          <table:table-cell table:style-name="ce81" office:value-type="string">
            <text:p>a</text:p>
          </table:table-cell>
          <table:table-cell table:style-name="ce81" table:formula="of:=COUNTIF([.P80:.P85]; &quot;a&quot;)" office:value-type="float" office:value="1">
            <text:p>1</text:p>
          </table:table-cell>
          <table:table-cell table:number-columns-repeated="18"/>
        </table:table-row>
        <table:table-row table:style-name="ro4">
          <table:table-cell table:number-columns-repeated="14"/>
          <table:table-cell table:style-name="ce21" office:value-type="string">
            <text:p>Task 3</text:p>
          </table:table-cell>
          <table:table-cell table:style-name="ce21" office:value-type="string">
            <text:p>c</text:p>
          </table:table-cell>
          <table:table-cell table:style-name="ce25" office:value-type="date" office:date-value="2025-01-22">
            <text:p>22/01/25</text:p>
          </table:table-cell>
          <table:table-cell table:style-name="ce25" office:value-type="date" office:date-value="2025-01-26">
            <text:p>26/01/25</text:p>
          </table:table-cell>
          <table:table-cell table:style-name="ce21" office:value-type="string">
            <text:p>Low</text:p>
          </table:table-cell>
          <table:table-cell table:style-name="ce21" office:value-type="string">
            <text:p>High</text:p>
          </table:table-cell>
          <table:table-cell table:style-name="ce78" table:formula="of:=IF(AND([.T82]=&quot;High&quot;; [.S82]=&quot;High&quot;); &quot;Critical&quot;;      IF(AND([.T82]=&quot;High&quot;; [.S82]=&quot;Medium&quot;); &quot;Urgent&quot;;      IF(AND([.T82]=&quot;Medium&quot;; [.S82]=&quot;High&quot;); &quot;Important&quot;;      &quot;Low &quot;)))" office:value-type="string" office:string-value="Low ">
            <text:p>Low </text:p>
          </table:table-cell>
          <table:table-cell table:style-name="ce21" table:formula="of:=[.R82]-[.Q82]" office:value-type="float" office:value="4">
            <text:p>4</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Q82])/([.V82])*100)" office:value-type="float" office:value="100">
            <text:p>100</text:p>
          </table:table-cell>
          <table:table-cell table:style-name="ce62" table:formula="of:=IF([.X82]=1; &quot; -- &quot;; IF(AND([.R82]&lt;TODAY(); [.X82]&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style-name="ce38" table:formula="of:=REPT(&quot;█&quot;; [.X82]*10)" office:value-type="string" office:string-value="██████████">
            <text:p>██████████</text:p>
          </table:table-cell>
          <table:table-cell table:style-name="ce40" table:formula="of:=IF(DAYS([.R82];TODAY()) &gt; 0; DAYS([.R82];TODAY());&quot;Overdue&quot;)" office:value-type="string" office:string-value="Overdue">
            <text:p>Overdue</text:p>
          </table:table-cell>
          <table:table-cell table:formula="of:=IF(OR([.W82]=&quot;Not Started&quot;;[.W82]=&quot;Ongoing&quot;); REPT(&quot;█&quot;; [.X82]*10) ; &quot; ------ &quot;)" office:value-type="string" office:string-value=" ------ ">
            <text:p><text:s/>------ </text:p>
          </table:table-cell>
          <table:table-cell table:number-columns-repeated="3"/>
          <table:table-cell table:style-name="ce81" office:value-type="string">
            <text:p>b</text:p>
          </table:table-cell>
          <table:table-cell table:style-name="ce81" table:formula="of:=COUNTIF([.P80:.P85]; &quot;b&quot;)" office:value-type="float" office:value="2">
            <text:p>2</text:p>
          </table:table-cell>
          <table:table-cell table:number-columns-repeated="18"/>
        </table:table-row>
        <table:table-row table:style-name="ro4">
          <table:table-cell table:number-columns-repeated="14"/>
          <table:table-cell table:style-name="ce21" office:value-type="string">
            <text:p>Task 4</text:p>
          </table:table-cell>
          <table:table-cell table:style-name="ce21" office:value-type="string">
            <text:p>d</text:p>
          </table:table-cell>
          <table:table-cell table:style-name="ce25" office:value-type="date" office:date-value="2025-01-23">
            <text:p>23/01/25</text:p>
          </table:table-cell>
          <table:table-cell table:style-name="ce25" office:value-type="date" office:date-value="2025-01-29">
            <text:p>29/01/25</text:p>
          </table:table-cell>
          <table:table-cell table:style-name="ce21" office:value-type="string">
            <text:p>High</text:p>
          </table:table-cell>
          <table:table-cell table:style-name="ce21" office:value-type="string">
            <text:p>Low</text:p>
          </table:table-cell>
          <table:table-cell table:style-name="ce78" table:formula="of:=IF(AND([.T83]=&quot;High&quot;; [.S83]=&quot;High&quot;); &quot;Critical&quot;;      IF(AND([.T83]=&quot;High&quot;; [.S83]=&quot;Medium&quot;); &quot;Urgent&quot;;      IF(AND([.T83]=&quot;Medium&quot;; [.S83]=&quot;High&quot;); &quot;Important&quot;;      &quot;Low &quot;)))" office:value-type="string" office:string-value="Low ">
            <text:p>Low </text:p>
          </table:table-cell>
          <table:table-cell table:style-name="ce21" table:formula="of:=[.R83]-[.Q83]"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Q83])/([.V83])*100)" office:value-type="float" office:value="100">
            <text:p>100</text:p>
          </table:table-cell>
          <table:table-cell table:style-name="ce62" table:formula="of:=IF([.X83]=1; &quot; -- &quot;; IF(AND([.R83]&lt;TODAY(); [.X83]&lt;&gt;100); &quot;Overdue&quot;; &quot;Ontrack&quot;))" office:value-type="string" office:string-value="Overdue">
            <text:p>Overdue</text:p>
          </table:table-cell>
          <table:table-cell table:style-name="ce65" table:content-validation-name="val4" office:value-type="string">
            <text:p>Issue</text:p>
          </table:table-cell>
          <table:table-cell table:style-name="ce18"/>
          <table:table-cell table:style-name="ce38" table:formula="of:=REPT(&quot;█&quot;; [.X83]*10)" office:value-type="string" office:string-value="███">
            <text:p>███</text:p>
          </table:table-cell>
          <table:table-cell table:style-name="ce40" table:formula="of:=IF(DAYS([.R83];TODAY()) &gt; 0; DAYS([.R83];TODAY());&quot;Overdue&quot;)" office:value-type="string" office:string-value="Overdue">
            <text:p>Overdue</text:p>
          </table:table-cell>
          <table:table-cell table:formula="of:=IF(OR([.W83]=&quot;Not Started&quot;;[.W83]=&quot;Ongoing&quot;); REPT(&quot;█&quot;; [.X83]*10) ; &quot; ------ &quot;)" office:value-type="string" office:string-value="███">
            <text:p>███</text:p>
          </table:table-cell>
          <table:table-cell table:number-columns-repeated="3"/>
          <table:table-cell table:style-name="ce81" office:value-type="string">
            <text:p>c</text:p>
          </table:table-cell>
          <table:table-cell table:style-name="ce81" table:formula="of:=COUNTIF([.P80:.P85]; &quot;c&quot;)" office:value-type="float" office:value="1">
            <text:p>1</text:p>
          </table:table-cell>
          <table:table-cell table:number-columns-repeated="18"/>
        </table:table-row>
        <table:table-row table:style-name="ro8">
          <table:table-cell table:number-columns-repeated="14"/>
          <table:table-cell table:style-name="ce21" office:value-type="string">
            <text:p>Task 5</text:p>
          </table:table-cell>
          <table:table-cell table:style-name="ce21" office:value-type="string">
            <text:p>b</text:p>
          </table:table-cell>
          <table:table-cell table:style-name="ce25" office:value-type="date" office:date-value="2025-01-24">
            <text:p>24/01/25</text:p>
          </table:table-cell>
          <table:table-cell table:style-name="ce25" office:value-type="date" office:date-value="2025-01-30">
            <text:p>30/01/25</text:p>
          </table:table-cell>
          <table:table-cell table:style-name="ce21" office:value-type="string">
            <text:p>High</text:p>
          </table:table-cell>
          <table:table-cell table:style-name="ce21" office:value-type="string">
            <text:p>Medium</text:p>
          </table:table-cell>
          <table:table-cell table:style-name="ce78" table:formula="of:=IF(AND([.T84]=&quot;High&quot;; [.S84]=&quot;High&quot;); &quot;Critical&quot;;      IF(AND([.T84]=&quot;High&quot;; [.S84]=&quot;Medium&quot;); &quot;Urgent&quot;;      IF(AND([.T84]=&quot;Medium&quot;; [.S84]=&quot;High&quot;); &quot;Important&quot;;      &quot;Low &quot;)))" office:value-type="string" office:string-value="Important">
            <text:p>Important</text:p>
          </table:table-cell>
          <table:table-cell table:style-name="ce21" table:formula="of:=[.R84]-[.Q84]"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Q84])/([.V84])*100)" office:value-type="float" office:value="100">
            <text:p>100</text:p>
          </table:table-cell>
          <table:table-cell table:style-name="ce62" table:formula="of:=IF([.X84]=1; &quot; -- &quot;; IF(AND([.R84]&lt;TODAY(); [.X84]&lt;&gt;100); &quot;Overdue&quot;; &quot;Ontrack&quot;))" office:value-type="string" office:string-value="Ontrack">
            <text:p>Ontrack</text:p>
          </table:table-cell>
          <table:table-cell table:style-name="ce65" table:content-validation-name="val4" office:value-type="string">
            <text:p>Action</text:p>
          </table:table-cell>
          <table:table-cell table:style-name="ce18"/>
          <table:table-cell table:style-name="ce38" table:formula="of:=REPT(&quot;█&quot;; [.X84]*10)" office:value-type="string" office:string-value="███">
            <text:p>███</text:p>
          </table:table-cell>
          <table:table-cell table:style-name="ce40" table:formula="of:=IF(DAYS([.R84];TODAY()) &gt; 0; DAYS([.R84];TODAY());&quot;Overdue&quot;)" office:value-type="string" office:string-value="Overdue">
            <text:p>Overdue</text:p>
          </table:table-cell>
          <table:table-cell table:formula="of:=IF(OR([.W84]=&quot;Not Started&quot;;[.W84]=&quot;Ongoing&quot;); REPT(&quot;█&quot;; [.X84]*10) ; &quot; ------ &quot;)" office:value-type="string" office:string-value="███">
            <text:p>███</text:p>
          </table:table-cell>
          <table:table-cell table:number-columns-repeated="3"/>
          <table:table-cell table:style-name="ce81" office:value-type="string">
            <text:p>d</text:p>
          </table:table-cell>
          <table:table-cell table:style-name="ce81" table:formula="of:=COUNTIF([.P80:.P85]; &quot;d&quot;)" office:value-type="float" office:value="2">
            <text:p>2</text:p>
          </table:table-cell>
          <table:table-cell table:number-columns-repeated="16"/>
          <table:table-cell table:style-name="ce84"/>
          <table:table-cell/>
        </table:table-row>
        <table:table-row table:style-name="ro4">
          <table:table-cell table:number-columns-repeated="14"/>
          <table:table-cell table:style-name="ce21" office:value-type="string">
            <text:p>Task 6</text:p>
          </table:table-cell>
          <table:table-cell table:style-name="ce21" office:value-type="string">
            <text:p>d</text:p>
          </table:table-cell>
          <table:table-cell table:style-name="ce25" office:value-type="date" office:date-value="2025-01-24">
            <text:p>24/01/25</text:p>
          </table:table-cell>
          <table:table-cell table:style-name="ce25" office:value-type="date" office:date-value="2025-01-26">
            <text:p>26/01/25</text:p>
          </table:table-cell>
          <table:table-cell table:style-name="ce21" office:value-type="string">
            <text:p>Low</text:p>
          </table:table-cell>
          <table:table-cell table:style-name="ce21" office:value-type="string">
            <text:p>High</text:p>
          </table:table-cell>
          <table:table-cell table:style-name="ce78" table:formula="of:=IF(AND([.T85]=&quot;High&quot;; [.S85]=&quot;High&quot;); &quot;Critical&quot;;      IF(AND([.T85]=&quot;High&quot;; [.S85]=&quot;Medium&quot;); &quot;Urgent&quot;;      IF(AND([.T85]=&quot;Medium&quot;; [.S85]=&quot;High&quot;); &quot;Important&quot;;      &quot;Low &quot;)))" office:value-type="string" office:string-value="Low ">
            <text:p>Low </text:p>
          </table:table-cell>
          <table:table-cell table:style-name="ce21" table:formula="of:=[.R85]-[.Q85]" office:value-type="float" office:value="2">
            <text:p>2</text:p>
          </table:table-cell>
          <table:table-cell table:style-name="ce51" table:content-validation-name="val3" office:value-type="string">
            <text:p>Ongoing</text:p>
          </table:table-cell>
          <table:table-cell table:style-name="ce55" office:value-type="percentage" office:value="0.1">
            <text:p>10.00%</text:p>
          </table:table-cell>
          <table:table-cell table:style-name="ce58" table:formula="of:=MIN(100;(TODAY()-[.Q85])/([.V85])*100)" office:value-type="float" office:value="100">
            <text:p>100</text:p>
          </table:table-cell>
          <table:table-cell table:style-name="ce62" table:formula="of:=IF([.X85]=1; &quot; -- &quot;; IF(AND([.R85]&lt;TODAY(); [.X85]&lt;&gt;100); &quot;Overdue&quot;; &quot;Ontrack&quot;))" office:value-type="string" office:string-value="Overdue">
            <text:p>Overdue</text:p>
          </table:table-cell>
          <table:table-cell table:style-name="ce65" table:content-validation-name="val4" office:value-type="string">
            <text:p>Depandency</text:p>
          </table:table-cell>
          <table:table-cell table:style-name="ce18"/>
          <table:table-cell table:style-name="ce38" table:formula="of:=REPT(&quot;█&quot;; [.X85]*10)" office:value-type="string" office:string-value="█">
            <text:p>█</text:p>
          </table:table-cell>
          <table:table-cell table:style-name="ce40" table:formula="of:=IF(DAYS([.R85];TODAY()) &gt; 0; DAYS([.R85];TODAY());&quot;Overdue&quot;)" office:value-type="string" office:string-value="Overdue">
            <text:p>Overdue</text:p>
          </table:table-cell>
          <table:table-cell table:formula="of:=IF(OR([.W85]=&quot;Not Started&quot;;[.W85]=&quot;Ongoing&quot;); REPT(&quot;█&quot;; [.X85]*10) ; &quot; ------ &quot;)" office:value-type="string" office:string-value="█">
            <text:p>█</text:p>
          </table:table-cell>
          <table:table-cell table:style-name="ce2"/>
          <table:table-cell table:number-columns-repeated="22"/>
        </table:table-row>
        <table:table-row table:style-name="ro2">
          <table:table-cell table:number-columns-repeated="18"/>
          <table:table-cell table:style-name="ce77"/>
          <table:table-cell table:number-columns-repeated="35"/>
        </table:table-row>
        <table:table-row table:style-name="ro7">
          <table:table-cell table:number-columns-repeated="34"/>
          <table:table-cell table:style-name="ce43" office:value-type="string">
            <text:p>User Profile</text:p>
          </table:table-cell>
          <table:table-cell table:number-columns-repeated="19"/>
        </table:table-row>
        <table:table-row table:style-name="ro2">
          <table:table-cell table:number-columns-repeated="54"/>
        </table:table-row>
        <table:table-row table:style-name="ro2">
          <table:table-cell table:number-columns-repeated="28"/>
          <table:table-cell table:style-name="ce79"/>
          <table:table-cell table:number-columns-repeated="25"/>
        </table:table-row>
        <table:table-row table:style-name="ro9">
          <table:table-cell table:number-columns-repeated="34"/>
          <table:table-cell table:style-name="ce4" office:value-type="string">
            <text:p>Task Name</text:p>
          </table:table-cell>
          <table:table-cell table:style-name="ce4" office:value-type="string">
            <text:p>Assigined</text:p>
          </table:table-cell>
          <table:table-cell table:style-name="ce4" office:value-type="string">
            <text:p>Start Date</text:p>
          </table:table-cell>
          <table:table-cell table:style-name="ce4" office:value-type="string">
            <text:p>End Date</text:p>
          </table:table-cell>
          <table:table-cell table:style-name="ce4" office:value-type="string">
            <text:p>Importance</text:p>
          </table:table-cell>
          <table:table-cell table:style-name="ce27" office:value-type="string">
            <text:p>Urgency </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style-name="ce16" office:value-type="string">
            <text:p>Progress</text:p>
          </table:table-cell>
          <table:table-cell table:style-name="ce39" office:value-type="string">
            <text:p>Remaining Days</text:p>
          </table:table-cell>
          <table:table-cell table:style-name="ce82" table:number-columns-repeated="4"/>
        </table:table-row>
        <table:table-row table:style-name="ro4" table:visibility="filter">
          <table:table-cell table:number-columns-repeated="34"/>
          <table:table-cell table:style-name="ce21" office:value-type="string">
            <text:p>Task 1</text:p>
          </table:table-cell>
          <table:table-cell table:style-name="ce21" office:value-type="string">
            <text:p>a</text:p>
          </table:table-cell>
          <table:table-cell table:style-name="ce24" office:value-type="date" office:date-value="2025-01-20">
            <text:p>20/01/25</text:p>
          </table:table-cell>
          <table:table-cell table:style-name="ce25" office:value-type="date" office:date-value="2025-01-25">
            <text:p>25/01/25</text:p>
          </table:table-cell>
          <table:table-cell table:number-columns-repeated="2" table:style-name="ce21" office:value-type="string">
            <text:p>High</text:p>
          </table:table-cell>
          <table:table-cell table:style-name="ce78" table:formula="of:=IF(AND([.AN91]=&quot;High&quot;; [.AM91]=&quot;High&quot;); &quot;Critical&quot;;      IF(AND([.AN91]=&quot;High&quot;; [.AM91]=&quot;Medium&quot;); &quot;Urgent&quot;;      IF(AND([.AN91]=&quot;Medium&quot;; [.AM91]=&quot;High&quot;); &quot;Important&quot;;      &quot;Low &quot;)))" office:value-type="string" office:string-value="Critical">
            <text:p>Critical</text:p>
          </table:table-cell>
          <table:table-cell table:style-name="ce21" table:formula="of:=[.AL91]-[.AK91]" office:value-type="float" office:value="5">
            <text:p>5</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AK91])/([.AP91])*100)" office:value-type="float" office:value="100">
            <text:p>100</text:p>
          </table:table-cell>
          <table:table-cell table:style-name="ce62"/>
          <table:table-cell table:style-name="ce65" table:content-validation-name="val4" office:value-type="string">
            <text:p><text:s/>- - </text:p>
          </table:table-cell>
          <table:table-cell table:style-name="ce18"/>
          <table:table-cell table:style-name="ce38" table:formula="of:=REPT(&quot;█&quot;; [.AR91]*10)" office:value-type="string" office:string-value="██████████">
            <text:p>██████████</text:p>
          </table:table-cell>
          <table:table-cell table:style-name="ce40" table:formula="of:=IF(DAYS([.AL91];TODAY()) &gt; 0; DAYS([.AL91];TODAY());&quot;Overdue&quot;)" office:value-type="string" office:string-value="Overdue">
            <text:p>Overdue</text:p>
          </table:table-cell>
          <table:table-cell table:number-columns-repeated="4"/>
        </table:table-row>
        <table:table-row table:style-name="ro4">
          <table:table-cell table:number-columns-repeated="17"/>
          <table:table-cell table:style-name="ce76"/>
          <table:table-cell table:number-columns-repeated="16"/>
          <table:table-cell table:style-name="ce21" office:value-type="string">
            <text:p>Task 2</text:p>
          </table:table-cell>
          <table:table-cell table:style-name="ce21" office:value-type="string">
            <text:p>b</text:p>
          </table:table-cell>
          <table:table-cell table:style-name="ce25" office:value-type="date" office:date-value="2025-01-21">
            <text:p>21/01/25</text:p>
          </table:table-cell>
          <table:table-cell table:style-name="ce25" office:value-type="date" office:date-value="2025-01-23">
            <text:p>23/01/25</text:p>
          </table:table-cell>
          <table:table-cell table:number-columns-repeated="2" table:style-name="ce21" office:value-type="string">
            <text:p>Medium</text:p>
          </table:table-cell>
          <table:table-cell table:style-name="ce78" table:formula="of:=IF(AND([.AN92]=&quot;High&quot;; [.AM92]=&quot;High&quot;); &quot;Critical&quot;;      IF(AND([.AN92]=&quot;High&quot;; [.AM92]=&quot;Medium&quot;); &quot;Urgent&quot;;      IF(AND([.AN92]=&quot;Medium&quot;; [.AM92]=&quot;High&quot;); &quot;Important&quot;;      &quot;Low &quot;)))" office:value-type="string" office:string-value="Low ">
            <text:p>Low </text:p>
          </table:table-cell>
          <table:table-cell table:style-name="ce21" table:formula="of:=[.AL92]-[.AK92]" office:value-type="float" office:value="2">
            <text:p>2</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AK92])/([.AP92])*100)" office:value-type="float" office:value="100">
            <text:p>100</text:p>
          </table:table-cell>
          <table:table-cell table:style-name="ce62" table:formula="of:=IF([.AR92]=1; &quot; -- &quot;; IF(AND([.AL92]&lt;TODAY(); [.AR92]&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style-name="ce38" table:formula="of:=REPT(&quot;█&quot;; [.AR92]*10)" office:value-type="string" office:string-value="██████████">
            <text:p>██████████</text:p>
          </table:table-cell>
          <table:table-cell table:style-name="ce40" table:formula="of:=IF(DAYS([.AL92];TODAY()) &gt; 0; DAYS([.AL92];TODAY());&quot;Overdue&quot;)" office:value-type="string" office:string-value="Overdue">
            <text:p>Overdue</text:p>
          </table:table-cell>
          <table:table-cell table:style-name="ce83"/>
          <table:table-cell table:style-name="ce72" table:number-columns-repeated="2"/>
          <table:table-cell table:style-name="ce83"/>
        </table:table-row>
        <table:table-row table:style-name="ro4" table:visibility="filter">
          <table:table-cell table:number-columns-repeated="34"/>
          <table:table-cell table:style-name="ce21" office:value-type="string">
            <text:p>Task 3</text:p>
          </table:table-cell>
          <table:table-cell table:style-name="ce21" office:value-type="string">
            <text:p>c</text:p>
          </table:table-cell>
          <table:table-cell table:style-name="ce25" office:value-type="date" office:date-value="2025-01-22">
            <text:p>22/01/25</text:p>
          </table:table-cell>
          <table:table-cell table:style-name="ce25" office:value-type="date" office:date-value="2025-01-26">
            <text:p>26/01/25</text:p>
          </table:table-cell>
          <table:table-cell table:style-name="ce21" office:value-type="string">
            <text:p>Low</text:p>
          </table:table-cell>
          <table:table-cell table:style-name="ce21" office:value-type="string">
            <text:p>High</text:p>
          </table:table-cell>
          <table:table-cell table:style-name="ce78" table:formula="of:=IF(AND([.AN93]=&quot;High&quot;; [.AM93]=&quot;High&quot;); &quot;Critical&quot;;      IF(AND([.AN93]=&quot;High&quot;; [.AM93]=&quot;Medium&quot;); &quot;Urgent&quot;;      IF(AND([.AN93]=&quot;Medium&quot;; [.AM93]=&quot;High&quot;); &quot;Important&quot;;      &quot;Low &quot;)))" office:value-type="string" office:string-value="Low ">
            <text:p>Low </text:p>
          </table:table-cell>
          <table:table-cell table:style-name="ce21" table:formula="of:=[.AL93]-[.AK93]" office:value-type="float" office:value="4">
            <text:p>4</text:p>
          </table:table-cell>
          <table:table-cell table:style-name="ce51" table:content-validation-name="val3" office:value-type="string">
            <text:p>Completed</text:p>
          </table:table-cell>
          <table:table-cell table:style-name="ce55" office:value-type="percentage" office:value="1">
            <text:p>100.00%</text:p>
          </table:table-cell>
          <table:table-cell table:style-name="ce58" table:formula="of:=MIN(100;(TODAY()-[.AK93])/([.AP93])*100)" office:value-type="float" office:value="100">
            <text:p>100</text:p>
          </table:table-cell>
          <table:table-cell table:style-name="ce62" table:formula="of:=IF([.AR93]=1; &quot; -- &quot;; IF(AND([.AL93]&lt;TODAY(); [.AR93]&lt;&gt;100); &quot;Overdue&quot;; &quot;Ontrack&quot;))" office:value-type="string" office:string-value=" -- ">
            <text:p><text:s/>-- </text:p>
          </table:table-cell>
          <table:table-cell table:style-name="ce65" table:content-validation-name="val4" office:value-type="string">
            <text:p><text:s/>- - </text:p>
          </table:table-cell>
          <table:table-cell table:style-name="ce18"/>
          <table:table-cell table:style-name="ce38" table:formula="of:=REPT(&quot;█&quot;; [.AR93]*10)" office:value-type="string" office:string-value="██████████">
            <text:p>██████████</text:p>
          </table:table-cell>
          <table:table-cell table:style-name="ce40" table:formula="of:=IF(DAYS([.AL93];TODAY()) &gt; 0; DAYS([.AL93];TODAY());&quot;Overdue&quot;)" office:value-type="string" office:string-value="Overdue">
            <text:p>Overdue</text:p>
          </table:table-cell>
          <table:table-cell table:number-columns-repeated="4"/>
        </table:table-row>
        <table:table-row table:style-name="ro4" table:visibility="filter">
          <table:table-cell table:number-columns-repeated="34"/>
          <table:table-cell table:style-name="ce21" office:value-type="string">
            <text:p>Task 4</text:p>
          </table:table-cell>
          <table:table-cell table:style-name="ce21" office:value-type="string">
            <text:p>d</text:p>
          </table:table-cell>
          <table:table-cell table:style-name="ce25" office:value-type="date" office:date-value="2025-01-23">
            <text:p>23/01/25</text:p>
          </table:table-cell>
          <table:table-cell table:style-name="ce25" office:value-type="date" office:date-value="2025-01-29">
            <text:p>29/01/25</text:p>
          </table:table-cell>
          <table:table-cell table:style-name="ce21" office:value-type="string">
            <text:p>High</text:p>
          </table:table-cell>
          <table:table-cell table:style-name="ce21" office:value-type="string">
            <text:p>Low</text:p>
          </table:table-cell>
          <table:table-cell table:style-name="ce78" table:formula="of:=IF(AND([.AN94]=&quot;High&quot;; [.AM94]=&quot;High&quot;); &quot;Critical&quot;;      IF(AND([.AN94]=&quot;High&quot;; [.AM94]=&quot;Medium&quot;); &quot;Urgent&quot;;      IF(AND([.AN94]=&quot;Medium&quot;; [.AM94]=&quot;High&quot;); &quot;Important&quot;;      &quot;Low &quot;)))" office:value-type="string" office:string-value="Low ">
            <text:p>Low </text:p>
          </table:table-cell>
          <table:table-cell table:style-name="ce21" table:formula="of:=[.AL94]-[.AK94]"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AK94])/([.AP94])*100)" office:value-type="float" office:value="100">
            <text:p>100</text:p>
          </table:table-cell>
          <table:table-cell table:style-name="ce62" table:formula="of:=IF([.AR94]=1; &quot; -- &quot;; IF(AND([.AL94]&lt;TODAY(); [.AR94]&lt;&gt;100); &quot;Overdue&quot;; &quot;Ontrack&quot;))" office:value-type="string" office:string-value="Overdue">
            <text:p>Overdue</text:p>
          </table:table-cell>
          <table:table-cell table:style-name="ce65" table:content-validation-name="val4" office:value-type="string">
            <text:p>Issue</text:p>
          </table:table-cell>
          <table:table-cell table:style-name="ce18"/>
          <table:table-cell table:style-name="ce38" table:formula="of:=REPT(&quot;█&quot;; [.AR94]*10)" office:value-type="string" office:string-value="███">
            <text:p>███</text:p>
          </table:table-cell>
          <table:table-cell table:style-name="ce40" table:formula="of:=IF(DAYS([.AL94];TODAY()) &gt; 0; DAYS([.AL94];TODAY());&quot;Overdue&quot;)" office:value-type="string" office:string-value="Overdue">
            <text:p>Overdue</text:p>
          </table:table-cell>
          <table:table-cell table:number-columns-repeated="4"/>
        </table:table-row>
        <table:table-row table:style-name="ro4">
          <table:table-cell table:number-columns-repeated="34"/>
          <table:table-cell table:style-name="ce21" office:value-type="string">
            <text:p>Task 5</text:p>
          </table:table-cell>
          <table:table-cell table:style-name="ce21" office:value-type="string">
            <text:p>b</text:p>
          </table:table-cell>
          <table:table-cell table:style-name="ce25" office:value-type="date" office:date-value="2025-01-24">
            <text:p>24/01/25</text:p>
          </table:table-cell>
          <table:table-cell table:style-name="ce25" office:value-type="date" office:date-value="2025-01-30">
            <text:p>30/01/25</text:p>
          </table:table-cell>
          <table:table-cell table:style-name="ce21" office:value-type="string">
            <text:p>High</text:p>
          </table:table-cell>
          <table:table-cell table:style-name="ce21" office:value-type="string">
            <text:p>Medium</text:p>
          </table:table-cell>
          <table:table-cell table:style-name="ce78" table:formula="of:=IF(AND([.AN95]=&quot;High&quot;; [.AM95]=&quot;High&quot;); &quot;Critical&quot;;      IF(AND([.AN95]=&quot;High&quot;; [.AM95]=&quot;Medium&quot;); &quot;Urgent&quot;;      IF(AND([.AN95]=&quot;Medium&quot;; [.AM95]=&quot;High&quot;); &quot;Important&quot;;      &quot;Low &quot;)))" office:value-type="string" office:string-value="Important">
            <text:p>Important</text:p>
          </table:table-cell>
          <table:table-cell table:style-name="ce21" table:formula="of:=[.AL95]-[.AK95]" office:value-type="float" office:value="6">
            <text:p>6</text:p>
          </table:table-cell>
          <table:table-cell table:style-name="ce51" table:content-validation-name="val3" office:value-type="string">
            <text:p>Ongoing</text:p>
          </table:table-cell>
          <table:table-cell table:style-name="ce55" office:value-type="percentage" office:value="0.3">
            <text:p>30.00%</text:p>
          </table:table-cell>
          <table:table-cell table:style-name="ce58" table:formula="of:=MIN(100;(TODAY()-[.AK95])/([.AP95])*100)" office:value-type="float" office:value="100">
            <text:p>100</text:p>
          </table:table-cell>
          <table:table-cell table:style-name="ce62" table:formula="of:=IF([.AR95]=1; &quot; -- &quot;; IF(AND([.AL95]&lt;TODAY(); [.AR95]&lt;&gt;100); &quot;Overdue&quot;; &quot;Ontrack&quot;))" office:value-type="string" office:string-value="Ontrack">
            <text:p>Ontrack</text:p>
          </table:table-cell>
          <table:table-cell table:style-name="ce65" table:content-validation-name="val4" office:value-type="string">
            <text:p>Action</text:p>
          </table:table-cell>
          <table:table-cell table:style-name="ce18"/>
          <table:table-cell table:style-name="ce38" table:formula="of:=REPT(&quot;█&quot;; [.AR95]*10)" office:value-type="string" office:string-value="███">
            <text:p>███</text:p>
          </table:table-cell>
          <table:table-cell table:style-name="ce40" table:formula="of:=IF(DAYS([.AL95];TODAY()) &gt; 0; DAYS([.AL95];TODAY());&quot;Overdue&quot;)" office:value-type="string" office:string-value="Overdue">
            <text:p>Overdue</text:p>
          </table:table-cell>
          <table:table-cell table:style-name="ce83"/>
          <table:table-cell table:number-columns-repeated="3"/>
        </table:table-row>
        <table:table-row table:style-name="ro4" table:visibility="filter">
          <table:table-cell table:number-columns-repeated="34"/>
          <table:table-cell table:style-name="ce21" office:value-type="string">
            <text:p>Task 6</text:p>
          </table:table-cell>
          <table:table-cell table:style-name="ce21" office:value-type="string">
            <text:p>d</text:p>
          </table:table-cell>
          <table:table-cell table:style-name="ce25" office:value-type="date" office:date-value="2025-01-24">
            <text:p>24/01/25</text:p>
          </table:table-cell>
          <table:table-cell table:style-name="ce25" office:value-type="date" office:date-value="2025-01-26">
            <text:p>26/01/25</text:p>
          </table:table-cell>
          <table:table-cell table:style-name="ce21" office:value-type="string">
            <text:p>Low</text:p>
          </table:table-cell>
          <table:table-cell table:style-name="ce21" office:value-type="string">
            <text:p>High</text:p>
          </table:table-cell>
          <table:table-cell table:style-name="ce78" table:formula="of:=IF(AND([.AN96]=&quot;High&quot;; [.AM96]=&quot;High&quot;); &quot;Critical&quot;;      IF(AND([.AN96]=&quot;High&quot;; [.AM96]=&quot;Medium&quot;); &quot;Urgent&quot;;      IF(AND([.AN96]=&quot;Medium&quot;; [.AM96]=&quot;High&quot;); &quot;Important&quot;;      &quot;Low &quot;)))" office:value-type="string" office:string-value="Low ">
            <text:p>Low </text:p>
          </table:table-cell>
          <table:table-cell table:style-name="ce21" table:formula="of:=[.AL96]-[.AK96]" office:value-type="float" office:value="2">
            <text:p>2</text:p>
          </table:table-cell>
          <table:table-cell table:style-name="ce51" table:content-validation-name="val3" office:value-type="string">
            <text:p>Ongoing</text:p>
          </table:table-cell>
          <table:table-cell table:style-name="ce55" office:value-type="percentage" office:value="0.1">
            <text:p>10.00%</text:p>
          </table:table-cell>
          <table:table-cell table:style-name="ce58" table:formula="of:=MIN(100;(TODAY()-[.AK96])/([.AP96])*100)" office:value-type="float" office:value="100">
            <text:p>100</text:p>
          </table:table-cell>
          <table:table-cell table:style-name="ce62" table:formula="of:=IF([.AR96]=1; &quot; -- &quot;; IF(AND([.AL96]&lt;TODAY(); [.AR96]&lt;&gt;100); &quot;Overdue&quot;; &quot;Ontrack&quot;))" office:value-type="string" office:string-value="Overdue">
            <text:p>Overdue</text:p>
          </table:table-cell>
          <table:table-cell table:style-name="ce65" table:content-validation-name="val4" office:value-type="string">
            <text:p>Depandency</text:p>
          </table:table-cell>
          <table:table-cell table:style-name="ce18"/>
          <table:table-cell table:style-name="ce38" table:formula="of:=REPT(&quot;█&quot;; [.AR96]*10)" office:value-type="string" office:string-value="█">
            <text:p>█</text:p>
          </table:table-cell>
          <table:table-cell table:style-name="ce40" table:formula="of:=IF(DAYS([.AL96];TODAY()) &gt; 0; DAYS([.AL96];TODAY());&quot;Overdue&quot;)" office:value-type="string" office:string-value="Overdue">
            <text:p>Overdue</text:p>
          </table:table-cell>
          <table:table-cell table:number-columns-repeated="4"/>
        </table:table-row>
        <table:table-row table:style-name="ro4">
          <table:table-cell table:number-columns-repeated="24"/>
          <table:table-cell>
            <draw:frame table:end-cell-address="Sheet2.AF117" table:end-x="1.215cm" table:end-y="0.411cm" draw:z-index="15" draw:style-name="gr1" draw:text-style-name="P1" svg:width="15.991cm" svg:height="8.995cm" svg:x="1.71cm" svg:y="0.448cm">
              <draw:object draw:notify-on-update-of-ranges="Sheet2.O80:Sheet2.O85 Sheet2.X79:Sheet2.X79 Sheet2.X80:Sheet2.X85" xlink:href="./Object 19" xlink:type="simple" xlink:show="embed" xlink:actuate="onLoad">
                <text:p/>
              </draw:object>
              <draw:image xlink:href="./ObjectReplacements/Object 19" xlink:type="simple" xlink:show="embed" xlink:actuate="onLoad"/>
            </draw:frame>
          </table:table-cell>
          <table:table-cell table:number-columns-repeated="29"/>
        </table:table-row>
        <table:table-row table:style-name="ro4" table:number-rows-repeated="3">
          <table:table-cell table:number-columns-repeated="54"/>
        </table:table-row>
        <table:table-row table:style-name="ro4">
          <table:table-cell table:number-columns-repeated="15"/>
          <table:table-cell>
            <draw:frame table:end-cell-address="Sheet2.W121" table:end-x="0.454cm" table:end-y="0.263cm" draw:z-index="6" draw:style-name="gr1" draw:text-style-name="P1" svg:width="15.992cm" svg:height="8.989cm" svg:x="0.269cm" svg:y="0.307cm">
              <draw:object draw:notify-on-update-of-ranges="Sheet2.W80:Sheet2.W85 Sheet2.X79:Sheet2.X79 Sheet2.X80:Sheet2.X85" xlink:href="./Object 15" xlink:type="simple" xlink:show="embed" xlink:actuate="onLoad">
                <text:p/>
              </draw:object>
              <draw:image xlink:href="./ObjectReplacements/Object 15" xlink:type="simple" xlink:show="embed" xlink:actuate="onLoad"/>
            </draw:frame>
          </table:table-cell>
          <table:table-cell table:number-columns-repeated="38"/>
        </table:table-row>
        <table:table-row table:style-name="ro4" table:number-rows-repeated="23">
          <table:table-cell table:number-columns-repeated="54"/>
        </table:table-row>
        <table:table-row table:style-name="ro4">
          <table:table-cell table:number-columns-repeated="14"/>
          <table:table-cell>
            <draw:frame table:end-cell-address="Sheet2.W145" table:end-x="0.161cm" table:end-y="0.283cm" draw:z-index="7" draw:style-name="gr1" draw:text-style-name="P1" svg:width="15.978cm" svg:height="9.005cm" svg:x="2.248cm" svg:y="0.311cm">
              <draw:object xlink:href="./Object 16" xlink:type="simple" xlink:show="embed" xlink:actuate="onLoad">
                <text:p/>
              </draw:object>
              <draw:image xlink:href="./ObjectReplacements/Object 16" xlink:type="simple" xlink:show="embed" xlink:actuate="onLoad"/>
            </draw:frame>
          </table:table-cell>
          <table:table-cell table:number-columns-repeated="39"/>
        </table:table-row>
        <table:table-row table:style-name="ro4" table:number-rows-repeated="24">
          <table:table-cell table:number-columns-repeated="54"/>
        </table:table-row>
        <table:table-row table:style-name="ro4">
          <table:table-cell table:number-columns-repeated="15"/>
          <table:table-cell>
            <draw:frame table:end-cell-address="Sheet2.W170" table:end-x="0.906cm" table:end-y="0.057cm" draw:z-index="8" draw:style-name="gr2" draw:text-style-name="P1" svg:width="15.992cm" svg:height="9.003cm" svg:x="0.721cm" svg:y="0.087cm">
              <draw:object-ole draw:class-id="00000000-0000-0000-0000-000000000000" xlink:href="./Object 17" xlink:type="simple" xlink:show="embed" xlink:actuate="onLoad">
                <text:p/>
              </draw:object-ole>
              <draw:image xlink:href="./ObjectReplacements/Object 17" xlink:type="simple" xlink:show="embed" xlink:actuate="onLoad"/>
            </draw:frame>
          </table:table-cell>
          <table:table-cell table:number-columns-repeated="38"/>
        </table:table-row>
        <table:table-row table:style-name="ro4" table:number-rows-repeated="22">
          <table:table-cell table:number-columns-repeated="54"/>
        </table:table-row>
        <table:table-row table:style-name="ro4">
          <table:table-cell table:number-columns-repeated="15"/>
          <table:table-cell>
            <draw:frame table:end-cell-address="Sheet2.W193" table:end-x="1.392cm" table:end-y="0.395cm" draw:z-index="9" draw:style-name="gr1" draw:text-style-name="P1" svg:width="15.991cm" svg:height="9.006cm" svg:x="1.208cm" svg:y="0.422cm">
              <draw:object draw:notify-on-update-of-ranges="Sheet2.Q80:Sheet2.Q85 Sheet2.X79:Sheet2.X79 Sheet2.X80:Sheet2.X85" xlink:href="./Object 18" xlink:type="simple" xlink:show="embed" xlink:actuate="onLoad">
                <text:p/>
              </draw:object>
              <draw:image xlink:href="./ObjectReplacements/Object 18" xlink:type="simple" xlink:show="embed" xlink:actuate="onLoad"/>
            </draw:frame>
          </table:table-cell>
          <table:table-cell table:number-columns-repeated="38"/>
        </table:table-row>
        <table:table-row table:style-name="ro4" table:number-rows-repeated="22">
          <table:table-cell table:number-columns-repeated="54"/>
        </table:table-row>
        <table:table-row table:style-name="ro4">
          <table:table-cell table:number-columns-repeated="15"/>
          <table:table-cell>
            <draw:frame table:end-cell-address="Sheet2.X216" table:end-x="0.185cm" table:end-y="0.378cm" draw:z-index="10" draw:style-name="gr1" draw:text-style-name="P1" svg:width="15.999cm" svg:height="8.997cm" svg:x="2.251cm" svg:y="0.413cm">
              <draw:object xlink:href="./Object 20" xlink:type="simple" xlink:show="embed" xlink:actuate="onLoad">
                <text:p/>
              </draw:object>
              <draw:image xlink:href="./ObjectReplacements/Object 20" xlink:type="simple" xlink:show="embed" xlink:actuate="onLoad"/>
            </draw:frame>
          </table:table-cell>
          <table:table-cell table:number-columns-repeated="38"/>
        </table:table-row>
        <table:table-row table:style-name="ro4" table:number-rows-repeated="3">
          <table:table-cell table:number-columns-repeated="54"/>
        </table:table-row>
        <table:table-row table:style-name="ro4">
          <table:table-cell table:number-columns-repeated="25"/>
          <table:table-cell>
            <draw:frame table:end-cell-address="Sheet2.AF220" table:end-x="1.779cm" table:end-y="0.322cm" draw:z-index="14" draw:style-name="gr1" draw:text-style-name="P1" svg:width="15.999cm" svg:height="9cm" svg:x="0.007cm" svg:y="0.355cm">
              <draw:object draw:notify-on-update-of-ranges="Sheet1.R91:Sheet1.R91 Sheet1.R92:Sheet1.R97 Sheet1.S91:Sheet1.S91 Sheet1.S92:Sheet1.S97" xlink:href="./Object 25" xlink:type="simple" xlink:show="embed" xlink:actuate="onLoad">
                <text:p/>
              </draw:object>
              <draw:image xlink:href="./ObjectReplacements/Object 25" xlink:type="simple" xlink:show="embed" xlink:actuate="onLoad"/>
            </draw:frame>
          </table:table-cell>
          <table:table-cell table:number-columns-repeated="28"/>
        </table:table-row>
        <table:table-row table:style-name="ro4" table:number-rows-repeated="19">
          <table:table-cell table:number-columns-repeated="54"/>
        </table:table-row>
        <table:table-row table:style-name="ro4">
          <table:table-cell table:number-columns-repeated="16"/>
          <table:table-cell>
            <draw:frame table:end-cell-address="Sheet2.X239" table:end-x="0.768cm" table:end-y="0.443cm" draw:z-index="11" draw:style-name="gr1" draw:text-style-name="P1" svg:width="15.991cm" svg:height="9.003cm" svg:x="0.584cm" svg:y="0.021cm">
              <draw:object draw:notify-on-update-of-ranges="Sheet2.X79:Sheet2.X79 Sheet2.X80:Sheet2.X85" xlink:href="./Object 22" xlink:type="simple" xlink:show="embed" xlink:actuate="onLoad">
                <text:p/>
              </draw:object>
              <draw:image xlink:href="./ObjectReplacements/Object 22" xlink:type="simple" xlink:show="embed" xlink:actuate="onLoad"/>
            </draw:frame>
          </table:table-cell>
          <table:table-cell table:number-columns-repeated="37"/>
        </table:table-row>
        <table:table-row table:style-name="ro4" table:number-rows-repeated="21">
          <table:table-cell table:number-columns-repeated="54"/>
        </table:table-row>
        <table:table-row table:style-name="ro4">
          <table:table-cell table:number-columns-repeated="16"/>
          <table:table-cell>
            <draw:frame table:end-cell-address="Sheet2.X262" table:end-x="1.846cm" table:end-y="0.401cm" draw:z-index="12" draw:style-name="gr1" draw:text-style-name="P1" svg:width="15.992cm" svg:height="9.004cm" svg:x="1.661cm" svg:y="0.429cm">
              <draw:object draw:notify-on-update-of-ranges="Sheet2.X79:Sheet2.X79 Sheet2.X80:Sheet2.X85 Sheet2.Y79:Sheet2.Y79 Sheet2.Y80:Sheet2.Y85" xlink:href="./Object 23" xlink:type="simple" xlink:show="embed" xlink:actuate="onLoad">
                <text:p/>
              </draw:object>
              <draw:image xlink:href="./ObjectReplacements/Object 23" xlink:type="simple" xlink:show="embed" xlink:actuate="onLoad"/>
            </draw:frame>
          </table:table-cell>
          <table:table-cell table:number-columns-repeated="37"/>
        </table:table-row>
        <table:table-row table:style-name="ro4" table:number-rows-repeated="28">
          <table:table-cell table:number-columns-repeated="54"/>
        </table:table-row>
        <table:table-row table:style-name="ro4">
          <table:table-cell table:number-columns-repeated="16"/>
          <table:table-cell>
            <draw:frame table:end-cell-address="Sheet2.Y291" table:end-x="0.179cm" table:end-y="0.019cm" draw:z-index="13" draw:style-name="gr1" draw:text-style-name="P1" svg:width="15.991cm" svg:height="9.003cm" svg:x="2.253cm" svg:y="0.048cm">
              <draw:object xlink:href="./Object 24" xlink:type="simple" xlink:show="embed" xlink:actuate="onLoad">
                <text:p/>
              </draw:object>
              <draw:image xlink:href="./ObjectReplacements/Object 24" xlink:type="simple" xlink:show="embed" xlink:actuate="onLoad"/>
            </draw:frame>
          </table:table-cell>
          <table:table-cell table:number-columns-repeated="37"/>
        </table:table-row>
      </table:table>
      <table:table table:name="Sheet3" table:style-name="ta1" table:print="false">
        <office:forms form:automatic-focus="false" form:apply-design-mode="false"/>
        <table:table-column table:style-name="co1" table:number-columns-repeated="8" table:default-cell-style-name="Default"/>
        <table:table-column table:style-name="co10" table:default-cell-style-name="Default"/>
        <table:table-column table:style-name="co1" table:number-columns-repeated="3" table:default-cell-style-name="Default"/>
        <table:table-column table:style-name="co11" table:default-cell-style-name="Default"/>
        <table:table-column table:style-name="co12" table:default-cell-style-name="Default"/>
        <table:table-column table:style-name="co7" table:default-cell-style-name="Default"/>
        <table:table-column table:style-name="co1" table:number-columns-repeated="2" table:default-cell-style-name="Default"/>
        <table:table-column table:style-name="co13" table:default-cell-style-name="Default"/>
        <table:table-column table:style-name="co1" table:number-columns-repeated="13" table:default-cell-style-name="Default"/>
        <table:table-row table:style-name="ro2" table:number-rows-repeated="2">
          <table:table-cell table:number-columns-repeated="31"/>
        </table:table-row>
        <table:table-row table:style-name="ro2">
          <table:table-cell office:value-type="string">
            <text:p>Today</text:p>
          </table:table-cell>
          <table:table-cell table:style-name="ce11" table:formula="of:=TODAY()" office:value-type="date" office:date-value="2025-01-30">
            <text:p>30/01/2025</text:p>
          </table:table-cell>
          <table:table-cell table:number-columns-repeated="29"/>
        </table:table-row>
        <table:table-row table:style-name="ro2" table:number-rows-repeated="2">
          <table:table-cell table:number-columns-repeated="31"/>
        </table:table-row>
        <table:table-row table:style-name="ro2">
          <table:table-cell table:number-columns-repeated="13"/>
          <table:table-cell table:style-name="ce52" office:value-type="string">
            <text:p>Team 1</text:p>
          </table:table-cell>
          <table:table-cell table:number-columns-repeated="4"/>
          <table:table-cell table:style-name="ce52" office:value-type="string">
            <text:p>Team 2</text:p>
          </table:table-cell>
          <table:table-cell table:number-columns-repeated="12"/>
        </table:table-row>
        <table:table-row table:style-name="ro2">
          <table:table-cell table:number-columns-repeated="3"/>
          <table:table-cell table:style-name="ce80" office:value-type="string">
            <text:p>Projects</text:p>
          </table:table-cell>
          <table:table-cell table:style-name="ce80" office:value-type="string">
            <text:p>Assigined</text:p>
          </table:table-cell>
          <table:table-cell table:style-name="ce80" office:value-type="string">
            <text:p>Start Date</text:p>
          </table:table-cell>
          <table:table-cell table:style-name="ce80" office:value-type="string">
            <text:p>End Date</text:p>
          </table:table-cell>
          <table:table-cell table:style-name="ce80" office:value-type="string">
            <text:p>Completion %</text:p>
          </table:table-cell>
          <table:table-cell table:style-name="ce80" office:value-type="string">
            <text:p>Remaining Days</text:p>
          </table:table-cell>
          <table:table-cell table:style-name="ce92"/>
          <table:table-cell table:number-columns-repeated="21"/>
        </table:table-row>
        <table:table-row table:style-name="ro2">
          <table:table-cell/>
          <table:table-cell table:style-name="ce85"/>
          <table:table-cell/>
          <table:table-cell table:style-name="ce87" table:formula="of:=HYPERLINK(&quot;#Sheet3.B41&quot;; &quot;Project 1&quot;)" office:value-type="string" office:string-value="Project 1">
            <office:annotation draw:style-name="gr3" draw:text-style-name="P2" svg:width="2.899cm" svg:height="1.386cm" svg:x="9.632cm" svg:y="1.66cm" draw:caption-point-x="-0.61cm" draw:caption-point-y="1.512cm">
              <dc:creator>P</dc:creator>
              <dc:date>2025-01-30T00:00:00</dc:date>
              <text:p text:style-name="P2"><text:span text:style-name="T1">Click here to view the Project status</text:span></text:p>
            </office:annotation>
            <text:p>Project 1</text:p>
          </table:table-cell>
          <table:table-cell table:style-name="ce87" table:content-validation-name="val5" office:value-type="string">
            <text:p>Team 1</text:p>
          </table:table-cell>
          <table:table-cell table:style-name="ce45" table:formula="of:=MIN([.D42:.D47])" office:value-type="date" office:date-value="2025-01-20">
            <text:p>20/01/2025</text:p>
          </table:table-cell>
          <table:table-cell table:style-name="ce45" table:formula="of:=MAX([.E42:.E47])" office:value-type="date" office:date-value="2025-01-30">
            <text:p>30/01/2025</text:p>
          </table:table-cell>
          <table:table-cell table:style-name="ce87" table:formula="of:=AVERAGE([.K42:.K47])" office:value-type="percentage" office:value="0.583333333333333">
            <text:p>58.33%</text:p>
          </table:table-cell>
          <table:table-cell table:style-name="ce87" table:formula="of:=IF(DAYS([.G8];TODAY()) &gt; 0; DAYS([.G8];TODAY());&quot;Overdue&quot;)" office:value-type="string" office:string-value="Overdue">
            <text:p>Overdue</text:p>
          </table:table-cell>
          <table:table-cell table:number-columns-repeated="4"/>
          <table:table-cell table:style-name="ce80" office:value-type="string">
            <text:p>Profile</text:p>
          </table:table-cell>
          <table:table-cell table:style-name="ce80" office:value-type="string">
            <text:p>Task involved</text:p>
          </table:table-cell>
          <table:table-cell table:style-name="ce80" office:value-type="string">
            <text:p>Task Completed</text:p>
          </table:table-cell>
          <table:table-cell table:number-columns-repeated="2"/>
          <table:table-cell table:style-name="ce80" office:value-type="string">
            <text:p>Profile</text:p>
          </table:table-cell>
          <table:table-cell table:style-name="ce80" office:value-type="string">
            <text:p>Task involved</text:p>
          </table:table-cell>
          <table:table-cell table:style-name="ce80" office:value-type="string">
            <text:p>Task Completed</text:p>
          </table:table-cell>
          <table:table-cell table:number-columns-repeated="10"/>
        </table:table-row>
        <table:table-row table:style-name="ro2">
          <table:table-cell/>
          <table:table-cell table:style-name="ce86"/>
          <table:table-cell/>
          <table:table-cell table:style-name="ce87" office:value-type="string">
            <office:annotation draw:style-name="gr3" draw:text-style-name="P2" svg:width="2.899cm" svg:height="1.386cm" svg:x="9.632cm" svg:y="2.112cm" draw:caption-point-x="-0.61cm" draw:caption-point-y="1.512cm">
              <dc:creator>P</dc:creator>
              <dc:date>2025-01-30T00:00:00</dc:date>
              <text:p text:style-name="P2"><text:span text:style-name="T1">Click here to view the Project status</text:span></text:p>
            </office:annotation>
            <text:p>Project 2</text:p>
          </table:table-cell>
          <table:table-cell table:style-name="ce87" table:content-validation-name="val5" office:value-type="string">
            <text:p>Team 2</text:p>
          </table:table-cell>
          <table:table-cell table:style-name="ce45" table:formula="of:=MIN([.D60:.D65])" office:value-type="date" office:date-value="2025-01-15">
            <text:p>15/01/2025</text:p>
          </table:table-cell>
          <table:table-cell table:style-name="ce45" table:formula="of:=MAX([.E60:.E65])" office:value-type="date" office:date-value="2025-01-30">
            <text:p>30/01/2025</text:p>
          </table:table-cell>
          <table:table-cell table:style-name="ce87" table:formula="of:=AVERAGE([.I60:.I65])" office:value-type="percentage" office:value="0.525">
            <text:p>52.50%</text:p>
          </table:table-cell>
          <table:table-cell table:style-name="ce87" table:formula="of:=IF(DAYS([.G8];TODAY()) &gt; 0; DAYS([.G8];TODAY());&quot;Overdue&quot;)" office:value-type="string" office:string-value="Overdue">
            <text:p>Overdue</text:p>
          </table:table-cell>
          <table:table-cell table:number-columns-repeated="4"/>
          <table:table-cell table:style-name="ce81" office:value-type="string">
            <text:p>a</text:p>
          </table:table-cell>
          <table:table-cell table:style-name="ce81" table:formula="of:=COUNTIF([.C42:.C47]; &quot;a&quot;)" office:value-type="float" office:value="1">
            <text:p>1</text:p>
          </table:table-cell>
          <table:table-cell table:style-name="ce98" table:formula="of:=COUNTIFS([.C42:.C47]; &quot;a&quot;; [.J42:.J47]; &quot;Completed&quot;)" office:value-type="float" office:value="1">
            <text:p>1</text:p>
          </table:table-cell>
          <table:table-cell table:number-columns-repeated="2"/>
          <table:table-cell table:style-name="ce81" office:value-type="string">
            <text:p>a</text:p>
          </table:table-cell>
          <table:table-cell table:style-name="ce81" table:formula="of:=COUNTIF([.C60:.C65]; &quot;a&quot;)" office:value-type="float" office:value="2">
            <text:p>2</text:p>
          </table:table-cell>
          <table:table-cell table:style-name="ce81" table:formula="of:=COUNTIFS([.C60:.C65]; &quot;a&quot;; [.H60:.H65]; &quot;Completed&quot;)" office:value-type="float" office:value="0">
            <text:p>0</text:p>
          </table:table-cell>
          <table:table-cell table:number-columns-repeated="10"/>
        </table:table-row>
        <table:table-row table:style-name="ro2">
          <table:table-cell/>
          <table:table-cell table:style-name="ce86"/>
          <table:table-cell/>
          <table:table-cell table:style-name="ce87" office:value-type="float" office:value="3">
            <text:p>3</text:p>
          </table:table-cell>
          <table:table-cell table:style-name="ce87" table:content-validation-name="val5" office:value-type="string">
            <text:p>Not Assigined</text:p>
          </table:table-cell>
          <table:table-cell table:number-columns-repeated="3" table:style-name="ce87" office:value-type="string">
            <text:p>--</text:p>
          </table:table-cell>
          <table:table-cell table:style-name="ce87" office:value-type="string">
            <text:p>-</text:p>
          </table:table-cell>
          <table:table-cell table:number-columns-repeated="4"/>
          <table:table-cell table:style-name="ce81" office:value-type="string">
            <text:p>b</text:p>
          </table:table-cell>
          <table:table-cell table:style-name="ce81" table:formula="of:=COUNTIF([.C42:.C47]; &quot;b&quot;)" office:value-type="float" office:value="2">
            <text:p>2</text:p>
          </table:table-cell>
          <table:table-cell table:style-name="ce98" table:formula="of:=COUNTIFS([.C42:.C47]; &quot;b&quot;; [.J42:.J47]; &quot;Completed&quot;)" office:value-type="float" office:value="1">
            <text:p>1</text:p>
          </table:table-cell>
          <table:table-cell table:number-columns-repeated="2"/>
          <table:table-cell table:style-name="ce81" office:value-type="string">
            <text:p>b</text:p>
          </table:table-cell>
          <table:table-cell table:style-name="ce81" table:formula="of:=COUNTIF([.C60:.C65]; &quot;b&quot;)" office:value-type="float" office:value="1">
            <text:p>1</text:p>
          </table:table-cell>
          <table:table-cell table:style-name="ce81" table:formula="of:=COUNTIFS([.C61:.C66]; &quot;b&quot;; [.H61:.H66]; &quot;Completed&quot;)" office:value-type="float" office:value="1">
            <text:p>1</text:p>
          </table:table-cell>
          <table:table-cell table:number-columns-repeated="10"/>
        </table:table-row>
        <table:table-row table:style-name="ro2">
          <table:table-cell/>
          <table:table-cell table:style-name="ce86"/>
          <table:table-cell table:number-columns-repeated="11"/>
          <table:table-cell table:style-name="ce81" office:value-type="string">
            <text:p>c</text:p>
          </table:table-cell>
          <table:table-cell table:style-name="ce81" table:formula="of:=COUNTIF([.C42:.C47]; &quot;c&quot;)" office:value-type="float" office:value="1">
            <text:p>1</text:p>
          </table:table-cell>
          <table:table-cell table:style-name="ce98" table:formula="of:=COUNTIFS([.C42:.C47]; &quot;c&quot;; [.J42:.J47]; &quot;Completed&quot;)" office:value-type="float" office:value="1">
            <text:p>1</text:p>
          </table:table-cell>
          <table:table-cell table:number-columns-repeated="2"/>
          <table:table-cell table:style-name="ce81" office:value-type="string">
            <text:p>c</text:p>
          </table:table-cell>
          <table:table-cell table:style-name="ce81" table:formula="of:=COUNTIF([.C60:.C65]; &quot;c&quot;)" office:value-type="float" office:value="1">
            <text:p>1</text:p>
          </table:table-cell>
          <table:table-cell table:style-name="ce81" table:formula="of:=COUNTIFS([.C62:.C67]; &quot;c&quot;; [.H62:.H67]; &quot;Completed&quot;)" office:value-type="float" office:value="0">
            <text:p>0</text:p>
          </table:table-cell>
          <table:table-cell table:number-columns-repeated="10"/>
        </table:table-row>
        <table:table-row table:style-name="ro2">
          <table:table-cell table:number-columns-repeated="13"/>
          <table:table-cell table:style-name="ce81" office:value-type="string">
            <text:p>d</text:p>
          </table:table-cell>
          <table:table-cell table:style-name="ce81" table:formula="of:=COUNTIF([.C42:.C47]; &quot;d&quot;)" office:value-type="float" office:value="2">
            <text:p>2</text:p>
          </table:table-cell>
          <table:table-cell table:style-name="ce98" table:formula="of:=COUNTIFS([.C42:.C47]; &quot;d&quot;; [.J42:.J47]; &quot;Completed&quot;)" office:value-type="float" office:value="0">
            <text:p>0</text:p>
          </table:table-cell>
          <table:table-cell table:number-columns-repeated="2"/>
          <table:table-cell table:style-name="ce81" office:value-type="string">
            <text:p>d</text:p>
          </table:table-cell>
          <table:table-cell table:style-name="ce81" table:formula="of:=COUNTIF([.C60:.C65]; &quot;d&quot;)" office:value-type="float" office:value="2">
            <text:p>2</text:p>
          </table:table-cell>
          <table:table-cell table:style-name="ce81" table:formula="of:=COUNTIFS([.C63:.C68]; &quot;d&quot;; [.H63:.H68]; &quot;Completed&quot;)" office:value-type="float" office:value="1">
            <text:p>1</text:p>
          </table:table-cell>
          <table:table-cell table:number-columns-repeated="10"/>
        </table:table-row>
        <table:table-row table:style-name="ro2">
          <table:table-cell table:number-columns-repeated="2"/>
          <table:table-cell table:content-validation-name="val5"/>
          <table:table-cell table:number-columns-repeated="28"/>
        </table:table-row>
        <table:table-row table:style-name="ro2" table:number-rows-repeated="17">
          <table:table-cell table:number-columns-repeated="31"/>
        </table:table-row>
        <table:table-row table:style-name="ro4">
          <table:table-cell table:number-columns-repeated="6"/>
          <table:table-cell office:value-type="string">
            <text:p><text:s/><text:span text:style-name="T2">Priority</text:span></text:p>
          </table:table-cell>
          <table:table-cell table:number-columns-repeated="2"/>
          <table:table-cell table:style-name="ce52" office:value-type="string">
            <text:p>Total project completion %</text:p>
          </table:table-cell>
          <table:table-cell table:number-columns-repeated="21"/>
        </table:table-row>
        <table:table-row table:style-name="ro2">
          <table:table-cell table:number-columns-repeated="3"/>
          <table:table-cell table:style-name="ce20" office:value-type="string">
            <text:p>Completed</text:p>
          </table:table-cell>
          <table:table-cell table:style-name="ce18" table:formula="of:=COUNTIF([.J42:.J47]; &quot;Completed&quot;)" office:value-type="float" office:value="3">
            <text:p>3</text:p>
          </table:table-cell>
          <table:table-cell/>
          <table:table-cell table:style-name="ce20" office:value-type="string">
            <text:p>High</text:p>
          </table:table-cell>
          <table:table-cell table:style-name="ce18" table:formula="of:=COUNTIF([.H42:.H47]; &quot;High&quot;)" office:value-type="float" office:value="0">
            <text:p>0</text:p>
          </table:table-cell>
          <table:table-cell/>
          <table:table-cell table:style-name="ce20" office:value-type="string">
            <text:p>Current</text:p>
          </table:table-cell>
          <table:table-cell table:style-name="ce66" table:formula="of:=AVERAGE([.K42:.K47])" office:value-type="percentage" office:value="0.583333333333333">
            <text:p>58.33%</text:p>
          </table:table-cell>
          <table:table-cell table:number-columns-repeated="20"/>
        </table:table-row>
        <table:table-row table:style-name="ro2">
          <table:table-cell table:number-columns-repeated="3"/>
          <table:table-cell table:style-name="ce20" office:value-type="string">
            <text:p>Ongoing</text:p>
          </table:table-cell>
          <table:table-cell table:style-name="ce18" table:formula="of:=COUNTIF([.J42:.J47]; &quot;Ongoing&quot;)" office:value-type="float" office:value="3">
            <text:p>3</text:p>
          </table:table-cell>
          <table:table-cell/>
          <table:table-cell table:style-name="ce20" office:value-type="string">
            <text:p>Medium</text:p>
          </table:table-cell>
          <table:table-cell table:style-name="ce18" table:formula="of:=COUNTIF([.H42:.H47]; &quot;Medium&quot;)" office:value-type="float" office:value="0">
            <text:p>0</text:p>
          </table:table-cell>
          <table:table-cell/>
          <table:table-cell table:style-name="ce20" office:value-type="string">
            <text:p>Expected</text:p>
          </table:table-cell>
          <table:table-cell table:style-name="ce18" table:formula="of:=AVERAGE([.L42:.L47])" office:value-type="float" office:value="100">
            <text:p>100</text:p>
          </table:table-cell>
          <table:table-cell table:number-columns-repeated="20"/>
        </table:table-row>
        <table:table-row table:style-name="ro2">
          <table:table-cell table:number-columns-repeated="3"/>
          <table:table-cell table:style-name="ce20" office:value-type="string">
            <text:p>Not Started</text:p>
          </table:table-cell>
          <table:table-cell table:style-name="ce18" table:formula="of:=COUNTIF([.J42:.J47]; &quot;Not Started&quot;)" office:value-type="float" office:value="0">
            <text:p>0</text:p>
          </table:table-cell>
          <table:table-cell/>
          <table:table-cell table:style-name="ce20" office:value-type="string">
            <text:p>Low </text:p>
          </table:table-cell>
          <table:table-cell table:style-name="ce18" table:formula="of:=COUNTIF([.H42:.H47]; &quot;Low&quot;)" office:value-type="float" office:value="0">
            <text:p>0</text:p>
          </table:table-cell>
          <table:table-cell/>
          <table:table-cell table:style-name="ce52"/>
          <table:table-cell table:number-columns-repeated="21"/>
        </table:table-row>
        <table:table-row table:style-name="ro2">
          <table:table-cell table:number-columns-repeated="3"/>
          <table:table-cell table:style-name="ce52"/>
          <table:table-cell table:number-columns-repeated="2"/>
          <table:table-cell table:style-name="ce52"/>
          <table:table-cell table:number-columns-repeated="24"/>
        </table:table-row>
        <table:table-row table:style-name="ro2" table:number-rows-repeated="2">
          <table:table-cell table:number-columns-repeated="31"/>
        </table:table-row>
        <table:table-row table:style-name="ro7">
          <table:table-cell/>
          <table:table-cell table:style-name="ce43" office:value-type="string">
            <text:p>TimeLine</text:p>
          </table:table-cell>
          <table:table-cell table:formula="of:=MIN([.D42:.D47])" office:value-type="date" office:date-value="2025-01-20">
            <text:p>20/01/25</text:p>
          </table:table-cell>
          <table:table-cell table:formula="of:=MAX([.E42:.E47])" office:value-type="date" office:date-value="2025-01-30">
            <text:p>30/01/25</text:p>
          </table:table-cell>
          <table:table-cell table:number-columns-repeated="27"/>
        </table:table-row>
        <table:table-row table:style-name="ro2" table:number-rows-repeated="2">
          <table:table-cell table:number-columns-repeated="31"/>
        </table:table-row>
        <table:table-row table:style-name="ro1">
          <table:table-cell/>
          <table:table-cell table:style-name="ce4" office:value-type="string">
            <text:p>Task Name</text:p>
          </table:table-cell>
          <table:table-cell table:style-name="ce4" office:value-type="string">
            <text:p>Assigined</text:p>
          </table:table-cell>
          <table:table-cell table:style-name="ce4" office:value-type="string">
            <text:p>Start Date</text:p>
          </table:table-cell>
          <table:table-cell table:style-name="ce4" office:value-type="string">
            <text:p>End Date</text:p>
          </table:table-cell>
          <table:table-cell table:style-name="ce4" office:value-type="string">
            <text:p>Importance</text:p>
          </table:table-cell>
          <table:table-cell table:style-name="ce27" office:value-type="string">
            <text:p>Urgency </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style-name="ce99" office:value-type="string">
            <text:p>Progress</text:p>
          </table:table-cell>
          <table:table-cell table:number-columns-repeated="14"/>
          <table:table-cell>
            <draw:frame table:end-cell-address="Sheet3.AF46" table:end-x="1.564cm" table:end-y="0.45cm" draw:z-index="2" draw:style-name="gr1" draw:text-style-name="P1" svg:width="1.645cm" svg:height="2.782cm" svg:x="2.177cm" svg:y="0.863cm">
              <draw:object xlink:href="./Object 8" xlink:type="simple" xlink:show="embed" xlink:actuate="onLoad">
                <text:p/>
              </draw:object>
              <draw:image xlink:href="./ObjectReplacements/Object 8" xlink:type="simple" xlink:show="embed" xlink:actuate="onLoad"/>
            </draw:frame>
          </table:table-cell>
        </table:table-row>
        <table:table-row table:style-name="ro4">
          <table:table-cell/>
          <table:table-cell table:style-name="ce21" office:value-type="string">
            <text:p>Task 1</text:p>
          </table:table-cell>
          <table:table-cell table:style-name="ce21" office:value-type="string">
            <text:p>a</text:p>
          </table:table-cell>
          <table:table-cell table:style-name="ce45" office:value-type="date" office:date-value="2025-01-20">
            <text:p>20/01/2025</text:p>
          </table:table-cell>
          <table:table-cell table:style-name="ce46" office:value-type="date" office:date-value="2025-01-25">
            <text:p>25/01/2025</text:p>
          </table:table-cell>
          <table:table-cell table:number-columns-repeated="2" table:style-name="ce21" office:value-type="string">
            <text:p>High</text:p>
          </table:table-cell>
          <table:table-cell table:style-name="ce88" table:formula="of:=IF(AND([.G42]=&quot;High&quot;; [.F42]=&quot;High&quot;); &quot;Critical&quot;;      IF(AND([.G42]=&quot;High&quot;; [.F42]=&quot;Medium&quot;); &quot;Urgent&quot;;      IF(AND([.G42]=&quot;Medium&quot;; [.F42]=&quot;High&quot;); &quot;Important&quot;;      &quot;Low Priority&quot;)))" office:value-type="string" office:string-value="Critical">
            <text:p>Critical</text:p>
          </table:table-cell>
          <table:table-cell table:style-name="ce21" table:formula="of:=[.E42]-[.D42]" office:value-type="float" office:value="5">
            <text:p>5</text:p>
          </table:table-cell>
          <table:table-cell table:style-name="ce89" table:content-validation-name="val3" office:value-type="string">
            <text:p>Completed</text:p>
          </table:table-cell>
          <table:table-cell table:style-name="ce94" office:value-type="percentage" office:value="1">
            <text:p>100.00%</text:p>
          </table:table-cell>
          <table:table-cell table:style-name="ce93" table:formula="of:=MIN(100;(TODAY()-[.D42])/([.I42])*100)" office:value-type="float" office:value="100">
            <text:p>100</text:p>
          </table:table-cell>
          <table:table-cell table:style-name="ce95" table:formula="of:=IF([.K42]=1; &quot; -- &quot;; IF(AND([.E42]&lt;TODAY(); [.K42]&lt;&gt;100); &quot;Overdue&quot;; &quot;Ontrack&quot;))" office:value-type="string" office:string-value=" -- ">
            <text:p><text:s/>-- </text:p>
          </table:table-cell>
          <table:table-cell table:style-name="ce96" table:content-validation-name="val4" office:value-type="string">
            <text:p><text:s/>- - </text:p>
          </table:table-cell>
          <table:table-cell table:style-name="ce18"/>
          <table:table-cell table:style-name="ce100" table:formula="of:=IF(OR([.J42]=&quot;Not Started&quot;;[.J42]=&quot;Ongoing&quot;); REPT(&quot;█&quot;; [.K42]*10) ; &quot; ------ &quot;)" office:value-type="string" office:string-value=" ------ ">
            <text:p><text:s/>------ </text:p>
          </table:table-cell>
          <table:table-cell table:number-columns-repeated="15"/>
        </table:table-row>
        <table:table-row table:style-name="ro4">
          <table:table-cell/>
          <table:table-cell table:style-name="ce21" office:value-type="string">
            <text:p>Task 2</text:p>
          </table:table-cell>
          <table:table-cell table:style-name="ce21" office:value-type="string">
            <text:p>b</text:p>
          </table:table-cell>
          <table:table-cell table:style-name="ce46" office:value-type="date" office:date-value="2025-01-21">
            <text:p>21/01/2025</text:p>
          </table:table-cell>
          <table:table-cell table:style-name="ce46" office:value-type="date" office:date-value="2025-01-23">
            <text:p>23/01/2025</text:p>
          </table:table-cell>
          <table:table-cell table:number-columns-repeated="2" table:style-name="ce21" office:value-type="string">
            <text:p>Medium</text:p>
          </table:table-cell>
          <table:table-cell table:style-name="ce88" table:formula="of:=IF(AND([.G43]=&quot;High&quot;; [.F43]=&quot;High&quot;); &quot;Critical&quot;;      IF(AND([.G43]=&quot;High&quot;; [.F43]=&quot;Medium&quot;); &quot;Urgent&quot;;      IF(AND([.G43]=&quot;Medium&quot;; [.F43]=&quot;High&quot;); &quot;Important&quot;;      &quot;Low Priority&quot;)))" office:value-type="string" office:string-value="Low Priority">
            <text:p>Low Priority</text:p>
          </table:table-cell>
          <table:table-cell table:style-name="ce21" table:formula="of:=[.E43]-[.D43]" office:value-type="float" office:value="2">
            <text:p>2</text:p>
          </table:table-cell>
          <table:table-cell table:style-name="ce89" table:content-validation-name="val3" office:value-type="string">
            <text:p>Completed</text:p>
          </table:table-cell>
          <table:table-cell table:style-name="ce94" office:value-type="percentage" office:value="1">
            <text:p>100.00%</text:p>
          </table:table-cell>
          <table:table-cell table:style-name="ce93" table:formula="of:=MIN(100;(TODAY()-[.D43])/([.I43])*100)" office:value-type="float" office:value="100">
            <text:p>100</text:p>
          </table:table-cell>
          <table:table-cell table:style-name="ce95" table:formula="of:=IF([.K43]=1; &quot; -- &quot;; IF(AND([.E43]&lt;TODAY(); [.K43]&lt;&gt;100); &quot;Overdue&quot;; &quot;Ontrack&quot;))" office:value-type="string" office:string-value=" -- ">
            <text:p><text:s/>-- </text:p>
          </table:table-cell>
          <table:table-cell table:style-name="ce96" table:content-validation-name="val4" office:value-type="string">
            <text:p><text:s/>- - </text:p>
          </table:table-cell>
          <table:table-cell table:style-name="ce18"/>
          <table:table-cell table:style-name="ce100" table:formula="of:=IF(OR([.J43]=&quot;Not Started&quot;;[.J43]=&quot;Ongoing&quot;); REPT(&quot;█&quot;; [.K43]*10) ; &quot; ------ &quot;)" office:value-type="string" office:string-value=" ------ ">
            <text:p><text:s/>------ </text:p>
          </table:table-cell>
          <table:table-cell table:number-columns-repeated="15"/>
        </table:table-row>
        <table:table-row table:style-name="ro4">
          <table:table-cell/>
          <table:table-cell table:style-name="ce21" office:value-type="string">
            <text:p>Task 3</text:p>
          </table:table-cell>
          <table:table-cell table:style-name="ce21" office:value-type="string">
            <text:p>c</text:p>
          </table:table-cell>
          <table:table-cell table:style-name="ce46" office:value-type="date" office:date-value="2025-01-22">
            <text:p>22/01/2025</text:p>
          </table:table-cell>
          <table:table-cell table:style-name="ce46" office:value-type="date" office:date-value="2025-01-26">
            <text:p>26/01/2025</text:p>
          </table:table-cell>
          <table:table-cell table:style-name="ce21" office:value-type="string">
            <text:p>Low</text:p>
          </table:table-cell>
          <table:table-cell table:style-name="ce21" office:value-type="string">
            <text:p>High</text:p>
          </table:table-cell>
          <table:table-cell table:style-name="ce88" table:formula="of:=IF(AND([.G44]=&quot;High&quot;; [.F44]=&quot;High&quot;); &quot;Critical&quot;;      IF(AND([.G44]=&quot;High&quot;; [.F44]=&quot;Medium&quot;); &quot;Urgent&quot;;      IF(AND([.G44]=&quot;Medium&quot;; [.F44]=&quot;High&quot;); &quot;Important&quot;;      &quot;Low Priority&quot;)))" office:value-type="string" office:string-value="Low Priority">
            <text:p>Low Priority</text:p>
          </table:table-cell>
          <table:table-cell table:style-name="ce21" table:formula="of:=[.E44]-[.D44]" office:value-type="float" office:value="4">
            <text:p>4</text:p>
          </table:table-cell>
          <table:table-cell table:style-name="ce89" table:content-validation-name="val3" office:value-type="string">
            <text:p>Completed</text:p>
          </table:table-cell>
          <table:table-cell table:style-name="ce94" office:value-type="percentage" office:value="1">
            <text:p>100.00%</text:p>
          </table:table-cell>
          <table:table-cell table:style-name="ce93" table:formula="of:=MIN(100;(TODAY()-[.D44])/([.I44])*100)" office:value-type="float" office:value="100">
            <text:p>100</text:p>
          </table:table-cell>
          <table:table-cell table:style-name="ce95" table:formula="of:=IF([.K44]=1; &quot; -- &quot;; IF(AND([.E44]&lt;TODAY(); [.K44]&lt;&gt;100); &quot;Overdue&quot;; &quot;Ontrack&quot;))" office:value-type="string" office:string-value=" -- ">
            <text:p><text:s/>-- </text:p>
          </table:table-cell>
          <table:table-cell table:style-name="ce96" table:content-validation-name="val4" office:value-type="string">
            <text:p><text:s/>- - </text:p>
          </table:table-cell>
          <table:table-cell table:style-name="ce18"/>
          <table:table-cell table:style-name="ce100" table:formula="of:=IF(OR([.J44]=&quot;Not Started&quot;;[.J44]=&quot;Ongoing&quot;); REPT(&quot;█&quot;; [.K44]*10) ; &quot; ------ &quot;)" office:value-type="string" office:string-value=" ------ ">
            <text:p><text:s/>------ </text:p>
          </table:table-cell>
          <table:table-cell table:number-columns-repeated="15"/>
        </table:table-row>
        <table:table-row table:style-name="ro4">
          <table:table-cell/>
          <table:table-cell table:style-name="ce21" office:value-type="string">
            <text:p>Task 4</text:p>
          </table:table-cell>
          <table:table-cell table:style-name="ce21" office:value-type="string">
            <text:p>d</text:p>
          </table:table-cell>
          <table:table-cell table:style-name="ce46" office:value-type="date" office:date-value="2025-01-23">
            <text:p>23/01/2025</text:p>
          </table:table-cell>
          <table:table-cell table:style-name="ce46" office:value-type="date" office:date-value="2025-01-29">
            <text:p>29/01/2025</text:p>
          </table:table-cell>
          <table:table-cell table:style-name="ce21" office:value-type="string">
            <text:p>High</text:p>
          </table:table-cell>
          <table:table-cell table:style-name="ce21" office:value-type="string">
            <text:p>Low</text:p>
          </table:table-cell>
          <table:table-cell table:style-name="ce88" table:formula="of:=IF(AND([.G45]=&quot;High&quot;; [.F45]=&quot;High&quot;); &quot;Critical&quot;;      IF(AND([.G45]=&quot;High&quot;; [.F45]=&quot;Medium&quot;); &quot;Urgent&quot;;      IF(AND([.G45]=&quot;Medium&quot;; [.F45]=&quot;High&quot;); &quot;Important&quot;;      &quot;Low Priority&quot;)))" office:value-type="string" office:string-value="Low Priority">
            <text:p>Low Priority</text:p>
          </table:table-cell>
          <table:table-cell table:style-name="ce21" table:formula="of:=[.E45]-[.D45]" office:value-type="float" office:value="6">
            <text:p>6</text:p>
          </table:table-cell>
          <table:table-cell table:style-name="ce89" table:content-validation-name="val3" office:value-type="string">
            <text:p>Ongoing</text:p>
          </table:table-cell>
          <table:table-cell table:style-name="ce94" office:value-type="percentage" office:value="0.3">
            <text:p>30.00%</text:p>
          </table:table-cell>
          <table:table-cell table:style-name="ce93" table:formula="of:=MIN(100;(TODAY()-[.D45])/([.I45])*100)" office:value-type="float" office:value="100">
            <text:p>100</text:p>
          </table:table-cell>
          <table:table-cell table:style-name="ce95" table:formula="of:=IF([.K45]=1; &quot; -- &quot;; IF(AND([.E45]&lt;TODAY(); [.K45]&lt;&gt;100); &quot;Overdue&quot;; &quot;Ontrack&quot;))" office:value-type="string" office:string-value="Overdue">
            <text:p>Overdue</text:p>
          </table:table-cell>
          <table:table-cell table:style-name="ce96" table:content-validation-name="val4" office:value-type="string">
            <text:p>Issue</text:p>
          </table:table-cell>
          <table:table-cell table:style-name="ce18"/>
          <table:table-cell table:style-name="ce101" table:formula="of:=IF(OR([.J45]=&quot;Not Started&quot;;[.J45]=&quot;Ongoing&quot;); REPT(&quot;█&quot;; [.K45]*10) ; &quot; ------ &quot;)" office:value-type="string" office:string-value="███">
            <text:p>███</text:p>
          </table:table-cell>
          <table:table-cell table:number-columns-repeated="15"/>
        </table:table-row>
        <table:table-row table:style-name="ro4">
          <table:table-cell/>
          <table:table-cell table:style-name="ce21" office:value-type="string">
            <text:p>Task 5</text:p>
          </table:table-cell>
          <table:table-cell table:style-name="ce21" office:value-type="string">
            <text:p>b</text:p>
          </table:table-cell>
          <table:table-cell table:style-name="ce46" office:value-type="date" office:date-value="2025-01-24">
            <text:p>24/01/2025</text:p>
          </table:table-cell>
          <table:table-cell table:style-name="ce46" office:value-type="date" office:date-value="2025-01-30">
            <text:p>30/01/2025</text:p>
          </table:table-cell>
          <table:table-cell table:style-name="ce21" office:value-type="string">
            <text:p>High</text:p>
          </table:table-cell>
          <table:table-cell table:style-name="ce21" office:value-type="string">
            <text:p>Medium</text:p>
          </table:table-cell>
          <table:table-cell table:style-name="ce88" table:formula="of:=IF(AND([.G46]=&quot;High&quot;; [.F46]=&quot;High&quot;); &quot;Critical&quot;;      IF(AND([.G46]=&quot;High&quot;; [.F46]=&quot;Medium&quot;); &quot;Urgent&quot;;      IF(AND([.G46]=&quot;Medium&quot;; [.F46]=&quot;High&quot;); &quot;Important&quot;;      &quot;Low Priority&quot;)))" office:value-type="string" office:string-value="Important">
            <text:p>Important</text:p>
          </table:table-cell>
          <table:table-cell table:style-name="ce21" table:formula="of:=[.E46]-[.D46]" office:value-type="float" office:value="6">
            <text:p>6</text:p>
          </table:table-cell>
          <table:table-cell table:style-name="ce89" table:content-validation-name="val3" office:value-type="string">
            <text:p>Ongoing</text:p>
          </table:table-cell>
          <table:table-cell table:style-name="ce94" office:value-type="percentage" office:value="0.1">
            <text:p>10.00%</text:p>
          </table:table-cell>
          <table:table-cell table:style-name="ce93" table:formula="of:=MIN(100;(TODAY()-[.D46])/([.I46])*100)" office:value-type="float" office:value="100">
            <text:p>100</text:p>
          </table:table-cell>
          <table:table-cell table:style-name="ce95" table:formula="of:=IF([.K46]=1; &quot; -- &quot;; IF(AND([.E46]&lt;TODAY(); [.K46]&lt;&gt;100); &quot;Overdue&quot;; &quot;Ontrack&quot;))" office:value-type="string" office:string-value="Ontrack">
            <text:p>Ontrack</text:p>
          </table:table-cell>
          <table:table-cell table:style-name="ce96" table:content-validation-name="val4" office:value-type="string">
            <text:p>Action</text:p>
          </table:table-cell>
          <table:table-cell table:style-name="ce18"/>
          <table:table-cell table:style-name="ce101" table:formula="of:=IF(OR([.J46]=&quot;Not Started&quot;;[.J46]=&quot;Ongoing&quot;); REPT(&quot;█&quot;; [.K46]*10) ; &quot; ------ &quot;)" office:value-type="string" office:string-value="█">
            <text:p>█</text:p>
          </table:table-cell>
          <table:table-cell table:number-columns-repeated="15"/>
        </table:table-row>
        <table:table-row table:style-name="ro7">
          <table:table-cell table:style-name="ce42"/>
          <table:table-cell table:style-name="ce21" office:value-type="string">
            <text:p>Task 6</text:p>
          </table:table-cell>
          <table:table-cell table:style-name="ce21" office:value-type="string">
            <text:p>d</text:p>
          </table:table-cell>
          <table:table-cell table:style-name="ce46" office:value-type="date" office:date-value="2025-01-24">
            <text:p>24/01/2025</text:p>
          </table:table-cell>
          <table:table-cell table:style-name="ce46" office:value-type="date" office:date-value="2025-01-26">
            <text:p>26/01/2025</text:p>
          </table:table-cell>
          <table:table-cell table:style-name="ce21" office:value-type="string">
            <text:p>Low</text:p>
          </table:table-cell>
          <table:table-cell table:style-name="ce21" office:value-type="string">
            <text:p>High</text:p>
          </table:table-cell>
          <table:table-cell table:style-name="ce88" table:formula="of:=IF(AND([.G47]=&quot;High&quot;; [.F47]=&quot;High&quot;); &quot;Critical&quot;;      IF(AND([.G47]=&quot;High&quot;; [.F47]=&quot;Medium&quot;); &quot;Urgent&quot;;      IF(AND([.G47]=&quot;Medium&quot;; [.F47]=&quot;High&quot;); &quot;Important&quot;;      &quot;Low Priority&quot;)))" office:value-type="string" office:string-value="Low Priority">
            <text:p>Low Priority</text:p>
          </table:table-cell>
          <table:table-cell table:style-name="ce21" table:formula="of:=[.E47]-[.D47]" office:value-type="float" office:value="2">
            <text:p>2</text:p>
          </table:table-cell>
          <table:table-cell table:style-name="ce89" table:content-validation-name="val3" office:value-type="string">
            <text:p>Ongoing</text:p>
          </table:table-cell>
          <table:table-cell table:style-name="ce94" office:value-type="percentage" office:value="0.1">
            <text:p>10.00%</text:p>
          </table:table-cell>
          <table:table-cell table:style-name="ce93" table:formula="of:=MIN(100;(TODAY()-[.D47])/([.I47])*100)" office:value-type="float" office:value="100">
            <text:p>100</text:p>
          </table:table-cell>
          <table:table-cell table:style-name="ce95" table:formula="of:=IF([.K47]=1; &quot; -- &quot;; IF(AND([.E47]&lt;TODAY(); [.K47]&lt;&gt;100); &quot;Overdue&quot;; &quot;Ontrack&quot;))" office:value-type="string" office:string-value="Overdue">
            <text:p>Overdue</text:p>
          </table:table-cell>
          <table:table-cell table:style-name="ce96" table:content-validation-name="val4" office:value-type="string">
            <text:p>Depandency</text:p>
          </table:table-cell>
          <table:table-cell table:style-name="ce18"/>
          <table:table-cell table:style-name="ce101" table:formula="of:=IF(OR([.J47]=&quot;Not Started&quot;;[.J47]=&quot;Ongoing&quot;); REPT(&quot;█&quot;; [.K47]*10) ; &quot; ------ &quot;)" office:value-type="string" office:string-value="█">
            <text:p>█</text:p>
          </table:table-cell>
          <table:table-cell table:number-columns-repeated="15"/>
        </table:table-row>
        <table:table-row table:style-name="ro2" table:number-rows-repeated="3">
          <table:table-cell table:number-columns-repeated="31"/>
        </table:table-row>
        <table:table-row table:style-name="ro2">
          <table:table-cell table:number-columns-repeated="6"/>
          <table:table-cell table:style-name="ce52" office:value-type="string">
            <text:p>Priority</text:p>
          </table:table-cell>
          <table:table-cell table:number-columns-repeated="2"/>
          <table:table-cell table:style-name="ce52" office:value-type="string">
            <text:p>Total project completion %</text:p>
          </table:table-cell>
          <table:table-cell table:number-columns-repeated="21"/>
        </table:table-row>
        <table:table-row table:style-name="ro2">
          <table:table-cell table:number-columns-repeated="3"/>
          <table:table-cell table:style-name="ce20" office:value-type="string">
            <text:p>Completed</text:p>
          </table:table-cell>
          <table:table-cell table:style-name="ce18" table:formula="of:=COUNTIF([.H61:.H65]; &quot;Completed&quot;)" office:value-type="float" office:value="2">
            <text:p>2</text:p>
          </table:table-cell>
          <table:table-cell/>
          <table:table-cell table:style-name="ce20" office:value-type="string">
            <text:p>High </text:p>
          </table:table-cell>
          <table:table-cell table:style-name="ce18" table:formula="of:=COUNTIF([.F60:.F65]; &quot;High&quot;)" office:value-type="float" office:value="3">
            <text:p>3</text:p>
          </table:table-cell>
          <table:table-cell/>
          <table:table-cell table:style-name="ce20" office:value-type="string">
            <text:p>Current</text:p>
          </table:table-cell>
          <table:table-cell table:style-name="ce66" table:formula="of:=AVERAGE([.I60:.I65])" office:value-type="percentage" office:value="0.525">
            <text:p>52.50%</text:p>
          </table:table-cell>
          <table:table-cell table:number-columns-repeated="20"/>
        </table:table-row>
        <table:table-row table:style-name="ro2">
          <table:table-cell table:number-columns-repeated="3"/>
          <table:table-cell table:style-name="ce20" office:value-type="string">
            <text:p>Ongoing</text:p>
          </table:table-cell>
          <table:table-cell table:style-name="ce18" table:formula="of:=COUNTIF([.H60:.H65]; &quot;Ongoing&quot;)" office:value-type="float" office:value="3">
            <text:p>3</text:p>
          </table:table-cell>
          <table:table-cell/>
          <table:table-cell table:style-name="ce20" office:value-type="string">
            <text:p>Medium </text:p>
          </table:table-cell>
          <table:table-cell table:style-name="ce18" table:formula="of:=COUNTIF([.F60:.F65]; &quot;Medium&quot;)" office:value-type="float" office:value="1">
            <text:p>1</text:p>
          </table:table-cell>
          <table:table-cell/>
          <table:table-cell table:style-name="ce20" office:value-type="string">
            <text:p>Expected</text:p>
          </table:table-cell>
          <table:table-cell table:style-name="ce18" table:formula="of:=AVERAGE([.J60:.J65])" office:value-type="float" office:value="100">
            <text:p>100</text:p>
          </table:table-cell>
          <table:table-cell table:number-columns-repeated="20"/>
        </table:table-row>
        <table:table-row table:style-name="ro2">
          <table:table-cell table:number-columns-repeated="3"/>
          <table:table-cell table:style-name="ce20" office:value-type="string">
            <text:p>Not Started</text:p>
          </table:table-cell>
          <table:table-cell table:style-name="ce18" table:formula="of:=COUNTIF([.H60:.H65]; &quot;Not Started&quot;)" office:value-type="float" office:value="1">
            <text:p>1</text:p>
          </table:table-cell>
          <table:table-cell/>
          <table:table-cell table:style-name="ce20" office:value-type="string">
            <text:p>Low </text:p>
          </table:table-cell>
          <table:table-cell table:style-name="ce18" table:formula="of:=COUNTIF([.F60:.F65]; &quot;Low&quot;)" office:value-type="float" office:value="2">
            <text:p>2</text:p>
          </table:table-cell>
          <table:table-cell/>
          <table:table-cell table:style-name="ce52"/>
          <table:table-cell table:number-columns-repeated="21"/>
        </table:table-row>
        <table:table-row table:style-name="ro2">
          <table:table-cell table:number-columns-repeated="31"/>
        </table:table-row>
        <table:table-row table:style-name="ro7">
          <table:table-cell/>
          <table:table-cell table:style-name="ce43" office:value-type="string">
            <text:p>TimeLine</text:p>
          </table:table-cell>
          <table:table-cell table:formula="of:=MIN([.D60:.D65])" office:value-type="date" office:date-value="2025-01-15">
            <text:p>15/01/25</text:p>
          </table:table-cell>
          <table:table-cell table:formula="of:=MAX([.E60:.E65])" office:value-type="date" office:date-value="2025-01-30">
            <text:p>30/01/25</text:p>
          </table:table-cell>
          <table:table-cell table:number-columns-repeated="17"/>
          <table:table-cell>
            <draw:frame table:end-cell-address="Sheet3.V56" table:end-x="1.535cm" table:end-y="0.335cm" draw:z-index="1" draw:style-name="gr1" draw:text-style-name="P1" svg:width="0.167cm" svg:height="0.08cm" svg:x="1.368cm" svg:y="0.255cm">
              <draw:object xlink:href="./Object 7" xlink:type="simple" xlink:show="embed" xlink:actuate="onLoad">
                <text:p/>
              </draw:object>
              <draw:image xlink:href="./ObjectReplacements/Object 7" xlink:type="simple" xlink:show="embed" xlink:actuate="onLoad"/>
            </draw:frame>
          </table:table-cell>
          <table:table-cell table:number-columns-repeated="9"/>
        </table:table-row>
        <table:table-row table:style-name="ro2" table:number-rows-repeated="2">
          <table:table-cell table:number-columns-repeated="31"/>
        </table:table-row>
        <table:table-row table:style-name="ro1">
          <table:table-cell/>
          <table:table-cell table:style-name="ce4" office:value-type="string">
            <text:p>Task Name</text:p>
          </table:table-cell>
          <table:table-cell table:style-name="ce4" office:value-type="string">
            <text:p>Assigined</text:p>
          </table:table-cell>
          <table:table-cell table:style-name="ce4" office:value-type="string">
            <text:p>Start Date</text:p>
          </table:table-cell>
          <table:table-cell table:style-name="ce4" office:value-type="string">
            <text:p>End Date</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style-name="ce16" office:value-type="string">
            <text:p>Progress</text:p>
          </table:table-cell>
          <table:table-cell table:number-columns-repeated="17"/>
        </table:table-row>
        <table:table-row table:style-name="ro4">
          <table:table-cell/>
          <table:table-cell table:style-name="ce21" office:value-type="string">
            <text:p>Task 1</text:p>
          </table:table-cell>
          <table:table-cell table:style-name="ce21" office:value-type="string">
            <text:p>c</text:p>
          </table:table-cell>
          <table:table-cell table:style-name="ce46" office:value-type="date" office:date-value="2025-01-15">
            <text:p>15/01/2025</text:p>
          </table:table-cell>
          <table:table-cell table:style-name="ce46" office:value-type="date" office:date-value="2025-01-20">
            <text:p>20/01/2025</text:p>
          </table:table-cell>
          <table:table-cell table:style-name="ce21" office:value-type="string">
            <text:p>High</text:p>
          </table:table-cell>
          <table:table-cell table:style-name="ce21" table:formula="of:=[.E60]-[.D60]" office:value-type="float" office:value="5">
            <text:p>5</text:p>
          </table:table-cell>
          <table:table-cell table:style-name="ce89" table:content-validation-name="val3" office:value-type="string">
            <text:p>Ongoing</text:p>
          </table:table-cell>
          <table:table-cell table:style-name="ce90" office:value-type="percentage" office:value="0.75">
            <text:p>75.00%</text:p>
          </table:table-cell>
          <table:table-cell table:style-name="ce93" table:formula="of:=MIN(100;(TODAY()-[.D60])/([.G60])*100)" office:value-type="float" office:value="100">
            <text:p>100</text:p>
          </table:table-cell>
          <table:table-cell table:style-name="ce95" table:formula="of:=IF([.I60]=1; &quot; -- &quot;; IF(AND([.E60]&lt;TODAY(); [.I60]&lt;&gt;100); &quot;Overdue&quot;; &quot;Ontrack&quot;))" office:value-type="string" office:string-value="Overdue">
            <text:p>Overdue</text:p>
          </table:table-cell>
          <table:table-cell table:style-name="ce96" table:content-validation-name="val4" office:value-type="string">
            <text:p>Action</text:p>
          </table:table-cell>
          <table:table-cell table:style-name="ce18"/>
          <table:table-cell table:style-name="ce97" table:formula="of:=IF(OR([.H60]=&quot;Not Started&quot;;[.H65]=&quot;Ongoing&quot;); REPT(&quot;█&quot;; [.K42]*10) ; &quot; ------ &quot;)" office:value-type="string" office:string-value="██████████">
            <text:p>██████████</text:p>
          </table:table-cell>
          <table:table-cell table:number-columns-repeated="17"/>
        </table:table-row>
        <table:table-row table:style-name="ro4">
          <table:table-cell/>
          <table:table-cell table:style-name="ce21" office:value-type="string">
            <text:p>Task 2</text:p>
          </table:table-cell>
          <table:table-cell table:style-name="ce21" office:value-type="string">
            <text:p>b</text:p>
          </table:table-cell>
          <table:table-cell table:style-name="ce46" office:value-type="date" office:date-value="2025-01-18">
            <text:p>18/01/2025</text:p>
          </table:table-cell>
          <table:table-cell table:style-name="ce46" office:value-type="date" office:date-value="2025-01-22">
            <text:p>22/01/2025</text:p>
          </table:table-cell>
          <table:table-cell table:style-name="ce21" office:value-type="string">
            <text:p>Low</text:p>
          </table:table-cell>
          <table:table-cell table:style-name="ce21" table:formula="of:=[.E61]-[.D61]" office:value-type="float" office:value="4">
            <text:p>4</text:p>
          </table:table-cell>
          <table:table-cell table:style-name="ce89" table:content-validation-name="val3" office:value-type="string">
            <text:p>Completed</text:p>
          </table:table-cell>
          <table:table-cell table:style-name="ce90" office:value-type="percentage" office:value="1">
            <text:p>100.00%</text:p>
          </table:table-cell>
          <table:table-cell table:style-name="ce93" table:formula="of:=MIN(100;(TODAY()-[.D61])/([.G61])*100)" office:value-type="float" office:value="100">
            <text:p>100</text:p>
          </table:table-cell>
          <table:table-cell table:style-name="ce95" table:formula="of:=IF([.I61]=1; &quot; -- &quot;; IF(AND([.E61]&lt;TODAY(); [.I61]&lt;&gt;100); &quot;Overdue&quot;; &quot;Ontrack&quot;))" office:value-type="string" office:string-value=" -- ">
            <text:p><text:s/>-- </text:p>
          </table:table-cell>
          <table:table-cell table:style-name="ce96" table:content-validation-name="val4" office:value-type="string">
            <text:p><text:s/>- - </text:p>
          </table:table-cell>
          <table:table-cell table:style-name="ce18"/>
          <table:table-cell table:style-name="ce97" table:formula="of:=IF(OR([.H61]=&quot;Not Started&quot;;[.H66]=&quot;Ongoing&quot;); REPT(&quot;█&quot;; [.K43]*10) ; &quot; ------ &quot;)" office:value-type="string" office:string-value=" ------ ">
            <text:p><text:s/>------ </text:p>
          </table:table-cell>
          <table:table-cell table:number-columns-repeated="17"/>
        </table:table-row>
        <table:table-row table:style-name="ro4">
          <table:table-cell/>
          <table:table-cell table:style-name="ce21" office:value-type="string">
            <text:p>Task 3</text:p>
          </table:table-cell>
          <table:table-cell table:style-name="ce21" office:value-type="string">
            <text:p>a</text:p>
          </table:table-cell>
          <table:table-cell table:style-name="ce46" office:value-type="date" office:date-value="2025-01-19">
            <text:p>19/01/2025</text:p>
          </table:table-cell>
          <table:table-cell table:style-name="ce46" office:value-type="date" office:date-value="2025-01-25">
            <text:p>25/01/2025</text:p>
          </table:table-cell>
          <table:table-cell table:style-name="ce21" office:value-type="string">
            <text:p>Low</text:p>
          </table:table-cell>
          <table:table-cell table:style-name="ce21" table:formula="of:=[.E62]-[.D62]" office:value-type="float" office:value="6">
            <text:p>6</text:p>
          </table:table-cell>
          <table:table-cell table:style-name="ce89" table:content-validation-name="val3" office:value-type="string">
            <text:p>Not Started</text:p>
          </table:table-cell>
          <table:table-cell table:style-name="ce90" office:value-type="percentage" office:value="0">
            <text:p>0.00%</text:p>
          </table:table-cell>
          <table:table-cell table:style-name="ce93" table:formula="of:=MIN(100;(TODAY()-[.D62])/([.G62])*100)" office:value-type="float" office:value="100">
            <text:p>100</text:p>
          </table:table-cell>
          <table:table-cell table:style-name="ce95" table:formula="of:=IF([.I62]=1; &quot; -- &quot;; IF(AND([.E62]&lt;TODAY(); [.I62]&lt;&gt;100); &quot;Overdue&quot;; &quot;Ontrack&quot;))" office:value-type="string" office:string-value="Overdue">
            <text:p>Overdue</text:p>
          </table:table-cell>
          <table:table-cell table:style-name="ce96" table:content-validation-name="val4" office:value-type="string">
            <text:p>Risk</text:p>
          </table:table-cell>
          <table:table-cell table:style-name="ce18"/>
          <table:table-cell table:style-name="ce97" table:formula="of:=IF(OR([.H62]=&quot;Not Started&quot;;[.H67]=&quot;Ongoing&quot;); REPT(&quot;█&quot;; [.K44]*10) ; &quot; ------ &quot;)" office:value-type="string" office:string-value="██████████">
            <text:p>██████████</text:p>
          </table:table-cell>
          <table:table-cell table:number-columns-repeated="17"/>
        </table:table-row>
        <table:table-row table:style-name="ro4">
          <table:table-cell/>
          <table:table-cell table:style-name="ce21" office:value-type="string">
            <text:p>Task 4</text:p>
          </table:table-cell>
          <table:table-cell table:style-name="ce21" office:value-type="string">
            <text:p>d</text:p>
          </table:table-cell>
          <table:table-cell table:style-name="ce46" office:value-type="date" office:date-value="2025-01-21">
            <text:p>21/01/2025</text:p>
          </table:table-cell>
          <table:table-cell table:style-name="ce46" office:value-type="date" office:date-value="2025-01-28">
            <text:p>28/01/2025</text:p>
          </table:table-cell>
          <table:table-cell table:style-name="ce21" office:value-type="string">
            <text:p>High</text:p>
          </table:table-cell>
          <table:table-cell table:style-name="ce21" table:formula="of:=[.E63]-[.D63]" office:value-type="float" office:value="7">
            <text:p>7</text:p>
          </table:table-cell>
          <table:table-cell table:style-name="ce89" table:content-validation-name="val3" office:value-type="string">
            <text:p>Ongoing</text:p>
          </table:table-cell>
          <table:table-cell table:style-name="ce90" office:value-type="percentage" office:value="0.3">
            <text:p>30.00%</text:p>
          </table:table-cell>
          <table:table-cell table:style-name="ce93" table:formula="of:=MIN(100;(TODAY()-[.D63])/([.G63])*100)" office:value-type="float" office:value="100">
            <text:p>100</text:p>
          </table:table-cell>
          <table:table-cell table:style-name="ce95" table:formula="of:=IF([.I63]=1; &quot; -- &quot;; IF(AND([.E63]&lt;TODAY(); [.I63]&lt;&gt;100); &quot;Overdue&quot;; &quot;Ontrack&quot;))" office:value-type="string" office:string-value="Overdue">
            <text:p>Overdue</text:p>
          </table:table-cell>
          <table:table-cell table:style-name="ce96" table:content-validation-name="val4" office:value-type="string">
            <text:p>Issue</text:p>
          </table:table-cell>
          <table:table-cell table:style-name="ce18"/>
          <table:table-cell table:style-name="ce97" table:formula="of:=IF(OR([.H63]=&quot;Not Started&quot;;[.H68]=&quot;Ongoing&quot;); REPT(&quot;█&quot;; [.K45]*10) ; &quot; ------ &quot;)" office:value-type="string" office:string-value=" ------ ">
            <text:p><text:s/>------ </text:p>
          </table:table-cell>
          <table:table-cell table:number-columns-repeated="17"/>
        </table:table-row>
        <table:table-row table:style-name="ro4">
          <table:table-cell/>
          <table:table-cell table:style-name="ce21" office:value-type="string">
            <text:p>Task 5</text:p>
          </table:table-cell>
          <table:table-cell table:style-name="ce21" office:value-type="string">
            <text:p>d</text:p>
          </table:table-cell>
          <table:table-cell table:style-name="ce46" office:value-type="date" office:date-value="2025-01-22">
            <text:p>22/01/2025</text:p>
          </table:table-cell>
          <table:table-cell table:style-name="ce46" office:value-type="date" office:date-value="2025-01-30">
            <text:p>30/01/2025</text:p>
          </table:table-cell>
          <table:table-cell table:style-name="ce21" office:value-type="string">
            <text:p>Medium</text:p>
          </table:table-cell>
          <table:table-cell table:style-name="ce21" table:formula="of:=[.E64]-[.D64]" office:value-type="float" office:value="8">
            <text:p>8</text:p>
          </table:table-cell>
          <table:table-cell table:style-name="ce89" table:content-validation-name="val3" office:value-type="string">
            <text:p>Completed</text:p>
          </table:table-cell>
          <table:table-cell table:style-name="ce90" office:value-type="percentage" office:value="1">
            <text:p>100.00%</text:p>
          </table:table-cell>
          <table:table-cell table:style-name="ce93" table:formula="of:=MIN(100;(TODAY()-[.D64])/([.G64])*100)" office:value-type="float" office:value="100">
            <text:p>100</text:p>
          </table:table-cell>
          <table:table-cell table:style-name="ce95" table:formula="of:=IF([.I64]=1; &quot; -- &quot;; IF(AND([.E64]&lt;TODAY(); [.I64]&lt;&gt;100); &quot;Overdue&quot;; &quot;Ontrack&quot;))" office:value-type="string" office:string-value=" -- ">
            <text:p><text:s/>-- </text:p>
          </table:table-cell>
          <table:table-cell table:style-name="ce96" table:content-validation-name="val4" office:value-type="string">
            <text:p><text:s/>- - </text:p>
          </table:table-cell>
          <table:table-cell table:style-name="ce18"/>
          <table:table-cell table:style-name="ce97" table:formula="of:=IF(OR([.H64]=&quot;Not Started&quot;;[.H69]=&quot;Ongoing&quot;); REPT(&quot;█&quot;; [.K46]*10) ; &quot; ------ &quot;)" office:value-type="string" office:string-value=" ------ ">
            <text:p><text:s/>------ </text:p>
          </table:table-cell>
          <table:table-cell table:number-columns-repeated="2"/>
          <table:table-cell>
            <draw:frame table:end-cell-address="Sheet3.Q64" table:end-x="2.091cm" table:end-y="0.196cm" draw:z-index="0" draw:style-name="gr1" draw:text-style-name="P1" svg:width="0.641cm" svg:height="0.026cm" svg:x="1.45cm" svg:y="0.17cm">
              <draw:object xlink:href="./Object 6" xlink:type="simple" xlink:show="embed" xlink:actuate="onLoad">
                <text:p/>
              </draw:object>
              <draw:image xlink:href="./ObjectReplacements/Object 6" xlink:type="simple" xlink:show="embed" xlink:actuate="onLoad"/>
            </draw:frame>
          </table:table-cell>
          <table:table-cell table:number-columns-repeated="14"/>
        </table:table-row>
        <table:table-row table:style-name="ro4">
          <table:table-cell/>
          <table:table-cell table:style-name="ce21" office:value-type="string">
            <text:p>Task 6</text:p>
          </table:table-cell>
          <table:table-cell table:style-name="ce21" office:value-type="string">
            <text:p>a</text:p>
          </table:table-cell>
          <table:table-cell table:style-name="ce46" office:value-type="date" office:date-value="2025-01-23">
            <text:p>23/01/2025</text:p>
          </table:table-cell>
          <table:table-cell table:style-name="ce46" office:value-type="date" office:date-value="2025-01-27">
            <text:p>27/01/2025</text:p>
          </table:table-cell>
          <table:table-cell table:style-name="ce21" office:value-type="string">
            <text:p>High</text:p>
          </table:table-cell>
          <table:table-cell table:style-name="ce21" table:formula="of:=[.E65]-[.D65]" office:value-type="float" office:value="4">
            <text:p>4</text:p>
          </table:table-cell>
          <table:table-cell table:style-name="ce89" table:content-validation-name="val3" office:value-type="string">
            <text:p>Ongoing</text:p>
          </table:table-cell>
          <table:table-cell table:style-name="ce90" office:value-type="percentage" office:value="0.1">
            <text:p>10.00%</text:p>
          </table:table-cell>
          <table:table-cell table:style-name="ce93" table:formula="of:=MIN(100;(TODAY()-[.D65])/([.G65])*100)" office:value-type="float" office:value="100">
            <text:p>100</text:p>
          </table:table-cell>
          <table:table-cell table:style-name="ce95" table:formula="of:=IF([.I65]=1; &quot; -- &quot;; IF(AND([.E65]&lt;TODAY(); [.I65]&lt;&gt;100); &quot;Overdue&quot;; &quot;Ontrack&quot;))" office:value-type="string" office:string-value="Overdue">
            <text:p>Overdue</text:p>
          </table:table-cell>
          <table:table-cell table:style-name="ce96" table:content-validation-name="val4" office:value-type="string">
            <text:p>Depandency</text:p>
          </table:table-cell>
          <table:table-cell table:style-name="ce18"/>
          <table:table-cell table:style-name="ce97" table:formula="of:=IF(OR([.H65]=&quot;Not Started&quot;;[.H70]=&quot;Ongoing&quot;); REPT(&quot;█&quot;; [.K47]*10) ; &quot; ------ &quot;)" office:value-type="string" office:string-value=" ------ ">
            <text:p><text:s/>------ </text:p>
          </table:table-cell>
          <table:table-cell table:number-columns-repeated="17"/>
        </table:table-row>
        <table:table-row table:style-name="ro4">
          <table:table-cell table:number-columns-repeated="7"/>
          <table:table-cell/>
          <table:table-cell table:style-name="ce91"/>
          <table:table-cell table:number-columns-repeated="22"/>
        </table:table-row>
      </table:table>
      <table:table table:name="Sheet4" table:style-name="ta1" table:print="false">
        <office:forms form:automatic-focus="false" form:apply-design-mode="false"/>
        <table:table-column table:style-name="co1" table:number-columns-repeated="14" table:default-cell-style-name="Default"/>
        <table:table-column table:style-name="co14" table:default-cell-style-name="Default"/>
        <table:table-column table:style-name="co1" table:number-columns-repeated="15" table:default-cell-style-name="Default"/>
        <table:table-row table:style-name="ro2">
          <table:table-cell table:number-columns-spanned="4" table:number-rows-spanned="1"/>
          <table:covered-table-cell table:content-validation-name="val6"/>
          <table:covered-table-cell table:number-columns-repeated="2"/>
          <table:table-cell table:style-name="ce120" office:value-type="string" table:number-columns-spanned="5" table:number-rows-spanned="5">
            <text:p>Project 1 </text:p>
          </table:table-cell>
          <table:covered-table-cell table:number-columns-repeated="2"/>
          <table:covered-table-cell table:style-name="ce124"/>
          <table:covered-table-cell/>
          <table:table-cell table:number-columns-spanned="6" table:number-rows-spanned="1"/>
          <table:covered-table-cell table:number-columns-repeated="5"/>
          <table:table-cell table:number-columns-repeated="15"/>
        </table:table-row>
        <table:table-row table:style-name="ro2">
          <table:table-cell table:number-columns-repeated="4"/>
          <table:covered-table-cell table:number-columns-repeated="5"/>
          <table:table-cell table:number-columns-repeated="21"/>
        </table:table-row>
        <table:table-row table:style-name="ro7">
          <table:table-cell table:style-name="ce102" office:value-type="string">
            <text:p>TimeLine</text:p>
          </table:table-cell>
          <table:table-cell table:style-name="ce109" table:formula="of:=MIN([.C20:.C25])" office:value-type="date" office:date-value="2025-01-20">
            <text:p>20/01/25</text:p>
          </table:table-cell>
          <table:table-cell table:style-name="ce109" table:formula="of:=MAX([.D20:.D25])" office:value-type="date" office:date-value="2025-01-30">
            <text:p>30/01/25</text:p>
          </table:table-cell>
          <table:table-cell/>
          <table:covered-table-cell table:number-columns-repeated="5"/>
          <table:table-cell table:number-columns-repeated="21"/>
        </table:table-row>
        <table:table-row table:style-name="ro2">
          <table:table-cell table:number-columns-repeated="4"/>
          <table:covered-table-cell table:number-columns-repeated="5"/>
          <table:table-cell table:style-name="ce128"/>
          <table:table-cell table:number-columns-repeated="20"/>
        </table:table-row>
        <table:table-row table:style-name="ro2">
          <table:table-cell table:number-columns-repeated="4"/>
          <table:covered-table-cell table:number-columns-repeated="5"/>
          <table:table-cell table:number-columns-repeated="21"/>
        </table:table-row>
        <table:table-row table:style-name="ro2" table:number-rows-repeated="2">
          <table:table-cell table:number-columns-repeated="30"/>
        </table:table-row>
        <table:table-row table:style-name="ro10">
          <table:table-cell/>
          <table:table-cell table:style-name="ce110" office:value-type="string" table:number-columns-spanned="2" table:number-rows-spanned="1">
            <text:p>Total project completion %</text:p>
          </table:table-cell>
          <table:covered-table-cell table:style-name="ce114"/>
          <table:table-cell/>
          <table:table-cell table:style-name="ce121" office:value-type="string" table:number-columns-spanned="2" table:number-rows-spanned="1">
            <text:p>Task Status</text:p>
          </table:table-cell>
          <table:covered-table-cell/>
          <table:table-cell/>
          <table:table-cell table:style-name="ce125" office:value-type="string" table:number-columns-spanned="2" table:number-rows-spanned="1">
            <text:p><text:s/><text:span text:style-name="T2">Priority</text:span></text:p>
          </table:table-cell>
          <table:covered-table-cell table:style-name="ce126"/>
          <table:table-cell/>
          <table:table-cell table:style-name="ce130" office:value-type="string" table:number-columns-spanned="2" table:number-rows-spanned="1">
            <text:p>OverDue Status</text:p>
          </table:table-cell>
          <table:covered-table-cell/>
          <table:table-cell table:number-columns-repeated="18"/>
        </table:table-row>
        <table:table-row table:style-name="ro2">
          <table:table-cell/>
          <table:table-cell table:style-name="ce111" office:value-type="string">
            <text:p>Current</text:p>
          </table:table-cell>
          <table:table-cell table:style-name="ce115" table:formula="of:=AVERAGE([.J20:.J25])" office:value-type="float" office:value="60">
            <text:p>60</text:p>
          </table:table-cell>
          <table:table-cell/>
          <table:table-cell table:style-name="ce111" office:value-type="string">
            <text:p>Completed</text:p>
          </table:table-cell>
          <table:table-cell table:style-name="ce81" table:formula="of:=COUNTIF([.I20:.I25]; &quot;Completed&quot;)" office:value-type="float" office:value="3">
            <text:p>3</text:p>
          </table:table-cell>
          <table:table-cell/>
          <table:table-cell table:style-name="ce111" office:value-type="string">
            <text:p>Critical</text:p>
          </table:table-cell>
          <table:table-cell table:style-name="ce81" table:formula="of:=COUNTIF([.G20:.G25]; &quot;Critical&quot;)" office:value-type="float" office:value="1">
            <text:p>1</text:p>
          </table:table-cell>
          <table:table-cell/>
          <table:table-cell table:style-name="ce81" office:value-type="string">
            <text:p>OverDue</text:p>
          </table:table-cell>
          <table:table-cell table:style-name="ce81" table:formula="of:=COUNTIF([.L20:.L25]; &quot;Overdue&quot;)" office:value-type="float" office:value="2">
            <text:p>2</text:p>
          </table:table-cell>
          <table:table-cell table:number-columns-repeated="18"/>
        </table:table-row>
        <table:table-row table:style-name="ro2">
          <table:table-cell/>
          <table:table-cell table:style-name="ce111" office:value-type="string">
            <text:p>Expected</text:p>
          </table:table-cell>
          <table:table-cell table:style-name="ce81" table:formula="of:=AVERAGE([.K20:.K25])" office:value-type="float" office:value="71.6666666666667">
            <text:p>71.6666666667</text:p>
          </table:table-cell>
          <table:table-cell/>
          <table:table-cell table:style-name="ce111" office:value-type="string">
            <text:p>Ongoing</text:p>
          </table:table-cell>
          <table:table-cell table:style-name="ce81" table:formula="of:=COUNTIF([.I20:.I25]; &quot;Ongoing&quot;)" office:value-type="float" office:value="2">
            <text:p>2</text:p>
          </table:table-cell>
          <table:table-cell/>
          <table:table-cell table:style-name="ce111" office:value-type="string">
            <text:p>Urgent</text:p>
          </table:table-cell>
          <table:table-cell table:style-name="ce81" table:formula="of:=COUNTIF([.G20:.G25]; &quot;Urgent&quot;)" office:value-type="float" office:value="0">
            <text:p>0</text:p>
          </table:table-cell>
          <table:table-cell/>
          <table:table-cell table:style-name="ce81" office:value-type="string">
            <text:p>Ontrack</text:p>
          </table:table-cell>
          <table:table-cell table:style-name="ce81" table:formula="of:=COUNTIF([.L20:.L25]; &quot;Ontrack&quot;)" office:value-type="float" office:value="1">
            <text:p>1</text:p>
          </table:table-cell>
          <table:table-cell table:number-columns-repeated="18"/>
        </table:table-row>
        <table:table-row table:style-name="ro2">
          <table:table-cell table:number-columns-repeated="4"/>
          <table:table-cell table:style-name="ce111" office:value-type="string">
            <text:p>Not Started</text:p>
          </table:table-cell>
          <table:table-cell table:style-name="ce81" table:formula="of:=COUNTIF([.I20:.I25]; &quot;Not Started&quot;)" office:value-type="float" office:value="1">
            <text:p>1</text:p>
          </table:table-cell>
          <table:table-cell/>
          <table:table-cell table:style-name="ce111" office:value-type="string">
            <text:p>Important</text:p>
          </table:table-cell>
          <table:table-cell table:style-name="ce81" table:formula="of:=COUNTIF([.G20:.G25]; &quot;Important&quot;)" office:value-type="float" office:value="1">
            <text:p>1</text:p>
          </table:table-cell>
          <table:table-cell table:number-columns-repeated="21"/>
        </table:table-row>
        <table:table-row table:style-name="ro2">
          <table:table-cell table:number-columns-repeated="7"/>
          <table:table-cell table:style-name="ce111" office:value-type="string">
            <text:p>Low</text:p>
          </table:table-cell>
          <table:table-cell table:style-name="ce81" table:formula="of:=COUNTIF([.G20:.G25]; &quot;Low&quot;)" office:value-type="float" office:value="4">
            <text:p>4</text:p>
          </table:table-cell>
          <table:table-cell table:number-columns-repeated="21"/>
        </table:table-row>
        <table:table-row table:style-name="ro2" table:number-rows-repeated="3">
          <table:table-cell table:number-columns-repeated="30"/>
        </table:table-row>
        <table:table-row table:style-name="ro2">
          <table:table-cell table:number-columns-repeated="3"/>
          <table:table-cell table:style-name="ce119"/>
          <table:table-cell table:number-columns-repeated="5"/>
          <table:table-cell table:number-columns-repeated="2"/>
          <table:table-cell table:number-columns-repeated="19"/>
        </table:table-row>
        <table:table-row table:style-name="ro11">
          <table:table-cell table:style-name="ce103" office:value-type="string">
            <text:p>Table </text:p>
          </table:table-cell>
          <table:table-cell/>
          <table:table-cell table:style-name="ce116" table:formula="of:=HYPERLINK(&quot;#Sheet4.A30&quot;; &quot;Kanban&quot; )" office:value-type="string" office:string-value="Kanban">
            <office:annotation draw:style-name="gr3" draw:text-style-name="P2" svg:width="2.899cm" svg:height="1.386cm" svg:x="7.374cm" svg:y="6.29cm" draw:caption-point-x="-0.61cm" draw:caption-point-y="1.511cm">
              <dc:creator>P</dc:creator>
              <dc:date>2025-01-30T00:00:00</dc:date>
              <text:p text:style-name="P2">Click here to view the kanban Board</text:p>
            </office:annotation>
            <text:p>Kanban</text:p>
          </table:table-cell>
          <table:table-cell/>
          <table:table-cell table:style-name="ce116" table:formula="of:=HYPERLINK(&quot;#Sheet4.A45&quot;; &quot;Chart&quot; )" office:value-type="string" office:string-value="Chart">
            <office:annotation draw:style-name="gr3" draw:text-style-name="P2" svg:width="2.899cm" svg:height="1.386cm" svg:x="11.89cm" svg:y="6.29cm" draw:caption-point-x="-0.61cm" draw:caption-point-y="1.511cm">
              <dc:creator>P</dc:creator>
              <dc:date>2025-01-30T00:00:00</dc:date>
              <text:p text:style-name="P2">Click here to view the Chart Board</text:p>
            </office:annotation>
            <text:p>Chart</text:p>
          </table:table-cell>
          <table:table-cell/>
          <table:table-cell table:style-name="ce122" table:formula="of:=HYPERLINK(&quot;#Sheet4.A90&quot;; &quot;Team Members&quot; )" office:value-type="string" office:string-value="Team Members">
            <office:annotation draw:style-name="gr3" draw:text-style-name="P2" svg:width="2.899cm" svg:height="1.386cm" svg:x="16.406cm" svg:y="6.29cm" draw:caption-point-x="-0.61cm" draw:caption-point-y="1.511cm">
              <dc:creator>P</dc:creator>
              <dc:date>2025-01-30T00:00:00</dc:date>
              <text:p text:style-name="P2">Click here to view the Team Members</text:p>
            </office:annotation>
            <text:p>Team Members</text:p>
          </table:table-cell>
          <table:table-cell table:number-columns-repeated="23"/>
        </table:table-row>
        <table:table-row table:style-name="ro2">
          <table:table-cell table:number-columns-repeated="30"/>
        </table:table-row>
        <table:table-row table:style-name="ro12">
          <table:table-cell table:style-name="ce4" office:value-type="string">
            <text:p>Task Name</text:p>
          </table:table-cell>
          <table:table-cell table:style-name="ce4" office:value-type="string">
            <text:p>Assigined</text:p>
          </table:table-cell>
          <table:table-cell table:style-name="ce4" office:value-type="string">
            <text:p>Start Date</text:p>
          </table:table-cell>
          <table:table-cell table:style-name="ce4" office:value-type="string">
            <text:p>End Date</text:p>
          </table:table-cell>
          <table:table-cell table:style-name="ce4" office:value-type="string">
            <text:p>Importance</text:p>
          </table:table-cell>
          <table:table-cell table:style-name="ce27" office:value-type="string">
            <text:p>Urgency </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style-name="ce99" office:value-type="string">
            <text:p>Progress</text:p>
          </table:table-cell>
          <table:table-cell table:number-columns-repeated="15"/>
        </table:table-row>
        <table:table-row table:style-name="ro2">
          <table:table-cell table:style-name="ce21" office:value-type="string">
            <text:p>Task 1</text:p>
          </table:table-cell>
          <table:table-cell table:style-name="ce21" office:value-type="string">
            <text:p>a</text:p>
          </table:table-cell>
          <table:table-cell table:style-name="ce45" office:value-type="date" office:date-value="2025-01-20">
            <text:p>20/01/2025</text:p>
          </table:table-cell>
          <table:table-cell table:style-name="ce46" office:value-type="date" office:date-value="2025-01-25">
            <text:p>25/01/2025</text:p>
          </table:table-cell>
          <table:table-cell table:number-columns-repeated="2" table:style-name="ce21" office:value-type="string">
            <text:p>High</text:p>
          </table:table-cell>
          <table:table-cell table:style-name="ce123" table:formula="of:=IF(AND([.F20]=&quot;High&quot;; [.E20]=&quot;High&quot;); &quot;Critical&quot;;      IF(AND([.F20]=&quot;High&quot;; [.E20]=&quot;Medium&quot;); &quot;Urgent&quot;;      IF(AND([.F20]=&quot;Medium&quot;; [.E20]=&quot;High&quot;); &quot;Important&quot;;      &quot;Low&quot;)))" office:value-type="string" office:string-value="Critical">
            <text:p>Critical</text:p>
          </table:table-cell>
          <table:table-cell table:style-name="ce21" table:formula="of:=[.D20]-[.C20]" office:value-type="float" office:value="5">
            <text:p>5</text:p>
          </table:table-cell>
          <table:table-cell table:style-name="ce127" table:content-validation-name="val3" office:value-type="string">
            <text:p>Completed</text:p>
          </table:table-cell>
          <table:table-cell table:style-name="ce129" office:value-type="float" office:value="100">
            <text:p>100</text:p>
          </table:table-cell>
          <table:table-cell table:style-name="ce87" table:formula="of:=MIN(100;(TODAY()-[.C20])/([.H20])*100)" office:value-type="float" office:value="100">
            <text:p>100</text:p>
          </table:table-cell>
          <table:table-cell table:style-name="ce131" table:formula="of:=IF([.J20]=100; &quot; -- &quot;; IF(AND([.D20]&lt;TODAY(); [.J20]&lt;&gt;100); &quot;Overdue&quot;; &quot;Ontrack&quot;))" office:value-type="string" office:string-value=" -- ">
            <text:p><text:s/>-- </text:p>
          </table:table-cell>
          <table:table-cell table:style-name="ce132" table:content-validation-name="val4" office:value-type="string">
            <text:p><text:s/>- - </text:p>
          </table:table-cell>
          <table:table-cell table:style-name="ce18"/>
          <table:table-cell table:style-name="ce100" table:formula="of:=IF(OR([.I20]=&quot;Not Started&quot;;[.I20]=&quot;Ongoing&quot;); REPT(&quot;█&quot;; [.J20]/10) ; &quot; ------ &quot;)" office:value-type="string" office:string-value=" ------ ">
            <text:p><text:s/>------ </text:p>
          </table:table-cell>
          <table:table-cell table:number-columns-repeated="15"/>
        </table:table-row>
        <table:table-row table:style-name="ro2">
          <table:table-cell table:style-name="ce21" office:value-type="string">
            <text:p>Task 2</text:p>
          </table:table-cell>
          <table:table-cell table:style-name="ce21" office:value-type="string">
            <text:p>b</text:p>
          </table:table-cell>
          <table:table-cell table:style-name="ce46" office:value-type="date" office:date-value="2025-01-21">
            <text:p>21/01/2025</text:p>
          </table:table-cell>
          <table:table-cell table:style-name="ce46" office:value-type="date" office:date-value="2025-01-23">
            <text:p>23/01/2025</text:p>
          </table:table-cell>
          <table:table-cell table:number-columns-repeated="2" table:style-name="ce21" office:value-type="string">
            <text:p>Medium</text:p>
          </table:table-cell>
          <table:table-cell table:style-name="ce123" office:value-type="string">
            <text:p>Low</text:p>
          </table:table-cell>
          <table:table-cell table:style-name="ce21" table:formula="of:=[.D21]-[.C21]" office:value-type="float" office:value="2">
            <text:p>2</text:p>
          </table:table-cell>
          <table:table-cell table:style-name="ce127" table:content-validation-name="val3" office:value-type="string">
            <text:p>Completed</text:p>
          </table:table-cell>
          <table:table-cell table:style-name="ce129" office:value-type="float" office:value="100">
            <text:p>100</text:p>
          </table:table-cell>
          <table:table-cell table:style-name="ce87" table:formula="of:=MIN(100;(TODAY()-[.C21])/([.H21])*100)" office:value-type="float" office:value="100">
            <text:p>100</text:p>
          </table:table-cell>
          <table:table-cell table:style-name="ce131" table:formula="of:=IF([.J21]=100; &quot; -- &quot;; IF(AND([.D21]&lt;TODAY(); [.J21]&lt;&gt;100); &quot;Overdue&quot;; &quot;Ontrack&quot;))" office:value-type="string" office:string-value=" -- ">
            <text:p><text:s/>-- </text:p>
          </table:table-cell>
          <table:table-cell table:style-name="ce132" table:content-validation-name="val4" office:value-type="string">
            <text:p><text:s/>- - </text:p>
          </table:table-cell>
          <table:table-cell table:style-name="ce18"/>
          <table:table-cell table:style-name="ce100" table:formula="of:=IF(OR([.I21]=&quot;Not Started&quot;;[.I21]=&quot;Ongoing&quot;); REPT(&quot;█&quot;; [.J21]/10) ; &quot; ------ &quot;)" office:value-type="string" office:string-value=" ------ ">
            <text:p><text:s/>------ </text:p>
          </table:table-cell>
          <table:table-cell table:number-columns-repeated="15"/>
        </table:table-row>
        <table:table-row table:style-name="ro2">
          <table:table-cell table:style-name="ce21" office:value-type="string">
            <text:p>Task 3</text:p>
          </table:table-cell>
          <table:table-cell table:style-name="ce21" office:value-type="string">
            <text:p>c</text:p>
          </table:table-cell>
          <table:table-cell table:style-name="ce46" office:value-type="date" office:date-value="2025-01-22">
            <text:p>22/01/2025</text:p>
          </table:table-cell>
          <table:table-cell table:style-name="ce46" office:value-type="date" office:date-value="2025-01-26">
            <text:p>26/01/2025</text:p>
          </table:table-cell>
          <table:table-cell table:style-name="ce21" office:value-type="string">
            <text:p>Low</text:p>
          </table:table-cell>
          <table:table-cell table:style-name="ce21" office:value-type="string">
            <text:p>High</text:p>
          </table:table-cell>
          <table:table-cell table:style-name="ce123" table:formula="of:=IF(AND([.F22]=&quot;High&quot;; [.E22]=&quot;High&quot;); &quot;Critical&quot;;      IF(AND([.F22]=&quot;High&quot;; [.E22]=&quot;Medium&quot;); &quot;Urgent&quot;;      IF(AND([.F22]=&quot;Medium&quot;; [.E22]=&quot;High&quot;); &quot;Important&quot;;      &quot;Low&quot;)))" office:value-type="string" office:string-value="Low">
            <text:p>Low</text:p>
          </table:table-cell>
          <table:table-cell table:style-name="ce21" table:formula="of:=[.D22]-[.C22]" office:value-type="float" office:value="4">
            <text:p>4</text:p>
          </table:table-cell>
          <table:table-cell table:style-name="ce127" table:content-validation-name="val3" office:value-type="string">
            <text:p>Not Started</text:p>
          </table:table-cell>
          <table:table-cell table:style-name="ce129" office:value-type="float" office:value="100">
            <text:p>100</text:p>
          </table:table-cell>
          <table:table-cell table:style-name="ce87" office:value-type="float" office:value="80">
            <text:p>80</text:p>
          </table:table-cell>
          <table:table-cell table:style-name="ce131" table:formula="of:=IF([.J22]=100; &quot; -- &quot;; IF(AND([.D22]&lt;TODAY(); [.J22]&lt;&gt;100); &quot;Overdue&quot;; &quot;Ontrack&quot;))" office:value-type="string" office:string-value=" -- ">
            <text:p><text:s/>-- </text:p>
          </table:table-cell>
          <table:table-cell table:style-name="ce132" table:content-validation-name="val4" office:value-type="string">
            <text:p><text:s/>- - </text:p>
          </table:table-cell>
          <table:table-cell table:style-name="ce18"/>
          <table:table-cell table:style-name="ce100" table:formula="of:=IF(OR([.I22]=&quot;Not Started&quot;;[.I22]=&quot;Ongoing&quot;); REPT(&quot;█&quot;; [.J22]/10) ; &quot; ------ &quot;)" office:value-type="string" office:string-value="██████████">
            <text:p>██████████</text:p>
          </table:table-cell>
          <table:table-cell table:number-columns-repeated="15"/>
        </table:table-row>
        <table:table-row table:style-name="ro2">
          <table:table-cell table:style-name="ce21" office:value-type="string">
            <text:p>Task 4</text:p>
          </table:table-cell>
          <table:table-cell table:style-name="ce21" office:value-type="string">
            <text:p>d</text:p>
          </table:table-cell>
          <table:table-cell table:style-name="ce46" office:value-type="date" office:date-value="2025-01-23">
            <text:p>23/01/2025</text:p>
          </table:table-cell>
          <table:table-cell table:style-name="ce46" office:value-type="date" office:date-value="2025-01-29">
            <text:p>29/01/2025</text:p>
          </table:table-cell>
          <table:table-cell table:style-name="ce21" office:value-type="string">
            <text:p>High</text:p>
          </table:table-cell>
          <table:table-cell table:style-name="ce21" office:value-type="string">
            <text:p>Low</text:p>
          </table:table-cell>
          <table:table-cell table:style-name="ce123" table:formula="of:=IF(AND([.F23]=&quot;High&quot;; [.E23]=&quot;High&quot;); &quot;Critical&quot;;      IF(AND([.F23]=&quot;High&quot;; [.E23]=&quot;Medium&quot;); &quot;Urgent&quot;;      IF(AND([.F23]=&quot;Medium&quot;; [.E23]=&quot;High&quot;); &quot;Important&quot;;      &quot;Low&quot;)))" office:value-type="string" office:string-value="Low">
            <text:p>Low</text:p>
          </table:table-cell>
          <table:table-cell table:style-name="ce21" table:formula="of:=[.D23]-[.C23]" office:value-type="float" office:value="6">
            <text:p>6</text:p>
          </table:table-cell>
          <table:table-cell table:style-name="ce127" table:content-validation-name="val3" office:value-type="string">
            <text:p>Ongoing</text:p>
          </table:table-cell>
          <table:table-cell table:style-name="ce129" office:value-type="float" office:value="30">
            <text:p>30</text:p>
          </table:table-cell>
          <table:table-cell table:style-name="ce87" office:value-type="float" office:value="50">
            <text:p>50</text:p>
          </table:table-cell>
          <table:table-cell table:style-name="ce131" table:formula="of:=IF([.J23]=100; &quot; -- &quot;; IF(AND([.D23]&lt;TODAY(); [.J23]&lt;&gt;100); &quot;Overdue&quot;; &quot;Ontrack&quot;))" office:value-type="string" office:string-value="Overdue">
            <text:p>Overdue</text:p>
          </table:table-cell>
          <table:table-cell table:style-name="ce132" table:content-validation-name="val4" office:value-type="string">
            <text:p>Issue</text:p>
          </table:table-cell>
          <table:table-cell table:style-name="ce18"/>
          <table:table-cell table:style-name="ce100" table:formula="of:=IF(OR([.I23]=&quot;Not Started&quot;;[.I23]=&quot;Ongoing&quot;); REPT(&quot;█&quot;; [.J23]/10) ; &quot; ------ &quot;)" office:value-type="string" office:string-value="███">
            <text:p>███</text:p>
          </table:table-cell>
          <table:table-cell table:number-columns-repeated="15"/>
        </table:table-row>
        <table:table-row table:style-name="ro2">
          <table:table-cell table:style-name="ce21" office:value-type="string">
            <text:p>Task 5</text:p>
          </table:table-cell>
          <table:table-cell table:style-name="ce21" office:value-type="string">
            <text:p>b</text:p>
          </table:table-cell>
          <table:table-cell table:style-name="ce46" office:value-type="date" office:date-value="2025-01-24">
            <text:p>24/01/2025</text:p>
          </table:table-cell>
          <table:table-cell table:style-name="ce46" office:value-type="date" office:date-value="2025-01-30">
            <text:p>30/01/2025</text:p>
          </table:table-cell>
          <table:table-cell table:style-name="ce21" office:value-type="string">
            <text:p>High</text:p>
          </table:table-cell>
          <table:table-cell table:style-name="ce21" office:value-type="string">
            <text:p>Medium</text:p>
          </table:table-cell>
          <table:table-cell table:style-name="ce123" table:formula="of:=IF(AND([.F24]=&quot;High&quot;; [.E24]=&quot;High&quot;); &quot;Critical&quot;;      IF(AND([.F24]=&quot;High&quot;; [.E24]=&quot;Medium&quot;); &quot;Urgent&quot;;      IF(AND([.F24]=&quot;Medium&quot;; [.E24]=&quot;High&quot;); &quot;Important&quot;;      &quot;Low&quot;)))" office:value-type="string" office:string-value="Important">
            <text:p>Important</text:p>
          </table:table-cell>
          <table:table-cell table:style-name="ce21" table:formula="of:=[.D24]-[.C24]" office:value-type="float" office:value="6">
            <text:p>6</text:p>
          </table:table-cell>
          <table:table-cell table:style-name="ce127" table:content-validation-name="val3" office:value-type="string">
            <text:p>Completed</text:p>
          </table:table-cell>
          <table:table-cell table:style-name="ce129" office:value-type="float" office:value="10">
            <text:p>10</text:p>
          </table:table-cell>
          <table:table-cell table:style-name="ce87" office:value-type="float" office:value="30">
            <text:p>30</text:p>
          </table:table-cell>
          <table:table-cell table:style-name="ce131" table:formula="of:=IF([.J24]=100; &quot; -- &quot;; IF(AND([.D24]&lt;TODAY(); [.J24]&lt;&gt;100); &quot;Overdue&quot;; &quot;Ontrack&quot;))" office:value-type="string" office:string-value="Ontrack">
            <text:p>Ontrack</text:p>
          </table:table-cell>
          <table:table-cell table:style-name="ce132" table:content-validation-name="val4" office:value-type="string">
            <text:p>Action</text:p>
          </table:table-cell>
          <table:table-cell table:style-name="ce18"/>
          <table:table-cell table:style-name="ce100" table:formula="of:=IF(OR([.I24]=&quot;Not Started&quot;;[.I24]=&quot;Ongoing&quot;); REPT(&quot;█&quot;; [.J24]/10) ; &quot; ------ &quot;)" office:value-type="string" office:string-value=" ------ ">
            <text:p><text:s/>------ </text:p>
          </table:table-cell>
          <table:table-cell table:number-columns-repeated="15"/>
        </table:table-row>
        <table:table-row table:style-name="ro2">
          <table:table-cell table:style-name="ce21" office:value-type="string">
            <text:p>Task 6</text:p>
          </table:table-cell>
          <table:table-cell table:style-name="ce21" office:value-type="string">
            <text:p>d</text:p>
          </table:table-cell>
          <table:table-cell table:style-name="ce46" office:value-type="date" office:date-value="2025-01-24">
            <text:p>24/01/2025</text:p>
          </table:table-cell>
          <table:table-cell table:style-name="ce46" office:value-type="date" office:date-value="2025-01-26">
            <text:p>26/01/2025</text:p>
          </table:table-cell>
          <table:table-cell table:style-name="ce21" office:value-type="string">
            <text:p>Low</text:p>
          </table:table-cell>
          <table:table-cell table:style-name="ce21" office:value-type="string">
            <text:p>High</text:p>
          </table:table-cell>
          <table:table-cell table:style-name="ce123" table:formula="of:=IF(AND([.F25]=&quot;High&quot;; [.E25]=&quot;High&quot;); &quot;Critical&quot;;      IF(AND([.F25]=&quot;High&quot;; [.E25]=&quot;Medium&quot;); &quot;Urgent&quot;;      IF(AND([.F25]=&quot;Medium&quot;; [.E25]=&quot;High&quot;); &quot;Important&quot;;      &quot;Low&quot;)))" office:value-type="string" office:string-value="Low">
            <text:p>Low</text:p>
          </table:table-cell>
          <table:table-cell table:style-name="ce21" table:formula="of:=[.D25]-[.C25]" office:value-type="float" office:value="2">
            <text:p>2</text:p>
          </table:table-cell>
          <table:table-cell table:style-name="ce127" table:content-validation-name="val3" office:value-type="string">
            <text:p>Ongoing</text:p>
          </table:table-cell>
          <table:table-cell table:style-name="ce129" office:value-type="float" office:value="20">
            <text:p>20</text:p>
          </table:table-cell>
          <table:table-cell table:style-name="ce87" office:value-type="float" office:value="70">
            <text:p>70</text:p>
          </table:table-cell>
          <table:table-cell table:style-name="ce131" table:formula="of:=IF([.J25]=100; &quot; -- &quot;; IF(AND([.D25]&lt;TODAY(); [.J25]&lt;&gt;100); &quot;Overdue&quot;; &quot;Ontrack&quot;))" office:value-type="string" office:string-value="Overdue">
            <text:p>Overdue</text:p>
          </table:table-cell>
          <table:table-cell table:style-name="ce132" table:content-validation-name="val4" office:value-type="string">
            <text:p>Depandency</text:p>
          </table:table-cell>
          <table:table-cell table:style-name="ce18"/>
          <table:table-cell table:style-name="ce100" table:formula="of:=IF(OR([.I25]=&quot;Not Started&quot;;[.I25]=&quot;Ongoing&quot;); REPT(&quot;█&quot;; [.J25]/10) ; &quot; ------ &quot;)" office:value-type="string" office:string-value="██">
            <text:p>██</text:p>
          </table:table-cell>
          <table:table-cell table:number-columns-repeated="15"/>
        </table:table-row>
        <table:table-row table:style-name="ro2">
          <table:table-cell/>
          <table:table-cell table:number-columns-repeated="7"/>
          <table:table-cell/>
          <table:table-cell table:number-columns-repeated="21"/>
        </table:table-row>
        <table:table-row table:style-name="ro2">
          <table:table-cell/>
          <table:table-cell table:number-columns-repeated="7"/>
          <table:table-cell/>
          <table:table-cell table:number-columns-repeated="17"/>
          <table:table-cell table:style-name="ce2" table:number-columns-repeated="4"/>
        </table:table-row>
        <table:table-row table:style-name="ro2">
          <table:table-cell/>
          <table:table-cell table:number-columns-repeated="7"/>
          <table:table-cell/>
          <table:table-cell table:number-columns-repeated="21"/>
        </table:table-row>
        <table:table-row table:style-name="ro2">
          <table:table-cell table:number-columns-repeated="30"/>
        </table:table-row>
        <table:table-row table:style-name="ro13">
          <table:table-cell table:style-name="ce104" office:value-type="string">
            <text:p>Kanban</text:p>
          </table:table-cell>
          <table:table-cell/>
          <table:table-cell table:style-name="ce116" table:formula="of:=HYPERLINK(&quot;#Sheet4.A45&quot;; &quot;Chart&quot; )" office:value-type="string" office:string-value="Chart">
            <office:annotation draw:style-name="gr3" draw:text-style-name="P2" svg:width="2.899cm" svg:height="1.386cm" svg:x="7.374cm" svg:y="13.13cm" draw:caption-point-x="-0.61cm" draw:caption-point-y="1.511cm">
              <dc:creator>P</dc:creator>
              <dc:date>2025-01-30T00:00:00</dc:date>
              <text:p text:style-name="P2">Click here to view the Chart Board</text:p>
            </office:annotation>
            <text:p>Chart</text:p>
          </table:table-cell>
          <table:table-cell/>
          <table:table-cell table:style-name="ce118" table:formula="of:=HYPERLINK(&quot;#Sheet4.A17&quot;; &quot;Table&quot; )" office:value-type="string" office:string-value="Table">
            <office:annotation draw:style-name="gr3" draw:text-style-name="P2" svg:width="2.899cm" svg:height="1.386cm" svg:x="11.89cm" svg:y="13.13cm" draw:caption-point-x="-0.61cm" draw:caption-point-y="1.511cm">
              <dc:creator>P</dc:creator>
              <dc:date>2025-01-30T00:00:00</dc:date>
              <text:p text:style-name="P2">Click here to view the Table Board</text:p>
            </office:annotation>
            <text:p>Table</text:p>
          </table:table-cell>
          <table:table-cell/>
          <table:table-cell table:style-name="ce122" table:formula="of:=HYPERLINK(&quot;#Sheet4.A90&quot;; &quot;Team Members&quot; )" office:value-type="string" office:string-value="Team Members">
            <office:annotation draw:style-name="gr3" draw:text-style-name="P2" svg:width="2.899cm" svg:height="1.386cm" svg:x="16.406cm" svg:y="13.13cm" draw:caption-point-x="-0.61cm" draw:caption-point-y="1.511cm">
              <dc:creator>P</dc:creator>
              <dc:date>2025-01-30T00:00:00</dc:date>
              <text:p text:style-name="P2">Click here to view the Team Members</text:p>
            </office:annotation>
            <text:p>Team Members</text:p>
          </table:table-cell>
          <table:table-cell table:number-columns-repeated="23"/>
        </table:table-row>
        <table:table-row table:style-name="ro2">
          <table:table-cell table:number-columns-repeated="30"/>
        </table:table-row>
        <table:table-row table:style-name="ro13">
          <table:table-cell table:style-name="ce105" office:value-type="string" table:number-columns-spanned="3" table:number-rows-spanned="1">
            <text:p>Kanban <text:s/></text:p>
          </table:table-cell>
          <table:covered-table-cell table:style-name="ce112"/>
          <table:covered-table-cell table:style-name="ce117"/>
          <table:table-cell table:number-columns-repeated="27"/>
        </table:table-row>
        <table:table-row table:style-name="ro2">
          <table:table-cell table:style-name="ce106" office:value-type="string">
            <text:p>Not Started</text:p>
          </table:table-cell>
          <table:table-cell table:style-name="ce106" office:value-type="string">
            <text:p>Ongoing</text:p>
          </table:table-cell>
          <table:table-cell table:style-name="ce106" office:value-type="string">
            <text:p>Completed</text:p>
          </table:table-cell>
          <table:table-cell table:number-columns-repeated="27"/>
        </table:table-row>
        <table:table-row table:style-name="ro2">
          <table:table-cell table:style-name="ce81" table:formula="of:=IF([.I20]=&quot;Not Started&quot;; [.A20]; &quot;&quot;)">
            <text:p/>
          </table:table-cell>
          <table:table-cell table:style-name="ce81" table:formula="of:=IF([.I20]=&quot;Ongoing&quot;; [.A20]; &quot;&quot;)">
            <text:p/>
          </table:table-cell>
          <table:table-cell table:style-name="ce81" table:formula="of:=IF([.I20]=&quot;Completed&quot;; [.A20]; &quot;&quot;)" office:value-type="string" office:string-value="Task 1">
            <text:p>Task 1</text:p>
          </table:table-cell>
          <table:table-cell table:number-columns-repeated="27"/>
        </table:table-row>
        <table:table-row table:style-name="ro2">
          <table:table-cell table:style-name="ce81" table:formula="of:=IF([.I21]=&quot;Not Started&quot;; [.A21]; &quot;&quot;)">
            <text:p/>
          </table:table-cell>
          <table:table-cell table:style-name="ce81" table:formula="of:=IF([.I21]=&quot;Ongoing&quot;; [.A21]; &quot;&quot;)">
            <text:p/>
          </table:table-cell>
          <table:table-cell table:style-name="ce81" table:formula="of:=IF([.I21]=&quot;Completed&quot;; [.A21]; &quot;&quot;)" office:value-type="string" office:string-value="Task 2">
            <text:p>Task 2</text:p>
          </table:table-cell>
          <table:table-cell table:number-columns-repeated="27"/>
        </table:table-row>
        <table:table-row table:style-name="ro2">
          <table:table-cell table:style-name="ce81" table:formula="of:=IF([.I22]=&quot;Not Started&quot;; [.A22]; &quot;&quot;)" office:value-type="string" office:string-value="Task 3">
            <text:p>Task 3</text:p>
          </table:table-cell>
          <table:table-cell table:style-name="ce81" table:formula="of:=IF([.I22]=&quot;Ongoing&quot;; [.A22]; &quot;&quot;)">
            <text:p/>
          </table:table-cell>
          <table:table-cell table:style-name="ce81" table:formula="of:=IF([.I22]=&quot;Completed&quot;; [.A22]; &quot;&quot;)">
            <text:p/>
          </table:table-cell>
          <table:table-cell table:number-columns-repeated="27"/>
        </table:table-row>
        <table:table-row table:style-name="ro2">
          <table:table-cell table:style-name="ce81" table:formula="of:=IF([.I23]=&quot;Not Started&quot;; [.A23]; &quot;&quot;)">
            <text:p/>
          </table:table-cell>
          <table:table-cell table:style-name="ce81" table:formula="of:=IF([.I23]=&quot;Ongoing&quot;; [.A23]; &quot;&quot;)" office:value-type="string" office:string-value="Task 4">
            <text:p>Task 4</text:p>
          </table:table-cell>
          <table:table-cell table:style-name="ce81" table:formula="of:=IF([.I23]=&quot;Completed&quot;; [.A23]; &quot;&quot;)">
            <text:p/>
          </table:table-cell>
          <table:table-cell table:number-columns-repeated="27"/>
        </table:table-row>
        <table:table-row table:style-name="ro2">
          <table:table-cell table:style-name="ce81" table:formula="of:=IF([.I24]=&quot;Not Started&quot;; [.A24]; &quot;&quot;)">
            <text:p/>
          </table:table-cell>
          <table:table-cell table:style-name="ce81" table:formula="of:=IF([.I24]=&quot;Ongoing&quot;; [.A24]; &quot;&quot;)">
            <text:p/>
          </table:table-cell>
          <table:table-cell table:style-name="ce81" table:formula="of:=IF([.I24]=&quot;Completed&quot;; [.A24]; &quot;&quot;)" office:value-type="string" office:string-value="Task 5">
            <text:p>Task 5</text:p>
          </table:table-cell>
          <table:table-cell table:number-columns-repeated="27"/>
        </table:table-row>
        <table:table-row table:style-name="ro2">
          <table:table-cell table:style-name="ce81" table:formula="of:=IF([.I25]=&quot;Not Started&quot;; [.A25]; &quot;&quot;)">
            <text:p/>
          </table:table-cell>
          <table:table-cell table:style-name="ce81" table:formula="of:=IF([.I25]=&quot;Ongoing&quot;; [.A25]; &quot;&quot;)" office:value-type="string" office:string-value="Task 6">
            <text:p>Task 6</text:p>
          </table:table-cell>
          <table:table-cell table:style-name="ce81" table:formula="of:=IF([.I25]=&quot;Completed&quot;; [.A25]; &quot;&quot;)">
            <text:p/>
          </table:table-cell>
          <table:table-cell table:number-columns-repeated="27"/>
        </table:table-row>
        <table:table-row table:style-name="ro2" table:number-rows-repeated="5">
          <table:table-cell table:number-columns-repeated="30"/>
        </table:table-row>
        <table:table-row table:style-name="ro13">
          <table:table-cell table:style-name="ce107" office:value-type="string">
            <text:p>Chart</text:p>
          </table:table-cell>
          <table:table-cell/>
          <table:table-cell table:style-name="ce118" table:formula="of:=HYPERLINK(&quot;#Sheet4.A17&quot;; &quot;Table&quot; )" office:value-type="string" office:string-value="Table">
            <office:annotation draw:style-name="gr3" draw:text-style-name="P2" svg:width="2.899cm" svg:height="1.386cm" svg:x="7.374cm" svg:y="19.989cm" draw:caption-point-x="-0.61cm" draw:caption-point-y="1.511cm">
              <dc:creator>P</dc:creator>
              <dc:date>2025-01-30T00:00:00</dc:date>
              <text:p text:style-name="P2">Click here to view the Table Board</text:p>
            </office:annotation>
            <text:p>Table</text:p>
          </table:table-cell>
          <table:table-cell/>
          <table:table-cell table:style-name="ce122" table:formula="of:=HYPERLINK(&quot;#Sheet4.A90&quot;; &quot;Team Members&quot; )" office:value-type="string" office:string-value="Team Members">
            <office:annotation draw:style-name="gr3" draw:text-style-name="P2" svg:width="2.899cm" svg:height="1.386cm" svg:x="11.89cm" svg:y="19.989cm" draw:caption-point-x="-0.61cm" draw:caption-point-y="1.511cm">
              <dc:creator>P</dc:creator>
              <dc:date>2025-01-30T00:00:00</dc:date>
              <text:p text:style-name="P2">Click here to view the Team Members</text:p>
            </office:annotation>
            <text:p>Team Members</text:p>
          </table:table-cell>
          <table:table-cell/>
          <table:table-cell table:style-name="ce116" table:formula="of:=HYPERLINK(&quot;#Sheet4.A30&quot;; &quot;Kanban&quot; )" office:value-type="string" office:string-value="Kanban">
            <office:annotation draw:style-name="gr3" draw:text-style-name="P2" svg:width="2.899cm" svg:height="1.386cm" svg:x="16.406cm" svg:y="19.989cm" draw:caption-point-x="-0.61cm" draw:caption-point-y="1.511cm">
              <dc:creator>P</dc:creator>
              <dc:date>2025-01-30T00:00:00</dc:date>
              <text:p text:style-name="P2">Click here to view the kanban Board</text:p>
            </office:annotation>
            <text:p>Kanban</text:p>
          </table:table-cell>
          <table:table-cell table:number-columns-repeated="23"/>
        </table:table-row>
        <table:table-row table:style-name="ro2">
          <table:table-cell table:number-columns-repeated="2"/>
          <table:table-cell table:formula="of:=IF([.C35]=&quot;Ongoing&quot;; [.A34]; &quot;&quot;)">
            <text:p/>
          </table:table-cell>
          <table:table-cell table:number-columns-repeated="4"/>
          <table:table-cell table:style-name="ce72"/>
          <table:table-cell table:number-columns-repeated="22"/>
        </table:table-row>
        <table:table-row table:style-name="ro2">
          <table:table-cell table:number-columns-repeated="30"/>
        </table:table-row>
        <table:table-row table:style-name="ro2">
          <table:table-cell>
            <draw:frame table:end-cell-address="Sheet4.G66" table:end-x="1.233cm" table:end-y="0.078cm" draw:z-index="1" draw:style-name="gr1" draw:text-style-name="P1" svg:width="14.78cm" svg:height="7.952cm" svg:x="0.001cm" svg:y="0.255cm">
              <draw:object draw:notify-on-update-of-ranges="Sheet4.E9:Sheet4.E11 Sheet4.F9:Sheet4.F11" xlink:href="./Object 33" xlink:type="simple" xlink:show="embed" xlink:actuate="onLoad">
                <text:p/>
              </draw:object>
              <draw:image xlink:href="./ObjectReplacements/Object 33" xlink:type="simple" xlink:show="embed" xlink:actuate="onLoad"/>
            </draw:frame>
          </table:table-cell>
          <table:table-cell table:number-columns-repeated="6"/>
          <table:table-cell>
            <draw:frame table:end-cell-address="Sheet4.N66" table:end-x="1.464cm" table:end-y="0.006cm" draw:z-index="0" draw:style-name="gr1" draw:text-style-name="P1" svg:width="14.953cm" svg:height="7.917cm" svg:x="0.06cm" svg:y="0.218cm">
              <draw:object xlink:href="./Object 30" xlink:type="simple" xlink:show="embed" xlink:actuate="onLoad">
                <text:p/>
              </draw:object>
              <draw:image xlink:href="./ObjectReplacements/Object 30" xlink:type="simple" xlink:show="embed" xlink:actuate="onLoad"/>
            </draw:frame>
          </table:table-cell>
          <table:table-cell table:number-columns-repeated="22"/>
        </table:table-row>
        <table:table-row table:style-name="ro2">
          <table:table-cell table:number-columns-repeated="14"/>
          <table:table-cell>
            <draw:frame table:end-cell-address="Sheet4.U65" table:end-x="0.675cm" table:end-y="0.345cm" draw:z-index="4" draw:style-name="gr1" draw:text-style-name="P1" svg:width="14.661cm" svg:height="7.397cm" svg:x="0.206cm" svg:y="0.174cm">
              <draw:object draw:notify-on-update-of-ranges="Sheet4.K9:Sheet4.K10 Sheet4.L9:Sheet4.L10" xlink:href="./Object 36" xlink:type="simple" xlink:show="embed" xlink:actuate="onLoad">
                <text:p/>
              </draw:object>
              <draw:image xlink:href="./ObjectReplacements/Object 36" xlink:type="simple" xlink:show="embed" xlink:actuate="onLoad"/>
            </draw:frame>
          </table:table-cell>
          <table:table-cell table:number-columns-repeated="15"/>
        </table:table-row>
        <table:table-row table:style-name="ro2" table:number-rows-repeated="17">
          <table:table-cell table:number-columns-repeated="30"/>
        </table:table-row>
        <table:table-row table:style-name="ro2">
          <table:table-cell>
            <draw:frame table:end-cell-address="Sheet4.G86" table:end-x="1.586cm" table:end-y="0.012cm" draw:z-index="3" draw:style-name="gr1" draw:text-style-name="P1" svg:width="14.806cm" svg:height="8.393cm" svg:x="0.328cm" svg:y="0.2cm">
              <draw:object draw:notify-on-update-of-ranges="Sheet4.J16:Sheet4.J16 Sheet4.J17:Sheet4.J22 Sheet4.K16:Sheet4.K16 Sheet4.K17:Sheet4.K22" xlink:href="./Object 35" xlink:type="simple" xlink:show="embed" xlink:actuate="onLoad">
                <text:p/>
              </draw:object>
              <draw:image xlink:href="./ObjectReplacements/Object 35" xlink:type="simple" xlink:show="embed" xlink:actuate="onLoad"/>
            </draw:frame>
          </table:table-cell>
          <table:table-cell table:number-columns-repeated="6"/>
          <table:table-cell>
            <draw:frame table:end-cell-address="Sheet4.N85" table:end-x="1.652cm" table:end-y="0.303cm" draw:z-index="2" draw:style-name="gr1" draw:text-style-name="P1" svg:width="15.118cm" svg:height="8.221cm" svg:x="0.083cm" svg:y="0.212cm">
              <draw:object draw:notify-on-update-of-ranges="Sheet4.A21:Sheet4.A25 Sheet4.C19:Sheet4.D25" xlink:href="./Object 34" xlink:type="simple" xlink:show="embed" xlink:actuate="onLoad">
                <text:p/>
              </draw:object>
              <draw:image xlink:href="./ObjectReplacements/Object 34" xlink:type="simple" xlink:show="embed" xlink:actuate="onLoad"/>
            </draw:frame>
          </table:table-cell>
          <table:table-cell table:number-columns-repeated="22"/>
        </table:table-row>
        <table:table-row table:style-name="ro2" table:number-rows-repeated="22">
          <table:table-cell table:number-columns-repeated="30"/>
        </table:table-row>
        <table:table-row table:style-name="ro14">
          <table:table-cell table:style-name="ce108" office:value-type="string">
            <text:p>Team Members</text:p>
          </table:table-cell>
          <table:table-cell/>
          <table:table-cell table:style-name="ce116" table:formula="of:=HYPERLINK(&quot;#Sheet4.A30&quot;; &quot;Kanban&quot; )" office:value-type="string" office:string-value="Kanban">
            <office:annotation draw:style-name="gr3" draw:text-style-name="P2" svg:width="2.899cm" svg:height="1.386cm" svg:x="7.374cm" svg:y="40.354cm" draw:caption-point-x="-0.61cm" draw:caption-point-y="1.511cm">
              <dc:creator>P</dc:creator>
              <dc:date>2025-01-30T00:00:00</dc:date>
              <text:p text:style-name="P2">Click here to view the kanban Board</text:p>
            </office:annotation>
            <text:p>Kanban</text:p>
          </table:table-cell>
          <table:table-cell/>
          <table:table-cell table:style-name="ce116" table:formula="of:=HYPERLINK(&quot;#Sheet4.A45&quot;; &quot;Chart&quot; )" office:value-type="string" office:string-value="Chart">
            <office:annotation draw:style-name="gr3" draw:text-style-name="P2" svg:width="2.899cm" svg:height="1.386cm" svg:x="11.89cm" svg:y="40.354cm" draw:caption-point-x="-0.61cm" draw:caption-point-y="1.511cm">
              <dc:creator>P</dc:creator>
              <dc:date>2025-01-30T00:00:00</dc:date>
              <text:p text:style-name="P2">Click here to view the Chart Board</text:p>
            </office:annotation>
            <text:p>Chart</text:p>
          </table:table-cell>
          <table:table-cell/>
          <table:table-cell table:style-name="ce118" table:formula="of:=HYPERLINK(&quot;#Sheet4.A17&quot;; &quot;Table&quot; )" office:value-type="string" office:string-value="Table">
            <office:annotation draw:style-name="gr3" draw:text-style-name="P2" svg:width="2.899cm" svg:height="1.386cm" svg:x="16.406cm" svg:y="40.354cm" draw:caption-point-x="-0.61cm" draw:caption-point-y="1.511cm">
              <dc:creator>P</dc:creator>
              <dc:date>2025-01-30T00:00:00</dc:date>
              <text:p text:style-name="P2">Click here to view the Table Board</text:p>
            </office:annotation>
            <text:p>Table</text:p>
          </table:table-cell>
          <table:table-cell table:number-columns-repeated="23"/>
        </table:table-row>
        <table:table-row table:style-name="ro2">
          <table:table-cell/>
          <table:table-cell table:style-name="ce52"/>
          <table:table-cell table:number-columns-repeated="28"/>
        </table:table-row>
        <table:table-row table:style-name="ro15">
          <table:table-cell table:style-name="ce80" office:value-type="string">
            <text:p>Profile</text:p>
          </table:table-cell>
          <table:table-cell table:style-name="ce113" office:value-type="string">
            <text:p>Task involved</text:p>
          </table:table-cell>
          <table:table-cell table:style-name="ce113" office:value-type="string">
            <text:p>Task Completed</text:p>
          </table:table-cell>
          <table:table-cell>
            <draw:frame table:end-cell-address="Sheet4.K110" table:end-x="0.567cm" table:end-y="0.044cm" draw:z-index="5" draw:style-name="gr1" draw:text-style-name="P1" svg:width="14.25cm" svg:height="8.379cm" svg:x="2.124cm" svg:y="0.234cm">
              <draw:object draw:notify-on-update-of-ranges="Sheet4.A93:Sheet4.A96 Sheet4.B92:Sheet4.B92 Sheet4.B93:Sheet4.B96 Sheet4.C92:Sheet4.C92 Sheet4.C93:Sheet4.C96" xlink:href="./Object 37" xlink:type="simple" xlink:show="embed" xlink:actuate="onLoad">
                <text:p/>
              </draw:object>
              <draw:image xlink:href="./ObjectReplacements/Object 37" xlink:type="simple" xlink:show="embed" xlink:actuate="onLoad"/>
            </draw:frame>
          </table:table-cell>
          <table:table-cell table:number-columns-repeated="26"/>
        </table:table-row>
        <table:table-row table:style-name="ro2">
          <table:table-cell table:style-name="ce81" office:value-type="string">
            <text:p>a</text:p>
          </table:table-cell>
          <table:table-cell table:style-name="ce81" table:formula="of:=COUNTIF([.B20:.B25]; &quot;a&quot;)" office:value-type="float" office:value="1">
            <text:p>1</text:p>
          </table:table-cell>
          <table:table-cell table:style-name="ce81" table:formula="of:=COUNTIFS([.B20:.B25]; &quot;a&quot;; [.I20:.I25]; &quot;Completed&quot;)" office:value-type="float" office:value="1">
            <text:p>1</text:p>
          </table:table-cell>
          <table:table-cell table:number-columns-repeated="27"/>
        </table:table-row>
        <table:table-row table:style-name="ro2">
          <table:table-cell table:style-name="ce81" office:value-type="string">
            <text:p>b</text:p>
          </table:table-cell>
          <table:table-cell table:style-name="ce81" table:formula="of:=COUNTIF([.B20:.B25]; &quot;b&quot;)" office:value-type="float" office:value="2">
            <text:p>2</text:p>
          </table:table-cell>
          <table:table-cell table:style-name="ce81" table:formula="of:=COUNTIFS([.B20:.B25]; &quot;b&quot;; [.I20:.I25]; &quot;Completed&quot;)" office:value-type="float" office:value="2">
            <text:p>2</text:p>
          </table:table-cell>
          <table:table-cell table:number-columns-repeated="27"/>
        </table:table-row>
        <table:table-row table:style-name="ro2">
          <table:table-cell table:style-name="ce81" office:value-type="string">
            <text:p>c</text:p>
          </table:table-cell>
          <table:table-cell table:style-name="ce81" table:formula="of:=COUNTIF([.B20:.B25]; &quot;c&quot;)" office:value-type="float" office:value="1">
            <text:p>1</text:p>
          </table:table-cell>
          <table:table-cell table:style-name="ce81" table:formula="of:=COUNTIFS([.B20:.B25]; &quot;c&quot;; [.I20:.I25]; &quot;Completed&quot;)" office:value-type="float" office:value="0">
            <text:p>0</text:p>
          </table:table-cell>
          <table:table-cell table:number-columns-repeated="27"/>
        </table:table-row>
        <table:table-row table:style-name="ro2">
          <table:table-cell table:style-name="ce81" office:value-type="string">
            <text:p>d</text:p>
          </table:table-cell>
          <table:table-cell table:style-name="ce81" table:formula="of:=COUNTIF([.B20:.B25]; &quot;d&quot;)" office:value-type="float" office:value="2">
            <text:p>2</text:p>
          </table:table-cell>
          <table:table-cell table:style-name="ce81" table:formula="of:=COUNTIFS([.B20:.B25]; &quot;d&quot;; [.I20:.I25]; &quot;Completed&quot;)" office:value-type="float" office:value="0">
            <text:p>0</text:p>
          </table:table-cell>
          <table:table-cell table:number-columns-repeated="27"/>
        </table:table-row>
      </table:table>
      <table:table table:name="Sheet5" table:style-name="ta1" table:print="false">
        <office:forms form:automatic-focus="false" form:apply-design-mode="false"/>
        <table:table-column table:style-name="co1" table:number-columns-repeated="14" table:default-cell-style-name="Default"/>
        <table:table-column table:style-name="co14" table:default-cell-style-name="Default"/>
        <table:table-column table:style-name="co1" table:number-columns-repeated="4" table:default-cell-style-name="Default"/>
        <table:table-row table:style-name="ro2">
          <table:table-cell>
            <draw:frame table:end-cell-address="Sheet5.G19" table:end-x="0.215cm" table:end-y="0.022cm" draw:z-index="1" draw:style-name="gr1" draw:text-style-name="P1" svg:width="13.763cm" svg:height="8.151cm" svg:x="0cm" svg:y="0cm">
              <draw:object draw:notify-on-update-of-ranges="Sheet5.B26:Sheet5.B28 Sheet5.C26:Sheet5.C28" xlink:href="./Object 27" xlink:type="simple" xlink:show="embed" xlink:actuate="onLoad">
                <text:p/>
              </draw:object>
              <draw:image xlink:href="./ObjectReplacements/Object 27" xlink:type="simple" xlink:show="embed" xlink:actuate="onLoad"/>
            </draw:frame>
          </table:table-cell>
          <table:table-cell table:content-validation-name="val6"/>
          <table:table-cell table:number-columns-repeated="4"/>
          <table:table-cell>
            <draw:frame table:end-cell-address="Sheet5.L19" table:end-x="2.2cm" table:end-y="0.057cm" draw:z-index="0" draw:style-name="gr1" draw:text-style-name="P1" svg:width="13.137cm" svg:height="8.152cm" svg:x="0.354cm" svg:y="0.034cm">
              <draw:object draw:notify-on-update-of-ranges="Sheet5.H27:Sheet5.H30 Sheet5.I26:Sheet5.I26 Sheet5.I27:Sheet5.I30" xlink:href="./Object 28" xlink:type="simple" xlink:show="embed" xlink:actuate="onLoad">
                <text:p/>
              </draw:object>
              <draw:image xlink:href="./ObjectReplacements/Object 28" xlink:type="simple" xlink:show="embed" xlink:actuate="onLoad"/>
            </draw:frame>
          </table:table-cell>
          <table:table-cell table:number-columns-repeated="4"/>
          <table:table-cell>
            <draw:frame table:end-cell-address="Sheet5.S19" table:end-x="0.59cm" table:end-y="0.264cm" draw:z-index="3" draw:style-name="gr1" draw:text-style-name="P1" svg:width="14.806cm" svg:height="8.393cm" svg:x="2.234cm" svg:y="0cm">
              <draw:object draw:notify-on-update-of-ranges="Sheet5.J38:Sheet5.J38 Sheet5.J39:Sheet5.J44 Sheet5.K38:Sheet5.K38 Sheet5.K39:Sheet5.K44" xlink:href="./Object 32" xlink:type="simple" xlink:show="embed" xlink:actuate="onLoad">
                <text:p/>
              </draw:object>
              <draw:image xlink:href="./ObjectReplacements/Object 32" xlink:type="simple" xlink:show="embed" xlink:actuate="onLoad"/>
            </draw:frame>
          </table:table-cell>
          <table:table-cell table:number-columns-repeated="6"/>
          <table:table-cell>
            <draw:frame table:end-cell-address="Sheet5.Y19" table:end-x="1.603cm" table:end-y="0.092cm" draw:z-index="2" draw:style-name="gr1" draw:text-style-name="P1" svg:width="15.118cm" svg:height="8.221cm" svg:x="0.034cm" svg:y="0cm">
              <draw:object draw:notify-on-update-of-ranges="Sheet5.A39:Sheet5.A44 Sheet5.C38:Sheet5.C38 Sheet5.C39:Sheet5.C44 Sheet5.D38:Sheet5.D38 Sheet5.D39:Sheet5.D44" xlink:href="./Object 31" xlink:type="simple" xlink:show="embed" xlink:actuate="onLoad">
                <text:p/>
              </draw:object>
              <draw:image xlink:href="./ObjectReplacements/Object 31" xlink:type="simple" xlink:show="embed" xlink:actuate="onLoad"/>
            </draw:frame>
          </table:table-cell>
        </table:table-row>
        <table:table-row table:style-name="ro2" table:number-rows-repeated="5">
          <table:table-cell table:number-columns-repeated="19"/>
        </table:table-row>
        <table:table-row table:style-name="ro2">
          <table:table-cell table:number-columns-repeated="3"/>
          <table:table-cell table:style-name="ce2" table:number-columns-repeated="4"/>
          <table:table-cell table:number-columns-repeated="12"/>
        </table:table-row>
        <table:table-row table:style-name="ro2" table:number-rows-repeated="14">
          <table:table-cell table:number-columns-repeated="19"/>
        </table:table-row>
        <table:table-row table:style-name="ro7">
          <table:table-cell table:style-name="ce43" office:value-type="string">
            <text:p>TimeLine</text:p>
          </table:table-cell>
          <table:table-cell table:formula="of:=MIN([.C39:.C44])" office:value-type="date" office:date-value="2025-01-20">
            <text:p>20/01/25</text:p>
          </table:table-cell>
          <table:table-cell table:formula="of:=MAX([.D39:.D44])" office:value-type="date" office:date-value="2025-01-30">
            <text:p>30/01/25</text:p>
          </table:table-cell>
          <table:table-cell table:number-columns-repeated="16"/>
        </table:table-row>
        <table:table-row table:style-name="ro2">
          <table:table-cell table:number-columns-repeated="19"/>
        </table:table-row>
        <table:table-row table:style-name="ro13">
          <table:table-cell table:number-columns-repeated="10"/>
          <table:table-cell table:style-name="ce141" office:value-type="string" table:number-columns-spanned="3" table:number-rows-spanned="1">
            <text:p>Kanban <text:s/></text:p>
          </table:table-cell>
          <table:covered-table-cell table:style-name="ce52"/>
          <table:covered-table-cell/>
          <table:table-cell table:number-columns-repeated="6"/>
        </table:table-row>
        <table:table-row table:style-name="ro2">
          <table:table-cell table:number-columns-repeated="5"/>
          <table:table-cell table:style-name="ce52"/>
          <table:table-cell table:number-columns-repeated="4"/>
          <table:table-cell table:style-name="ce142" office:value-type="string">
            <text:p>Not Started</text:p>
          </table:table-cell>
          <table:table-cell table:style-name="ce142" office:value-type="string">
            <text:p>Ongoing</text:p>
          </table:table-cell>
          <table:table-cell table:style-name="ce142" office:value-type="string">
            <text:p>Completed</text:p>
          </table:table-cell>
          <table:table-cell table:number-columns-repeated="6"/>
        </table:table-row>
        <table:table-row table:style-name="ro4">
          <table:table-cell/>
          <table:table-cell table:style-name="ce133" office:value-type="string">
            <text:p>Completed</text:p>
          </table:table-cell>
          <table:table-cell table:style-name="ce126" table:formula="of:=COUNTIF([.I39:.I44]; &quot;Completed&quot;)" office:value-type="float" office:value="3">
            <text:p>3</text:p>
          </table:table-cell>
          <table:table-cell/>
          <table:table-cell table:style-name="ce134" office:value-type="string">
            <text:p>Total project completion %</text:p>
          </table:table-cell>
          <table:table-cell table:style-name="ce135"/>
          <table:table-cell/>
          <table:table-cell table:style-name="ce138" office:value-type="string" table:number-columns-spanned="2" table:number-rows-spanned="1">
            <text:p><text:s/><text:span text:style-name="T2">Priority</text:span></text:p>
          </table:table-cell>
          <table:covered-table-cell table:style-name="ce126"/>
          <table:table-cell/>
          <table:table-cell table:style-name="ce143" table:formula="of:=IF([.I39]=&quot;Not Started&quot;; [.A39]; &quot;&quot;)">
            <text:p/>
          </table:table-cell>
          <table:table-cell table:style-name="ce143" table:formula="of:=IF([.I39]=&quot;Ongoing&quot;; [.A39]; &quot;&quot;)">
            <text:p/>
          </table:table-cell>
          <table:table-cell table:style-name="ce143" table:formula="of:=IF([.I39]=&quot;Completed&quot;; [.A39]; &quot;&quot;)" office:value-type="string" office:string-value="Task 1">
            <text:p>Task 1</text:p>
          </table:table-cell>
          <table:table-cell/>
          <table:table-cell table:formula="of:=HYPERLINK(&quot;#Sheet5.A38&quot;; &quot;project 1&quot; )" office:value-type="string" office:string-value="project 1">
            <text:p>project 1</text:p>
          </table:table-cell>
          <table:table-cell table:number-columns-repeated="4"/>
        </table:table-row>
        <table:table-row table:style-name="ro2">
          <table:table-cell/>
          <table:table-cell table:style-name="ce133" office:value-type="string">
            <text:p>Ongoing</text:p>
          </table:table-cell>
          <table:table-cell table:style-name="ce126" table:formula="of:=COUNTIF([.I39:.I44]; &quot;Ongoing&quot;)" office:value-type="float" office:value="2">
            <text:p>2</text:p>
          </table:table-cell>
          <table:table-cell/>
          <table:table-cell table:style-name="ce133" office:value-type="string">
            <text:p>Current</text:p>
          </table:table-cell>
          <table:table-cell table:style-name="ce136" table:formula="of:=AVERAGE([.J39:.J44])" office:value-type="float" office:value="60">
            <text:p>60</text:p>
          </table:table-cell>
          <table:table-cell/>
          <table:table-cell table:style-name="ce133" office:value-type="string">
            <text:p>Critical</text:p>
          </table:table-cell>
          <table:table-cell table:style-name="ce126" table:formula="of:=COUNTIF([.G39:.G44]; &quot;Critical&quot;)" office:value-type="float" office:value="1">
            <text:p>1</text:p>
          </table:table-cell>
          <table:table-cell/>
          <table:table-cell table:style-name="ce143" table:formula="of:=IF([.I40]=&quot;Not Started&quot;; [.A40]; &quot;&quot;)">
            <text:p/>
          </table:table-cell>
          <table:table-cell table:style-name="ce143" table:formula="of:=IF([.I40]=&quot;Ongoing&quot;; [.A40]; &quot;&quot;)">
            <text:p/>
          </table:table-cell>
          <table:table-cell table:style-name="ce143" table:formula="of:=IF([.I40]=&quot;Completed&quot;; [.A40]; &quot;&quot;)" office:value-type="string" office:string-value="Task 2">
            <text:p>Task 2</text:p>
          </table:table-cell>
          <table:table-cell table:number-columns-repeated="6"/>
        </table:table-row>
        <table:table-row table:style-name="ro2">
          <table:table-cell/>
          <table:table-cell table:style-name="ce133" office:value-type="string">
            <text:p>Not Started</text:p>
          </table:table-cell>
          <table:table-cell table:style-name="ce126" table:formula="of:=COUNTIF([.I39:.I44]; &quot;Not Started&quot;)" office:value-type="float" office:value="1">
            <text:p>1</text:p>
          </table:table-cell>
          <table:table-cell/>
          <table:table-cell table:style-name="ce133" office:value-type="string">
            <text:p>Expected</text:p>
          </table:table-cell>
          <table:table-cell table:style-name="ce126" table:formula="of:=AVERAGE([.K39:.K44])" office:value-type="float" office:value="71.6666666666667">
            <text:p>71.6666666667</text:p>
          </table:table-cell>
          <table:table-cell/>
          <table:table-cell table:style-name="ce133" office:value-type="string">
            <text:p>Urgent</text:p>
          </table:table-cell>
          <table:table-cell table:style-name="ce126" table:formula="of:=COUNTIF([.G39:.G44]; &quot;Urgent&quot;)" office:value-type="float" office:value="0">
            <text:p>0</text:p>
          </table:table-cell>
          <table:table-cell/>
          <table:table-cell table:style-name="ce143" table:formula="of:=IF([.I41]=&quot;Not Started&quot;; [.A41]; &quot;&quot;)" office:value-type="string" office:string-value="Task 3">
            <text:p>Task 3</text:p>
          </table:table-cell>
          <table:table-cell table:style-name="ce143" table:formula="of:=IF([.I41]=&quot;Ongoing&quot;; [.A41]; &quot;&quot;)">
            <text:p/>
          </table:table-cell>
          <table:table-cell table:style-name="ce143" table:formula="of:=IF([.I41]=&quot;Completed&quot;; [.A41]; &quot;&quot;)">
            <text:p/>
          </table:table-cell>
          <table:table-cell table:number-columns-repeated="6"/>
        </table:table-row>
        <table:table-row table:style-name="ro2">
          <table:table-cell table:number-columns-repeated="7"/>
          <table:table-cell table:style-name="ce133" office:value-type="string">
            <text:p>Important</text:p>
          </table:table-cell>
          <table:table-cell table:style-name="ce126" table:formula="of:=COUNTIF([.G39:.G44]; &quot;Important&quot;)" office:value-type="float" office:value="1">
            <text:p>1</text:p>
          </table:table-cell>
          <table:table-cell/>
          <table:table-cell table:style-name="ce143" table:formula="of:=IF([.I42]=&quot;Not Started&quot;; [.A42]; &quot;&quot;)">
            <text:p/>
          </table:table-cell>
          <table:table-cell table:style-name="ce143" table:formula="of:=IF([.I42]=&quot;Ongoing&quot;; [.A42]; &quot;&quot;)" office:value-type="string" office:string-value="Task 4">
            <text:p>Task 4</text:p>
          </table:table-cell>
          <table:table-cell table:style-name="ce143" table:formula="of:=IF([.I42]=&quot;Completed&quot;; [.A42]; &quot;&quot;)">
            <text:p/>
          </table:table-cell>
          <table:table-cell table:number-columns-repeated="6"/>
        </table:table-row>
        <table:table-row table:style-name="ro2">
          <table:table-cell table:number-columns-repeated="7"/>
          <table:table-cell table:style-name="ce133" office:value-type="string">
            <text:p>Low</text:p>
          </table:table-cell>
          <table:table-cell table:style-name="ce126" table:formula="of:=COUNTIF([.G39:.G44]; &quot;Low&quot;)" office:value-type="float" office:value="4">
            <text:p>4</text:p>
          </table:table-cell>
          <table:table-cell/>
          <table:table-cell table:style-name="ce143" table:formula="of:=IF([.I43]=&quot;Not Started&quot;; [.A43]; &quot;&quot;)">
            <text:p/>
          </table:table-cell>
          <table:table-cell table:style-name="ce143" table:formula="of:=IF([.I43]=&quot;Ongoing&quot;; [.A43]; &quot;&quot;)">
            <text:p/>
          </table:table-cell>
          <table:table-cell table:style-name="ce143" table:formula="of:=IF([.I43]=&quot;Completed&quot;; [.A43]; &quot;&quot;)" office:value-type="string" office:string-value="Task 5">
            <text:p>Task 5</text:p>
          </table:table-cell>
          <table:table-cell table:number-columns-repeated="6"/>
        </table:table-row>
        <table:table-row table:style-name="ro2">
          <table:table-cell table:number-columns-repeated="10"/>
          <table:table-cell table:style-name="ce143" table:formula="of:=IF([.I44]=&quot;Not Started&quot;; [.A44]; &quot;&quot;)">
            <text:p/>
          </table:table-cell>
          <table:table-cell table:style-name="ce143" table:formula="of:=IF([.I44]=&quot;Ongoing&quot;; [.A44]; &quot;&quot;)" office:value-type="string" office:string-value="Task 6">
            <text:p>Task 6</text:p>
          </table:table-cell>
          <table:table-cell table:style-name="ce143" table:formula="of:=IF([.I44]=&quot;Completed&quot;; [.A44]; &quot;&quot;)">
            <text:p/>
          </table:table-cell>
          <table:table-cell table:number-columns-repeated="6"/>
        </table:table-row>
        <table:table-row table:style-name="ro2" table:number-rows-repeated="3">
          <table:table-cell table:number-columns-repeated="19"/>
        </table:table-row>
        <table:table-row table:style-name="ro2">
          <table:table-cell/>
          <table:table-cell table:number-columns-repeated="7"/>
          <table:table-cell/>
          <table:table-cell table:number-columns-repeated="10"/>
        </table:table-row>
        <table:table-row table:style-name="ro2" table:number-rows-repeated="2">
          <table:table-cell table:number-columns-repeated="19"/>
        </table:table-row>
        <table:table-row table:style-name="ro1">
          <table:table-cell table:style-name="ce4" office:value-type="string">
            <text:p>Task Name</text:p>
          </table:table-cell>
          <table:table-cell table:style-name="ce4" office:value-type="string">
            <text:p>Assigined</text:p>
          </table:table-cell>
          <table:table-cell table:style-name="ce4" office:value-type="string">
            <text:p>Start Date</text:p>
          </table:table-cell>
          <table:table-cell table:style-name="ce4" office:value-type="string">
            <text:p>End Date</text:p>
          </table:table-cell>
          <table:table-cell table:style-name="ce4" office:value-type="string">
            <text:p>Importance</text:p>
          </table:table-cell>
          <table:table-cell table:style-name="ce27" office:value-type="string">
            <text:p>Urgency </text:p>
          </table:table-cell>
          <table:table-cell table:style-name="ce4" office:value-type="string">
            <text:p>Priority</text:p>
          </table:table-cell>
          <table:table-cell table:style-name="ce4" office:value-type="string">
            <text:p>Duration</text:p>
          </table:table-cell>
          <table:table-cell table:style-name="ce4" office:value-type="string">
            <text:p>Status</text:p>
          </table:table-cell>
          <table:table-cell table:style-name="ce4" office:value-type="string">
            <text:p>% Complete</text:p>
          </table:table-cell>
          <table:table-cell table:style-name="ce16" office:value-type="string">
            <text:p>Expected Completeion %</text:p>
          </table:table-cell>
          <table:table-cell table:style-name="ce16" office:value-type="string">
            <text:p>Overdue/Ontrack</text:p>
          </table:table-cell>
          <table:table-cell table:style-name="ce16" office:value-type="string">
            <text:p>R/A/I/D/D</text:p>
          </table:table-cell>
          <table:table-cell table:style-name="ce16" office:value-type="string">
            <text:p>Comments</text:p>
          </table:table-cell>
          <table:table-cell table:style-name="ce99" office:value-type="string">
            <text:p>Progress</text:p>
          </table:table-cell>
          <table:table-cell table:number-columns-repeated="4"/>
        </table:table-row>
        <table:table-row table:style-name="ro4">
          <table:table-cell table:style-name="ce21" office:value-type="string">
            <text:p>Task 1</text:p>
          </table:table-cell>
          <table:table-cell table:style-name="ce21" office:value-type="string">
            <text:p>a</text:p>
          </table:table-cell>
          <table:table-cell table:style-name="ce45" office:value-type="date" office:date-value="2025-01-20">
            <text:p>20/01/2025</text:p>
          </table:table-cell>
          <table:table-cell table:style-name="ce46" office:value-type="date" office:date-value="2025-01-25">
            <text:p>25/01/2025</text:p>
          </table:table-cell>
          <table:table-cell table:number-columns-repeated="2" table:style-name="ce21" office:value-type="string">
            <text:p>High</text:p>
          </table:table-cell>
          <table:table-cell table:style-name="ce137" table:formula="of:=IF(AND([.F39]=&quot;High&quot;; [.E39]=&quot;High&quot;); &quot;Critical&quot;;      IF(AND([.F39]=&quot;High&quot;; [.E39]=&quot;Medium&quot;); &quot;Urgent&quot;;      IF(AND([.F39]=&quot;Medium&quot;; [.E39]=&quot;High&quot;); &quot;Important&quot;;      &quot;Low&quot;)))" office:value-type="string" office:string-value="Critical">
            <text:p>Critical</text:p>
          </table:table-cell>
          <table:table-cell table:style-name="ce21" table:formula="of:=[.D39]-[.C39]" office:value-type="float" office:value="5">
            <text:p>5</text:p>
          </table:table-cell>
          <table:table-cell table:style-name="ce139" table:content-validation-name="val3" office:value-type="string">
            <text:p>Completed</text:p>
          </table:table-cell>
          <table:table-cell table:style-name="ce140" office:value-type="float" office:value="100">
            <text:p>100</text:p>
          </table:table-cell>
          <table:table-cell table:style-name="ce87" table:formula="of:=MIN(100;(TODAY()-[.C39])/([.H39])*100)" office:value-type="float" office:value="100">
            <text:p>100</text:p>
          </table:table-cell>
          <table:table-cell table:style-name="ce144" table:formula="of:=IF([.J39]=100; &quot; -- &quot;; IF(AND([.D39]&lt;TODAY(); [.J39]&lt;&gt;100); &quot;Overdue&quot;; &quot;Ontrack&quot;))" office:value-type="string" office:string-value=" -- ">
            <text:p><text:s/>-- </text:p>
          </table:table-cell>
          <table:table-cell table:style-name="ce145" table:content-validation-name="val4" office:value-type="string">
            <text:p><text:s/>- - </text:p>
          </table:table-cell>
          <table:table-cell table:style-name="ce18"/>
          <table:table-cell table:style-name="ce100" table:formula="of:=IF(OR([.I39]=&quot;Not Started&quot;;[.I39]=&quot;Ongoing&quot;); REPT(&quot;█&quot;; [.J39]/10) ; &quot; ------ &quot;)" office:value-type="string" office:string-value=" ------ ">
            <text:p><text:s/>------ </text:p>
          </table:table-cell>
          <table:table-cell table:number-columns-repeated="4"/>
        </table:table-row>
        <table:table-row table:style-name="ro4">
          <table:table-cell table:style-name="ce21" office:value-type="string">
            <text:p>Task 2</text:p>
          </table:table-cell>
          <table:table-cell table:style-name="ce21" office:value-type="string">
            <text:p>b</text:p>
          </table:table-cell>
          <table:table-cell table:style-name="ce46" office:value-type="date" office:date-value="2025-01-21">
            <text:p>21/01/2025</text:p>
          </table:table-cell>
          <table:table-cell table:style-name="ce46" office:value-type="date" office:date-value="2025-01-23">
            <text:p>23/01/2025</text:p>
          </table:table-cell>
          <table:table-cell table:number-columns-repeated="2" table:style-name="ce21" office:value-type="string">
            <text:p>Medium</text:p>
          </table:table-cell>
          <table:table-cell table:style-name="ce137" office:value-type="string">
            <text:p>Low</text:p>
          </table:table-cell>
          <table:table-cell table:style-name="ce21" table:formula="of:=[.D40]-[.C40]" office:value-type="float" office:value="2">
            <text:p>2</text:p>
          </table:table-cell>
          <table:table-cell table:style-name="ce139" table:content-validation-name="val3" office:value-type="string">
            <text:p>Completed</text:p>
          </table:table-cell>
          <table:table-cell table:style-name="ce140" office:value-type="float" office:value="100">
            <text:p>100</text:p>
          </table:table-cell>
          <table:table-cell table:style-name="ce87" table:formula="of:=MIN(100;(TODAY()-[.C40])/([.H40])*100)" office:value-type="float" office:value="100">
            <text:p>100</text:p>
          </table:table-cell>
          <table:table-cell table:style-name="ce144" table:formula="of:=IF([.J40]=100; &quot; -- &quot;; IF(AND([.D40]&lt;TODAY(); [.J40]&lt;&gt;100); &quot;Overdue&quot;; &quot;Ontrack&quot;))" office:value-type="string" office:string-value=" -- ">
            <text:p><text:s/>-- </text:p>
          </table:table-cell>
          <table:table-cell table:style-name="ce145" table:content-validation-name="val4" office:value-type="string">
            <text:p><text:s/>- - </text:p>
          </table:table-cell>
          <table:table-cell table:style-name="ce18"/>
          <table:table-cell table:style-name="ce100" table:formula="of:=IF(OR([.I40]=&quot;Not Started&quot;;[.I40]=&quot;Ongoing&quot;); REPT(&quot;█&quot;; [.J40]/10) ; &quot; ------ &quot;)" office:value-type="string" office:string-value=" ------ ">
            <text:p><text:s/>------ </text:p>
          </table:table-cell>
          <table:table-cell table:number-columns-repeated="4"/>
        </table:table-row>
        <table:table-row table:style-name="ro4">
          <table:table-cell table:style-name="ce21" office:value-type="string">
            <text:p>Task 3</text:p>
          </table:table-cell>
          <table:table-cell table:style-name="ce21" office:value-type="string">
            <text:p>c</text:p>
          </table:table-cell>
          <table:table-cell table:style-name="ce46" office:value-type="date" office:date-value="2025-01-22">
            <text:p>22/01/2025</text:p>
          </table:table-cell>
          <table:table-cell table:style-name="ce46" office:value-type="date" office:date-value="2025-01-26">
            <text:p>26/01/2025</text:p>
          </table:table-cell>
          <table:table-cell table:style-name="ce21" office:value-type="string">
            <text:p>Low</text:p>
          </table:table-cell>
          <table:table-cell table:style-name="ce21" office:value-type="string">
            <text:p>High</text:p>
          </table:table-cell>
          <table:table-cell table:style-name="ce137" table:formula="of:=IF(AND([.F41]=&quot;High&quot;; [.E41]=&quot;High&quot;); &quot;Critical&quot;;      IF(AND([.F41]=&quot;High&quot;; [.E41]=&quot;Medium&quot;); &quot;Urgent&quot;;      IF(AND([.F41]=&quot;Medium&quot;; [.E41]=&quot;High&quot;); &quot;Important&quot;;      &quot;Low&quot;)))" office:value-type="string" office:string-value="Low">
            <text:p>Low</text:p>
          </table:table-cell>
          <table:table-cell table:style-name="ce21" table:formula="of:=[.D41]-[.C41]" office:value-type="float" office:value="4">
            <text:p>4</text:p>
          </table:table-cell>
          <table:table-cell table:style-name="ce139" table:content-validation-name="val3" office:value-type="string">
            <text:p>Not Started</text:p>
          </table:table-cell>
          <table:table-cell table:style-name="ce140" office:value-type="float" office:value="100">
            <text:p>100</text:p>
          </table:table-cell>
          <table:table-cell table:style-name="ce87" office:value-type="float" office:value="80">
            <text:p>80</text:p>
          </table:table-cell>
          <table:table-cell table:style-name="ce144" table:formula="of:=IF([.J41]=100; &quot; -- &quot;; IF(AND([.D41]&lt;TODAY(); [.J41]&lt;&gt;100); &quot;Overdue&quot;; &quot;Ontrack&quot;))" office:value-type="string" office:string-value=" -- ">
            <text:p><text:s/>-- </text:p>
          </table:table-cell>
          <table:table-cell table:style-name="ce145" table:content-validation-name="val4" office:value-type="string">
            <text:p><text:s/>- - </text:p>
          </table:table-cell>
          <table:table-cell table:style-name="ce18"/>
          <table:table-cell table:style-name="ce100" table:formula="of:=IF(OR([.I41]=&quot;Not Started&quot;;[.I41]=&quot;Ongoing&quot;); REPT(&quot;█&quot;; [.J41]/10) ; &quot; ------ &quot;)" office:value-type="string" office:string-value="██████████">
            <text:p>██████████</text:p>
          </table:table-cell>
          <table:table-cell table:number-columns-repeated="4"/>
        </table:table-row>
        <table:table-row table:style-name="ro4">
          <table:table-cell table:style-name="ce21" office:value-type="string">
            <text:p>Task 4</text:p>
          </table:table-cell>
          <table:table-cell table:style-name="ce21" office:value-type="string">
            <text:p>d</text:p>
          </table:table-cell>
          <table:table-cell table:style-name="ce46" office:value-type="date" office:date-value="2025-01-23">
            <text:p>23/01/2025</text:p>
          </table:table-cell>
          <table:table-cell table:style-name="ce46" office:value-type="date" office:date-value="2025-01-29">
            <text:p>29/01/2025</text:p>
          </table:table-cell>
          <table:table-cell table:style-name="ce21" office:value-type="string">
            <text:p>High</text:p>
          </table:table-cell>
          <table:table-cell table:style-name="ce21" office:value-type="string">
            <text:p>Low</text:p>
          </table:table-cell>
          <table:table-cell table:style-name="ce137" table:formula="of:=IF(AND([.F42]=&quot;High&quot;; [.E42]=&quot;High&quot;); &quot;Critical&quot;;      IF(AND([.F42]=&quot;High&quot;; [.E42]=&quot;Medium&quot;); &quot;Urgent&quot;;      IF(AND([.F42]=&quot;Medium&quot;; [.E42]=&quot;High&quot;); &quot;Important&quot;;      &quot;Low&quot;)))" office:value-type="string" office:string-value="Low">
            <text:p>Low</text:p>
          </table:table-cell>
          <table:table-cell table:style-name="ce21" table:formula="of:=[.D42]-[.C42]" office:value-type="float" office:value="6">
            <text:p>6</text:p>
          </table:table-cell>
          <table:table-cell table:style-name="ce139" table:content-validation-name="val3" office:value-type="string">
            <text:p>Ongoing</text:p>
          </table:table-cell>
          <table:table-cell table:style-name="ce140" office:value-type="float" office:value="30">
            <text:p>30</text:p>
          </table:table-cell>
          <table:table-cell table:style-name="ce87" office:value-type="float" office:value="50">
            <text:p>50</text:p>
          </table:table-cell>
          <table:table-cell table:style-name="ce144" table:formula="of:=IF([.J42]=100; &quot; -- &quot;; IF(AND([.D42]&lt;TODAY(); [.J42]&lt;&gt;100); &quot;Overdue&quot;; &quot;Ontrack&quot;))" office:value-type="string" office:string-value="Overdue">
            <text:p>Overdue</text:p>
          </table:table-cell>
          <table:table-cell table:style-name="ce145" table:content-validation-name="val4" office:value-type="string">
            <text:p>Issue</text:p>
          </table:table-cell>
          <table:table-cell table:style-name="ce18"/>
          <table:table-cell table:style-name="ce100" table:formula="of:=IF(OR([.I42]=&quot;Not Started&quot;;[.I42]=&quot;Ongoing&quot;); REPT(&quot;█&quot;; [.J42]/10) ; &quot; ------ &quot;)" office:value-type="string" office:string-value="███">
            <text:p>███</text:p>
          </table:table-cell>
          <table:table-cell table:number-columns-repeated="4"/>
        </table:table-row>
        <table:table-row table:style-name="ro4">
          <table:table-cell table:style-name="ce21" office:value-type="string">
            <text:p>Task 5</text:p>
          </table:table-cell>
          <table:table-cell table:style-name="ce21" office:value-type="string">
            <text:p>b</text:p>
          </table:table-cell>
          <table:table-cell table:style-name="ce46" office:value-type="date" office:date-value="2025-01-24">
            <text:p>24/01/2025</text:p>
          </table:table-cell>
          <table:table-cell table:style-name="ce46" office:value-type="date" office:date-value="2025-01-30">
            <text:p>30/01/2025</text:p>
          </table:table-cell>
          <table:table-cell table:style-name="ce21" office:value-type="string">
            <text:p>High</text:p>
          </table:table-cell>
          <table:table-cell table:style-name="ce21" office:value-type="string">
            <text:p>Medium</text:p>
          </table:table-cell>
          <table:table-cell table:style-name="ce137" table:formula="of:=IF(AND([.F43]=&quot;High&quot;; [.E43]=&quot;High&quot;); &quot;Critical&quot;;      IF(AND([.F43]=&quot;High&quot;; [.E43]=&quot;Medium&quot;); &quot;Urgent&quot;;      IF(AND([.F43]=&quot;Medium&quot;; [.E43]=&quot;High&quot;); &quot;Important&quot;;      &quot;Low&quot;)))" office:value-type="string" office:string-value="Important">
            <text:p>Important</text:p>
          </table:table-cell>
          <table:table-cell table:style-name="ce21" table:formula="of:=[.D43]-[.C43]" office:value-type="float" office:value="6">
            <text:p>6</text:p>
          </table:table-cell>
          <table:table-cell table:style-name="ce139" table:content-validation-name="val3" office:value-type="string">
            <text:p>Completed</text:p>
          </table:table-cell>
          <table:table-cell table:style-name="ce140" office:value-type="float" office:value="10">
            <text:p>10</text:p>
          </table:table-cell>
          <table:table-cell table:style-name="ce87" office:value-type="float" office:value="30">
            <text:p>30</text:p>
          </table:table-cell>
          <table:table-cell table:style-name="ce144" table:formula="of:=IF([.J43]=100; &quot; -- &quot;; IF(AND([.D43]&lt;TODAY(); [.J43]&lt;&gt;100); &quot;Overdue&quot;; &quot;Ontrack&quot;))" office:value-type="string" office:string-value="Ontrack">
            <text:p>Ontrack</text:p>
          </table:table-cell>
          <table:table-cell table:style-name="ce145" table:content-validation-name="val4" office:value-type="string">
            <text:p>Action</text:p>
          </table:table-cell>
          <table:table-cell table:style-name="ce18"/>
          <table:table-cell table:style-name="ce100" table:formula="of:=IF(OR([.I43]=&quot;Not Started&quot;;[.I43]=&quot;Ongoing&quot;); REPT(&quot;█&quot;; [.J43]/10) ; &quot; ------ &quot;)" office:value-type="string" office:string-value=" ------ ">
            <text:p><text:s/>------ </text:p>
          </table:table-cell>
          <table:table-cell table:number-columns-repeated="4"/>
        </table:table-row>
        <table:table-row table:style-name="ro4">
          <table:table-cell table:style-name="ce21" office:value-type="string">
            <text:p>Task 6</text:p>
          </table:table-cell>
          <table:table-cell table:style-name="ce21" office:value-type="string">
            <text:p>d</text:p>
          </table:table-cell>
          <table:table-cell table:style-name="ce46" office:value-type="date" office:date-value="2025-01-24">
            <text:p>24/01/2025</text:p>
          </table:table-cell>
          <table:table-cell table:style-name="ce46" office:value-type="date" office:date-value="2025-01-26">
            <text:p>26/01/2025</text:p>
          </table:table-cell>
          <table:table-cell table:style-name="ce21" office:value-type="string">
            <text:p>Low</text:p>
          </table:table-cell>
          <table:table-cell table:style-name="ce21" office:value-type="string">
            <text:p>High</text:p>
          </table:table-cell>
          <table:table-cell table:style-name="ce137" table:formula="of:=IF(AND([.F44]=&quot;High&quot;; [.E44]=&quot;High&quot;); &quot;Critical&quot;;      IF(AND([.F44]=&quot;High&quot;; [.E44]=&quot;Medium&quot;); &quot;Urgent&quot;;      IF(AND([.F44]=&quot;Medium&quot;; [.E44]=&quot;High&quot;); &quot;Important&quot;;      &quot;Low&quot;)))" office:value-type="string" office:string-value="Low">
            <text:p>Low</text:p>
          </table:table-cell>
          <table:table-cell table:style-name="ce21" table:formula="of:=[.D44]-[.C44]" office:value-type="float" office:value="2">
            <text:p>2</text:p>
          </table:table-cell>
          <table:table-cell table:style-name="ce139" table:content-validation-name="val3" office:value-type="string">
            <text:p>Ongoing</text:p>
          </table:table-cell>
          <table:table-cell table:style-name="ce140" office:value-type="float" office:value="20">
            <text:p>20</text:p>
          </table:table-cell>
          <table:table-cell table:style-name="ce87" office:value-type="float" office:value="70">
            <text:p>70</text:p>
          </table:table-cell>
          <table:table-cell table:style-name="ce144" table:formula="of:=IF([.J44]=100; &quot; -- &quot;; IF(AND([.D44]&lt;TODAY(); [.J44]&lt;&gt;100); &quot;Overdue&quot;; &quot;Ontrack&quot;))" office:value-type="string" office:string-value="Overdue">
            <text:p>Overdue</text:p>
          </table:table-cell>
          <table:table-cell table:style-name="ce145" table:content-validation-name="val4" office:value-type="string">
            <text:p>Depandency</text:p>
          </table:table-cell>
          <table:table-cell table:style-name="ce18"/>
          <table:table-cell table:style-name="ce100" table:formula="of:=IF(OR([.I44]=&quot;Not Started&quot;;[.I44]=&quot;Ongoing&quot;); REPT(&quot;█&quot;; [.J44]/10) ; &quot; ------ &quot;)" office:value-type="string" office:string-value="██">
            <text:p>██</text:p>
          </table:table-cell>
          <table:table-cell table:number-columns-repeated="4"/>
        </table:table-row>
        <table:table-row table:style-name="ro2">
          <table:table-cell table:number-columns-repeated="19"/>
        </table:table-row>
        <table:table-row table:style-name="ro2">
          <table:table-cell table:number-columns-repeated="2"/>
          <table:table-cell table:formula="of:=IF([.I35]=&quot;Ongoing&quot;; [.A35]; &quot;&quot;)">
            <text:p/>
          </table:table-cell>
          <table:table-cell table:number-columns-repeated="16"/>
        </table:table-row>
      </table:table>
      <table:table table:name="Sheet6" table:style-name="ta1" table:print="false">
        <office:forms form:automatic-focus="false" form:apply-design-mode="false"/>
        <table:table-column table:style-name="co15" table:default-cell-style-name="Default"/>
        <table:table-column table:style-name="co16" table:default-cell-style-name="ce159"/>
        <table:table-column table:style-name="co17" table:default-cell-style-name="Default"/>
        <table:table-column table:style-name="co1" table:number-columns-repeated="3" table:default-cell-style-name="Default"/>
        <table:table-column table:style-name="co18" table:default-cell-style-name="Default"/>
        <table:table-column table:style-name="co1" table:default-cell-style-name="Default"/>
        <table:table-row table:style-name="ro16">
          <table:table-cell table:style-name="ce146" office:value-type="string" table:number-columns-spanned="2" table:number-rows-spanned="1">
            <text:p>Task Management Tool Attributes</text:p>
          </table:table-cell>
          <table:covered-table-cell/>
          <table:table-cell table:number-columns-repeated="6"/>
        </table:table-row>
        <table:table-row table:style-name="ro11">
          <table:table-cell table:style-name="ce147" office:value-type="string">
            <text:p>Task Name </text:p>
          </table:table-cell>
          <table:table-cell table:style-name="ce160" office:value-type="string">
            <text:p>Name of the task. </text:p>
          </table:table-cell>
          <table:table-cell table:number-columns-repeated="6"/>
        </table:table-row>
        <table:table-row table:style-name="ro11">
          <table:table-cell table:style-name="ce148" office:value-type="string">
            <text:p>Assigned </text:p>
          </table:table-cell>
          <table:table-cell table:style-name="ce161" office:value-type="string">
            <text:p>Person responsible for the task. </text:p>
          </table:table-cell>
          <table:table-cell table:number-columns-repeated="6"/>
        </table:table-row>
        <table:table-row table:style-name="ro11">
          <table:table-cell table:style-name="ce148" office:value-type="string">
            <text:p>Start Date </text:p>
          </table:table-cell>
          <table:table-cell table:style-name="ce161" office:value-type="string">
            <text:p>The date the task begins. </text:p>
          </table:table-cell>
          <table:table-cell table:number-columns-repeated="6"/>
        </table:table-row>
        <table:table-row table:style-name="ro11">
          <table:table-cell table:style-name="ce148" office:value-type="string">
            <text:p>End Date </text:p>
          </table:table-cell>
          <table:table-cell table:style-name="ce161" office:value-type="string">
            <text:p>The deadline for task completion. </text:p>
          </table:table-cell>
          <table:table-cell table:number-columns-repeated="6"/>
        </table:table-row>
        <table:table-row table:style-name="ro11">
          <table:table-cell table:style-name="ce148" office:value-type="string">
            <text:p>Importance </text:p>
          </table:table-cell>
          <table:table-cell table:style-name="ce161" office:value-type="string">
            <text:p>How critical the task is. </text:p>
          </table:table-cell>
          <table:table-cell table:number-columns-repeated="6"/>
        </table:table-row>
        <table:table-row table:style-name="ro11">
          <table:table-cell table:style-name="ce148" office:value-type="string">
            <text:p>Urgency </text:p>
          </table:table-cell>
          <table:table-cell table:style-name="ce161" office:value-type="string">
            <text:p>How quickly the task needs to be completed. </text:p>
          </table:table-cell>
          <table:table-cell table:number-columns-repeated="6"/>
        </table:table-row>
        <table:table-row table:style-name="ro11">
          <table:table-cell table:style-name="ce148" office:value-type="string">
            <text:p>Priority </text:p>
          </table:table-cell>
          <table:table-cell table:style-name="ce161" office:value-type="string">
            <text:p>Priority level based on importance &amp; urgency. </text:p>
          </table:table-cell>
          <table:table-cell table:number-columns-repeated="6"/>
        </table:table-row>
        <table:table-row table:style-name="ro11">
          <table:table-cell table:style-name="ce148" office:value-type="string">
            <text:p>Duration </text:p>
          </table:table-cell>
          <table:table-cell table:style-name="ce162" office:value-type="string">
            <text:p>The time between start and end dates</text:p>
          </table:table-cell>
          <table:table-cell table:number-columns-repeated="6"/>
        </table:table-row>
        <table:table-row table:style-name="ro11">
          <table:table-cell table:style-name="ce148" office:value-type="string">
            <text:p>Status </text:p>
          </table:table-cell>
          <table:table-cell table:style-name="ce161" office:value-type="string">
            <text:p>Task progress (Not Started, Ongoing, Completed). </text:p>
          </table:table-cell>
          <table:table-cell table:number-columns-repeated="6"/>
        </table:table-row>
        <table:table-row table:style-name="ro11">
          <table:table-cell table:style-name="ce148" office:value-type="string">
            <text:p>% Complete </text:p>
          </table:table-cell>
          <table:table-cell table:style-name="ce161" office:value-type="string">
            <text:p>Current completion percentage of the task. </text:p>
          </table:table-cell>
          <table:table-cell table:number-columns-repeated="6"/>
        </table:table-row>
        <table:table-row table:style-name="ro11">
          <table:table-cell table:style-name="ce148" office:value-type="string">
            <text:p>Expected Completion % </text:p>
          </table:table-cell>
          <table:table-cell table:style-name="ce161" office:value-type="string">
            <text:p>Suggested progress based on time passed. </text:p>
          </table:table-cell>
          <table:table-cell table:number-columns-repeated="6"/>
        </table:table-row>
        <table:table-row table:style-name="ro11">
          <table:table-cell table:style-name="ce148" office:value-type="string">
            <text:p>Overdue/On Track </text:p>
          </table:table-cell>
          <table:table-cell table:style-name="ce161" office:value-type="string">
            <text:p>Whether the task is overdue or on schedule. </text:p>
          </table:table-cell>
          <table:table-cell table:number-columns-repeated="6"/>
        </table:table-row>
        <table:table-row table:style-name="ro11">
          <table:table-cell table:style-name="ce148" office:value-type="string">
            <text:p>R/A/I/D/D </text:p>
          </table:table-cell>
          <table:table-cell table:style-name="ce161" office:value-type="string">
            <text:p>Risk, Assumption, Issue, Dependency, Decision log. </text:p>
          </table:table-cell>
          <table:table-cell table:number-columns-repeated="6"/>
        </table:table-row>
        <table:table-row table:style-name="ro11">
          <table:table-cell table:style-name="ce148" office:value-type="string">
            <text:p>Comments </text:p>
          </table:table-cell>
          <table:table-cell table:style-name="ce161" office:value-type="string">
            <text:p>Additional notes about the task. </text:p>
          </table:table-cell>
          <table:table-cell table:number-columns-repeated="6"/>
        </table:table-row>
        <table:table-row table:style-name="ro11">
          <table:table-cell table:style-name="ce149" office:value-type="string">
            <text:p>Progress </text:p>
          </table:table-cell>
          <table:table-cell table:style-name="ce163" office:value-type="string">
            <text:p>Visual representation of task completion. </text:p>
          </table:table-cell>
          <table:table-cell table:number-columns-repeated="6"/>
        </table:table-row>
        <table:table-row table:style-name="ro2" table:number-rows-repeated="2">
          <table:table-cell table:number-columns-repeated="8"/>
        </table:table-row>
        <table:table-row table:style-name="ro2">
          <table:table-cell table:style-name="ce150" office:value-type="string" table:number-columns-spanned="6" table:number-rows-spanned="2">
            <text:p>Conditional Based Attributes</text:p>
          </table:table-cell>
          <table:covered-table-cell table:number-columns-repeated="5"/>
          <table:table-cell table:style-name="ce72"/>
          <table:table-cell/>
        </table:table-row>
        <table:table-row table:style-name="ro2">
          <table:covered-table-cell table:number-columns-repeated="6"/>
          <table:table-cell table:style-name="ce72"/>
          <table:table-cell/>
        </table:table-row>
        <table:table-row table:style-name="ro15">
          <table:table-cell table:style-name="ce151" office:value-type="string" table:number-columns-spanned="1" table:number-rows-spanned="5">
            <text:p>Priority </text:p>
          </table:table-cell>
          <table:table-cell table:style-name="ce164" office:value-type="string" table:number-columns-spanned="1" table:number-rows-spanned="5">
            <text:p>Priority calculated based on importance &amp; urgency. <text:s/>The Priority column also uses conditional formatting, meaning the cell color changes based on the output. This helps users quickly identify task progress. <text:s/>urgent + importance = [ critical, urgent, important, Low priority]</text:p>
          </table:table-cell>
          <table:table-cell table:style-name="ce173" office:value-type="string">
            <text:p>Urgent</text:p>
          </table:table-cell>
          <table:table-cell table:style-name="ce173" office:value-type="string">
            <text:p>Importance</text:p>
          </table:table-cell>
          <table:table-cell table:style-name="ce173" office:value-type="string">
            <text:p>Output [priority]</text:p>
          </table:table-cell>
          <table:table-cell table:style-name="ce173" office:value-type="string">
            <text:p>Color</text:p>
          </table:table-cell>
          <table:table-cell table:style-name="ce72"/>
          <table:table-cell/>
        </table:table-row>
        <table:table-row table:style-name="ro2">
          <table:covered-table-cell table:style-name="ce152"/>
          <table:covered-table-cell table:style-name="ce165"/>
          <table:table-cell table:number-columns-repeated="2" table:style-name="ce174" office:value-type="string">
            <text:p>High</text:p>
          </table:table-cell>
          <table:table-cell table:style-name="ce174" office:value-type="string">
            <text:p>Crictical</text:p>
          </table:table-cell>
          <table:table-cell table:style-name="ce174" office:value-type="string">
            <text:p>Red</text:p>
          </table:table-cell>
          <table:table-cell table:style-name="ce72"/>
          <table:table-cell/>
        </table:table-row>
        <table:table-row table:style-name="ro2">
          <table:covered-table-cell table:style-name="ce152"/>
          <table:covered-table-cell table:style-name="ce165"/>
          <table:table-cell table:style-name="ce174" office:value-type="string">
            <text:p>High</text:p>
          </table:table-cell>
          <table:table-cell table:style-name="ce174" office:value-type="string">
            <text:p>Medium</text:p>
          </table:table-cell>
          <table:table-cell table:style-name="ce174" office:value-type="string">
            <text:p>Urgent</text:p>
          </table:table-cell>
          <table:table-cell table:style-name="ce174" office:value-type="string">
            <text:p>Yellow</text:p>
          </table:table-cell>
          <table:table-cell table:style-name="ce72"/>
          <table:table-cell/>
        </table:table-row>
        <table:table-row table:style-name="ro2">
          <table:covered-table-cell table:style-name="ce152"/>
          <table:covered-table-cell table:style-name="ce166"/>
          <table:table-cell table:style-name="ce174" office:value-type="string">
            <text:p>Medium</text:p>
          </table:table-cell>
          <table:table-cell table:style-name="ce174" office:value-type="string">
            <text:p>High</text:p>
          </table:table-cell>
          <table:table-cell table:style-name="ce174" office:value-type="string">
            <text:p>Important</text:p>
          </table:table-cell>
          <table:table-cell table:style-name="ce174" office:value-type="string">
            <text:p>Green</text:p>
          </table:table-cell>
          <table:table-cell table:style-name="ce72"/>
          <table:table-cell/>
        </table:table-row>
        <table:table-row table:style-name="ro2">
          <table:covered-table-cell table:style-name="ce152"/>
          <table:covered-table-cell table:style-name="ce166"/>
          <table:table-cell table:style-name="ce174" office:value-type="string">
            <text:p>Other Combination</text:p>
          </table:table-cell>
          <table:table-cell table:style-name="ce174"/>
          <table:table-cell table:style-name="ce174" office:value-type="string">
            <text:p>Low</text:p>
          </table:table-cell>
          <table:table-cell table:style-name="ce174" office:value-type="string">
            <text:p>No color</text:p>
          </table:table-cell>
          <table:table-cell table:style-name="ce72"/>
          <table:table-cell/>
        </table:table-row>
        <table:table-row table:style-name="ro2">
          <table:table-cell table:style-name="ce153"/>
          <table:table-cell table:style-name="ce167"/>
          <table:table-cell table:style-name="ce175" table:number-columns-repeated="3"/>
          <table:table-cell table:style-name="ce179"/>
          <table:table-cell table:style-name="ce72"/>
          <table:table-cell/>
        </table:table-row>
        <table:table-row table:style-name="ro13">
          <table:table-cell table:style-name="ce154" office:value-type="string">
            <text:p>Duration </text:p>
          </table:table-cell>
          <table:table-cell table:style-name="ce165" office:value-type="string">
            <text:p>The time difference between the start date and the end date</text:p>
          </table:table-cell>
          <table:table-cell table:number-columns-spanned="4" table:number-rows-spanned="1"/>
          <table:covered-table-cell table:number-columns-repeated="2"/>
          <table:covered-table-cell table:style-name="ce180"/>
          <table:table-cell table:style-name="ce72"/>
          <table:table-cell table:style-name="ce159"/>
        </table:table-row>
        <table:table-row table:style-name="ro13">
          <table:table-cell table:style-name="ce155"/>
          <table:table-cell table:style-name="ce167"/>
          <table:table-cell table:style-name="ce175" table:number-columns-repeated="3"/>
          <table:table-cell table:style-name="ce179"/>
          <table:table-cell table:style-name="ce72"/>
          <table:table-cell/>
        </table:table-row>
        <table:table-row table:style-name="ro1">
          <table:table-cell table:style-name="ce156" office:value-type="string" table:number-columns-spanned="1" table:number-rows-spanned="4">
            <text:p>Status </text:p>
          </table:table-cell>
          <table:table-cell table:style-name="ce168" office:value-type="string" table:number-columns-spanned="1" table:number-rows-spanned="4">
            <text:p>The Status column uses data validation to provide predefined options, allowing users to select the appropriate status based on task completion <text:s/>The Status column also uses conditional formatting, meaning the cell color changes based on the selected status. This helps users quickly identify task progress. </text:p>
          </table:table-cell>
          <table:table-cell table:style-name="ce176"/>
          <table:table-cell table:style-name="ce173" office:value-type="string">
            <text:p>Option in status column</text:p>
          </table:table-cell>
          <table:table-cell table:style-name="ce173" office:value-type="string">
            <text:p>Color</text:p>
          </table:table-cell>
          <table:table-cell table:style-name="ce180" table:number-columns-spanned="1" table:number-rows-spanned="4"/>
          <table:table-cell table:style-name="ce181"/>
          <table:table-cell/>
        </table:table-row>
        <table:table-row table:style-name="ro6">
          <table:covered-table-cell table:style-name="ce152"/>
          <table:covered-table-cell table:style-name="ce169"/>
          <table:table-cell table:style-name="ce177" office:value-type="string">
            <text:p>Task is assigned but work hasn't begun. </text:p>
          </table:table-cell>
          <table:table-cell table:style-name="ce178" office:value-type="string">
            <text:p>Not Started </text:p>
          </table:table-cell>
          <table:table-cell table:style-name="ce174" office:value-type="string">
            <text:p>Red 2</text:p>
          </table:table-cell>
          <table:covered-table-cell table:style-name="ce180"/>
          <table:table-cell table:style-name="ce181"/>
          <table:table-cell/>
        </table:table-row>
        <table:table-row table:style-name="ro6">
          <table:covered-table-cell table:style-name="ce157"/>
          <table:covered-table-cell/>
          <table:table-cell table:style-name="ce177" office:value-type="string">
            <text:p>Task is actively being worked on. </text:p>
          </table:table-cell>
          <table:table-cell table:style-name="ce177" office:value-type="string">
            <text:p>In Progress </text:p>
          </table:table-cell>
          <table:table-cell table:style-name="ce174" office:value-type="string">
            <text:p>Yellow</text:p>
          </table:table-cell>
          <table:covered-table-cell table:style-name="ce180"/>
          <table:table-cell table:style-name="ce72"/>
          <table:table-cell/>
        </table:table-row>
        <table:table-row table:style-name="ro2">
          <table:covered-table-cell table:style-name="ce157"/>
          <table:covered-table-cell/>
          <table:table-cell table:style-name="ce177" office:value-type="string">
            <text:p>Task is fully finished. </text:p>
          </table:table-cell>
          <table:table-cell table:style-name="ce174" office:value-type="string">
            <text:p>Completed</text:p>
          </table:table-cell>
          <table:table-cell table:style-name="ce174" office:value-type="string">
            <text:p>Green</text:p>
          </table:table-cell>
          <table:covered-table-cell table:style-name="ce180"/>
          <table:table-cell table:style-name="ce72"/>
          <table:table-cell/>
        </table:table-row>
        <table:table-row table:style-name="ro2">
          <table:table-cell table:style-name="ce153"/>
          <table:table-cell table:style-name="ce167"/>
          <table:table-cell table:style-name="ce175" table:number-columns-repeated="3"/>
          <table:table-cell table:style-name="ce179"/>
          <table:table-cell table:style-name="ce72"/>
          <table:table-cell/>
        </table:table-row>
        <table:table-row table:style-name="ro17">
          <table:table-cell table:style-name="ce156" office:value-type="string">
            <text:p>Expected Completion % </text:p>
          </table:table-cell>
          <table:table-cell table:style-name="ce169" office:value-type="string">
            <text:p>The expected completion percentage calculated by dividing the elapsed time by the total duration and multiplying by 100, ensuring it does not exceed 100%. </text:p>
          </table:table-cell>
          <table:table-cell table:number-columns-spanned="4" table:number-rows-spanned="1"/>
          <table:covered-table-cell table:number-columns-repeated="2"/>
          <table:covered-table-cell table:style-name="ce180"/>
          <table:table-cell table:style-name="ce72"/>
          <table:table-cell/>
        </table:table-row>
        <table:table-row table:style-name="ro2">
          <table:table-cell table:style-name="ce153"/>
          <table:table-cell table:style-name="ce167"/>
          <table:table-cell table:style-name="ce175" table:number-columns-repeated="3"/>
          <table:table-cell table:style-name="ce179"/>
          <table:table-cell table:style-name="ce72"/>
          <table:table-cell/>
        </table:table-row>
        <table:table-row table:style-name="ro17">
          <table:table-cell table:style-name="ce154" office:value-type="string" table:number-columns-spanned="1" table:number-rows-spanned="4">
            <text:p>Overdue/On Track </text:p>
          </table:table-cell>
          <table:table-cell table:style-name="ce169" office:value-type="string">
            <text:p>Overdue/On Track status is determined by checking if completion, returning "--". If the end date <text:s/>has passed and completion is not 100%, it returns "Overdue"; otherwise, it returns "Ontrack". </text:p>
          </table:table-cell>
          <table:table-cell table:style-name="ce173" office:value-type="string">
            <text:p>Overdue/Ontrack column</text:p>
          </table:table-cell>
          <table:table-cell table:style-name="ce173" office:value-type="string">
            <text:p>Color</text:p>
          </table:table-cell>
          <table:table-cell table:number-columns-spanned="2" table:number-rows-spanned="4"/>
          <table:covered-table-cell table:style-name="ce180"/>
          <table:table-cell table:style-name="ce72"/>
          <table:table-cell/>
        </table:table-row>
        <table:table-row table:style-name="ro2">
          <table:covered-table-cell table:style-name="ce152"/>
          <table:table-cell table:style-name="ce170" office:value-type="string" table:number-columns-spanned="1" table:number-rows-spanned="3">
            <text:p>The Overdue/Ontrack column also uses conditional formatting, meaning the cell color changes based on the output.This helps users quickly identify task progress. </text:p>
          </table:table-cell>
          <table:table-cell table:style-name="ce174" office:value-type="string">
            <text:p><text:s text:c="11"/>--</text:p>
          </table:table-cell>
          <table:table-cell table:style-name="ce174" office:value-type="string">
            <text:p>No color</text:p>
          </table:table-cell>
          <table:covered-table-cell/>
          <table:covered-table-cell table:style-name="ce180"/>
          <table:table-cell table:style-name="ce72"/>
          <table:table-cell/>
        </table:table-row>
        <table:table-row table:style-name="ro2">
          <table:covered-table-cell table:style-name="ce157"/>
          <table:covered-table-cell/>
          <table:table-cell table:style-name="ce174" office:value-type="string">
            <text:p>Overdue</text:p>
          </table:table-cell>
          <table:table-cell table:style-name="ce174" office:value-type="string">
            <text:p>Red 1</text:p>
          </table:table-cell>
          <table:covered-table-cell/>
          <table:covered-table-cell table:style-name="ce180"/>
          <table:table-cell table:style-name="ce72"/>
          <table:table-cell/>
        </table:table-row>
        <table:table-row table:style-name="ro2">
          <table:covered-table-cell table:style-name="ce157"/>
          <table:covered-table-cell/>
          <table:table-cell table:style-name="ce174" office:value-type="string">
            <text:p>Ontrack</text:p>
          </table:table-cell>
          <table:table-cell table:style-name="ce174" office:value-type="string">
            <text:p>Cyan 1</text:p>
          </table:table-cell>
          <table:covered-table-cell/>
          <table:covered-table-cell table:style-name="ce180"/>
          <table:table-cell table:style-name="ce72"/>
          <table:table-cell/>
        </table:table-row>
        <table:table-row table:style-name="ro2">
          <table:table-cell table:style-name="ce153"/>
          <table:table-cell table:style-name="ce167"/>
          <table:table-cell table:style-name="ce175" table:number-columns-repeated="3"/>
          <table:table-cell table:style-name="ce179"/>
          <table:table-cell table:style-name="ce72"/>
          <table:table-cell/>
        </table:table-row>
        <table:table-row table:style-name="ro18">
          <table:table-cell table:style-name="ce156" office:value-type="string" table:number-columns-spanned="1" table:number-rows-spanned="7">
            <text:p>R/A/I/D/D </text:p>
          </table:table-cell>
          <table:table-cell table:style-name="ce169" office:value-type="string">
            <text:p>A RAIDD (Risks, Actions, Issues, Depandency and Decisions) log is a project management tool used to track and manage key project elements. It helps in identifying potential risks, tracking ongoing actions, resolving issues, and documenting important decisions to ensure smooth project execution. </text:p>
          </table:table-cell>
          <table:table-cell table:style-name="ce173" office:value-type="string">
            <text:p>RAIDD Column</text:p>
          </table:table-cell>
          <table:table-cell table:style-name="ce173" office:value-type="string">
            <text:p>Color</text:p>
          </table:table-cell>
          <table:table-cell table:number-columns-spanned="2" table:number-rows-spanned="7"/>
          <table:covered-table-cell table:style-name="ce180"/>
          <table:table-cell table:style-name="ce72"/>
          <table:table-cell/>
        </table:table-row>
        <table:table-row table:style-name="ro10">
          <table:covered-table-cell table:style-name="ce152"/>
          <table:table-cell table:style-name="ce171" office:value-type="string">
            <text:p>Risk - <text:s/><text:span text:style-name="T3">Risks are potential problems that might happen and could impact your project.</text:span></text:p>
          </table:table-cell>
          <table:table-cell table:style-name="ce174" office:value-type="string">
            <text:p>Risk</text:p>
          </table:table-cell>
          <table:table-cell table:style-name="ce174" office:value-type="string">
            <text:p>Red </text:p>
          </table:table-cell>
          <table:covered-table-cell/>
          <table:covered-table-cell table:style-name="ce180"/>
          <table:table-cell table:style-name="ce72"/>
          <table:table-cell/>
        </table:table-row>
        <table:table-row table:style-name="ro6">
          <table:covered-table-cell table:style-name="ce152"/>
          <table:table-cell table:style-name="ce165" office:value-type="string">
            <text:p><text:span text:style-name="T2">Assumptions</text:span> - Assumptions are things you believe to be true but haven’t confirmed.</text:p>
          </table:table-cell>
          <table:table-cell table:style-name="ce174" office:value-type="string">
            <text:p>Assumption</text:p>
          </table:table-cell>
          <table:table-cell table:style-name="ce174" office:value-type="string">
            <text:p>No color</text:p>
          </table:table-cell>
          <table:covered-table-cell/>
          <table:covered-table-cell table:style-name="ce180"/>
          <table:table-cell table:style-name="ce72"/>
          <table:table-cell/>
        </table:table-row>
        <table:table-row table:style-name="ro6">
          <table:covered-table-cell table:style-name="ce152"/>
          <table:table-cell table:style-name="ce165" office:value-type="string">
            <text:p><text:span text:style-name="T2">Issues - </text:span><text:span text:style-name="T4">Issues</text:span> are problems that are happening right now and need to be fixed.</text:p>
          </table:table-cell>
          <table:table-cell table:style-name="ce174" office:value-type="string">
            <text:p>Issue</text:p>
          </table:table-cell>
          <table:table-cell table:style-name="ce174" office:value-type="string">
            <text:p>Yellow</text:p>
          </table:table-cell>
          <table:covered-table-cell/>
          <table:covered-table-cell table:style-name="ce180"/>
          <table:table-cell table:style-name="ce72"/>
          <table:table-cell/>
        </table:table-row>
        <table:table-row table:style-name="ro6">
          <table:covered-table-cell table:style-name="ce152"/>
          <table:table-cell table:style-name="ce165" office:value-type="string">
            <text:p><text:span text:style-name="T2">Dependencies</text:span> - Dependencies are tasks or elements that rely on each other to be completed.</text:p>
          </table:table-cell>
          <table:table-cell table:style-name="ce174" office:value-type="string">
            <text:p>Depandencies</text:p>
          </table:table-cell>
          <table:table-cell table:style-name="ce174" office:value-type="string">
            <text:p>Sky blue</text:p>
          </table:table-cell>
          <table:covered-table-cell/>
          <table:covered-table-cell table:style-name="ce180"/>
          <table:table-cell table:style-name="ce72"/>
          <table:table-cell/>
        </table:table-row>
        <table:table-row table:style-name="ro2">
          <table:covered-table-cell table:style-name="ce152"/>
          <table:table-cell table:style-name="ce165" office:value-type="string" table:number-columns-spanned="1" table:number-rows-spanned="2">
            <text:p><text:span text:style-name="T2">Decisions</text:span> - Decisions are choices made to solve problems or move the project forward</text:p>
          </table:table-cell>
          <table:table-cell table:style-name="ce174" office:value-type="string">
            <text:p>Decision</text:p>
          </table:table-cell>
          <table:table-cell table:style-name="ce174" office:value-type="string">
            <text:p>No color</text:p>
          </table:table-cell>
          <table:covered-table-cell/>
          <table:covered-table-cell table:style-name="ce180"/>
          <table:table-cell table:style-name="ce72"/>
          <table:table-cell/>
        </table:table-row>
        <table:table-row table:style-name="ro2">
          <table:covered-table-cell table:style-name="ce157"/>
          <table:covered-table-cell/>
          <table:table-cell table:style-name="ce174" office:value-type="string">
            <text:p><text:s text:c="11"/>--</text:p>
          </table:table-cell>
          <table:table-cell table:style-name="ce174" office:value-type="string">
            <text:p>No color</text:p>
          </table:table-cell>
          <table:covered-table-cell/>
          <table:covered-table-cell table:style-name="ce180"/>
          <table:table-cell table:style-name="ce72"/>
          <table:table-cell/>
        </table:table-row>
        <table:table-row table:style-name="ro19">
          <table:table-cell table:style-name="ce153"/>
          <table:table-cell table:style-name="ce167"/>
          <table:table-cell table:style-name="ce175" table:number-columns-repeated="3"/>
          <table:table-cell table:style-name="ce179"/>
          <table:table-cell table:style-name="ce72"/>
          <table:table-cell/>
        </table:table-row>
        <table:table-row table:style-name="ro20">
          <table:table-cell table:style-name="ce158" office:value-type="string">
            <text:p>Progress </text:p>
          </table:table-cell>
          <table:table-cell table:style-name="ce172" office:value-type="string">
            <text:p>Progress is shown by checking if the status (I31) is "Not Started" or "Ongoing"; if true, it repeats the block symbol (█) based on the completion percentage (J31/10). Otherwise, it returns "------" to indicate no progress.</text:p>
          </table:table-cell>
          <table:table-cell table:number-columns-spanned="4" table:number-rows-spanned="1"/>
          <table:covered-table-cell table:number-columns-repeated="3"/>
          <table:table-cell table:style-name="ce72"/>
          <table:table-cell/>
        </table:table-row>
        <table:table-row table:style-name="ro2">
          <table:table-cell table:style-name="ce153"/>
          <table:table-cell table:style-name="ce167"/>
          <table:table-cell table:style-name="ce175" table:number-columns-repeated="3"/>
          <table:table-cell table:style-name="ce179"/>
          <table:table-cell table:style-name="ce72"/>
          <table:table-cell/>
        </table:table-row>
        <table:table-row table:style-name="ro2" table:number-rows-repeated="1048525">
          <table:table-cell table:number-columns-repeated="8"/>
        </table:table-row>
        <table:table-row table:style-name="ro2">
          <table:table-cell table:number-columns-repeated="8"/>
        </table:table-row>
      </table:table>
      <table:database-ranges>
        <table:database-range table:name="__Anonymous_Sheet_DB__1" table:target-range-address="Sheet2.AF90:Sheet2.AF90" table:contains-header="false"/>
        <table:database-range table:target-range-address="Sheet2.AJ90:Sheet2.AJ96">
          <table:filter>
            <table:filter-condition table:field-number="0" table:value="b"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mily-generic="swis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1" svg:font-family="Bahnschrift" style:font-family-generic="swiss" style:font-pitch="variable"/>
    <style:font-face style:name="Bahnschrift" svg:font-family="Bahnschrift" style:font-adornments="Regular" style:font-family-generic="swiss" style:font-pitch="variable"/>
    <style:font-face style:name="Bahnschrift SemiBold" svg:font-family="'Bahnschrift SemiBold'"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ccff00"/>
    </style:style>
    <style:style style:name="Untitled2" style:family="table-cell" style:parent-style-name="Default">
      <style:table-cell-properties fo:background-color="#99ff66"/>
    </style:style>
    <style:style style:name="Untitled3" style:family="table-cell" style:parent-style-name="Default">
      <style:table-cell-properties fo:background-color="#ff3333"/>
      <style:text-properties style:font-name="Bahnschrift"/>
    </style:style>
    <style:style style:name="Untitled4" style:family="table-cell" style:parent-style-name="Default">
      <style:table-cell-properties fo:background-color="#ffd320"/>
    </style:style>
    <style:style style:name="Untitled5" style:family="table-cell" style:parent-style-name="Default">
      <style:table-cell-properties fo:background-color="#33ff99"/>
    </style:style>
    <style:style style:name="Untitled6" style:family="table-cell" style:parent-style-name="Default">
      <style:table-cell-properties fo:background-color="#ff3333"/>
    </style:style>
    <style:style style:name="Untitled7" style:family="table-cell" style:parent-style-name="Default">
      <style:table-cell-properties fo:background-color="#ffd320"/>
    </style:style>
    <style:style style:name="Untitled8" style:family="table-cell" style:parent-style-name="Default">
      <style:table-cell-properties fo:background-color="#33ff99"/>
    </style:style>
    <style:style style:name="Untitled9" style:family="table-cell" style:parent-style-name="Default">
      <style:table-cell-properties fo:background-color="#ff3333"/>
    </style:style>
    <style:style style:name="Untitled10" style:family="table-cell" style:parent-style-name="Default">
      <style:table-cell-properties fo:background-color="#ffff99"/>
    </style:style>
    <style:style style:name="Untitled11" style:family="table-cell" style:parent-style-name="Default">
      <style:table-cell-properties fo:background-color="#99ff66"/>
    </style:style>
    <style:style style:name="Untitled12" style:family="table-cell" style:parent-style-name="Default">
      <style:table-cell-properties fo:background-color="#ff3333"/>
    </style:style>
    <style:style style:name="Untitled13" style:family="table-cell" style:parent-style-name="Default">
      <style:table-cell-properties fo:background-color="#ffff99"/>
    </style:style>
    <style:style style:name="Untitled14" style:family="table-cell" style:parent-style-name="Default">
      <style:table-cell-properties fo:background-color="#33ff99"/>
    </style:style>
    <style:style style:name="Untitled15" style:family="table-cell" style:parent-style-name="Default">
      <style:table-cell-properties fo:background-color="#ff6600"/>
    </style:style>
    <style:style style:name="Untitled16" style:family="table-cell" style:parent-style-name="Default">
      <style:table-cell-properties fo:background-color="#ffd320"/>
    </style:style>
    <style:style style:name="Untitled17" style:family="table-cell" style:parent-style-name="Default">
      <style:table-cell-properties fo:background-color="#33ff99"/>
    </style:style>
    <style:style style:name="Untitled18" style:family="table-cell" style:parent-style-name="Default">
      <style:table-cell-properties fo:background-color="#ff3333"/>
    </style:style>
    <style:style style:name="Untitled19" style:family="table-cell" style:parent-style-name="Default">
      <style:table-cell-properties fo:background-color="#ffd320"/>
    </style:style>
    <style:style style:name="Untitled20" style:family="table-cell" style:parent-style-name="Default">
      <style:table-cell-properties fo:background-color="#ccff00"/>
    </style:style>
    <style:style style:name="Untitled21" style:family="table-cell" style:parent-style-name="Default">
      <style:table-cell-properties fo:background-color="#ff3333"/>
    </style:style>
    <style:style style:name="Untitled22" style:family="table-cell" style:parent-style-name="Default">
      <style:table-cell-properties fo:background-color="#ffd320"/>
    </style:style>
    <style:style style:name="Untitled23" style:family="table-cell" style:parent-style-name="Default">
      <style:table-cell-properties fo:background-color="#99ff66"/>
    </style:style>
    <style:style style:name="Untitled24" style:family="table-cell" style:parent-style-name="Default">
      <style:table-cell-properties fo:background-color="#ff9999"/>
    </style:style>
    <style:style style:name="Untitled25" style:family="table-cell" style:parent-style-name="Default">
      <style:table-cell-properties fo:background-color="#ffff99"/>
    </style:style>
    <style:style style:name="Untitled26" style:family="table-cell" style:parent-style-name="Default">
      <style:table-cell-properties fo:background-color="#ff3333"/>
    </style:style>
    <style:style style:name="Untitled27" style:family="table-cell" style:parent-style-name="Default">
      <style:table-cell-properties fo:background-color="#ffff99"/>
    </style:style>
    <style:style style:name="Untitled28" style:family="table-cell" style:parent-style-name="Default">
      <style:table-cell-properties fo:background-color="#33ff99"/>
    </style:style>
    <style:style style:name="Untitled29" style:family="table-cell" style:parent-style-name="Default">
      <style:table-cell-properties fo:background-color="#33ff99"/>
    </style:style>
    <style:style style:name="Untitled30" style:family="table-cell" style:parent-style-name="Default">
      <style:table-cell-properties fo:background-color="#ffff99"/>
    </style:style>
    <style:style style:name="Untitled31" style:family="table-cell" style:parent-style-name="Default">
      <style:table-cell-properties fo:background-color="#66ffff"/>
    </style:style>
    <style:style style:name="Untitled32" style:family="table-cell" style:parent-style-name="Default">
      <style:table-cell-properties fo:background-color="#ff9999"/>
    </style:style>
    <style:style style:name="Untitled33" style:family="table-cell" style:parent-style-name="Default">
      <style:table-cell-properties fo:background-color="#ff3333"/>
    </style:style>
    <style:style style:name="Untitled34" style:family="table-cell" style:parent-style-name="Default">
      <style:table-cell-properties fo:background-color="#ffff99"/>
    </style:style>
    <style:style style:name="Untitled35" style:family="table-cell" style:parent-style-name="Default">
      <style:table-cell-properties fo:background-color="#00ccff"/>
    </style:style>
    <style:style style:name="Untitled36" style:family="table-cell" style:parent-style-name="Default">
      <style:table-cell-properties fo:background-color="#ff6666"/>
    </style:style>
    <style:style style:name="Untitled37" style:family="table-cell" style:parent-style-name="Default">
      <style:table-cell-properties fo:background-color="#ffff99"/>
    </style:style>
    <style:style style:name="Untitled38" style:family="table-cell" style:parent-style-name="Default">
      <style:table-cell-properties fo:background-color="#33ff99"/>
    </style:style>
    <style:style style:name="Untitled39" style:family="table-cell" style:parent-style-name="Default">
      <style:table-cell-properties fo:background-color="#ff6666"/>
    </style:style>
    <style:style style:name="Untitled40" style:family="table-cell" style:parent-style-name="Default">
      <style:table-cell-properties fo:background-color="#ffff99"/>
    </style:style>
    <style:style style:name="Untitled41" style:family="table-cell" style:parent-style-name="Default">
      <style:table-cell-properties fo:background-color="#33ff99"/>
    </style:style>
    <style:style style:name="Untitled42" style:family="table-cell" style:parent-style-name="Default">
      <style:table-cell-properties fo:background-color="#cc9999"/>
    </style:style>
    <style:style style:name="Untitled43" style:family="table-cell" style:parent-style-name="Default">
      <style:table-cell-properties fo:background-color="#9999ff"/>
    </style:style>
    <style:style style:name="Untitled44" style:family="table-cell" style:parent-style-name="Default">
      <style:table-cell-properties fo:background-color="#66ffff"/>
    </style:style>
    <style:style style:name="Untitled45" style:family="table-cell" style:parent-style-name="Default">
      <style:table-cell-properties fo:background-color="#66ffff"/>
    </style:style>
    <style:style style:name="Untitled46" style:family="table-cell" style:parent-style-name="Default">
      <style:table-cell-properties fo:background-color="#00ccff"/>
    </style:style>
    <style:style style:name="Untitled47" style:family="table-cell" style:parent-style-name="Default">
      <style:table-cell-properties fo:background-color="#00ccff"/>
    </style:style>
    <style:style style:name="Untitled48" style:family="table-cell" style:parent-style-name="Default">
      <style:table-cell-properties fo:background-color="#99ffff"/>
    </style:style>
    <style:style style:name="Untitled49" style:family="table-cell" style:parent-style-name="Default">
      <style:table-cell-properties fo:background-color="#ff3300"/>
    </style:style>
    <style:style style:name="Untitled50" style:family="table-cell" style:parent-style-name="Default">
      <style:table-cell-properties fo:background-color="#ffff66"/>
    </style:style>
    <style:style style:name="Untitled51" style:family="table-cell" style:parent-style-name="Default">
      <style:table-cell-properties fo:background-color="#009999"/>
    </style:style>
    <style:style style:name="Untitled52" style:family="table-cell" style:parent-style-name="Default">
      <style:table-cell-properties fo:background-color="#6666ff"/>
    </style:style>
    <draw:marker draw:name="Arrowheads_20_1" draw:display-name="Arrowheads 1" svg:viewBox="0 0 20 30" svg:d="M10 0l-10 30h20z"/>
  </office:styles>
  <office:automatic-styles>
    <style:page-layout style:name="Mpm1">
      <style:page-layout-properties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30">30/01/2025</text:date>, <text:time>18:58: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run </meta:initial-creator>
    <meta:creation-date>2025-01-27T09:14:26.36</meta:creation-date>
    <dc:date>2025-01-30T18:58:45.86</dc:date>
    <dc:creator>Tharun </dc:creator>
    <meta:editing-duration>P1DT7H57M31S</meta:editing-duration>
    <meta:editing-cycles>38</meta:editing-cycles>
    <meta:generator>OpenOffice/4.1.9$Win32 OpenOffice.org_project/419m1$Build-9805</meta:generator>
    <meta:document-statistic meta:table-count="6" meta:cell-count="1710" meta:object-count="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data-style-name="N0">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84cm" svg:height="4.382cm" xlink:href=".." xlink:type="simple" chart:class="chart:circle" chart:style-name="ch1">
        <chart:legend svg:x="28.153cm" svg:y="10.696cm" style:legend-expansion="custom" chartooo:width="9.284cm" chartooo:height="4.382cm" style:legend-expansion-aspect-ratio="2.1186672752168" chart:style-name="ch2"/>
        <chart:plot-area chart:style-name="ch3" svg:x="2.429cm" svg:y="0.302cm" svg:width="3.963cm" svg:height="3.963cm">
          <chartooo:coordinate-region svg:x="2.048cm" svg:y="0.302cm" svg:width="4.725cm" svg:height="3.964cm"/>
          <chart:axis chart:dimension="x" chart:name="primary-x" chart:style-name="ch4"/>
          <chart:axis chart:dimension="y" chart:name="primary-y" chart:style-name="ch5">
            <chart:grid chart:style-name="ch6" chart:class="major"/>
          </chart:axis>
          <chart:series chart:style-name="ch7" chart:values-cell-range-address="" chart:class="chart:circle">
            <chart:data-point/>
          </chart:series>
          <chart:series chart:style-name="ch8" chart:values-cell-range-address="" chart:class="chart:circle">
            <chart:data-point/>
          </chart:series>
          <chart:series chart:style-name="ch9" chart:values-cell-range-address="" chart:class="chart:circle">
            <chart:data-point/>
          </chart:series>
          <chart:series chart:style-name="ch10" chart:values-cell-range-address="" chart:class="chart:circle">
            <chart:data-point/>
          </chart:series>
          <chart:wall chart:style-name="ch11"/>
          <chart:floor chart:style-name="ch12"/>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vertical="true"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36">
      <style:graphic-properties draw:stroke="dash" draw:stroke-dash="Ultrafine_5f_5f_5f_20_5f_5f_5f_Dashed" draw:fill-color="#004586" dr3d:edge-rounding="5%"/>
      <style:text-properties fo:font-size="10pt" style:font-size-asian="10pt" style:font-size-complex="10pt"/>
    </style:style>
    <style:style style:name="ch8" style:family="chart" style:data-style-name="N11">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0.056cm" svg:height="0.028cm" xlink:href=".." xlink:type="simple" chart:class="chart:bar" chart:style-name="ch1">
        <chart:title svg:x="-1.193cm" svg:y="-0.373cm" chart:style-name="ch2">
          <text:p>Com pletion</text:p>
        </chart:title>
        <chart:plot-area chart:style-name="ch3" table:cell-range-address="Sheet2.B42:Sheet2.B47 Sheet2.D41:Sheet2.D47 Sheet2.H41:Sheet2.H47" chart:data-source-has-labels="both" svg:x="0cm" svg:y="0cm" svg:width="-32.767cm" svg:height="-32.767cm">
          <chartooo:coordinate-region svg:x="0.006cm" svg:y="0.006cm" svg:width="0.033cm" svg:height="0.018cm"/>
          <chart:axis chart:dimension="x" chart:name="primary-x" chart:style-name="ch4" chartooo:axis-type="auto">
            <chartooo:date-scale/>
            <chart:categories table:cell-range-address="Sheet2.B42:Sheet2.B47"/>
          </chart:axis>
          <chart:axis chart:dimension="y" chart:name="primary-y" chart:style-name="ch5">
            <chart:grid chart:style-name="ch6" chart:class="major"/>
          </chart:axis>
          <chart:series chart:style-name="ch7" chart:values-cell-range-address="Sheet2.D42:Sheet2.D47" chart:label-cell-address="Sheet2.D41:Sheet2.D41" chart:class="chart:bar">
            <chart:data-point chart:repeated="6"/>
          </chart:series>
          <chart:series chart:style-name="ch8" chart:values-cell-range-address="Sheet2.H42:Sheet2.H47" chart:label-cell-address="Sheet2.H41:Sheet2.H4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nd Date</text:p>
                <draw:g>
                  <svg:desc>Sheet2.D41:Sheet2.D41</svg:desc>
                </draw:g>
              </table:table-cell>
              <table:table-cell office:value-type="string">
                <text:p>% Complete</text:p>
                <draw:g>
                  <svg:desc>Sheet2.H41:Sheet2.H41</svg:desc>
                </draw:g>
              </table:table-cell>
            </table:table-row>
          </table:table-header-rows>
          <table:table-rows>
            <table:table-row>
              <table:table-cell office:value-type="string">
                <text:p>Task 1</text:p>
                <draw:g>
                  <svg:desc>Sheet2.B42:Sheet2.B47</svg:desc>
                </draw:g>
              </table:table-cell>
              <table:table-cell office:value-type="float" office:value="45682">
                <text:p>45682</text:p>
                <draw:g>
                  <svg:desc>Sheet2.D42:Sheet2.D47</svg:desc>
                </draw:g>
              </table:table-cell>
              <table:table-cell office:value-type="float" office:value="1">
                <text:p>1</text:p>
                <draw:g>
                  <svg:desc>Sheet2.H42:Sheet2.H47</svg:desc>
                </draw:g>
              </table:table-cell>
            </table:table-row>
            <table:table-row>
              <table:table-cell office:value-type="string">
                <text:p>Task 2</text:p>
              </table:table-cell>
              <table:table-cell office:value-type="float" office:value="45680">
                <text:p>45680</text:p>
              </table:table-cell>
              <table:table-cell office:value-type="float" office:value="1">
                <text:p>1</text:p>
              </table:table-cell>
            </table:table-row>
            <table:table-row>
              <table:table-cell office:value-type="string">
                <text:p>Task 3</text:p>
              </table:table-cell>
              <table:table-cell office:value-type="float" office:value="45683">
                <text:p>45683</text:p>
              </table:table-cell>
              <table:table-cell office:value-type="float" office:value="1">
                <text:p>1</text:p>
              </table:table-cell>
            </table:table-row>
            <table:table-row>
              <table:table-cell office:value-type="string">
                <text:p>Task 4</text:p>
              </table:table-cell>
              <table:table-cell office:value-type="float" office:value="45686">
                <text:p>45686</text:p>
              </table:table-cell>
              <table:table-cell office:value-type="float" office:value="0.3">
                <text:p>0.3</text:p>
              </table:table-cell>
            </table:table-row>
            <table:table-row>
              <table:table-cell office:value-type="string">
                <text:p>Task 5</text:p>
              </table:table-cell>
              <table:table-cell office:value-type="float" office:value="45687">
                <text:p>45687</text:p>
              </table:table-cell>
              <table:table-cell office:value-type="float" office:value="0.1">
                <text:p>0.1</text:p>
              </table:table-cell>
            </table:table-row>
            <table:table-row>
              <table:table-cell office:value-type="string">
                <text:p>Task 6</text:p>
              </table:table-cell>
              <table:table-cell office:value-type="float" office:value="45683">
                <text:p>45683</text:p>
              </table:table-cell>
              <table:table-cell office:value-type="float" office:value="0.1">
                <text:p>0.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6010" number:language="en" number:country="IN">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1601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335cm" svg:height="0.357cm" xlink:href=".." xlink:type="simple" chart:class="chart:bar" chart:style-name="ch1">
        <chart:title svg:x="-0.432cm" svg:y="0.143cm" chart:style-name="ch2">
          <text:p>cvxcv</text:p>
        </chart:title>
        <chart:legend chart:legend-position="end" svg:x="0cm" svg:y="0cm" style:legend-expansion="high" chart:style-name="ch3"/>
        <chart:plot-area chart:style-name="ch4" table:cell-range-address="Sheet2.H59:Sheet2.H65 Sheet2.J59:Sheet2.J65" chart:data-source-has-labels="row" svg:x="0cm" svg:y="0cm" svg:width="-32.767cm" svg:height="-32.767cm">
          <chartooo:coordinate-region svg:x="0cm" svg:y="0cm" svg:width="0cm" svg:height="0cm"/>
          <chart:axis chart:dimension="x" chart:name="primary-x" chart:style-name="ch5"/>
          <chart:axis chart:dimension="y" chart:name="primary-y" chart:style-name="ch6">
            <chart:grid chart:style-name="ch7" chart:class="major"/>
          </chart:axis>
          <chart:series chart:style-name="ch8" chart:values-cell-range-address="Sheet2.H60:Sheet2.H65" chart:label-cell-address="Sheet2.H59:Sheet2.H59" chart:class="chart:bar">
            <chart:data-point chart:repeated="6"/>
          </chart:series>
          <chart:series chart:style-name="ch9" chart:values-cell-range-address="Sheet2.J60:Sheet2.J65" chart:label-cell-address="Sheet2.J59:Sheet2.J59"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draw:g>
                  <svg:desc>Sheet2.H59:Sheet2.H59</svg:desc>
                </draw:g>
              </table:table-cell>
              <table:table-cell office:value-type="string">
                <text:p/>
                <draw:g>
                  <svg:desc>Sheet2.J59:Sheet2.J59</svg:desc>
                </draw:g>
              </table:table-cell>
            </table:table-row>
          </table:table-header-rows>
          <table:table-rows>
            <table:table-row>
              <table:table-cell office:value-type="string">
                <text:p>1</text:p>
              </table:table-cell>
              <table:table-cell office:value-type="float" office:value="NaN">
                <text:p>NaN</text:p>
                <draw:g>
                  <svg:desc>Sheet2.H60:Sheet2.H65</svg:desc>
                </draw:g>
              </table:table-cell>
              <table:table-cell office:value-type="float" office:value="NaN">
                <text:p>NaN</text:p>
                <draw:g>
                  <svg:desc>Sheet2.J60:Sheet2.J65</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0.75">
                <text:p>0.75</text:p>
              </table:table-cell>
              <table:table-cell office:value-type="float" office:value="NaN">
                <text:p>NaN</text:p>
              </table:table-cell>
            </table:table-row>
            <table:table-row>
              <table:table-cell office:value-type="string">
                <text:p>4</text:p>
              </table:table-cell>
              <table:table-cell office:value-type="float" office:value="1">
                <text:p>1</text:p>
              </table:table-cell>
              <table:table-cell office:value-type="float" office:value="NaN">
                <text:p>NaN</text:p>
              </table:table-cell>
            </table:table-row>
            <table:table-row>
              <table:table-cell office:value-type="string">
                <text:p>5</text:p>
              </table:table-cell>
              <table:table-cell office:value-type="float" office:value="0">
                <text:p>0</text:p>
              </table:table-cell>
              <table:table-cell office:value-type="float" office:value="NaN">
                <text:p>NaN</text:p>
              </table:table-cell>
            </table:table-row>
            <table:table-row>
              <table:table-cell office:value-type="string">
                <text:p>6</text:p>
              </table:table-cell>
              <table:table-cell office:value-type="float" office:value="0.3">
                <text:p>0.3</text:p>
              </table:table-cell>
              <table:table-cell office:value-type="float" office:value="NaN">
                <text:p>NaN</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37">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447cm" svg:height="2.084cm" xlink:href=".." xlink:type="simple" chart:class="chart:bar" chart:style-name="ch1">
        <chart:title svg:x="-0.059cm" svg:y="0.177cm" chart:style-name="ch2">
          <text:p>%</text:p>
        </chart:title>
        <chart:subtitle svg:x="0.007cm" svg:y="0.997cm" chart:style-name="ch3">
          <text:p>w</text:p>
        </chart:subtitle>
        <chart:legend chart:legend-position="end" svg:x="0.026cm" svg:y="-0.651cm" style:legend-expansion="high" chart:style-name="ch4"/>
        <chart:plot-area chart:style-name="ch5" table:cell-range-address="Sheet1.A1:Sheet1.A6 Sheet1.D1:Sheet1.D6 Sheet1.F1:Sheet1.F6" chart:data-source-has-labels="row" svg:x="0cm" svg:y="0cm" svg:width="-32.767cm" svg:height="-32.767cm">
          <chartooo:coordinate-region svg:x="0cm" svg:y="0cm" svg:width="0cm" svg:height="0cm"/>
          <chart:axis chart:dimension="x" chart:name="primary-x" chart:style-name="ch6"/>
          <chart:axis chart:dimension="y" chart:name="primary-y" chart:style-name="ch7"/>
          <chart:series chart:style-name="ch8" chart:values-cell-range-address="Sheet1.A2:Sheet1.A6" chart:label-cell-address="Sheet1.A1:Sheet1.A1" chart:class="chart:bar">
            <chart:data-point chart:repeated="5"/>
          </chart:series>
          <chart:series chart:style-name="ch9" chart:values-cell-range-address="Sheet1.D2:Sheet1.D6" chart:label-cell-address="Sheet1.D1:Sheet1.D1" chart:class="chart:bar">
            <chart:data-point chart:repeated="5"/>
          </chart:series>
          <chart:series chart:style-name="ch10" chart:values-cell-range-address="Sheet1.F2:Sheet1.F6" chart:label-cell-address="Sheet1.F1:Sheet1.F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0</text:p>
                <draw:g>
                  <svg:desc>Sheet1.A1:Sheet1.A1</svg:desc>
                </draw:g>
              </table:table-cell>
              <table:table-cell office:value-type="string">
                <text:p>Priority</text:p>
                <draw:g>
                  <svg:desc>Sheet1.D1:Sheet1.D1</svg:desc>
                </draw:g>
              </table:table-cell>
              <table:table-cell office:value-type="string">
                <text:p>Status</text:p>
                <draw:g>
                  <svg:desc>Sheet1.F1:Sheet1.F1</svg:desc>
                </draw:g>
              </table:table-cell>
            </table:table-row>
          </table:table-header-rows>
          <table:table-rows>
            <table:table-row>
              <table:table-cell office:value-type="string">
                <text:p>1</text:p>
              </table:table-cell>
              <table:table-cell office:value-type="float" office:value="10">
                <text:p>10</text:p>
                <draw:g>
                  <svg:desc>Sheet1.A2:Sheet1.A6</svg:desc>
                </draw:g>
              </table:table-cell>
              <table:table-cell office:value-type="float" office:value="45323">
                <text:p>45323</text:p>
                <draw:g>
                  <svg:desc>Sheet1.D2:Sheet1.D6</svg:desc>
                </draw:g>
              </table:table-cell>
              <table:table-cell office:value-type="float" office:value="NaN">
                <text:p>NaN</text:p>
                <draw:g>
                  <svg:desc>Sheet1.F2:Sheet1.F6</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37">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data-style-name="N0">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601cm" svg:height="8.668cm" xlink:href=".." xlink:type="simple" chart:class="chart:bar" chart:style-name="ch1">
        <chart:legend chart:legend-position="end" svg:x="14.967cm" svg:y="3.236cm" style:legend-expansion="high" chart:style-name="ch2"/>
        <chart:plot-area chart:style-name="ch3" table:cell-range-address="Sheet1.A1:Sheet1.A6 Sheet1.E1:Sheet1.G6" chart:data-source-has-labels="row" svg:x="0.802cm" svg:y="0.827cm" svg:width="13.461cm" svg:height="7.248cm">
          <chartooo:coordinate-region svg:x="1.979cm" svg:y="1.039cm" svg:width="12.284cm" svg:height="6.363cm"/>
          <chart:axis chart:dimension="x" chart:name="primary-x" chart:style-name="ch4"/>
          <chart:axis chart:dimension="y" chart:name="primary-y" chart:style-name="ch5">
            <chart:grid chart:style-name="ch6" chart:class="major"/>
          </chart:axis>
          <chart:series chart:style-name="ch7" chart:values-cell-range-address="Sheet1.A2:Sheet1.A6" chart:label-cell-address="Sheet1.A1:Sheet1.A1" chart:class="chart:bar">
            <chart:data-point chart:repeated="5"/>
          </chart:series>
          <chart:series chart:style-name="ch8" chart:values-cell-range-address="Sheet1.E2:Sheet1.E6" chart:label-cell-address="Sheet1.E1:Sheet1.E1" chart:class="chart:bar">
            <chart:data-point chart:repeated="5"/>
          </chart:series>
          <chart:series chart:style-name="ch9" chart:values-cell-range-address="Sheet1.F2:Sheet1.F6" chart:label-cell-address="Sheet1.F1:Sheet1.F1" chart:class="chart:bar">
            <chart:data-point chart:repeated="5"/>
          </chart:series>
          <chart:series chart:style-name="ch10" chart:values-cell-range-address="Sheet1.G2:Sheet1.G6" chart:label-cell-address="Sheet1.G1:Sheet1.G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0</text:p>
                <draw:g>
                  <svg:desc>Sheet1.A1:Sheet1.A1</svg:desc>
                </draw:g>
              </table:table-cell>
              <table:table-cell office:value-type="string">
                <text:p>Duration</text:p>
                <draw:g>
                  <svg:desc>Sheet1.E1:Sheet1.E1</svg:desc>
                </draw:g>
              </table:table-cell>
              <table:table-cell office:value-type="string">
                <text:p>Status</text:p>
                <draw:g>
                  <svg:desc>Sheet1.F1:Sheet1.F1</svg:desc>
                </draw:g>
              </table:table-cell>
              <table:table-cell office:value-type="string">
                <text:p>% Complete</text:p>
                <draw:g>
                  <svg:desc>Sheet1.G1:Sheet1.G1</svg:desc>
                </draw:g>
              </table:table-cell>
            </table:table-row>
          </table:table-header-rows>
          <table:table-rows>
            <table:table-row>
              <table:table-cell office:value-type="string">
                <text:p>1</text:p>
              </table:table-cell>
              <table:table-cell office:value-type="float" office:value="10">
                <text:p>10</text:p>
                <draw:g>
                  <svg:desc>Sheet1.A2:Sheet1.A6</svg:desc>
                </draw:g>
              </table:table-cell>
              <table:table-cell office:value-type="float" office:value="45332">
                <text:p>45332</text:p>
                <draw:g>
                  <svg:desc>Sheet1.E2:Sheet1.E6</svg:desc>
                </draw:g>
              </table:table-cell>
              <table:table-cell office:value-type="float" office:value="NaN">
                <text:p>NaN</text:p>
                <draw:g>
                  <svg:desc>Sheet1.F2:Sheet1.F6</svg:desc>
                </draw:g>
              </table:table-cell>
              <table:table-cell office:value-type="float" office:value="10">
                <text:p>10</text:p>
                <draw:g>
                  <svg:desc>Sheet1.G2:Sheet1.G6</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084cm" svg:height="1.556cm" xlink:href=".." xlink:type="simple" chart:class="chart:bar" chart:style-name="ch1">
        <chart:plot-area chart:style-name="ch2" table:cell-range-address="Sheet2.B65:Sheet2.B65 Sheet2.E65:Sheet2.E65 Sheet2.G65:Sheet2.G65" chart:data-source-has-labels="column" svg:x="0.471cm" svg:y="0.259cm" svg:width="0.571cm" svg:height="0.846cm">
          <chartooo:coordinate-region svg:x="0.564cm" svg:y="0.259cm" svg:width="0.291cm" svg:height="0.282cm"/>
          <chart:axis chart:dimension="x" chart:name="primary-x" chart:style-name="ch3" chartooo:axis-type="auto">
            <chartooo:date-scale/>
            <chart:categories table:cell-range-address="Sheet2.B65:Sheet2.B65 Sheet2.E65:Sheet2.E65 Sheet2.G65:Sheet2.G65"/>
          </chart:axis>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11" style:family="chart" style:data-style-name="N11">
      <style:chart-properties chart:symbol-type="automatic" chart:symbol-width="0.179cm" chart:symbol-height="0.179cm"/>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3cm" svg:height="8.988cm" xlink:href=".." xlink:type="simple" chart:class="chart:bar" chart:style-name="ch1">
        <chart:title svg:x="5.968cm" svg:y="0.315cm" chart:style-name="ch2">
          <text:p>Task VS Completion</text:p>
        </chart:title>
        <chart:plot-area chart:style-name="ch3" table:cell-range-address="Sheet2.O71:Sheet2.O71 Sheet2.O79:Sheet2.O85 Sheet2.W79:Sheet2.X85" chart:data-source-has-labels="row" svg:x="1.357cm" svg:y="1.631cm" svg:width="13.998cm" svg:height="6.17cm">
          <chartooo:coordinate-region svg:x="1.793cm" svg:y="2.306cm" svg:width="13.322cm" svg:height="4.822cm"/>
          <chart:axis chart:dimension="x" chart:name="primary-x" chart:style-name="ch4">
            <chart:title svg:x="0.451cm" svg:y="5.13cm" chart:style-name="ch5">
              <text:p>Task</text:p>
            </chart:title>
          </chart:axis>
          <chart:axis chart:dimension="y" chart:name="primary-y" chart:style-name="ch6">
            <chart:title svg:x="6.619cm" svg:y="7.981cm" chart:style-name="ch7">
              <text:p>Competion Percentage</text:p>
            </chart:title>
            <chart:grid chart:style-name="ch8" chart:class="major"/>
          </chart:axis>
          <chart:axis chart:dimension="y" chart:name="secondary-y" chart:style-name="ch9"/>
          <chart:series chart:attached-axis="primary-y" chart:style-name="ch10" chart:values-cell-range-address="Sheet2.W80:Sheet2.W85" chart:label-cell-address="Sheet2.O71:Sheet2.O71 Sheet2.O79:Sheet2.O85 Sheet2.W79:Sheet2.W79" chart:class="chart:bar">
            <chart:data-point chart:repeated="6"/>
          </chart:series>
          <chart:series chart:attached-axis="primary-y" chart:style-name="ch11" chart:values-cell-range-address="Sheet2.X80:Sheet2.X85" chart:label-cell-address="Sheet2.X79:Sheet2.X79"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ask Name Task 1 Task 2 Task 3 Task 4 Task 5 Task 6 Status</text:p>
                <text:list>
                  <text:list-item>
                    <text:p/>
                  </text:list-item>
                  <text:list-item>
                    <text:p>Task Name</text:p>
                  </text:list-item>
                  <text:list-item>
                    <text:p>Task 1</text:p>
                  </text:list-item>
                  <text:list-item>
                    <text:p>Task 2</text:p>
                  </text:list-item>
                  <text:list-item>
                    <text:p>Task 3</text:p>
                  </text:list-item>
                  <text:list-item>
                    <text:p>Task 4</text:p>
                  </text:list-item>
                  <text:list-item>
                    <text:p>Task 5</text:p>
                  </text:list-item>
                  <text:list-item>
                    <text:p>Task 6</text:p>
                  </text:list-item>
                  <text:list-item>
                    <text:p>Status</text:p>
                  </text:list-item>
                </text:list>
                <draw:g>
                  <svg:desc>Sheet2.O71:Sheet2.O71 Sheet2.O79:Sheet2.O85 Sheet2.W79:Sheet2.W79</svg:desc>
                </draw:g>
              </table:table-cell>
              <table:table-cell office:value-type="string">
                <text:p>% Complete</text:p>
                <draw:g>
                  <svg:desc>Sheet2.X79:Sheet2.X79</svg:desc>
                </draw:g>
              </table:table-cell>
            </table:table-row>
          </table:table-header-rows>
          <table:table-rows>
            <table:table-row>
              <table:table-cell office:value-type="string">
                <text:p>1</text:p>
              </table:table-cell>
              <table:table-cell office:value-type="float" office:value="NaN">
                <text:p>NaN</text:p>
                <draw:g>
                  <svg:desc>Sheet2.W80:Sheet2.W85</svg:desc>
                </draw:g>
              </table:table-cell>
              <table:table-cell office:value-type="float" office:value="1">
                <text:p>1</text:p>
                <draw:g>
                  <svg:desc>Sheet2.X80:Sheet2.X85</svg:desc>
                </draw:g>
              </table:table-cell>
            </table:table-row>
            <table:table-row>
              <table:table-cell office:value-type="string">
                <text:p>2</text:p>
              </table:table-cell>
              <table:table-cell office:value-type="float" office:value="NaN">
                <text:p>NaN</text:p>
              </table:table-cell>
              <table:table-cell office:value-type="float" office:value="1">
                <text:p>1</text:p>
              </table:table-cell>
            </table:table-row>
            <table:table-row>
              <table:table-cell office:value-type="string">
                <text:p>3</text:p>
              </table:table-cell>
              <table:table-cell office:value-type="float" office:value="NaN">
                <text:p>NaN</text:p>
              </table:table-cell>
              <table:table-cell office:value-type="float" office:value="1">
                <text:p>1</text:p>
              </table:table-cell>
            </table:table-row>
            <table:table-row>
              <table:table-cell office:value-type="string">
                <text:p>4</text:p>
              </table:table-cell>
              <table:table-cell office:value-type="float" office:value="NaN">
                <text:p>NaN</text:p>
              </table:table-cell>
              <table:table-cell office:value-type="float" office:value="0.3">
                <text:p>0.3</text:p>
              </table:table-cell>
            </table:table-row>
            <table:table-row>
              <table:table-cell office:value-type="string">
                <text:p>5</text:p>
              </table:table-cell>
              <table:table-cell office:value-type="float" office:value="NaN">
                <text:p>NaN</text:p>
              </table:table-cell>
              <table:table-cell office:value-type="float" office:value="0.3">
                <text:p>0.3</text:p>
              </table:table-cell>
            </table:table-row>
            <table:table-row>
              <table:table-cell office:value-type="string">
                <text:p>6</text:p>
              </table:table-cell>
              <table:table-cell office:value-type="float" office:value="NaN">
                <text:p>NaN</text:p>
              </table:table-cell>
              <table:table-cell office:value-type="float" office:value="0.1">
                <text:p>0.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16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6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79cm" svg:height="9.004cm" xlink:href="." xlink:type="simple" chart:class="chart:bar" chart:style-name="ch1">
        <chart:title svg:x="6.212cm" svg:y="0.316cm" chart:style-name="ch2">
          <text:p>Task VS Duration</text:p>
        </chart:title>
        <chart:legend chart:legend-position="end" svg:x="13.954cm" svg:y="4.19cm" style:legend-expansion="high" chart:style-name="ch3"/>
        <chart:plot-area chart:style-name="ch4" chart:data-source-has-labels="both" svg:x="1.357cm" svg:y="1.635cm" svg:width="11.959cm" svg:height="6.181cm">
          <chartooo:coordinate-region svg:x="1.793cm" svg:y="1.848cm" svg:width="11.523cm" svg:height="4.871cm"/>
          <chart:axis chart:dimension="x" chart:name="primary-x" chart:style-name="ch5" chartooo:axis-type="auto">
            <chartooo:date-scale/>
            <chart:title svg:x="5.149cm" svg:y="7.997cm" chart:style-name="ch6">
              <text:p>Task name &amp; Task Assigined</text:p>
            </chart:title>
            <chart:categories table:cell-range-address="local-table.$A$2:.$A$7"/>
          </chart:axis>
          <chart:axis chart:dimension="y" chart:name="primary-y" chart:style-name="ch7">
            <chart:title svg:x="0.451cm" svg:y="5.96cm" chart:style-name="ch8">
              <text:p>Remainng Days</text:p>
            </chart:title>
            <chart:grid chart:style-name="ch9" chart:class="major"/>
          </chart:axis>
          <chart:series chart:style-name="ch10" chart:values-cell-range-address="local-table.$B$2:.$B$7" chart:label-cell-address="local-table.$B$1"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text:p>
              </table:table-cell>
            </table:table-row>
          </table:table-header-rows>
          <table:table-rows>
            <table:table-row>
              <table:table-cell office:value-type="string">
                <text:p>Task 1 a</text:p>
                <text:list>
                  <text:list-item>
                    <text:p>Task 1</text:p>
                  </text:list-item>
                  <text:list-item>
                    <text:p>a</text:p>
                  </text:list-item>
                </text:list>
              </table:table-cell>
              <table:table-cell office:value-type="float" office:value="5">
                <text:p>5</text:p>
              </table:table-cell>
            </table:table-row>
            <table:table-row>
              <table:table-cell office:value-type="string">
                <text:p>Task 2 b</text:p>
                <text:list>
                  <text:list-item>
                    <text:p>Task 2</text:p>
                  </text:list-item>
                  <text:list-item>
                    <text:p>b</text:p>
                  </text:list-item>
                </text:list>
              </table:table-cell>
              <table:table-cell office:value-type="float" office:value="2">
                <text:p>2</text:p>
              </table:table-cell>
            </table:table-row>
            <table:table-row>
              <table:table-cell office:value-type="string">
                <text:p>Task 3 c</text:p>
                <text:list>
                  <text:list-item>
                    <text:p>Task 3</text:p>
                  </text:list-item>
                  <text:list-item>
                    <text:p>c</text:p>
                  </text:list-item>
                </text:list>
              </table:table-cell>
              <table:table-cell office:value-type="float" office:value="4">
                <text:p>4</text:p>
              </table:table-cell>
            </table:table-row>
            <table:table-row>
              <table:table-cell office:value-type="string">
                <text:p>Task 4 d</text:p>
                <text:list>
                  <text:list-item>
                    <text:p>Task 4</text:p>
                  </text:list-item>
                  <text:list-item>
                    <text:p>d</text:p>
                  </text:list-item>
                </text:list>
              </table:table-cell>
              <table:table-cell office:value-type="float" office:value="6">
                <text:p>6</text:p>
              </table:table-cell>
            </table:table-row>
            <table:table-row>
              <table:table-cell office:value-type="string">
                <text:p>Task 5 b</text:p>
                <text:list>
                  <text:list-item>
                    <text:p>Task 5</text:p>
                  </text:list-item>
                  <text:list-item>
                    <text:p>b</text:p>
                  </text:list-item>
                </text:list>
              </table:table-cell>
              <table:table-cell office:value-type="float" office:value="6">
                <text:p>6</text:p>
              </table:table-cell>
            </table:table-row>
            <table:table-row>
              <table:table-cell office:value-type="string">
                <text:p>Task 6 d</text:p>
                <text:list>
                  <text:list-item>
                    <text:p>Task 6</text:p>
                  </text:list-item>
                  <text:list-item>
                    <text:p>d</text:p>
                  </text:list-item>
                </text:list>
              </table:table-cell>
              <table:table-cell office:value-type="float" office:value="2">
                <text:p>2</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use-zero" chart:right-angled-axes="true"/>
    </style:style>
    <style:style style:name="ch5" style:family="chart" style:data-style-name="N3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9.006cm" xlink:href=".." xlink:type="simple" chart:class="chart:area" chart:style-name="ch1">
        <chart:title svg:x="5.36cm" svg:y="0.316cm" chart:style-name="ch2">
          <text:p>Start date vs completion %</text:p>
        </chart:title>
        <chart:legend chart:legend-position="end" svg:x="13.358cm" svg:y="4.191cm" style:legend-expansion="high" chart:style-name="ch3"/>
        <chart:plot-area chart:style-name="ch4" table:cell-range-address="Sheet2.Q80:Sheet2.Q85 Sheet2.X79:Sheet2.X85" chart:data-source-has-labels="both" svg:x="1.357cm" svg:y="1.635cm" svg:width="11.363cm" svg:height="6.183cm">
          <chartooo:coordinate-region svg:x="2.957cm" svg:y="1.848cm" svg:width="9.763cm" svg:height="5.297cm"/>
          <chart:axis chart:dimension="x" chart:name="primary-x" chart:style-name="ch5" chartooo:axis-type="auto">
            <chartooo:date-scale/>
            <chart:title svg:x="6.293cm" svg:y="7.999cm" chart:style-name="ch6">
              <text:p>Start date</text:p>
            </chart:title>
            <chart:categories table:cell-range-address="Sheet2.Q80:Sheet2.Q85"/>
          </chart:axis>
          <chart:axis chart:dimension="y" chart:name="primary-y" chart:style-name="ch7">
            <chart:title svg:x="0.451cm" svg:y="5.775cm" chart:style-name="ch8">
              <text:p>completion %</text:p>
            </chart:title>
            <chart:grid chart:style-name="ch9" chart:class="major"/>
          </chart:axis>
          <chart:series chart:style-name="ch10" chart:values-cell-range-address="Sheet2.X80:Sheet2.X85" chart:label-cell-address="Sheet2.X79:Sheet2.X79" chart:class="chart:area">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Complete</text:p>
                <draw:g>
                  <svg:desc>Sheet2.X79:Sheet2.X79</svg:desc>
                </draw:g>
              </table:table-cell>
            </table:table-row>
          </table:table-header-rows>
          <table:table-rows>
            <table:table-row>
              <table:table-cell office:value-type="float" office:value="45677">
                <text:p>45680</text:p>
                <draw:g>
                  <svg:desc>Sheet2.Q80:Sheet2.Q85</svg:desc>
                </draw:g>
              </table:table-cell>
              <table:table-cell office:value-type="float" office:value="1">
                <text:p>1</text:p>
                <draw:g>
                  <svg:desc>Sheet2.X80:Sheet2.X85</svg:desc>
                </draw:g>
              </table:table-cell>
            </table:table-row>
            <table:table-row>
              <table:table-cell office:value-type="float" office:value="45678">
                <text:p>45680</text:p>
              </table:table-cell>
              <table:table-cell office:value-type="float" office:value="1">
                <text:p>1</text:p>
              </table:table-cell>
            </table:table-row>
            <table:table-row>
              <table:table-cell office:value-type="float" office:value="45679">
                <text:p>45680</text:p>
              </table:table-cell>
              <table:table-cell office:value-type="float" office:value="1">
                <text:p>1</text:p>
              </table:table-cell>
            </table:table-row>
            <table:table-row>
              <table:table-cell office:value-type="float" office:value="45680">
                <text:p>45680</text:p>
              </table:table-cell>
              <table:table-cell office:value-type="float" office:value="0.3">
                <text:p>0.3</text:p>
              </table:table-cell>
            </table:table-row>
            <table:table-row>
              <table:table-cell office:value-type="float" office:value="45681">
                <text:p>45680</text:p>
              </table:table-cell>
              <table:table-cell office:value-type="float" office:value="0.3">
                <text:p>0.3</text:p>
              </table:table-cell>
            </table:table-row>
            <table:table-row>
              <table:table-cell office:value-type="float" office:value="45681">
                <text:p>45680</text:p>
              </table:table-cell>
              <table:table-cell office:value-type="float" office:value="0.1">
                <text:p>0.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1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0"/>
      <style:text-properties fo:font-size="9pt" style:font-size-asian="9pt" style:font-size-complex="9pt"/>
    </style:style>
    <style:style style:name="ch9" style:family="chart">
      <style:graphic-properties svg:stroke-color="#b3b3b3"/>
    </style:style>
    <style:style style:name="ch10" style:family="chart" style:data-style-name="N11">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97cm" xlink:href=".." xlink:type="simple" chart:class="chart:bar" chart:style-name="ch1">
        <chart:title svg:x="6.166cm" svg:y="0.315cm" chart:style-name="ch2">
          <text:p>task vs completion</text:p>
        </chart:title>
        <chart:legend chart:legend-position="end" svg:x="13.358cm" svg:y="4.186cm" style:legend-expansion="high" chart:style-name="ch3"/>
        <chart:plot-area chart:style-name="ch4" table:cell-range-address="Sheet2.O80:Sheet2.O85 Sheet2.X79:Sheet2.X85" chart:data-source-has-labels="both" svg:x="1.357cm" svg:y="1.631cm" svg:width="11.363cm" svg:height="6.179cm">
          <chartooo:coordinate-region svg:x="2.64cm" svg:y="1.631cm" svg:width="9.404cm" svg:height="5.506cm"/>
          <chart:axis chart:dimension="x" chart:name="primary-x" chart:style-name="ch5" chartooo:axis-type="auto">
            <chartooo:date-scale/>
            <chart:title svg:x="0.451cm" svg:y="5.769cm" chart:style-name="ch6">
              <text:p>completion %</text:p>
            </chart:title>
            <chart:categories table:cell-range-address="Sheet2.O80:Sheet2.O85"/>
          </chart:axis>
          <chart:axis chart:dimension="y" chart:name="primary-y" chart:style-name="ch7">
            <chart:title svg:x="6.676cm" svg:y="7.99cm" chart:style-name="ch8">
              <text:p>task</text:p>
            </chart:title>
            <chart:grid chart:style-name="ch9" chart:class="major"/>
          </chart:axis>
          <chart:series chart:style-name="ch10" chart:values-cell-range-address="Sheet2.X80:Sheet2.X85" chart:label-cell-address="Sheet2.X79:Sheet2.X79"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Complete</text:p>
                <draw:g>
                  <svg:desc>Sheet2.X79:Sheet2.X79</svg:desc>
                </draw:g>
              </table:table-cell>
            </table:table-row>
          </table:table-header-rows>
          <table:table-rows>
            <table:table-row>
              <table:table-cell office:value-type="string">
                <text:p>Task 1</text:p>
                <draw:g>
                  <svg:desc>Sheet2.O80:Sheet2.O85</svg:desc>
                </draw:g>
              </table:table-cell>
              <table:table-cell office:value-type="float" office:value="1">
                <text:p>1</text:p>
                <draw:g>
                  <svg:desc>Sheet2.X80:Sheet2.X85</svg:desc>
                </draw:g>
              </table:table-cell>
            </table:table-row>
            <table:table-row>
              <table:table-cell office:value-type="string">
                <text:p>Task 2</text:p>
              </table:table-cell>
              <table:table-cell office:value-type="float" office:value="1">
                <text:p>1</text:p>
              </table:table-cell>
            </table:table-row>
            <table:table-row>
              <table:table-cell office:value-type="string">
                <text:p>Task 3</text:p>
              </table:table-cell>
              <table:table-cell office:value-type="float" office:value="1">
                <text:p>1</text:p>
              </table:table-cell>
            </table:table-row>
            <table:table-row>
              <table:table-cell office:value-type="string">
                <text:p>Task 4</text:p>
              </table:table-cell>
              <table:table-cell office:value-type="float" office:value="0.3">
                <text:p>0.3</text:p>
              </table:table-cell>
            </table:table-row>
            <table:table-row>
              <table:table-cell office:value-type="string">
                <text:p>Task 5</text:p>
              </table:table-cell>
              <table:table-cell office:value-type="float" office:value="0.3">
                <text:p>0.3</text:p>
              </table:table-cell>
            </table:table-row>
            <table:table-row>
              <table:table-cell office:value-type="string">
                <text:p>Task 6</text:p>
              </table:table-cell>
              <table:table-cell office:value-type="float" office:value="0.1">
                <text:p>0.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dash" draw:stroke-dash="Fine_20_Dashed"/>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8.671cm" svg:height="2.932cm" xlink:href=".." xlink:type="simple" chart:class="chart:bar" chart:style-name="ch1">
        <chart:plot-area chart:style-name="ch2" svg:x="0.623cm" svg:y="0.367cm" svg:width="7.702cm" svg:height="2.087cm">
          <chartooo:coordinate-region svg:x="1.244cm" svg:y="0.579cm" svg:width="7.081cm" svg:height="1.663cm"/>
          <chart:axis chart:dimension="x" chart:name="primary-x" chart:style-name="ch3"/>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stroke-dash draw:name="Fine_20_Dashed" draw:display-name="Fine Dashed" draw:style="rect" draw:dots1="1" draw:dots1-length="0.508cm" draw:dots2="1" draw:dots2-length="0.508cm" draw:distance="0.508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8.999cm" xlink:href="." xlink:type="simple" chart:class="chart:scatter" chart:style-name="ch1">
        <chart:title svg:x="4.649cm" svg:y="0.315cm" chart:style-name="ch2">
          <text:p>Remaining days VS completion %</text:p>
        </chart:title>
        <chart:legend chart:legend-position="end" svg:x="13.366cm" svg:y="4.187cm" style:legend-expansion="high" chart:style-name="ch3"/>
        <chart:plot-area chart:style-name="ch4" chart:data-source-has-labels="both" svg:x="1.358cm" svg:y="1.631cm" svg:width="11.368cm" svg:height="6.181cm">
          <chartooo:coordinate-region svg:x="2.085cm" svg:y="1.844cm" svg:width="10.401cm" svg:height="5.295cm"/>
          <chart:axis chart:dimension="x" chart:name="primary-x" chart:style-name="ch5" chartooo:axis-type="auto">
            <chart:title svg:x="5.754cm" svg:y="7.992cm" chart:style-name="ch6">
              <text:p>Remaining days </text:p>
            </chart:title>
            <chart:categories table:cell-range-address="local-table.$A$2:.$A$7"/>
          </chart:axis>
          <chart:axis chart:dimension="y" chart:name="primary-y" chart:style-name="ch5">
            <chart:title svg:x="0.451cm" svg:y="5.77cm" chart:style-name="ch7">
              <text:p>completion %</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Complete</text:p>
              </table:table-cell>
            </table:table-row>
          </table:table-header-rows>
          <table:table-rows>
            <table:table-row>
              <table:table-cell office:value-type="string">
                <text:p>1</text:p>
              </table:table-cell>
              <table:table-cell office:value-type="float" office:value="5">
                <text:p>5</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
                <text:p>1</text:p>
              </table:table-cell>
            </table:table-row>
            <table:table-row>
              <table:table-cell office:value-type="string">
                <text:p>3</text:p>
              </table:table-cell>
              <table:table-cell office:value-type="float" office:value="4">
                <text:p>4</text:p>
              </table:table-cell>
              <table:table-cell office:value-type="float" office:value="1">
                <text:p>1</text:p>
              </table:table-cell>
            </table:table-row>
            <table:table-row>
              <table:table-cell office:value-type="string">
                <text:p>4</text:p>
              </table:table-cell>
              <table:table-cell office:value-type="float" office:value="6">
                <text:p>6</text:p>
              </table:table-cell>
              <table:table-cell office:value-type="float" office:value="0.3">
                <text:p>0.3</text:p>
              </table:table-cell>
            </table:table-row>
            <table:table-row>
              <table:table-cell office:value-type="string">
                <text:p>5</text:p>
              </table:table-cell>
              <table:table-cell office:value-type="float" office:value="6">
                <text:p>6</text:p>
              </table:table-cell>
              <table:table-cell office:value-type="float" office:value="0.3">
                <text:p>0.3</text:p>
              </table:table-cell>
            </table:table-row>
            <table:table-row>
              <table:table-cell office:value-type="string">
                <text:p>6</text:p>
              </table:table-cell>
              <table:table-cell office:value-type="float" office:value="2">
                <text:p>2</text:p>
              </table:table-cell>
              <table:table-cell office:value-type="float" office:value="0.1">
                <text:p>0.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10.223cm" xlink:href=".." xlink:type="simple" chart:class="chart:bubble" chart:style-name="ch1">
        <chart:legend chart:legend-position="end" svg:x="13.79cm" svg:y="4.799cm" style:legend-expansion="high" chart:style-name="ch2"/>
        <chart:plot-area chart:style-name="ch3" table:cell-range-address="Sheet1.P107:Sheet1.P112 Sheet1.S107:Sheet1.T112 Sheet1.T106:Sheet1.T106" chart:data-source-has-labels="both" svg:x="0.77cm" svg:y="0.951cm" svg:width="12.38cm" svg:height="8.648cm">
          <chartooo:coordinate-region svg:x="1.391cm" svg:y="1.163cm" svg:width="11.572cm" svg:height="7.763cm"/>
          <chart:axis chart:dimension="x" chart:name="primary-x" chart:style-name="ch4" chartooo:axis-type="auto">
            <chart:categories table:cell-range-address="Sheet1.P107:Sheet1.P112 Sheet1.S107:Sheet1.S112"/>
          </chart:axis>
          <chart:axis chart:dimension="y" chart:name="primary-y" chart:style-name="ch4">
            <chart:grid chart:style-name="ch5" chart:class="major"/>
          </chart:axis>
          <chart:series chart:style-name="ch6" chart:values-cell-range-address="Sheet1.T107:Sheet1.T112" chart:label-cell-address="Sheet1.T106:Sheet1.T106" chart:class="chart:bubble">
            <chart:domain table:cell-range-address="Sheet1.P107:Sheet1.P112 Sheet1.S107:Sheet1.S112"/>
            <chart:domain table:cell-range-address="Sheet1.P107:Sheet1.P112 Sheet1.S107:Sheet1.S112"/>
            <chart:data-point chart:repeated="12"/>
          </chart:series>
          <chart:wall chart:style-name="ch7"/>
          <chart:floor chart:style-name="ch8"/>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P Column S</text:p>
              </table:table-cell>
              <table:table-cell office:value-type="string">
                <text:p>Column P Column S</text:p>
              </table:table-cell>
              <table:table-cell office:value-type="string">
                <text:p/>
                <draw:g>
                  <svg:desc>Sheet1.T106:Sheet1.T106</svg:desc>
                </draw:g>
              </table:table-cell>
            </table:table-row>
          </table:table-header-rows>
          <table:table-rows>
            <table:table-row>
              <table:table-cell office:value-type="string">
                <text:p/>
                <text:list>
                  <text:list-item>
                    <text:p/>
                  </text:list-item>
                  <text:list-item>
                    <text:p/>
                  </text:list-item>
                </text:list>
                <draw:g>
                  <svg:desc>Sheet1.P107:Sheet1.P112 Sheet1.S107:Sheet1.S112</svg:desc>
                </draw:g>
              </table:table-cell>
              <table:table-cell office:value-type="float" office:value="NaN">
                <text:p>NaN</text:p>
                <draw:g>
                  <svg:desc>Sheet1.P107:Sheet1.P112 Sheet1.S107:Sheet1.S112</svg:desc>
                </draw:g>
              </table:table-cell>
              <table:table-cell office:value-type="float" office:value="NaN">
                <text:p>NaN</text:p>
                <draw:g>
                  <svg:desc>Sheet1.P107:Sheet1.P112 Sheet1.S107:Sheet1.S112</svg:desc>
                </draw:g>
              </table:table-cell>
              <table:table-cell office:value-type="float" office:value="NaN">
                <text:p>NaN</text:p>
                <draw:g>
                  <svg:desc>Sheet1.T107:Sheet1.T112</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2cm" svg:height="9.004cm" xlink:href=".." xlink:type="simple" chart:class="chart:bubble" chart:style-name="ch1">
        <chart:title svg:x="4.751cm" svg:y="0.316cm" chart:style-name="ch2">
          <text:p>Task VS Priority VS Complete %</text:p>
        </chart:title>
        <chart:legend chart:legend-position="end" svg:x="13.358cm" svg:y="4.19cm" style:legend-expansion="high" chart:style-name="ch3"/>
        <chart:plot-area chart:style-name="ch4" table:cell-range-address="Sheet2.O80:Sheet2.O85 Sheet2.U80:Sheet2.U85 Sheet2.X79:Sheet2.X85" chart:data-source-has-labels="both" svg:x="0.769cm" svg:y="1.635cm" svg:width="11.951cm" svg:height="6.769cm">
          <chartooo:coordinate-region svg:x="1.205cm" svg:y="1.848cm" svg:width="11.421cm" svg:height="5.883cm"/>
          <chart:axis chart:dimension="x" chart:name="primary-x" chart:style-name="ch5" chartooo:axis-type="auto">
            <chart:categories table:cell-range-address="Sheet2.O80:Sheet2.O85 Sheet2.U80:Sheet2.U85"/>
          </chart:axis>
          <chart:axis chart:dimension="y" chart:name="primary-y" chart:style-name="ch5">
            <chart:grid chart:style-name="ch6" chart:class="major"/>
          </chart:axis>
          <chart:series chart:style-name="ch7" chart:values-cell-range-address="Sheet2.X80:Sheet2.X85" chart:label-cell-address="Sheet2.X79:Sheet2.X79" chart:class="chart:bubbl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Complete</text:p>
                <draw:g>
                  <svg:desc>Sheet2.X79:Sheet2.X79</svg:desc>
                </draw:g>
              </table:table-cell>
            </table:table-row>
          </table:table-header-rows>
          <table:table-rows>
            <table:table-row>
              <table:table-cell office:value-type="string">
                <text:p>Task 1 Critical</text:p>
                <text:list>
                  <text:list-item>
                    <text:p>Task 1</text:p>
                  </text:list-item>
                  <text:list-item>
                    <text:p>Critical</text:p>
                  </text:list-item>
                </text:list>
                <draw:g>
                  <svg:desc>Sheet2.O80:Sheet2.O85 Sheet2.U80:Sheet2.U85</svg:desc>
                </draw:g>
              </table:table-cell>
              <table:table-cell office:value-type="float" office:value="1">
                <text:p>1</text:p>
                <draw:g>
                  <svg:desc>Sheet2.X80:Sheet2.X85</svg:desc>
                </draw:g>
              </table:table-cell>
            </table:table-row>
            <table:table-row>
              <table:table-cell office:value-type="string">
                <text:p>Task 2 Low </text:p>
                <text:list>
                  <text:list-item>
                    <text:p>Task 2</text:p>
                  </text:list-item>
                  <text:list-item>
                    <text:p>Low </text:p>
                  </text:list-item>
                </text:list>
              </table:table-cell>
              <table:table-cell office:value-type="float" office:value="1">
                <text:p>1</text:p>
              </table:table-cell>
            </table:table-row>
            <table:table-row>
              <table:table-cell office:value-type="string">
                <text:p>Task 3 Low </text:p>
                <text:list>
                  <text:list-item>
                    <text:p>Task 3</text:p>
                  </text:list-item>
                  <text:list-item>
                    <text:p>Low </text:p>
                  </text:list-item>
                </text:list>
              </table:table-cell>
              <table:table-cell office:value-type="float" office:value="1">
                <text:p>1</text:p>
              </table:table-cell>
            </table:table-row>
            <table:table-row>
              <table:table-cell office:value-type="string">
                <text:p>Task 4 Low </text:p>
                <text:list>
                  <text:list-item>
                    <text:p>Task 4</text:p>
                  </text:list-item>
                  <text:list-item>
                    <text:p>Low </text:p>
                  </text:list-item>
                </text:list>
              </table:table-cell>
              <table:table-cell office:value-type="float" office:value="0.3">
                <text:p>0.3</text:p>
              </table:table-cell>
            </table:table-row>
            <table:table-row>
              <table:table-cell office:value-type="string">
                <text:p>Task 5 Important</text:p>
                <text:list>
                  <text:list-item>
                    <text:p>Task 5</text:p>
                  </text:list-item>
                  <text:list-item>
                    <text:p>Important</text:p>
                  </text:list-item>
                </text:list>
              </table:table-cell>
              <table:table-cell office:value-type="float" office:value="0.3">
                <text:p>0.3</text:p>
              </table:table-cell>
            </table:table-row>
            <table:table-row>
              <table:table-cell office:value-type="string">
                <text:p>Task 6 Low </text:p>
                <text:list>
                  <text:list-item>
                    <text:p>Task 6</text:p>
                  </text:list-item>
                  <text:list-item>
                    <text:p>Low </text:p>
                  </text:list-item>
                </text:list>
              </table:table-cell>
              <table:table-cell office:value-type="float" office:value="0.1">
                <text:p>0.1</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data-style-name="N0">
      <style:graphic-properties draw:stroke="none" draw:fill-color="#ff42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3cm" svg:height="9.006cm" xlink:href=".." xlink:type="simple" chart:class="chart:circle" chart:style-name="ch1">
        <chart:title svg:x="6.153cm" svg:y="0.316cm" chart:style-name="ch2">
          <text:p>Total completed %</text:p>
        </chart:title>
        <chart:legend chart:legend-position="end" svg:x="15.053cm" svg:y="2.881cm" style:legend-expansion="high" chart:style-name="ch3"/>
        <chart:plot-area chart:style-name="ch4" table:cell-range-address="Sheet2.X79:Sheet2.Y85" chart:data-source-has-labels="row" svg:x="3.871cm" svg:y="1.454cm" svg:width="7.368cm" svg:height="7.369cm">
          <chartooo:coordinate-region svg:x="3.871cm" svg:y="1.455cm" svg:width="7.368cm" svg:height="7.368cm"/>
          <chart:axis chart:dimension="x" chart:name="primary-x" chart:style-name="ch5"/>
          <chart:axis chart:dimension="y" chart:name="primary-y" chart:style-name="ch6">
            <chart:grid chart:style-name="ch7" chart:class="major"/>
          </chart:axis>
          <chart:series chart:style-name="ch8" chart:values-cell-range-address="Sheet2.X80:Sheet2.X85" chart:label-cell-address="Sheet2.X79:Sheet2.X79" chart:class="chart:circle">
            <chart:data-point chart:style-name="ch9"/>
            <chart:data-point chart:style-name="ch10"/>
            <chart:data-point chart:style-name="ch11"/>
            <chart:data-point chart:style-name="ch12"/>
            <chart:data-point chart:style-name="ch13"/>
            <chart:data-point chart:style-name="ch14"/>
          </chart:series>
          <chart:series chart:style-name="ch15" chart:values-cell-range-address="Sheet2.Y80:Sheet2.Y85" chart:label-cell-address="Sheet2.Y79:Sheet2.Y79" chart:class="chart:circle">
            <chart:data-point chart:style-name="ch9"/>
            <chart:data-point chart:style-name="ch10"/>
            <chart:data-point chart:style-name="ch11"/>
            <chart:data-point chart:style-name="ch12"/>
            <chart:data-point chart:style-name="ch13"/>
            <chart:data-point chart:style-name="ch1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Complete</text:p>
                <draw:g>
                  <svg:desc>Sheet2.X79:Sheet2.X79</svg:desc>
                </draw:g>
              </table:table-cell>
              <table:table-cell office:value-type="string">
                <text:p>Expected Completeion %</text:p>
                <draw:g>
                  <svg:desc>Sheet2.Y79:Sheet2.Y79</svg:desc>
                </draw:g>
              </table:table-cell>
            </table:table-row>
          </table:table-header-rows>
          <table:table-rows>
            <table:table-row>
              <table:table-cell office:value-type="string">
                <text:p>1</text:p>
              </table:table-cell>
              <table:table-cell office:value-type="float" office:value="1">
                <text:p>1</text:p>
                <draw:g>
                  <svg:desc>Sheet2.X80:Sheet2.X85</svg:desc>
                </draw:g>
              </table:table-cell>
              <table:table-cell office:value-type="float" office:value="100">
                <text:p>100</text:p>
                <draw:g>
                  <svg:desc>Sheet2.Y80:Sheet2.Y85</svg:desc>
                </draw:g>
              </table:table-cell>
            </table:table-row>
            <table:table-row>
              <table:table-cell office:value-type="string">
                <text:p>2</text:p>
              </table:table-cell>
              <table:table-cell office:value-type="float" office:value="1">
                <text:p>1</text:p>
              </table:table-cell>
              <table:table-cell office:value-type="float" office:value="100">
                <text:p>100</text:p>
              </table:table-cell>
            </table:table-row>
            <table:table-row>
              <table:table-cell office:value-type="string">
                <text:p>3</text:p>
              </table:table-cell>
              <table:table-cell office:value-type="float" office:value="1">
                <text:p>1</text:p>
              </table:table-cell>
              <table:table-cell office:value-type="float" office:value="100">
                <text:p>100</text:p>
              </table:table-cell>
            </table:table-row>
            <table:table-row>
              <table:table-cell office:value-type="string">
                <text:p>4</text:p>
              </table:table-cell>
              <table:table-cell office:value-type="float" office:value="0.3">
                <text:p>0.3</text:p>
              </table:table-cell>
              <table:table-cell office:value-type="float" office:value="100">
                <text:p>100</text:p>
              </table:table-cell>
            </table:table-row>
            <table:table-row>
              <table:table-cell office:value-type="string">
                <text:p>5</text:p>
              </table:table-cell>
              <table:table-cell office:value-type="float" office:value="0.3">
                <text:p>0.3</text:p>
              </table:table-cell>
              <table:table-cell office:value-type="float" office:value="100">
                <text:p>100</text:p>
              </table:table-cell>
            </table:table-row>
            <table:table-row>
              <table:table-cell office:value-type="string">
                <text:p>6</text:p>
              </table:table-cell>
              <table:table-cell office:value-type="float" office:value="0.1">
                <text:p>0.1</text:p>
              </table:table-cell>
              <table:table-cell office:value-type="float" office:value="100">
                <text:p>10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2cm" svg:height="9.005cm" xlink:href="." xlink:type="simple" chart:class="chart:radar" chart:style-name="ch1">
        <chart:title svg:x="4.989cm" svg:y="0.316cm" chart:style-name="ch2">
          <text:p>Task completion VS Employee</text:p>
        </chart:title>
        <chart:legend chart:legend-position="end" svg:x="13.782cm" svg:y="4.19cm" style:legend-expansion="high" chart:style-name="ch3"/>
        <chart:plot-area chart:style-name="ch4" chart:data-source-has-labels="both" svg:x="0.769cm" svg:y="1.455cm" svg:width="12.694cm" svg:height="6.95cm">
          <chartooo:coordinate-region svg:x="4.372cm" svg:y="2.343cm" svg:width="5.487cm" svg:height="5.487cm"/>
          <chart:axis chart:dimension="x" chart:name="primary-x" chart:style-name="ch5"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rad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Assigined</text:p>
              </table:table-cell>
              <table:table-cell office:value-type="float" office:value="NaN">
                <text:p>NaN</text:p>
              </table:table-cell>
            </table:table-row>
            <table:table-row>
              <table:table-cell office:value-type="string">
                <text:p>a</text:p>
              </table:table-cell>
              <table:table-cell office:value-type="float" office:value="1">
                <text:p>1</text:p>
              </table:table-cell>
            </table:table-row>
            <table:table-row>
              <table:table-cell office:value-type="string">
                <text:p>b</text:p>
              </table:table-cell>
              <table:table-cell office:value-type="float" office:value="1">
                <text:p>1</text:p>
              </table:table-cell>
            </table:table-row>
            <table:table-row>
              <table:table-cell office:value-type="string">
                <text:p>c</text:p>
              </table:table-cell>
              <table:table-cell office:value-type="float" office:value="1">
                <text:p>1</text:p>
              </table:table-cell>
            </table:table-row>
            <table:table-row>
              <table:table-cell office:value-type="string">
                <text:p>d</text:p>
              </table:table-cell>
              <table:table-cell office:value-type="float" office:value="0.3">
                <text:p>0.3</text:p>
              </table:table-cell>
            </table:table-row>
            <table:table-row>
              <table:table-cell office:value-type="string">
                <text:p>b</text:p>
              </table:table-cell>
              <table:table-cell office:value-type="float" office:value="0.3">
                <text:p>0.3</text:p>
              </table:table-cell>
            </table:table-row>
            <table:table-row>
              <table:table-cell office:value-type="string">
                <text:p>d</text:p>
              </table:table-cell>
              <table:table-cell office:value-type="float" office:value="0.1">
                <text:p>0.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4.609cm" svg:y="0.316cm" chart:style-name="ch2">
          <text:p>Expected VS Actual Completion %</text:p>
        </chart:title>
        <chart:legend chart:legend-position="end" svg:x="13.201cm" svg:y="3.926cm" style:legend-expansion="high" chart:style-name="ch3"/>
        <chart:plot-area chart:style-name="ch4" table:cell-range-address="Sheet1.R91:Sheet1.S97" chart:data-source-has-labels="row" svg:x="1.358cm" svg:y="1.635cm" svg:width="11.203cm" svg:height="6.177cm">
          <chartooo:coordinate-region svg:x="2.165cm" svg:y="1.847cm" svg:width="10.302cm" svg:height="5.292cm"/>
          <chart:axis chart:dimension="x" chart:name="primary-x" chart:style-name="ch5">
            <chart:title svg:x="6.545cm" svg:y="7.993cm" chart:style-name="ch6">
              <text:p>Task</text:p>
            </chart:title>
          </chart:axis>
          <chart:axis chart:dimension="y" chart:name="primary-y" chart:style-name="ch5">
            <chart:title svg:x="0.451cm" svg:y="5.812cm" chart:style-name="ch7">
              <text:p>Completion %</text:p>
            </chart:title>
            <chart:grid chart:style-name="ch8" chart:class="major"/>
          </chart:axis>
          <chart:series chart:style-name="ch9" chart:values-cell-range-address="Sheet1.R92:Sheet1.R97" chart:label-cell-address="Sheet1.R91:Sheet1.R91" chart:class="chart:line">
            <chart:data-point chart:repeated="6"/>
          </chart:series>
          <chart:series chart:style-name="ch10" chart:values-cell-range-address="Sheet1.S92:Sheet1.S97" chart:label-cell-address="Sheet1.S91:Sheet1.S9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draw:g>
                  <svg:desc>Sheet1.R91:Sheet1.R91</svg:desc>
                </draw:g>
              </table:table-cell>
              <table:table-cell office:value-type="string">
                <text:p>Expected</text:p>
                <draw:g>
                  <svg:desc>Sheet1.S91:Sheet1.S91</svg:desc>
                </draw:g>
              </table:table-cell>
            </table:table-row>
          </table:table-header-rows>
          <table:table-rows>
            <table:table-row>
              <table:table-cell office:value-type="string">
                <text:p>1</text:p>
              </table:table-cell>
              <table:table-cell office:value-type="float" office:value="30">
                <text:p>30</text:p>
                <draw:g>
                  <svg:desc>Sheet1.R92:Sheet1.R97</svg:desc>
                </draw:g>
              </table:table-cell>
              <table:table-cell office:value-type="float" office:value="100">
                <text:p>100</text:p>
                <draw:g>
                  <svg:desc>Sheet1.S92:Sheet1.S97</svg:desc>
                </draw:g>
              </table:table-cell>
            </table:table-row>
            <table:table-row>
              <table:table-cell office:value-type="string">
                <text:p>2</text:p>
              </table:table-cell>
              <table:table-cell office:value-type="float" office:value="80">
                <text:p>80</text:p>
              </table:table-cell>
              <table:table-cell office:value-type="float" office:value="100">
                <text:p>100</text:p>
              </table:table-cell>
            </table:table-row>
            <table:table-row>
              <table:table-cell office:value-type="string">
                <text:p>3</text:p>
              </table:table-cell>
              <table:table-cell office:value-type="float" office:value="100">
                <text:p>100</text:p>
              </table:table-cell>
              <table:table-cell office:value-type="float" office:value="100">
                <text:p>100</text:p>
              </table:table-cell>
            </table:table-row>
            <table:table-row>
              <table:table-cell office:value-type="string">
                <text:p>4</text:p>
              </table:table-cell>
              <table:table-cell office:value-type="float" office:value="66">
                <text:p>66</text:p>
              </table:table-cell>
              <table:table-cell office:value-type="float" office:value="30">
                <text:p>30</text:p>
              </table:table-cell>
            </table:table-row>
            <table:table-row>
              <table:table-cell office:value-type="string">
                <text:p>5</text:p>
              </table:table-cell>
              <table:table-cell office:value-type="float" office:value="78">
                <text:p>78</text:p>
              </table:table-cell>
              <table:table-cell office:value-type="float" office:value="10">
                <text:p>10</text:p>
              </table:table-cell>
            </table:table-row>
            <table:table-row>
              <table:table-cell office:value-type="string">
                <text:p>6</text:p>
              </table:table-cell>
              <table:table-cell office:value-type="float" office:value="20">
                <text:p>20</text:p>
              </table:table-cell>
              <table:table-cell office:value-type="float" office:value="45">
                <text:p>4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7.448cm" xlink:href=".." xlink:type="simple" chart:class="chart:scatter" chart:style-name="ch1">
        <chart:legend chart:legend-position="end" svg:x="13.386cm" svg:y="3.412cm" style:legend-expansion="high" chart:style-name="ch2"/>
        <chart:plot-area chart:style-name="ch3" table:cell-range-address="Sheet1.I81:Sheet1.I86 Sheet1.P80:Sheet1.P86" chart:data-source-has-labels="both" svg:x="0.77cm" svg:y="0.727cm" svg:width="11.976cm" svg:height="6.153cm">
          <chartooo:coordinate-region svg:x="1.206cm" svg:y="0.939cm" svg:width="11.446cm" svg:height="5.268cm"/>
          <chart:axis chart:dimension="x" chart:name="primary-x" chart:style-name="ch4" chartooo:axis-type="auto">
            <chart:categories table:cell-range-address="Sheet1.I81:Sheet1.I86"/>
          </chart:axis>
          <chart:axis chart:dimension="y" chart:name="primary-y" chart:style-name="ch4">
            <chart:grid chart:style-name="ch5" chart:class="major"/>
          </chart:axis>
          <chart:series chart:style-name="ch6" chart:values-cell-range-address="Sheet1.P81:Sheet1.P86" chart:label-cell-address="Sheet1.P80:Sheet1.P80" chart:class="chart:scatte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text:p>
                <draw:g>
                  <svg:desc>Sheet1.P80:Sheet1.P80</svg:desc>
                </draw:g>
              </table:table-cell>
            </table:table-row>
          </table:table-header-rows>
          <table:table-rows>
            <table:table-row>
              <table:table-cell office:value-type="string">
                <text:p>Task 1</text:p>
                <draw:g>
                  <svg:desc>Sheet1.I81:Sheet1.I86</svg:desc>
                </draw:g>
              </table:table-cell>
              <table:table-cell office:value-type="float" office:value="5">
                <text:p>5</text:p>
                <draw:g>
                  <svg:desc>Sheet1.P81:Sheet1.P86</svg:desc>
                </draw:g>
              </table:table-cell>
            </table:table-row>
            <table:table-row>
              <table:table-cell office:value-type="string">
                <text:p>Task 2</text:p>
              </table:table-cell>
              <table:table-cell office:value-type="float" office:value="2">
                <text:p>2</text:p>
              </table:table-cell>
            </table:table-row>
            <table:table-row>
              <table:table-cell office:value-type="string">
                <text:p>Task 3</text:p>
              </table:table-cell>
              <table:table-cell office:value-type="float" office:value="4">
                <text:p>4</text:p>
              </table:table-cell>
            </table:table-row>
            <table:table-row>
              <table:table-cell office:value-type="string">
                <text:p>Task 4</text:p>
              </table:table-cell>
              <table:table-cell office:value-type="float" office:value="6">
                <text:p>6</text:p>
              </table:table-cell>
            </table:table-row>
            <table:table-row>
              <table:table-cell office:value-type="string">
                <text:p>Task 5</text:p>
              </table:table-cell>
              <table:table-cell office:value-type="float" office:value="6">
                <text:p>6</text:p>
              </table:table-cell>
            </table:table-row>
            <table:table-row>
              <table:table-cell office:value-type="string">
                <text:p>Task 6</text:p>
              </table:table-cell>
              <table:table-cell office:value-type="float" office:value="2">
                <text:p>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64cm" svg:height="8.152cm" xlink:href=".." xlink:type="simple" chart:class="chart:bar" chart:style-name="ch1">
        <chart:title svg:x="5.476cm" svg:y="0.299cm" chart:style-name="ch2">
          <text:p>Task Analysis</text:p>
        </chart:title>
        <chart:plot-area chart:style-name="ch3" table:cell-range-address="Sheet5.B26:Sheet5.C28" chart:data-source-has-labels="column" svg:x="0.725cm" svg:y="1.567cm" svg:width="12.489cm" svg:height="6.002cm">
          <chartooo:coordinate-region svg:x="1.452cm" svg:y="1.779cm" svg:width="11.762cm" svg:height="5.117cm"/>
          <chart:axis chart:dimension="x" chart:name="primary-x" chart:style-name="ch4" chartooo:axis-type="auto">
            <chartooo:date-scale/>
            <chart:categories table:cell-range-address="Sheet5.B26:Sheet5.B28"/>
          </chart:axis>
          <chart:axis chart:dimension="y" chart:name="primary-y" chart:style-name="ch5">
            <chart:grid chart:style-name="ch6" chart:class="major"/>
          </chart:axis>
          <chart:series chart:style-name="ch7" chart:values-cell-range-address="Sheet5.C26:Sheet5.C28"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Completed</text:p>
                <draw:g>
                  <svg:desc>Sheet5.B26:Sheet5.B28</svg:desc>
                </draw:g>
              </table:table-cell>
              <table:table-cell office:value-type="float" office:value="3">
                <text:p>3</text:p>
                <draw:g>
                  <svg:desc>Sheet5.C26:Sheet5.C28</svg:desc>
                </draw:g>
              </table:table-cell>
            </table:table-row>
            <table:table-row>
              <table:table-cell office:value-type="string">
                <text:p>Ongoing</text:p>
              </table:table-cell>
              <table:table-cell office:value-type="float" office:value="2">
                <text:p>2</text:p>
              </table:table-cell>
            </table:table-row>
            <table:table-row>
              <table:table-cell office:value-type="string">
                <text:p>Not Started</text:p>
              </table:table-cell>
              <table:table-cell office:value-type="float" office:value="1">
                <text:p>1</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138cm" svg:height="8.153cm" xlink:href=".." xlink:type="simple" chart:class="chart:circle" chart:style-name="ch1">
        <chart:title svg:x="5.718cm" svg:y="0.299cm" chart:style-name="ch2">
          <text:p>Priority </text:p>
        </chart:title>
        <chart:legend chart:legend-position="end" svg:x="10.954cm" svg:y="2.978cm" style:legend-expansion="high" chart:style-name="ch3"/>
        <chart:plot-area chart:style-name="ch4" table:cell-range-address="Sheet5.H27:Sheet5.I30 Sheet5.I26:Sheet5.I26" chart:data-source-has-labels="both" svg:x="0.262cm" svg:y="1.404cm" svg:width="10.43cm" svg:height="6.586cm">
          <chartooo:coordinate-region svg:x="2.184cm" svg:y="1.405cm" svg:width="6.585cm" svg:height="6.585cm"/>
          <chart:axis chart:dimension="x" chart:name="primary-x" chart:style-name="ch5" chartooo:axis-type="auto">
            <chartooo:date-scale/>
            <chart:categories table:cell-range-address="Sheet5.H27:Sheet5.H30"/>
          </chart:axis>
          <chart:axis chart:dimension="y" chart:name="primary-y" chart:style-name="ch6">
            <chart:grid chart:style-name="ch7" chart:class="major"/>
          </chart:axis>
          <chart:series chart:style-name="ch8" chart:values-cell-range-address="Sheet5.I27:Sheet5.I30" chart:label-cell-address="Sheet5.I26:Sheet5.I26"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Sheet5.I26:Sheet5.I26</svg:desc>
                </draw:g>
              </table:table-cell>
            </table:table-row>
          </table:table-header-rows>
          <table:table-rows>
            <table:table-row>
              <table:table-cell office:value-type="string">
                <text:p>Critical</text:p>
                <draw:g>
                  <svg:desc>Sheet5.H27:Sheet5.H30</svg:desc>
                </draw:g>
              </table:table-cell>
              <table:table-cell office:value-type="float" office:value="1">
                <text:p>1</text:p>
                <draw:g>
                  <svg:desc>Sheet5.I27:Sheet5.I30</svg:desc>
                </draw:g>
              </table:table-cell>
            </table:table-row>
            <table:table-row>
              <table:table-cell office:value-type="string">
                <text:p>Urgent</text:p>
              </table:table-cell>
              <table:table-cell office:value-type="float" office:value="0">
                <text:p>0</text:p>
              </table:table-cell>
            </table:table-row>
            <table:table-row>
              <table:table-cell office:value-type="string">
                <text:p>Important</text:p>
              </table:table-cell>
              <table:table-cell office:value-type="float" office:value="1">
                <text:p>1</text:p>
              </table:table-cell>
            </table:table-row>
            <table:table-row>
              <table:table-cell office:value-type="string">
                <text:p>Low</text:p>
              </table:table-cell>
              <table:table-cell office:value-type="float" office:value="4">
                <text:p>4</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32cm" svg:height="6.839cm" xlink:href=".." xlink:type="simple" chart:class="chart:scatter" chart:column-mapping="0" chart:style-name="ch1">
        <chart:legend chart:legend-position="end" svg:x="10.333cm" svg:y="2.583cm" style:legend-expansion="high" chart:style-name="ch2"/>
        <chart:plot-area chart:style-name="ch3" table:cell-range-address="Sheet1.P92:Sheet1.P97 Sheet1.R91:Sheet1.S97 Sheet1.V91:Sheet1.V97" chart:data-source-has-labels="both" svg:x="0.712cm" svg:y="0.679cm" svg:width="9.097cm" svg:height="5.604cm">
          <chartooo:coordinate-region svg:x="1.519cm" svg:y="0.892cm" svg:width="8.196cm" svg:height="4.718cm"/>
          <chart:axis chart:dimension="x" chart:name="primary-x" chart:style-name="ch4" chartooo:axis-type="auto">
            <chart:categories table:cell-range-address="Sheet1.P92:Sheet1.P97"/>
          </chart:axis>
          <chart:axis chart:dimension="y" chart:name="primary-y" chart:style-name="ch4">
            <chart:grid chart:style-name="ch5" chart:class="major"/>
          </chart:axis>
          <chart:series chart:style-name="ch6" chart:values-cell-range-address="Sheet1.R92:Sheet1.R97" chart:label-cell-address="Sheet1.R91:Sheet1.R91" chart:class="chart:scatter">
            <chart:data-point chart:repeated="6"/>
          </chart:series>
          <chart:series chart:style-name="ch7" chart:values-cell-range-address="Sheet1.S92:Sheet1.S97" chart:label-cell-address="Sheet1.S91:Sheet1.S91" chart:class="chart:scatter">
            <chart:data-point chart:repeated="6"/>
          </chart:series>
          <chart:series chart:style-name="ch8" chart:values-cell-range-address="Sheet1.V92:Sheet1.V97" chart:label-cell-address="Sheet1.V91:Sheet1.V91" chart:class="chart:scatter">
            <chart:data-point chart:repeated="6"/>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tual</text:p>
                <draw:g>
                  <svg:desc>Sheet1.R91:Sheet1.R91</svg:desc>
                </draw:g>
              </table:table-cell>
              <table:table-cell office:value-type="string">
                <text:p>Expected</text:p>
                <draw:g>
                  <svg:desc>Sheet1.S91:Sheet1.S91</svg:desc>
                </draw:g>
              </table:table-cell>
              <table:table-cell office:value-type="string">
                <text:p>y=mx+c</text:p>
                <draw:g>
                  <svg:desc>Sheet1.V91:Sheet1.V91</svg:desc>
                </draw:g>
              </table:table-cell>
            </table:table-row>
          </table:table-header-rows>
          <table:table-rows>
            <table:table-row>
              <table:table-cell office:value-type="string">
                <text:p>Task 1</text:p>
                <draw:g>
                  <svg:desc>Sheet1.P92:Sheet1.P97</svg:desc>
                </draw:g>
              </table:table-cell>
              <table:table-cell office:value-type="float" office:value="30">
                <text:p>30</text:p>
                <draw:g>
                  <svg:desc>Sheet1.R92:Sheet1.R97</svg:desc>
                </draw:g>
              </table:table-cell>
              <table:table-cell office:value-type="float" office:value="100">
                <text:p>100</text:p>
                <draw:g>
                  <svg:desc>Sheet1.S92:Sheet1.S97</svg:desc>
                </draw:g>
              </table:table-cell>
              <table:table-cell office:value-type="float" office:value="201.39">
                <text:p>201.39</text:p>
                <draw:g>
                  <svg:desc>Sheet1.V92:Sheet1.V97</svg:desc>
                </draw:g>
              </table:table-cell>
            </table:table-row>
            <table:table-row>
              <table:table-cell office:value-type="string">
                <text:p>Task 2</text:p>
              </table:table-cell>
              <table:table-cell office:value-type="float" office:value="80">
                <text:p>80</text:p>
              </table:table-cell>
              <table:table-cell office:value-type="float" office:value="100">
                <text:p>100</text:p>
              </table:table-cell>
              <table:table-cell office:value-type="float" office:value="175.016">
                <text:p>175.016</text:p>
              </table:table-cell>
            </table:table-row>
            <table:table-row>
              <table:table-cell office:value-type="string">
                <text:p>Task 3</text:p>
              </table:table-cell>
              <table:table-cell office:value-type="float" office:value="100">
                <text:p>100</text:p>
              </table:table-cell>
              <table:table-cell office:value-type="float" office:value="100">
                <text:p>100</text:p>
              </table:table-cell>
              <table:table-cell office:value-type="float" office:value="148.642">
                <text:p>148.642</text:p>
              </table:table-cell>
            </table:table-row>
            <table:table-row>
              <table:table-cell office:value-type="string">
                <text:p>Task 4</text:p>
              </table:table-cell>
              <table:table-cell office:value-type="float" office:value="66">
                <text:p>66</text:p>
              </table:table-cell>
              <table:table-cell office:value-type="float" office:value="30">
                <text:p>30</text:p>
              </table:table-cell>
              <table:table-cell office:value-type="float" office:value="254.138">
                <text:p>254.138</text:p>
              </table:table-cell>
            </table:table-row>
            <table:table-row>
              <table:table-cell office:value-type="string">
                <text:p>Task 5</text:p>
              </table:table-cell>
              <table:table-cell office:value-type="float" office:value="78">
                <text:p>78</text:p>
              </table:table-cell>
              <table:table-cell office:value-type="float" office:value="10">
                <text:p>10</text:p>
              </table:table-cell>
              <table:table-cell office:value-type="float" office:value="201.39">
                <text:p>201.39</text:p>
              </table:table-cell>
            </table:table-row>
            <table:table-row>
              <table:table-cell office:value-type="string">
                <text:p>Task 6</text:p>
              </table:table-cell>
              <table:table-cell office:value-type="float" office:value="20">
                <text:p>20</text:p>
              </table:table-cell>
              <table:table-cell office:value-type="float" office:value="45">
                <text:p>45</text:p>
              </table:table-cell>
              <table:table-cell office:value-type="float" office:value="148.642">
                <text:p>148.64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0.642cm" svg:height="0.027cm" xlink:href=".." xlink:type="simple" chart:class="chart:circle" chart:style-name="ch1">
        <chart:title svg:x="-0.093cm" svg:y="0.136cm" chart:style-name="ch2">
          <text:p>rtfrt</text:p>
        </chart:title>
        <chart:plot-area chart:style-name="ch3" table:cell-range-address="Sheet2.E47:Sheet2.E47 Sheet2.G47:Sheet2.G47" chart:data-source-has-labels="column" svg:x="0cm" svg:y="0cm" svg:width="-32.767cm" svg:height="-32.767cm">
          <chartooo:coordinate-region svg:x="0cm" svg:y="0cm" svg:width="0cm" svg:height="0cm"/>
          <chart:axis chart:dimension="x" chart:name="primary-x" chart:style-name="ch4" chartooo:axis-type="auto">
            <chartooo:date-scale/>
            <chart:categories table:cell-range-address="Sheet2.E47:Sheet2.E47 Sheet2.G47:Sheet2.G47"/>
          </chart:axis>
          <chart:axis chart:dimension="y" chart:name="primary-y" chart:style-name="ch5">
            <chart:grid chart:style-name="ch6" chart:class="major"/>
          </chart:axis>
          <chart:wall chart:style-name="ch7"/>
          <chart:floor chart:style-name="ch8"/>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954cm" svg:height="7.918cm" xlink:href="." xlink:type="simple" chart:class="chart:circle" chart:style-name="ch1">
        <chart:title svg:x="6.626cm" svg:y="0.294cm" chart:style-name="ch2">
          <text:p>Priority </text:p>
        </chart:title>
        <chart:legend chart:legend-position="end" svg:x="12.77cm" svg:y="2.861cm" style:legend-expansion="high" chart:style-name="ch3"/>
        <chart:plot-area chart:style-name="ch4" chart:data-source-has-labels="both" svg:x="0.299cm" svg:y="1.389cm" svg:width="12.172cm" svg:height="6.371cm">
          <chartooo:coordinate-region svg:x="3.2cm" svg:y="1.39cm" svg:width="6.37cm" svg:height="6.3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Critical</text:p>
              </table:table-cell>
              <table:table-cell office:value-type="float" office:value="1">
                <text:p>1</text:p>
              </table:table-cell>
            </table:table-row>
            <table:table-row>
              <table:table-cell office:value-type="string">
                <text:p>Urgent</text:p>
              </table:table-cell>
              <table:table-cell office:value-type="float" office:value="0">
                <text:p>0</text:p>
              </table:table-cell>
            </table:table-row>
            <table:table-row>
              <table:table-cell office:value-type="string">
                <text:p>Important</text:p>
              </table:table-cell>
              <table:table-cell office:value-type="float" office:value="1">
                <text:p>1</text:p>
              </table:table-cell>
            </table:table-row>
            <table:table-row>
              <table:table-cell office:value-type="string">
                <text:p>Low</text:p>
              </table:table-cell>
              <table:table-cell office:value-type="float" office:value="4">
                <text:p>4</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36">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9" style:family="chart" style:data-style-name="N36">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119cm" svg:height="8.222cm" xlink:href=".." xlink:type="simple" chart:class="chart:scatter" chart:column-mapping="0" chart:style-name="ch1">
        <chart:title svg:x="6.536cm" svg:y="0.3cm" chart:style-name="ch2">
          <text:p>Time Line</text:p>
        </chart:title>
        <chart:legend chart:legend-position="end" svg:x="12.214cm" svg:y="3.537cm" style:legend-expansion="high" chart:style-name="ch3"/>
        <chart:plot-area chart:style-name="ch4" table:cell-range-address="Sheet5.A39:Sheet5.A44 Sheet5.C38:Sheet5.D44" chart:data-source-has-labels="both" svg:x="0.752cm" svg:y="1.571cm" svg:width="10.858cm" svg:height="6.067cm">
          <chartooo:coordinate-region svg:x="2.696cm" svg:y="1.783cm" svg:width="8.82cm" svg:height="5.182cm"/>
          <chart:axis chart:dimension="x" chart:name="primary-x" chart:style-name="ch5" chartooo:axis-type="auto">
            <chart:categories table:cell-range-address="Sheet5.A39:Sheet5.A44"/>
          </chart:axis>
          <chart:axis chart:dimension="y" chart:name="primary-y" chart:style-name="ch6">
            <chart:grid chart:style-name="ch7" chart:class="major"/>
          </chart:axis>
          <chart:series chart:style-name="ch8" chart:values-cell-range-address="Sheet5.C39:Sheet5.C44" chart:label-cell-address="Sheet5.C38:Sheet5.C38" chart:class="chart:scatter">
            <chart:data-point chart:repeated="6"/>
          </chart:series>
          <chart:series chart:style-name="ch9" chart:values-cell-range-address="Sheet5.D39:Sheet5.D44" chart:label-cell-address="Sheet5.D38:Sheet5.D38"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 Date</text:p>
                <draw:g>
                  <svg:desc>Sheet5.C38:Sheet5.C38</svg:desc>
                </draw:g>
              </table:table-cell>
              <table:table-cell office:value-type="string">
                <text:p>End Date</text:p>
                <draw:g>
                  <svg:desc>Sheet5.D38:Sheet5.D38</svg:desc>
                </draw:g>
              </table:table-cell>
            </table:table-row>
          </table:table-header-rows>
          <table:table-rows>
            <table:table-row>
              <table:table-cell office:value-type="string">
                <text:p>Task 1</text:p>
                <draw:g>
                  <svg:desc>Sheet5.A39:Sheet5.A44</svg:desc>
                </draw:g>
              </table:table-cell>
              <table:table-cell office:value-type="float" office:value="45677">
                <text:p>45677</text:p>
                <draw:g>
                  <svg:desc>Sheet5.C39:Sheet5.C44</svg:desc>
                </draw:g>
              </table:table-cell>
              <table:table-cell office:value-type="float" office:value="45682">
                <text:p>45682</text:p>
                <draw:g>
                  <svg:desc>Sheet5.D39:Sheet5.D44</svg:desc>
                </draw:g>
              </table:table-cell>
            </table:table-row>
            <table:table-row>
              <table:table-cell office:value-type="string">
                <text:p>Task 2</text:p>
              </table:table-cell>
              <table:table-cell office:value-type="float" office:value="45678">
                <text:p>45678</text:p>
              </table:table-cell>
              <table:table-cell office:value-type="float" office:value="45680">
                <text:p>45680</text:p>
              </table:table-cell>
            </table:table-row>
            <table:table-row>
              <table:table-cell office:value-type="string">
                <text:p>Task 3</text:p>
              </table:table-cell>
              <table:table-cell office:value-type="float" office:value="45679">
                <text:p>45679</text:p>
              </table:table-cell>
              <table:table-cell office:value-type="float" office:value="45683">
                <text:p>45683</text:p>
              </table:table-cell>
            </table:table-row>
            <table:table-row>
              <table:table-cell office:value-type="string">
                <text:p>Task 4</text:p>
              </table:table-cell>
              <table:table-cell office:value-type="float" office:value="45680">
                <text:p>45680</text:p>
              </table:table-cell>
              <table:table-cell office:value-type="float" office:value="45686">
                <text:p>45686</text:p>
              </table:table-cell>
            </table:table-row>
            <table:table-row>
              <table:table-cell office:value-type="string">
                <text:p>Task 5</text:p>
              </table:table-cell>
              <table:table-cell office:value-type="float" office:value="45681">
                <text:p>45681</text:p>
              </table:table-cell>
              <table:table-cell office:value-type="float" office:value="45687">
                <text:p>45687</text:p>
              </table:table-cell>
            </table:table-row>
            <table:table-row>
              <table:table-cell office:value-type="string">
                <text:p>Task 6</text:p>
              </table:table-cell>
              <table:table-cell office:value-type="float" office:value="45681">
                <text:p>45681</text:p>
              </table:table-cell>
              <table:table-cell office:value-type="float" office:value="45683">
                <text:p>45683</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807cm" svg:height="8.394cm" xlink:href=".." xlink:type="simple" chart:class="chart:bar" chart:column-mapping="0" chart:style-name="ch1">
        <chart:title svg:x="4.661cm" svg:y="0.303cm" chart:style-name="ch2">
          <text:p>Project Completion analysis</text:p>
        </chart:title>
        <chart:legend chart:legend-position="end" svg:x="9.574cm" svg:y="3.623cm" style:legend-expansion="high" chart:style-name="ch3"/>
        <chart:plot-area chart:style-name="ch4" table:cell-range-address="Sheet5.A39:Sheet5.A44 Sheet5.G39:Sheet5.G44 Sheet5.J38:Sheet5.K44" chart:data-source-has-labels="both" svg:x="1.334cm" svg:y="1.583cm" svg:width="7.648cm" svg:height="5.636cm">
          <chartooo:coordinate-region svg:x="2.141cm" svg:y="1.795cm" svg:width="6.841cm" svg:height="3.32cm"/>
          <chart:axis chart:dimension="x" chart:name="primary-x" chart:style-name="ch5" chartooo:axis-type="auto">
            <chartooo:date-scale/>
            <chart:title svg:x="3.897cm" svg:y="7.387cm" chart:style-name="ch6">
              <text:p>Task and Priority</text:p>
            </chart:title>
            <chart:categories table:cell-range-address="Sheet5.A39:Sheet5.A44 Sheet5.G39:Sheet5.G44"/>
          </chart:axis>
          <chart:axis chart:dimension="y" chart:name="primary-y" chart:style-name="ch7">
            <chart:title svg:x="0.451cm" svg:y="5.49cm" chart:style-name="ch8">
              <text:p>Completion %</text:p>
            </chart:title>
            <chart:grid chart:style-name="ch9" chart:class="major"/>
          </chart:axis>
          <chart:series chart:style-name="ch10" chart:values-cell-range-address="Sheet5.J39:Sheet5.J44" chart:label-cell-address="Sheet5.J38:Sheet5.J38" chart:class="chart:bar">
            <chart:data-point chart:repeated="6"/>
          </chart:series>
          <chart:series chart:style-name="ch11" chart:values-cell-range-address="Sheet5.K39:Sheet5.K44" chart:label-cell-address="Sheet5.K38:Sheet5.K38"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Complete</text:p>
                <draw:g>
                  <svg:desc>Sheet5.J38:Sheet5.J38</svg:desc>
                </draw:g>
              </table:table-cell>
              <table:table-cell office:value-type="string">
                <text:p>Expected Completeion %</text:p>
                <draw:g>
                  <svg:desc>Sheet5.K38:Sheet5.K38</svg:desc>
                </draw:g>
              </table:table-cell>
            </table:table-row>
          </table:table-header-rows>
          <table:table-rows>
            <table:table-row>
              <table:table-cell office:value-type="string">
                <text:p>Task 1 Critical</text:p>
                <text:list>
                  <text:list-item>
                    <text:p>Task 1</text:p>
                  </text:list-item>
                  <text:list-item>
                    <text:p>Critical</text:p>
                  </text:list-item>
                </text:list>
                <draw:g>
                  <svg:desc>Sheet5.A39:Sheet5.A44 Sheet5.G39:Sheet5.G44</svg:desc>
                </draw:g>
              </table:table-cell>
              <table:table-cell office:value-type="float" office:value="100">
                <text:p>100</text:p>
                <draw:g>
                  <svg:desc>Sheet5.J39:Sheet5.J44</svg:desc>
                </draw:g>
              </table:table-cell>
              <table:table-cell office:value-type="float" office:value="100">
                <text:p>100</text:p>
                <draw:g>
                  <svg:desc>Sheet5.K39:Sheet5.K44</svg:desc>
                </draw:g>
              </table:table-cell>
            </table:table-row>
            <table:table-row>
              <table:table-cell office:value-type="string">
                <text:p>Task 2 Low</text:p>
                <text:list>
                  <text:list-item>
                    <text:p>Task 2</text:p>
                  </text:list-item>
                  <text:list-item>
                    <text:p>Low</text:p>
                  </text:list-item>
                </text:list>
              </table:table-cell>
              <table:table-cell office:value-type="float" office:value="100">
                <text:p>100</text:p>
              </table:table-cell>
              <table:table-cell office:value-type="float" office:value="100">
                <text:p>100</text:p>
              </table:table-cell>
            </table:table-row>
            <table:table-row>
              <table:table-cell office:value-type="string">
                <text:p>Task 3 Low</text:p>
                <text:list>
                  <text:list-item>
                    <text:p>Task 3</text:p>
                  </text:list-item>
                  <text:list-item>
                    <text:p>Low</text:p>
                  </text:list-item>
                </text:list>
              </table:table-cell>
              <table:table-cell office:value-type="float" office:value="100">
                <text:p>100</text:p>
              </table:table-cell>
              <table:table-cell office:value-type="float" office:value="80">
                <text:p>80</text:p>
              </table:table-cell>
            </table:table-row>
            <table:table-row>
              <table:table-cell office:value-type="string">
                <text:p>Task 4 Low</text:p>
                <text:list>
                  <text:list-item>
                    <text:p>Task 4</text:p>
                  </text:list-item>
                  <text:list-item>
                    <text:p>Low</text:p>
                  </text:list-item>
                </text:list>
              </table:table-cell>
              <table:table-cell office:value-type="float" office:value="30">
                <text:p>30</text:p>
              </table:table-cell>
              <table:table-cell office:value-type="float" office:value="50">
                <text:p>50</text:p>
              </table:table-cell>
            </table:table-row>
            <table:table-row>
              <table:table-cell office:value-type="string">
                <text:p>Task 5 Important</text:p>
                <text:list>
                  <text:list-item>
                    <text:p>Task 5</text:p>
                  </text:list-item>
                  <text:list-item>
                    <text:p>Important</text:p>
                  </text:list-item>
                </text:list>
              </table:table-cell>
              <table:table-cell office:value-type="float" office:value="10">
                <text:p>10</text:p>
              </table:table-cell>
              <table:table-cell office:value-type="float" office:value="30">
                <text:p>30</text:p>
              </table:table-cell>
            </table:table-row>
            <table:table-row>
              <table:table-cell office:value-type="string">
                <text:p>Task 6 Low</text:p>
                <text:list>
                  <text:list-item>
                    <text:p>Task 6</text:p>
                  </text:list-item>
                  <text:list-item>
                    <text:p>Low</text:p>
                  </text:list-item>
                </text:list>
              </table:table-cell>
              <table:table-cell office:value-type="float" office:value="20">
                <text:p>20</text:p>
              </table:table-cell>
              <table:table-cell office:value-type="float" office:value="70">
                <text:p>70</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781cm" svg:height="7.953cm" xlink:href=".." xlink:type="simple" chart:class="chart:bar" chart:style-name="ch1">
        <chart:title svg:x="5.984cm" svg:y="0.295cm" chart:style-name="ch2">
          <text:p>Task Analysis</text:p>
        </chart:title>
        <chart:plot-area chart:style-name="ch3" table:cell-range-address="Sheet4.E9:Sheet4.F11" chart:data-source-has-labels="column" svg:x="0.745cm" svg:y="1.551cm" svg:width="13.446cm" svg:height="5.823cm">
          <chartooo:coordinate-region svg:x="1.472cm" svg:y="1.763cm" svg:width="12.719cm" svg:height="4.938cm"/>
          <chart:axis chart:dimension="x" chart:name="primary-x" chart:style-name="ch4" chartooo:axis-type="auto">
            <chartooo:date-scale/>
            <chart:categories table:cell-range-address="Sheet4.E9:Sheet4.E11"/>
          </chart:axis>
          <chart:axis chart:dimension="y" chart:name="primary-y" chart:style-name="ch5">
            <chart:grid chart:style-name="ch6" chart:class="major"/>
          </chart:axis>
          <chart:series chart:style-name="ch7" chart:values-cell-range-address="Sheet4.F9:Sheet4.F1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Completed</text:p>
                <draw:g>
                  <svg:desc>Sheet4.E9:Sheet4.E11</svg:desc>
                </draw:g>
              </table:table-cell>
              <table:table-cell office:value-type="float" office:value="3">
                <text:p>3</text:p>
                <draw:g>
                  <svg:desc>Sheet4.F9:Sheet4.F11</svg:desc>
                </draw:g>
              </table:table-cell>
            </table:table-row>
            <table:table-row>
              <table:table-cell office:value-type="string">
                <text:p>Ongoing</text:p>
              </table:table-cell>
              <table:table-cell office:value-type="float" office:value="2">
                <text:p>2</text:p>
              </table:table-cell>
            </table:table-row>
            <table:table-row>
              <table:table-cell office:value-type="string">
                <text:p>Not Started</text:p>
              </table:table-cell>
              <table:table-cell office:value-type="float" office:value="1">
                <text:p>1</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119cm" svg:height="8.222cm" xlink:href=".." xlink:type="simple" chart:class="chart:scatter" chart:style-name="ch1">
        <chart:title svg:x="6.536cm" svg:y="0.3cm" chart:style-name="ch2">
          <text:p>Time Line</text:p>
        </chart:title>
        <chart:legend chart:legend-position="end" svg:x="47.676cm" svg:y="20.495cm" style:legend-expansion="high" chart:style-name="ch3"/>
        <chart:plot-area chart:style-name="ch4" table:cell-range-address="Sheet4.A21:Sheet4.A25 Sheet4.C19:Sheet4.D25" chart:data-source-has-labels="both" svg:x="0.752cm" svg:y="1.571cm" svg:width="14.367cm" svg:height="6.067cm">
          <chartooo:coordinate-region svg:x="1.373cm" svg:y="1.783cm" svg:width="13.559cm" svg:height="5.182cm"/>
          <chart:axis chart:dimension="x" chart:name="primary-x" chart:style-name="ch5" chartooo:axis-type="auto">
            <chart:categories table:cell-range-address="Sheet4.A21:Sheet4.A25 Sheet4.C19:Sheet4.D25"/>
          </chart:axis>
          <chart:axis chart:dimension="y" chart:name="primary-y" chart:style-name="ch5">
            <chart:grid chart:style-name="ch6" chart:class="major"/>
          </chart:axis>
          <chart:wall chart:style-name="ch7"/>
          <chart:floor chart:style-name="ch8"/>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807cm" svg:height="8.394cm" xlink:href=".." xlink:type="simple" chart:class="chart:bar" chart:style-name="ch1">
        <chart:title svg:x="4.661cm" svg:y="0.303cm" chart:style-name="ch2">
          <text:p>Project Completion analysis</text:p>
        </chart:title>
        <chart:legend chart:legend-position="end" svg:x="11.955cm" svg:y="3.623cm" style:legend-expansion="high" chart:style-name="ch3"/>
        <chart:plot-area chart:style-name="ch4" table:cell-range-address="Sheet4.A17:Sheet4.A22 Sheet4.G17:Sheet4.G22 Sheet4.J16:Sheet4.K22" chart:data-source-has-labels="both" svg:x="1.334cm" svg:y="1.583cm" svg:width="10.029cm" svg:height="5.636cm">
          <chartooo:coordinate-region svg:x="2.141cm" svg:y="1.795cm" svg:width="9.222cm" svg:height="2.368cm"/>
          <chart:axis chart:dimension="x" chart:name="primary-x" chart:style-name="ch5" chartooo:axis-type="auto">
            <chartooo:date-scale/>
            <chart:title svg:x="5.087cm" svg:y="7.387cm" chart:style-name="ch6">
              <text:p>Task and Priority</text:p>
            </chart:title>
            <chart:categories table:cell-range-address="Sheet4.A17:Sheet4.A22 Sheet4.G17:Sheet4.G22"/>
          </chart:axis>
          <chart:axis chart:dimension="y" chart:name="primary-y" chart:style-name="ch7">
            <chart:title svg:x="0.451cm" svg:y="5.49cm" chart:style-name="ch8">
              <text:p>Completion %</text:p>
            </chart:title>
            <chart:grid chart:style-name="ch9" chart:class="major"/>
          </chart:axis>
          <chart:series chart:style-name="ch10" chart:values-cell-range-address="Sheet4.J17:Sheet4.J22" chart:label-cell-address="Sheet4.J16:Sheet4.J16" chart:class="chart:bar">
            <chart:data-point chart:repeated="6"/>
          </chart:series>
          <chart:series chart:style-name="ch11" chart:values-cell-range-address="Sheet4.K17:Sheet4.K22" chart:label-cell-address="Sheet4.K16:Sheet4.K16"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draw:g>
                  <svg:desc>Sheet4.J16:Sheet4.J16</svg:desc>
                </draw:g>
              </table:table-cell>
              <table:table-cell office:value-type="string">
                <text:p/>
                <draw:g>
                  <svg:desc>Sheet4.K16:Sheet4.K16</svg:desc>
                </draw:g>
              </table:table-cell>
            </table:table-row>
          </table:table-header-rows>
          <table:table-rows>
            <table:table-row>
              <table:table-cell office:value-type="string">
                <text:p>Table  Team Members</text:p>
                <text:list>
                  <text:list-item>
                    <text:p>Table </text:p>
                  </text:list-item>
                  <text:list-item>
                    <text:p>Team Members</text:p>
                  </text:list-item>
                </text:list>
                <draw:g>
                  <svg:desc>Sheet4.A17:Sheet4.A22 Sheet4.G17:Sheet4.G22</svg:desc>
                </draw:g>
              </table:table-cell>
              <table:table-cell office:value-type="float" office:value="NaN">
                <text:p>NaN</text:p>
                <draw:g>
                  <svg:desc>Sheet4.J17:Sheet4.J22</svg:desc>
                </draw:g>
              </table:table-cell>
              <table:table-cell office:value-type="float" office:value="NaN">
                <text:p>NaN</text:p>
                <draw:g>
                  <svg:desc>Sheet4.K17:Sheet4.K22</svg:desc>
                </draw:g>
              </table:table-cell>
            </table:table-row>
            <table:table-row>
              <table:table-cell office:value-type="string">
                <text:p>Table </text:p>
                <text:list>
                  <text:list-item>
                    <text:p/>
                  </text:list-item>
                  <text:list-item>
                    <text:p/>
                  </text:list-item>
                </text:list>
              </table:table-cell>
              <table:table-cell office:value-type="float" office:value="NaN">
                <text:p>NaN</text:p>
              </table:table-cell>
              <table:table-cell office:value-type="float" office:value="NaN">
                <text:p>NaN</text:p>
              </table:table-cell>
            </table:table-row>
            <table:table-row>
              <table:table-cell office:value-type="string">
                <text:p>Task Name Priority</text:p>
                <text:list>
                  <text:list-item>
                    <text:p>Task Name</text:p>
                  </text:list-item>
                  <text:list-item>
                    <text:p>Priority</text:p>
                  </text:list-item>
                </text:list>
              </table:table-cell>
              <table:table-cell office:value-type="float" office:value="NaN">
                <text:p>NaN</text:p>
              </table:table-cell>
              <table:table-cell office:value-type="float" office:value="NaN">
                <text:p>NaN</text:p>
              </table:table-cell>
            </table:table-row>
            <table:table-row>
              <table:table-cell office:value-type="string">
                <text:p>Task 1 Critical</text:p>
                <text:list>
                  <text:list-item>
                    <text:p>Task 1</text:p>
                  </text:list-item>
                  <text:list-item>
                    <text:p>Critical</text:p>
                  </text:list-item>
                </text:list>
              </table:table-cell>
              <table:table-cell office:value-type="float" office:value="100">
                <text:p>100</text:p>
              </table:table-cell>
              <table:table-cell office:value-type="float" office:value="100">
                <text:p>100</text:p>
              </table:table-cell>
            </table:table-row>
            <table:table-row>
              <table:table-cell office:value-type="string">
                <text:p>Task 2 Low</text:p>
                <text:list>
                  <text:list-item>
                    <text:p>Task 2</text:p>
                  </text:list-item>
                  <text:list-item>
                    <text:p>Low</text:p>
                  </text:list-item>
                </text:list>
              </table:table-cell>
              <table:table-cell office:value-type="float" office:value="100">
                <text:p>100</text:p>
              </table:table-cell>
              <table:table-cell office:value-type="float" office:value="100">
                <text:p>100</text:p>
              </table:table-cell>
            </table:table-row>
            <table:table-row>
              <table:table-cell office:value-type="string">
                <text:p>Task 3 Low</text:p>
                <text:list>
                  <text:list-item>
                    <text:p>Task 3</text:p>
                  </text:list-item>
                  <text:list-item>
                    <text:p>Low</text:p>
                  </text:list-item>
                </text:list>
              </table:table-cell>
              <table:table-cell office:value-type="float" office:value="100">
                <text:p>100</text:p>
              </table:table-cell>
              <table:table-cell office:value-type="float" office:value="80">
                <text:p>80</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662cm" svg:height="7.398cm" xlink:href=".." xlink:type="simple" chart:class="chart:bar" chart:style-name="ch1">
        <chart:title svg:x="5.779cm" svg:y="0.283cm" chart:style-name="ch2">
          <text:p>Overdue Status</text:p>
        </chart:title>
        <chart:plot-area chart:style-name="ch3" table:cell-range-address="Sheet4.K9:Sheet4.L10" chart:data-source-has-labels="column" svg:x="1.331cm" svg:y="1.503cm" svg:width="12.745cm" svg:height="4.74cm">
          <chartooo:coordinate-region svg:x="2.058cm" svg:y="1.715cm" svg:width="12.018cm" svg:height="3.855cm"/>
          <chart:axis chart:dimension="x" chart:name="primary-x" chart:style-name="ch4" chartooo:axis-type="auto">
            <chartooo:date-scale/>
            <chart:title svg:x="6.442cm" svg:y="6.391cm" chart:style-name="ch5">
              <text:p>Overdue/Ontrack</text:p>
            </chart:title>
            <chart:categories table:cell-range-address="Sheet4.K9:Sheet4.K10"/>
          </chart:axis>
          <chart:axis chart:dimension="y" chart:name="primary-y" chart:style-name="ch6">
            <chart:title svg:x="0.451cm" svg:y="5.134cm" chart:style-name="ch7">
              <text:p> Number of Task</text:p>
            </chart:title>
            <chart:grid chart:style-name="ch8" chart:class="major"/>
          </chart:axis>
          <chart:series chart:style-name="ch9" chart:values-cell-range-address="Sheet4.L9:Sheet4.L10"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OverDue</text:p>
                <draw:g>
                  <svg:desc>Sheet4.K9:Sheet4.K10</svg:desc>
                </draw:g>
              </table:table-cell>
              <table:table-cell office:value-type="float" office:value="2">
                <text:p>2</text:p>
                <draw:g>
                  <svg:desc>Sheet4.L9:Sheet4.L10</svg:desc>
                </draw:g>
              </table:table-cell>
            </table:table-row>
            <table:table-row>
              <table:table-cell office:value-type="string">
                <text:p>Ontrack</text:p>
              </table:table-cell>
              <table:table-cell office:value-type="float" office:value="1">
                <text:p>1</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251cm" svg:height="8.38cm" xlink:href=".." xlink:type="simple" chart:class="chart:bar" chart:style-name="ch1">
        <chart:title svg:x="5.19cm" svg:y="0.303cm" chart:style-name="ch2">
          <text:p>Team Performance</text:p>
        </chart:title>
        <chart:legend chart:legend-position="end" svg:x="11.009cm" svg:y="3.616cm" style:legend-expansion="high" chart:style-name="ch3"/>
        <chart:plot-area chart:style-name="ch4" table:cell-range-address="Sheet4.A93:Sheet4.C96 Sheet4.B92:Sheet4.C92" chart:data-source-has-labels="both" svg:x="1.323cm" svg:y="1.583cm" svg:width="9.116cm" svg:height="5.622cm">
          <chartooo:coordinate-region svg:x="2.05cm" svg:y="1.795cm" svg:width="8.389cm" svg:height="4.737cm"/>
          <chart:axis chart:dimension="x" chart:name="primary-x" chart:style-name="ch5" chartooo:axis-type="auto">
            <chartooo:date-scale/>
            <chart:title svg:x="4.673cm" svg:y="7.373cm" chart:style-name="ch6">
              <text:p>Team Members</text:p>
            </chart:title>
            <chart:categories table:cell-range-address="Sheet4.A93:Sheet4.A96"/>
          </chart:axis>
          <chart:axis chart:dimension="y" chart:name="primary-y" chart:style-name="ch7">
            <chart:title svg:x="0.451cm" svg:y="5.324cm" chart:style-name="ch8">
              <text:p>No of Tasks</text:p>
            </chart:title>
            <chart:grid chart:style-name="ch9" chart:class="major"/>
          </chart:axis>
          <chart:series chart:style-name="ch10" chart:values-cell-range-address="Sheet4.B93:Sheet4.B96" chart:label-cell-address="Sheet4.B92:Sheet4.B92" chart:class="chart:bar">
            <chart:data-point chart:repeated="4"/>
          </chart:series>
          <chart:series chart:style-name="ch11" chart:values-cell-range-address="Sheet4.C93:Sheet4.C96" chart:label-cell-address="Sheet4.C92:Sheet4.C9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ask involved</text:p>
                <draw:g>
                  <svg:desc>Sheet4.B92:Sheet4.B92</svg:desc>
                </draw:g>
              </table:table-cell>
              <table:table-cell office:value-type="string">
                <text:p>Task Completed</text:p>
                <draw:g>
                  <svg:desc>Sheet4.C92:Sheet4.C92</svg:desc>
                </draw:g>
              </table:table-cell>
            </table:table-row>
          </table:table-header-rows>
          <table:table-rows>
            <table:table-row>
              <table:table-cell office:value-type="string">
                <text:p>a</text:p>
                <draw:g>
                  <svg:desc>Sheet4.A93:Sheet4.A96</svg:desc>
                </draw:g>
              </table:table-cell>
              <table:table-cell office:value-type="float" office:value="1">
                <text:p>1</text:p>
                <draw:g>
                  <svg:desc>Sheet4.B93:Sheet4.B96</svg:desc>
                </draw:g>
              </table:table-cell>
              <table:table-cell office:value-type="float" office:value="1">
                <text:p>1</text:p>
                <draw:g>
                  <svg:desc>Sheet4.C93:Sheet4.C96</svg:desc>
                </draw:g>
              </table:table-cell>
            </table:table-row>
            <table:table-row>
              <table:table-cell office:value-type="string">
                <text:p>b</text:p>
              </table:table-cell>
              <table:table-cell office:value-type="float" office:value="2">
                <text:p>2</text:p>
              </table:table-cell>
              <table:table-cell office:value-type="float" office:value="2">
                <text:p>2</text:p>
              </table:table-cell>
            </table:table-row>
            <table:table-row>
              <table:table-cell office:value-type="string">
                <text:p>c</text:p>
              </table:table-cell>
              <table:table-cell office:value-type="float" office:value="1">
                <text:p>1</text:p>
              </table:table-cell>
              <table:table-cell office:value-type="float" office:value="0">
                <text:p>0</text:p>
              </table:table-cell>
            </table:table-row>
            <table:table-row>
              <table:table-cell office:value-type="string">
                <text:p>d</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data-style-name="N0">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002cm" svg:height="0.254cm" xlink:href=".." xlink:type="simple" chart:class="chart:circle" chart:style-name="ch1">
        <chart:title svg:x="-0.007cm" svg:y="-1.298cm" chart:style-name="ch2">
          <text:p>Progress</text:p>
        </chart:title>
        <chart:plot-area chart:style-name="ch3" table:cell-range-address="Sheet2.E42:Sheet2.E47 Sheet2.G42:Sheet2.G47" chart:data-source-has-labels="row" svg:x="0cm" svg:y="0cm" svg:width="-32.767cm" svg:height="-32.767cm">
          <chartooo:coordinate-region svg:x="0.001cm" svg:y="0.122cm" svg:width="0cm" svg:height="0.128cm"/>
          <chart:axis chart:dimension="x" chart:name="primary-x" chart:style-name="ch4"/>
          <chart:axis chart:dimension="y" chart:name="primary-y" chart:style-name="ch5">
            <chart:grid chart:style-name="ch6" chart:class="major"/>
          </chart:axis>
          <chart:series chart:style-name="ch7" chart:values-cell-range-address="Sheet2.E47:Sheet2.E47" chart:label-cell-address="Sheet2.E42:Sheet2.E46" chart:class="chart:circle">
            <chart:data-point chart:style-name="ch8"/>
          </chart:series>
          <chart:series chart:style-name="ch9" chart:values-cell-range-address="Sheet2.G47:Sheet2.G47" chart:label-cell-address="Sheet2.G42:Sheet2.G46" chart:class="chart:circle">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igh Medium Low High Medium</text:p>
                <text:list>
                  <text:list-item>
                    <text:p>High</text:p>
                  </text:list-item>
                  <text:list-item>
                    <text:p>Medium</text:p>
                  </text:list-item>
                  <text:list-item>
                    <text:p>Low</text:p>
                  </text:list-item>
                  <text:list-item>
                    <text:p>High</text:p>
                  </text:list-item>
                  <text:list-item>
                    <text:p>Medium</text:p>
                  </text:list-item>
                </text:list>
                <draw:g>
                  <svg:desc>Sheet2.E42:Sheet2.E46</svg:desc>
                </draw:g>
              </table:table-cell>
              <table:table-cell office:value-type="string">
                <text:p>Completed Completed Completed Ongoing Ongoing</text:p>
                <text:list>
                  <text:list-item>
                    <text:p>Completed</text:p>
                  </text:list-item>
                  <text:list-item>
                    <text:p>Completed</text:p>
                  </text:list-item>
                  <text:list-item>
                    <text:p>Completed</text:p>
                  </text:list-item>
                  <text:list-item>
                    <text:p>Ongoing</text:p>
                  </text:list-item>
                  <text:list-item>
                    <text:p>Ongoing</text:p>
                  </text:list-item>
                </text:list>
                <draw:g>
                  <svg:desc>Sheet2.G42:Sheet2.G46</svg:desc>
                </draw:g>
              </table:table-cell>
            </table:table-row>
          </table:table-header-rows>
          <table:table-rows>
            <table:table-row>
              <table:table-cell office:value-type="string"/>
              <table:table-cell office:value-type="float" office:value="NaN">
                <text:p>NaN</text:p>
                <draw:g>
                  <svg:desc>Sheet2.E47:Sheet2.E47</svg:desc>
                </draw:g>
              </table:table-cell>
              <table:table-cell office:value-type="float" office:value="NaN">
                <text:p>NaN</text:p>
                <draw:g>
                  <svg:desc>Sheet2.G47:Sheet2.G47</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36">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data-style-name="N36">
      <style:graphic-properties draw:stroke="none" draw:fill-color="#ff420e" dr3d:edge-rounding="5%"/>
      <style:text-properties fo:font-size="10pt" style:font-size-asian="10pt" style:font-size-complex="10pt"/>
    </style:style>
    <style:style style:name="ch16" style:family="chart" style:data-style-name="N0">
      <style:graphic-properties draw:stroke="none" draw:fill-color="#ffd320" dr3d:edge-rounding="5%"/>
      <style:text-properties fo:font-size="10pt" style:font-size-asian="10pt" style:font-size-complex="10pt"/>
    </style:style>
    <style:style style:name="ch17" style:family="chart" style:data-style-name="N0">
      <style:graphic-properties draw:stroke="none" draw:fill-color="#579d1c"/>
      <style:text-properties fo:font-size="10pt" style:font-size-asian="10pt" style:font-size-complex="10pt"/>
    </style:style>
    <style:style style:name="ch18" style:family="chart" style:data-style-name="N0">
      <style:graphic-properties draw:stroke="none" draw:fill-color="#7e0021"/>
      <style:text-properties fo:font-size="10pt" style:font-size-asian="10pt" style:font-size-complex="10pt"/>
    </style:style>
    <style:style style:name="ch19" style:family="chart" style:data-style-name="N11">
      <style:graphic-properties draw:stroke="none" draw:fill-color="#83caff"/>
      <style:text-properties fo:font-size="10pt" style:font-size-asian="10pt" style:font-size-complex="10pt"/>
    </style:style>
    <style:style style:name="ch20" style:family="chart" style:data-style-name="N0">
      <style:graphic-properties draw:stroke="none" draw:fill-color="#314004"/>
      <style:text-properties fo:font-size="10pt" style:font-size-asian="10pt" style:font-size-complex="10pt"/>
    </style:style>
    <style:style style:name="ch21" style:family="chart" style:data-style-name="N0">
      <style:graphic-properties draw:stroke="none" draw:fill-color="#aecf00"/>
      <style:text-properties fo:font-size="10pt" style:font-size-asian="10pt" style:font-size-complex="10pt"/>
    </style:style>
    <style:style style:name="ch22" style:family="chart" style:data-style-name="N0">
      <style:graphic-properties draw:stroke="none" draw:fill-color="#4b1f6f"/>
      <style:text-properties fo:font-size="10pt" style:font-size-asian="10pt" style:font-size-complex="10pt"/>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1.646cm" svg:height="3.621cm" xlink:href=".." xlink:type="simple" chart:class="chart:circle" chart:style-name="ch1">
        <chart:title svg:x="0.714cm" svg:y="1.334cm" chart:style-name="ch2">
          <text:p>v </text:p>
        </chart:title>
        <chart:legend chart:legend-position="end" svg:x="-4.054cm" svg:y="1.075cm" style:legend-expansion="high" chart:style-name="ch3"/>
        <chart:plot-area chart:style-name="ch4" table:cell-range-address="Sheet2.B41:Sheet2.K47" chart:data-source-has-labels="both" svg:x="0cm" svg:y="0cm" svg:width="-32.767cm" svg:height="-32.767cm">
          <chartooo:coordinate-region svg:x="0.363cm" svg:y="0.563cm" svg:width="0.757cm" svg:height="2.962cm"/>
          <chart:axis chart:dimension="x" chart:name="primary-x" chart:style-name="ch5" chartooo:axis-type="auto">
            <chartooo:date-scale/>
            <chart:categories table:cell-range-address="Sheet2.B42:Sheet2.B47"/>
          </chart:axis>
          <chart:axis chart:dimension="y" chart:name="primary-y" chart:style-name="ch6">
            <chart:grid chart:style-name="ch7" chart:class="major"/>
          </chart:axis>
          <chart:series chart:style-name="ch8" chart:values-cell-range-address="Sheet2.C42:Sheet2.C47" chart:label-cell-address="Sheet2.C41:Sheet2.C41" chart:class="chart:circle">
            <chart:data-point chart:style-name="ch9"/>
            <chart:data-point chart:style-name="ch10"/>
            <chart:data-point chart:style-name="ch11"/>
            <chart:data-point chart:style-name="ch12"/>
            <chart:data-point chart:style-name="ch13"/>
            <chart:data-point chart:style-name="ch14"/>
          </chart:series>
          <chart:series chart:style-name="ch15" chart:values-cell-range-address="Sheet2.D42:Sheet2.D47" chart:label-cell-address="Sheet2.D41:Sheet2.D41" chart:class="chart:circle">
            <chart:data-point chart:style-name="ch9"/>
            <chart:data-point chart:style-name="ch10"/>
            <chart:data-point chart:style-name="ch11"/>
            <chart:data-point chart:style-name="ch12"/>
            <chart:data-point chart:style-name="ch13"/>
            <chart:data-point chart:style-name="ch14"/>
          </chart:series>
          <chart:series chart:style-name="ch16" chart:values-cell-range-address="Sheet2.E42:Sheet2.E47" chart:label-cell-address="Sheet2.E41:Sheet2.E41" chart:class="chart:circle">
            <chart:data-point chart:style-name="ch9"/>
            <chart:data-point chart:style-name="ch10"/>
            <chart:data-point chart:style-name="ch11"/>
            <chart:data-point chart:style-name="ch12"/>
            <chart:data-point chart:style-name="ch13"/>
            <chart:data-point chart:style-name="ch14"/>
          </chart:series>
          <chart:series chart:style-name="ch17" chart:values-cell-range-address="Sheet2.F42:Sheet2.F47" chart:label-cell-address="Sheet2.F41:Sheet2.F41" chart:class="chart:circle">
            <chart:data-point chart:style-name="ch9"/>
            <chart:data-point chart:style-name="ch10"/>
            <chart:data-point chart:style-name="ch11"/>
            <chart:data-point chart:style-name="ch12"/>
            <chart:data-point chart:style-name="ch13"/>
            <chart:data-point chart:style-name="ch14"/>
          </chart:series>
          <chart:series chart:style-name="ch18" chart:values-cell-range-address="Sheet2.G42:Sheet2.G47" chart:label-cell-address="Sheet2.G41:Sheet2.G41" chart:class="chart:circle">
            <chart:data-point chart:style-name="ch9"/>
            <chart:data-point chart:style-name="ch10"/>
            <chart:data-point chart:style-name="ch11"/>
            <chart:data-point chart:style-name="ch12"/>
            <chart:data-point chart:style-name="ch13"/>
            <chart:data-point chart:style-name="ch14"/>
          </chart:series>
          <chart:series chart:style-name="ch19" chart:values-cell-range-address="Sheet2.H42:Sheet2.H47" chart:label-cell-address="Sheet2.H41:Sheet2.H41" chart:class="chart:circle">
            <chart:data-point chart:style-name="ch9"/>
            <chart:data-point chart:style-name="ch10"/>
            <chart:data-point chart:style-name="ch11"/>
            <chart:data-point chart:style-name="ch12"/>
            <chart:data-point chart:style-name="ch13"/>
            <chart:data-point chart:style-name="ch14"/>
          </chart:series>
          <chart:series chart:style-name="ch20" chart:values-cell-range-address="Sheet2.I42:Sheet2.I47" chart:label-cell-address="Sheet2.I41:Sheet2.I41" chart:class="chart:circle">
            <chart:data-point chart:style-name="ch9"/>
            <chart:data-point chart:style-name="ch10"/>
            <chart:data-point chart:style-name="ch11"/>
            <chart:data-point chart:style-name="ch12"/>
            <chart:data-point chart:style-name="ch13"/>
            <chart:data-point chart:style-name="ch14"/>
          </chart:series>
          <chart:series chart:style-name="ch21" chart:values-cell-range-address="Sheet2.J42:Sheet2.J47" chart:label-cell-address="Sheet2.J41:Sheet2.J41" chart:class="chart:circle">
            <chart:data-point chart:style-name="ch9"/>
            <chart:data-point chart:style-name="ch10"/>
            <chart:data-point chart:style-name="ch11"/>
            <chart:data-point chart:style-name="ch12"/>
            <chart:data-point chart:style-name="ch13"/>
            <chart:data-point chart:style-name="ch14"/>
          </chart:series>
          <chart:series chart:style-name="ch22" chart:values-cell-range-address="Sheet2.K42:Sheet2.K47" chart:label-cell-address="Sheet2.K41:Sheet2.K41" chart:class="chart:circle">
            <chart:data-point chart:style-name="ch9"/>
            <chart:data-point chart:style-name="ch10"/>
            <chart:data-point chart:style-name="ch11"/>
            <chart:data-point chart:style-name="ch12"/>
            <chart:data-point chart:style-name="ch13"/>
            <chart:data-point chart:style-name="ch14"/>
          </chart:series>
          <chart:wall chart:style-name="ch23"/>
          <chart:floor chart:style-name="ch2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Start Date</text:p>
                <draw:g>
                  <svg:desc>Sheet2.C41:Sheet2.C41</svg:desc>
                </draw:g>
              </table:table-cell>
              <table:table-cell office:value-type="string">
                <text:p>End Date</text:p>
                <draw:g>
                  <svg:desc>Sheet2.D41:Sheet2.D41</svg:desc>
                </draw:g>
              </table:table-cell>
              <table:table-cell office:value-type="string">
                <text:p>Priority</text:p>
                <draw:g>
                  <svg:desc>Sheet2.E41:Sheet2.E41</svg:desc>
                </draw:g>
              </table:table-cell>
              <table:table-cell office:value-type="string">
                <text:p>Duration</text:p>
                <draw:g>
                  <svg:desc>Sheet2.F41:Sheet2.F41</svg:desc>
                </draw:g>
              </table:table-cell>
              <table:table-cell office:value-type="string">
                <text:p>Status</text:p>
                <draw:g>
                  <svg:desc>Sheet2.G41:Sheet2.G41</svg:desc>
                </draw:g>
              </table:table-cell>
              <table:table-cell office:value-type="string">
                <text:p>% Complete</text:p>
                <draw:g>
                  <svg:desc>Sheet2.H41:Sheet2.H41</svg:desc>
                </draw:g>
              </table:table-cell>
              <table:table-cell office:value-type="string">
                <text:p>Expected Completeion %</text:p>
                <draw:g>
                  <svg:desc>Sheet2.I41:Sheet2.I41</svg:desc>
                </draw:g>
              </table:table-cell>
              <table:table-cell office:value-type="string">
                <text:p>Overdue/Ontrack</text:p>
                <draw:g>
                  <svg:desc>Sheet2.J41:Sheet2.J41</svg:desc>
                </draw:g>
              </table:table-cell>
              <table:table-cell office:value-type="string">
                <text:p>R/A/I/D/D</text:p>
                <draw:g>
                  <svg:desc>Sheet2.K41:Sheet2.K41</svg:desc>
                </draw:g>
              </table:table-cell>
            </table:table-row>
          </table:table-header-rows>
          <table:table-rows>
            <table:table-row>
              <table:table-cell office:value-type="string">
                <text:p>Task 1</text:p>
                <draw:g>
                  <svg:desc>Sheet2.B42:Sheet2.B47</svg:desc>
                </draw:g>
              </table:table-cell>
              <table:table-cell office:value-type="float" office:value="45677">
                <text:p>45677</text:p>
                <draw:g>
                  <svg:desc>Sheet2.C42:Sheet2.C47</svg:desc>
                </draw:g>
              </table:table-cell>
              <table:table-cell office:value-type="float" office:value="45682">
                <text:p>45682</text:p>
                <draw:g>
                  <svg:desc>Sheet2.D42:Sheet2.D47</svg:desc>
                </draw:g>
              </table:table-cell>
              <table:table-cell office:value-type="float" office:value="NaN">
                <text:p>NaN</text:p>
                <draw:g>
                  <svg:desc>Sheet2.E42:Sheet2.E47</svg:desc>
                </draw:g>
              </table:table-cell>
              <table:table-cell office:value-type="float" office:value="5">
                <text:p>5</text:p>
                <draw:g>
                  <svg:desc>Sheet2.F42:Sheet2.F47</svg:desc>
                </draw:g>
              </table:table-cell>
              <table:table-cell office:value-type="float" office:value="NaN">
                <text:p>NaN</text:p>
                <draw:g>
                  <svg:desc>Sheet2.G42:Sheet2.G47</svg:desc>
                </draw:g>
              </table:table-cell>
              <table:table-cell office:value-type="float" office:value="1">
                <text:p>1</text:p>
                <draw:g>
                  <svg:desc>Sheet2.H42:Sheet2.H47</svg:desc>
                </draw:g>
              </table:table-cell>
              <table:table-cell office:value-type="float" office:value="100">
                <text:p>100</text:p>
                <draw:g>
                  <svg:desc>Sheet2.I42:Sheet2.I47</svg:desc>
                </draw:g>
              </table:table-cell>
              <table:table-cell office:value-type="float" office:value="NaN">
                <text:p>NaN</text:p>
                <draw:g>
                  <svg:desc>Sheet2.J42:Sheet2.J47</svg:desc>
                </draw:g>
              </table:table-cell>
              <table:table-cell office:value-type="float" office:value="NaN">
                <text:p>NaN</text:p>
                <draw:g>
                  <svg:desc>Sheet2.K42:Sheet2.K47</svg:desc>
                </draw:g>
              </table:table-cell>
            </table:table-row>
            <table:table-row>
              <table:table-cell office:value-type="string">
                <text:p>Task 2</text:p>
              </table:table-cell>
              <table:table-cell office:value-type="float" office:value="45678">
                <text:p>45678</text:p>
              </table:table-cell>
              <table:table-cell office:value-type="float" office:value="45680">
                <text:p>45680</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3</text:p>
              </table:table-cell>
              <table:table-cell office:value-type="float" office:value="45679">
                <text:p>45679</text:p>
              </table:table-cell>
              <table:table-cell office:value-type="float" office:value="45683">
                <text:p>45683</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4</text:p>
              </table:table-cell>
              <table:table-cell office:value-type="float" office:value="45680">
                <text:p>45680</text:p>
              </table:table-cell>
              <table:table-cell office:value-type="float" office:value="45686">
                <text:p>45686</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0.3">
                <text:p>0.3</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5</text:p>
              </table:table-cell>
              <table:table-cell office:value-type="float" office:value="45681">
                <text:p>45681</text:p>
              </table:table-cell>
              <table:table-cell office:value-type="float" office:value="45687">
                <text:p>45687</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0.1">
                <text:p>0.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6</text:p>
              </table:table-cell>
              <table:table-cell office:value-type="float" office:value="45681">
                <text:p>45681</text:p>
              </table:table-cell>
              <table:table-cell office:value-type="float" office:value="45683">
                <text:p>45683</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0.1">
                <text:p>0.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0.642cm" svg:height="0.027cm" xlink:href=".." xlink:type="simple" chart:class="chart:circle" chart:style-name="ch1">
        <chart:title svg:x="-0.093cm" svg:y="0.136cm" chart:style-name="ch2">
          <text:p>rtfrt</text:p>
        </chart:title>
        <chart:plot-area chart:style-name="ch3" svg:x="0cm" svg:y="0cm" svg:width="-32.767cm" svg:height="-32.767cm">
          <chartooo:coordinate-region svg:x="0cm" svg:y="0cm" svg:width="0cm" svg:height="0cm"/>
          <chart:axis chart:dimension="x" chart:name="primary-x" chart:style-name="ch4"/>
          <chart:axis chart:dimension="y" chart:name="primary-y" chart:style-name="ch5">
            <chart:grid chart:style-name="ch6" chart:class="major"/>
          </chart:axis>
          <chart:wall chart:style-name="ch7"/>
          <chart:floor chart:style-name="ch8"/>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data-style-name="N0">
      <style:chart-properties chart:link-data-style-to-source="fals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68cm" svg:height="0.081cm" xlink:href="." xlink:type="simple" chart:class="chart:circle" chart:style-name="ch1">
        <chart:title svg:x="-0.862cm" svg:y="-0.404cm" chart:style-name="ch2">
          <text:p>Progress</text:p>
        </chart:title>
        <chart:plot-area chart:style-name="ch3" chart:data-source-has-labels="both" svg:x="0cm" svg:y="0cm" svg:width="-32.767cm" svg:height="-32.767cm">
          <chartooo:coordinate-region svg:x="0.09cm" svg:y="0.039cm" svg:width="0.077cm" svg:height="0.041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circle">
            <chart:data-point chart:style-name="ch8"/>
          </chart:series>
          <chart:series chart:style-name="ch9" chart:values-cell-range-address="local-table.$C$2:.$C$2" chart:label-cell-address="local-table.$C$1" chart:class="chart:circle">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igh Medium Low High Medium</text:p>
                <text:list>
                  <text:list-item>
                    <text:p>High</text:p>
                  </text:list-item>
                  <text:list-item>
                    <text:p>Medium</text:p>
                  </text:list-item>
                  <text:list-item>
                    <text:p>Low</text:p>
                  </text:list-item>
                  <text:list-item>
                    <text:p>High</text:p>
                  </text:list-item>
                  <text:list-item>
                    <text:p>Medium</text:p>
                  </text:list-item>
                </text:list>
              </table:table-cell>
              <table:table-cell office:value-type="string">
                <text:p>Completed Completed Completed Ongoing Ongoing</text:p>
                <text:list>
                  <text:list-item>
                    <text:p>Completed</text:p>
                  </text:list-item>
                  <text:list-item>
                    <text:p>Completed</text:p>
                  </text:list-item>
                  <text:list-item>
                    <text:p>Completed</text:p>
                  </text:list-item>
                  <text:list-item>
                    <text:p>Ongoing</text:p>
                  </text:list-item>
                  <text:list-item>
                    <text:p>Ongoing</text:p>
                  </text:list-item>
                </text:list>
              </table:table-cell>
            </table:table-row>
          </table:table-header-rows>
          <table:table-rows>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36">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data-style-name="N36">
      <style:chart-properties chart:link-data-style-to-source="false"/>
      <style:graphic-properties draw:stroke="none" draw:fill-color="#ff420e" dr3d:edge-rounding="5%"/>
      <style:text-properties fo:font-size="10pt" style:font-size-asian="10pt" style:font-size-complex="10pt"/>
    </style:style>
    <style:style style:name="ch16"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7" style:family="chart" style:data-style-name="N0">
      <style:chart-properties chart:link-data-style-to-source="false"/>
      <style:graphic-properties draw:stroke="none" draw:fill-color="#579d1c"/>
      <style:text-properties fo:font-size="10pt" style:font-size-asian="10pt" style:font-size-complex="10pt"/>
    </style:style>
    <style:style style:name="ch18" style:family="chart" style:data-style-name="N0">
      <style:chart-properties chart:link-data-style-to-source="false"/>
      <style:graphic-properties draw:stroke="none" draw:fill-color="#7e0021"/>
      <style:text-properties fo:font-size="10pt" style:font-size-asian="10pt" style:font-size-complex="10pt"/>
    </style:style>
    <style:style style:name="ch19" style:family="chart" style:data-style-name="N11">
      <style:chart-properties chart:link-data-style-to-source="false"/>
      <style:graphic-properties draw:stroke="none" draw:fill-color="#83caff"/>
      <style:text-properties fo:font-size="10pt" style:font-size-asian="10pt" style:font-size-complex="10pt"/>
    </style:style>
    <style:style style:name="ch20" style:family="chart" style:data-style-name="N0">
      <style:chart-properties chart:link-data-style-to-source="false"/>
      <style:graphic-properties draw:stroke="none" draw:fill-color="#314004"/>
      <style:text-properties fo:font-size="10pt" style:font-size-asian="10pt" style:font-size-complex="10pt"/>
    </style:style>
    <style:style style:name="ch21" style:family="chart" style:data-style-name="N0">
      <style:chart-properties chart:link-data-style-to-source="false"/>
      <style:graphic-properties draw:stroke="none" draw:fill-color="#aecf00"/>
      <style:text-properties fo:font-size="10pt" style:font-size-asian="10pt" style:font-size-complex="10pt"/>
    </style:style>
    <style:style style:name="ch22" style:family="chart" style:data-style-name="N0">
      <style:chart-properties chart:link-data-style-to-source="false"/>
      <style:graphic-properties draw:stroke="none" draw:fill-color="#4b1f6f"/>
      <style:text-properties fo:font-size="10pt" style:font-size-asian="10pt" style:font-size-complex="10pt"/>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1.646cm" svg:height="2.783cm" xlink:href="." xlink:type="simple" chart:class="chart:circle" chart:style-name="ch1">
        <chart:title svg:x="0.694cm" svg:y="1.004cm" chart:style-name="ch2">
          <text:p>v </text:p>
        </chart:title>
        <chart:legend chart:legend-position="end" svg:x="-4.054cm" svg:y="0.656cm" style:legend-expansion="high" chart:style-name="ch3"/>
        <chart:plot-area chart:style-name="ch4" chart:data-source-has-labels="both" svg:x="0cm" svg:y="0cm" svg:width="-32.767cm" svg:height="-32.767cm">
          <chartooo:coordinate-region svg:x="0.363cm" svg:y="0.432cm" svg:width="0.757cm" svg:height="2.277cm"/>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circle">
            <chart:data-point chart:style-name="ch9"/>
            <chart:data-point chart:style-name="ch10"/>
            <chart:data-point chart:style-name="ch11"/>
            <chart:data-point chart:style-name="ch12"/>
            <chart:data-point chart:style-name="ch13"/>
            <chart:data-point chart:style-name="ch14"/>
          </chart:series>
          <chart:series chart:style-name="ch15" chart:values-cell-range-address="local-table.$C$2:.$C$7" chart:label-cell-address="local-table.$C$1" chart:class="chart:circle">
            <chart:data-point chart:style-name="ch9"/>
            <chart:data-point chart:style-name="ch10"/>
            <chart:data-point chart:style-name="ch11"/>
            <chart:data-point chart:style-name="ch12"/>
            <chart:data-point chart:style-name="ch13"/>
            <chart:data-point chart:style-name="ch14"/>
          </chart:series>
          <chart:series chart:style-name="ch16" chart:values-cell-range-address="local-table.$D$2:.$D$7" chart:label-cell-address="local-table.$D$1" chart:class="chart:circle">
            <chart:data-point chart:style-name="ch9"/>
            <chart:data-point chart:style-name="ch10"/>
            <chart:data-point chart:style-name="ch11"/>
            <chart:data-point chart:style-name="ch12"/>
            <chart:data-point chart:style-name="ch13"/>
            <chart:data-point chart:style-name="ch14"/>
          </chart:series>
          <chart:series chart:style-name="ch17" chart:values-cell-range-address="local-table.$E$2:.$E$7" chart:label-cell-address="local-table.$E$1" chart:class="chart:circle">
            <chart:data-point chart:style-name="ch9"/>
            <chart:data-point chart:style-name="ch10"/>
            <chart:data-point chart:style-name="ch11"/>
            <chart:data-point chart:style-name="ch12"/>
            <chart:data-point chart:style-name="ch13"/>
            <chart:data-point chart:style-name="ch14"/>
          </chart:series>
          <chart:series chart:style-name="ch18" chart:values-cell-range-address="local-table.$F$2:.$F$7" chart:label-cell-address="local-table.$F$1" chart:class="chart:circle">
            <chart:data-point chart:style-name="ch9"/>
            <chart:data-point chart:style-name="ch10"/>
            <chart:data-point chart:style-name="ch11"/>
            <chart:data-point chart:style-name="ch12"/>
            <chart:data-point chart:style-name="ch13"/>
            <chart:data-point chart:style-name="ch14"/>
          </chart:series>
          <chart:series chart:style-name="ch19" chart:values-cell-range-address="local-table.$G$2:.$G$7" chart:label-cell-address="local-table.$G$1" chart:class="chart:circle">
            <chart:data-point chart:style-name="ch9"/>
            <chart:data-point chart:style-name="ch10"/>
            <chart:data-point chart:style-name="ch11"/>
            <chart:data-point chart:style-name="ch12"/>
            <chart:data-point chart:style-name="ch13"/>
            <chart:data-point chart:style-name="ch14"/>
          </chart:series>
          <chart:series chart:style-name="ch20" chart:values-cell-range-address="local-table.$H$2:.$H$7" chart:label-cell-address="local-table.$H$1" chart:class="chart:circle">
            <chart:data-point chart:style-name="ch9"/>
            <chart:data-point chart:style-name="ch10"/>
            <chart:data-point chart:style-name="ch11"/>
            <chart:data-point chart:style-name="ch12"/>
            <chart:data-point chart:style-name="ch13"/>
            <chart:data-point chart:style-name="ch14"/>
          </chart:series>
          <chart:series chart:style-name="ch21" chart:values-cell-range-address="local-table.$I$2:.$I$7" chart:label-cell-address="local-table.$I$1" chart:class="chart:circle">
            <chart:data-point chart:style-name="ch9"/>
            <chart:data-point chart:style-name="ch10"/>
            <chart:data-point chart:style-name="ch11"/>
            <chart:data-point chart:style-name="ch12"/>
            <chart:data-point chart:style-name="ch13"/>
            <chart:data-point chart:style-name="ch14"/>
          </chart:series>
          <chart:series chart:style-name="ch22" chart:values-cell-range-address="local-table.$J$2:.$J$7" chart:label-cell-address="local-table.$J$1" chart:class="chart:circle">
            <chart:data-point chart:style-name="ch9"/>
            <chart:data-point chart:style-name="ch10"/>
            <chart:data-point chart:style-name="ch11"/>
            <chart:data-point chart:style-name="ch12"/>
            <chart:data-point chart:style-name="ch13"/>
            <chart:data-point chart:style-name="ch14"/>
          </chart:series>
          <chart:wall chart:style-name="ch23"/>
          <chart:floor chart:style-name="ch2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Start Date</text:p>
              </table:table-cell>
              <table:table-cell office:value-type="string">
                <text:p>End Date</text:p>
              </table:table-cell>
              <table:table-cell office:value-type="string">
                <text:p>Priority</text:p>
              </table:table-cell>
              <table:table-cell office:value-type="string">
                <text:p>Duration</text:p>
              </table:table-cell>
              <table:table-cell office:value-type="string">
                <text:p>Status</text:p>
              </table:table-cell>
              <table:table-cell office:value-type="string">
                <text:p>% Complete</text:p>
              </table:table-cell>
              <table:table-cell office:value-type="string">
                <text:p>Expected Completeion %</text:p>
              </table:table-cell>
              <table:table-cell office:value-type="string">
                <text:p>Overdue/Ontrack</text:p>
              </table:table-cell>
              <table:table-cell office:value-type="string">
                <text:p>R/A/I/D/D</text:p>
              </table:table-cell>
            </table:table-row>
          </table:table-header-rows>
          <table:table-rows>
            <table:table-row>
              <table:table-cell office:value-type="string">
                <text:p>Task 1</text:p>
              </table:table-cell>
              <table:table-cell office:value-type="float" office:value="45677">
                <text:p>45677</text:p>
              </table:table-cell>
              <table:table-cell office:value-type="float" office:value="45682">
                <text:p>45682</text:p>
              </table:table-cell>
              <table:table-cell office:value-type="float" office:value="NaN">
                <text:p>NaN</text:p>
              </table:table-cell>
              <table:table-cell office:value-type="float" office:value="5">
                <text:p>5</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2</text:p>
              </table:table-cell>
              <table:table-cell office:value-type="float" office:value="45678">
                <text:p>45678</text:p>
              </table:table-cell>
              <table:table-cell office:value-type="float" office:value="45680">
                <text:p>45680</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3</text:p>
              </table:table-cell>
              <table:table-cell office:value-type="float" office:value="45679">
                <text:p>45679</text:p>
              </table:table-cell>
              <table:table-cell office:value-type="float" office:value="45683">
                <text:p>45683</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1">
                <text:p>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Task 4</text:p>
              </table:table-cell>
              <table:table-cell office:value-type="float" office:value="45680">
                <text:p>45680</text:p>
              </table:table-cell>
              <table:table-cell office:value-type="float" office:value="45686">
                <text:p>45686</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0.3">
                <text:p>0.3</text:p>
              </table:table-cell>
              <table:table-cell office:value-type="float" office:value="83.3333333333333">
                <text:p>83.3333333333333</text:p>
              </table:table-cell>
              <table:table-cell office:value-type="float" office:value="NaN">
                <text:p>NaN</text:p>
              </table:table-cell>
              <table:table-cell office:value-type="float" office:value="NaN">
                <text:p>NaN</text:p>
              </table:table-cell>
            </table:table-row>
            <table:table-row>
              <table:table-cell office:value-type="string">
                <text:p>Task 5</text:p>
              </table:table-cell>
              <table:table-cell office:value-type="float" office:value="45681">
                <text:p>45681</text:p>
              </table:table-cell>
              <table:table-cell office:value-type="float" office:value="45687">
                <text:p>45687</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0.1">
                <text:p>0.1</text:p>
              </table:table-cell>
              <table:table-cell office:value-type="float" office:value="66.6666666666667">
                <text:p>66.6666666666667</text:p>
              </table:table-cell>
              <table:table-cell office:value-type="float" office:value="NaN">
                <text:p>NaN</text:p>
              </table:table-cell>
              <table:table-cell office:value-type="float" office:value="NaN">
                <text:p>NaN</text:p>
              </table:table-cell>
            </table:table-row>
            <table:table-row>
              <table:table-cell office:value-type="string">
                <text:p>Task 6</text:p>
              </table:table-cell>
              <table:table-cell office:value-type="float" office:value="45681">
                <text:p>45681</text:p>
              </table:table-cell>
              <table:table-cell office:value-type="float" office:value="45683">
                <text:p>45683</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0.1">
                <text:p>0.1</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6"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6">
      <style:graphic-properties draw:stroke="none" draw:fill-color="#004586" dr3d:edge-rounding="5%"/>
      <style:text-properties fo:font-size="10pt" style:font-size-asian="10pt" style:font-size-complex="10pt"/>
    </style:style>
    <style:style style:name="ch7" style:family="chart" style:data-style-name="N0">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0.865cm" svg:height="0.834cm" xlink:href=".." xlink:type="simple" chart:class="chart:bar" chart:style-name="ch1">
        <chart:plot-area chart:style-name="ch2" table:cell-range-address="Sheet1.D37:Sheet1.E41 Sheet1.E36:Sheet1.E36 Sheet1.G36:Sheet1.G41" chart:data-source-has-labels="both" svg:x="-1.038cm" svg:y="-0.109cm" svg:width="2.097cm" svg:height="1.502cm">
          <chartooo:coordinate-region svg:x="0.139cm" svg:y="0.103cm" svg:width="0.725cm" svg:height="0.617cm"/>
          <chart:axis chart:dimension="x" chart:name="primary-x" chart:style-name="ch3" chartooo:axis-type="auto">
            <chartooo:date-scale/>
            <chart:categories table:cell-range-address="Sheet1.D37:Sheet1.D41"/>
          </chart:axis>
          <chart:axis chart:dimension="y" chart:name="primary-y" chart:style-name="ch4">
            <chart:grid chart:style-name="ch5" chart:class="major"/>
          </chart:axis>
          <chart:series chart:style-name="ch6" chart:values-cell-range-address="Sheet1.E37:Sheet1.E41" chart:label-cell-address="Sheet1.E36:Sheet1.E36" chart:class="chart:bar">
            <chart:data-point chart:repeated="5"/>
          </chart:series>
          <chart:series chart:style-name="ch7" chart:values-cell-range-address="Sheet1.G37:Sheet1.G41" chart:label-cell-address="Sheet1.G36:Sheet1.G36"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nd Date</text:p>
                <draw:g>
                  <svg:desc>Sheet1.E36:Sheet1.E36</svg:desc>
                </draw:g>
              </table:table-cell>
              <table:table-cell office:value-type="string">
                <text:p>Duration</text:p>
                <draw:g>
                  <svg:desc>Sheet1.G36:Sheet1.G36</svg:desc>
                </draw:g>
              </table:table-cell>
            </table:table-row>
          </table:table-header-rows>
          <table:table-rows>
            <table:table-row>
              <table:table-cell office:value-type="float" office:value="45677">
                <text:p>45680</text:p>
                <draw:g>
                  <svg:desc>Sheet1.D37:Sheet1.D41</svg:desc>
                </draw:g>
              </table:table-cell>
              <table:table-cell office:value-type="float" office:value="45682">
                <text:p>45682</text:p>
                <draw:g>
                  <svg:desc>Sheet1.E37:Sheet1.E41</svg:desc>
                </draw:g>
              </table:table-cell>
              <table:table-cell office:value-type="float" office:value="5">
                <text:p>5</text:p>
                <draw:g>
                  <svg:desc>Sheet1.G37:Sheet1.G41</svg:desc>
                </draw:g>
              </table:table-cell>
            </table:table-row>
            <table:table-row>
              <table:table-cell office:value-type="float" office:value="45678">
                <text:p>45680</text:p>
              </table:table-cell>
              <table:table-cell office:value-type="float" office:value="45680">
                <text:p>45680</text:p>
              </table:table-cell>
              <table:table-cell office:value-type="float" office:value="2">
                <text:p>2</text:p>
              </table:table-cell>
            </table:table-row>
            <table:table-row>
              <table:table-cell office:value-type="float" office:value="45679">
                <text:p>45680</text:p>
              </table:table-cell>
              <table:table-cell office:value-type="float" office:value="45683">
                <text:p>45683</text:p>
              </table:table-cell>
              <table:table-cell office:value-type="float" office:value="4">
                <text:p>4</text:p>
              </table:table-cell>
            </table:table-row>
            <table:table-row>
              <table:table-cell office:value-type="float" office:value="45680">
                <text:p>45680</text:p>
              </table:table-cell>
              <table:table-cell office:value-type="float" office:value="45686">
                <text:p>45686</text:p>
              </table:table-cell>
              <table:table-cell office:value-type="float" office:value="6">
                <text:p>6</text:p>
              </table:table-cell>
            </table:table-row>
            <table:table-row>
              <table:table-cell office:value-type="float" office:value="45681">
                <text:p>45680</text:p>
              </table:table-cell>
              <table:table-cell office:value-type="float" office:value="45687">
                <text:p>45687</text:p>
              </table:table-cell>
              <table:table-cell office:value-type="float" office:value="6">
                <text:p>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9$Win32 OpenOffice.org_project/419m1$Build-980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